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officeooo:rsid="00013aeb" style:font-weight-asian="bold" style:font-weight-complex="bold"/>
    </style:style>
    <style:style style:name="P2" style:family="paragraph" style:parent-style-name="Standard">
      <style:text-properties fo:font-weight="bold" officeooo:rsid="0003c4dc" officeooo:paragraph-rsid="0003c4dc" style:font-weight-asian="bold" style:font-weight-complex="bold"/>
    </style:style>
    <style:style style:name="P3" style:family="paragraph" style:parent-style-name="Standard">
      <style:text-properties fo:font-weight="bold" officeooo:rsid="0003c4dc" officeooo:paragraph-rsid="002b8038" style:font-weight-asian="bold" style:font-weight-complex="bold"/>
    </style:style>
    <style:style style:name="P4" style:family="paragraph" style:parent-style-name="Standard">
      <style:text-properties fo:font-weight="bold" officeooo:rsid="000eba07" officeooo:paragraph-rsid="000eba07" style:font-weight-asian="bold" style:font-weight-complex="bold"/>
    </style:style>
    <style:style style:name="P5" style:family="paragraph" style:parent-style-name="Standard">
      <style:text-properties fo:font-weight="bold" officeooo:rsid="001056d6" officeooo:paragraph-rsid="001056d6" style:font-weight-asian="bold" style:font-weight-complex="bold"/>
    </style:style>
    <style:style style:name="P6" style:family="paragraph" style:parent-style-name="Standard">
      <style:text-properties fo:font-variant="normal" fo:text-transform="none" style:text-position="0% 100%" fo:font-style="normal" style:text-underline-style="none" fo:font-weight="bold" style:font-weight-asian="bold" style:font-weight-complex="bold"/>
    </style:style>
    <style:style style:name="P7" style:family="paragraph" style:parent-style-name="Standard">
      <style:text-properties fo:font-variant="normal" fo:text-transform="none" style:text-position="0% 100%" fo:font-style="normal" style:text-underline-style="none" fo:font-weight="bold" officeooo:rsid="0009022d" officeooo:paragraph-rsid="0009022d" style:font-weight-asian="bold" style:font-weight-complex="bold"/>
    </style:style>
    <style:style style:name="P8" style:family="paragraph" style:parent-style-name="Standard">
      <style:text-properties fo:font-variant="normal" fo:text-transform="none" style:text-position="0% 100%" fo:font-style="normal" style:text-underline-style="none" fo:font-weight="normal"/>
    </style:style>
    <style:style style:name="P9" style:family="paragraph" style:parent-style-name="Bibliography_20_1">
      <style:text-properties style:font-name="Times New Roman" fo:font-size="10pt" style:font-size-asian="10pt" style:font-size-complex="10pt"/>
    </style:style>
    <style:style style:name="P10" style:family="paragraph" style:parent-style-name="Standard">
      <style:text-properties fo:font-variant="normal" fo:text-transform="none" style:text-position="0% 100%" fo:font-size="12pt" fo:font-style="normal" style:text-underline-style="none" fo:font-weight="normal" style:font-size-asian="12pt" style:font-size-complex="12pt"/>
    </style:style>
    <style:style style:name="P11" style:family="paragraph" style:parent-style-name="Standard">
      <style:text-properties fo:font-variant="normal" fo:text-transform="none" fo:color="#c9211e" style:text-position="0% 100%" fo:font-style="normal" style:text-underline-style="none" fo:font-weight="bold" officeooo:rsid="002ebe5d" officeooo:paragraph-rsid="002ebe5d" style:font-weight-asian="bold" style:font-weight-complex="bold"/>
    </style:style>
    <style:style style:name="P12" style:family="paragraph" style:parent-style-name="Standard">
      <style:text-properties fo:font-variant="normal" fo:text-transform="none" fo:color="#c9211e" style:text-position="0% 100%" fo:font-style="normal" style:text-underline-style="none" fo:font-weight="bold" officeooo:rsid="0009022d" officeooo:paragraph-rsid="0009022d" style:font-weight-asian="bold" style:font-weight-complex="bold"/>
    </style:style>
    <style:style style:name="P13" style:family="paragraph" style:parent-style-name="Standard">
      <style:text-properties fo:font-weight="bold" officeooo:rsid="00184ff0" officeooo:paragraph-rsid="00184ff0" style:font-weight-asian="bold" style:font-weight-complex="bold"/>
    </style:style>
    <style:style style:name="P14" style:family="paragraph" style:parent-style-name="Standard">
      <style:text-properties fo:font-size="12pt" fo:font-weight="bold" style:font-size-asian="12pt" style:font-weight-asian="bold" style:font-size-complex="12pt" style:font-weight-complex="bold"/>
    </style:style>
    <style:style style:name="P15" style:family="paragraph" style:parent-style-name="Standard">
      <style:text-properties fo:font-size="12pt" fo:font-weight="bold" officeooo:rsid="0003c4dc" officeooo:paragraph-rsid="0003c4dc" style:font-size-asian="12pt" style:font-weight-asian="bold" style:font-size-complex="12pt" style:font-weight-complex="bold"/>
    </style:style>
    <style:style style:name="P16" style:family="paragraph" style:parent-style-name="Standard">
      <style:text-properties fo:font-size="12pt" fo:font-weight="bold" officeooo:rsid="0003c4dc" officeooo:paragraph-rsid="0028912b" style:font-size-asian="12pt" style:font-weight-asian="bold" style:font-size-complex="12pt" style:font-weight-complex="bold"/>
    </style:style>
    <style:style style:name="P17" style:family="paragraph" style:parent-style-name="Standard">
      <style:text-properties fo:font-size="12pt" style:font-size-asian="12pt" style:font-size-complex="12pt"/>
    </style:style>
    <style:style style:name="P18" style:family="paragraph" style:parent-style-name="Standard">
      <style:text-properties fo:color="#000000" fo:font-size="12pt" fo:font-weight="normal" officeooo:rsid="0003c4dc" style:font-size-asian="12pt" style:font-weight-asian="normal" style:font-size-complex="12pt" style:font-weight-complex="normal"/>
    </style:style>
    <style:style style:name="P19" style:family="paragraph" style:parent-style-name="Standard">
      <style:text-properties fo:color="#c9211e" fo:font-weight="bold" officeooo:rsid="0003c4dc" officeooo:paragraph-rsid="0003c4dc" style:font-weight-asian="bold" style:font-weight-complex="bold"/>
    </style:style>
    <style:style style:name="P20" style:family="paragraph" style:parent-style-name="Standard">
      <style:text-properties officeooo:rsid="005317c7" officeooo:paragraph-rsid="005317c7"/>
    </style:style>
    <style:style style:name="P21" style:family="paragraph" style:parent-style-name="Standard">
      <style:text-properties officeooo:rsid="0059afe9" officeooo:paragraph-rsid="0059afe9"/>
    </style:style>
    <style:style style:name="P22" style:family="paragraph" style:parent-style-name="Text_20_body">
      <style:text-properties officeooo:paragraph-rsid="005fabc6"/>
    </style:style>
    <style:style style:name="T1" style:family="text">
      <style:text-properties fo:font-weight="bold" style:font-weight-asian="bold" style:font-weight-complex="bold"/>
    </style:style>
    <style:style style:name="T2" style:family="text">
      <style:text-properties fo:font-weight="bold" officeooo:rsid="00184ff0" style:font-weight-asian="bold" style:font-weight-complex="bold"/>
    </style:style>
    <style:style style:name="T3" style:family="text">
      <style:text-properties fo:font-weight="bold" officeooo:rsid="005317c7" style:font-weight-asian="bold" style:font-weight-complex="bold"/>
    </style:style>
    <style:style style:name="T4" style:family="text">
      <style:text-properties officeooo:rsid="00184ff0" style:font-weight-asian="bold" style:font-weight-complex="bold"/>
    </style:style>
    <style:style style:name="T5" style:family="text">
      <style:text-properties officeooo:rsid="0009022d" style:font-weight-asian="bold" style:font-weight-complex="bold"/>
    </style:style>
    <style:style style:name="T6" style:family="text">
      <style:text-properties officeooo:rsid="0005cb71"/>
    </style:style>
    <style:style style:name="T7" style:family="text">
      <style:text-properties fo:font-variant="normal" fo:text-transform="none" fo:color="#000000" style:text-position="0% 100%" fo:font-style="normal" style:text-underline-style="none" fo:font-weight="normal" officeooo:rsid="0003c4dc" style:font-weight-asian="normal"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officeooo:rsid="00184ff0"/>
    </style:style>
    <style:style style:name="T10" style:family="text">
      <style:text-properties officeooo:rsid="0028912b"/>
    </style:style>
    <style:style style:name="T11" style:family="text">
      <style:text-properties fo:font-size="10pt" style:font-size-asian="10pt" style:font-size-complex="10pt"/>
    </style:style>
    <style:style style:name="T12" style:family="text">
      <style:text-properties officeooo:rsid="002b8038"/>
    </style:style>
    <style:style style:name="T13" style:family="text">
      <style:text-properties fo:color="#000000" style:font-name-complex="Times New Roman1"/>
    </style:style>
    <style:style style:name="T14" style:family="text">
      <style:text-properties fo:color="#000000"/>
    </style:style>
    <style:style style:name="T15" style:family="text">
      <style:text-properties officeooo:rsid="005317c7"/>
    </style:style>
    <style:style style:name="T16" style:family="text">
      <style:text-properties officeooo:rsid="001056d6"/>
    </style:style>
    <style:style style:name="T17" style:family="text">
      <style:text-properties officeooo:rsid="0059afe9"/>
    </style:style>
    <style:style style:name="T18" style:family="text">
      <style:text-properties officeooo:rsid="005fabc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ferences</text:p>
      <text:p text:style-name="P1"/>
      <text:p text:style-name="P19">Introduction</text:p>
      <text:p text:style-name="P2">- <text:s text:c="2"/><text:span text:style-name="T6">1º chapter</text:span></text:p>
      <text:p text:style-name="P15"/>
      <text:p text:style-name="P17"><text:reference-mark-start text:name="ZOTERO_ITEM CSL_CITATION {&quot;citationID&quot;:&quot;EMI2g2vv&quot;,&quot;properties&quot;:{&quot;formattedCitation&quot;:&quot;(Sunday et al. 2012; McCauley et al. 2015; Lotze et al. 2019)&quot;,&quot;plainCitation&quot;:&quot;(Sunday et al. 2012; McCauley et al. 2015; Lotze et al. 2019)&quot;,&quot;noteIndex&quot;:0},&quot;citationItems&quot;:[{&quot;id&quot;:397,&quot;uris&quot;:[&quot;http://zotero.org/users/5871544/items/TSN9XCI5&quot;],&quot;uri&quot;:[&quot;http://zotero.org/users/5871544/items/TSN9XCI5&quot;],&quot;itemData&quot;:{&quot;id&quot;:397,&quot;type&quot;:&quot;article-journal&quot;,&quot;abstract&quot;:&quot;Using a comprehensive data set of thermal tolerance limits, latitudinal range boundaries and latitudinal range shifts of cold-blooded animals, this study explores the likely consequences of climate change for the geographical redistribution of terrestrial and marine species at a global scale.&quot;,&quot;container-title&quot;:&quot;Nature Climate Change&quot;,&quot;DOI&quot;:&quot;10.1038/nclimate1539&quot;,&quot;ISSN&quot;:&quot;1758-6798&quot;,&quot;issue&quot;:&quot;9&quot;,&quot;language&quot;:&quot;en&quot;,&quot;page&quot;:&quot;686-690&quot;,&quot;source&quot;:&quot;www.nature.com&quot;,&quot;title&quot;:&quot;Thermal tolerance and the global redistribution of animals&quot;,&quot;URL&quot;:&quot;https://www.nature.com/articles/nclimate1539&quot;,&quot;volume&quot;:&quot;2&quot;,&quot;author&quot;:[{&quot;family&quot;:&quot;Sunday&quot;,&quot;given&quot;:&quot;Jennifer M.&quot;},{&quot;family&quot;:&quot;Bates&quot;,&quot;given&quot;:&quot;Amanda E.&quot;},{&quot;family&quot;:&quot;Dulvy&quot;,&quot;given&quot;:&quot;Nicholas K.&quot;}],&quot;accessed&quot;:{&quot;date-parts&quot;:[[&quot;2019&quot;,11,26]]},&quot;issued&quot;:{&quot;date-parts&quot;:[[&quot;2012&quot;,9]]}}},{&quot;id&quot;:544,&quot;uris&quot;:[&quot;http://zotero.org/users/5871544/items/PPI9JW6I&quot;],&quot;uri&quot;:[&quot;http://zotero.org/users/5871544/items/PPI9JW6I&quot;],&quot;itemData&quot;:{&quot;id&quot;:544,&quot;type&quot;:&quot;article-journal&quot;,&quot;abstract&quot;:&quot;Marine animals are disappearing, too\nThe loss of animal species in terrestrial environments has been well documented and is continuing. Loss of species in marine environments has been slower than in terrestrial systems, but appears to be increasing rapidly. McCauley et al. review the recent patterns of species decline and loss in marine environments. Though they note many worrying declines, they also highlight approaches that might allow us to prevent the type of massive defaunation that has occurred on land.\nScience, this issue 10.1126/science.1255641\nStructured Abstract\nBACKGROUND Comparing patterns of terrestrial and marine defaunation helps to place human impacts on marine fauna in context and to navigate toward recovery. Defauna­tion began in earnest tens of thousands of years later in the oceans than it did on land. Although defaunation has been less severe in the oceans than on land, our effects on marine animals are increasing in pace and impact. Humans have caused few complete extinctions in the sea, but we are responsible for many ecological, commercial, and local extinctions. Despite our late start, humans have already powerfully changed virtually all major marine ecosystems.\nADVANCES Humans have profoundly decreased the abundance of both large (e.g., whales) and small (e.g., anchovies) marine fauna. Such declines can generate waves of ecological change that travel both up and down ma­rine food webs and can alter ocean ecosystem functioning. Human harvesters have also been a major force of evolutionary change in the oceans and have reshaped the genetic structure of marine animal populations. Climate change threatens to accelerate marine defaunation over the next century. The high mobility of many marine animals offers some increased, though limited, capacity for marine species to respond to climate stress, but it also exposes many species to increased risk from other stressors. Because humans are intensely reliant on ocean ecosystems for food and other ecosystem services, we are deeply affected by all of these forecasted changes. Three lessons emerge when comparing the marine and terrestrial defaunation experiences: (i) today’s low rates of marine extinction may be the prelude to a major extinction pulse, similar to that observed on land during the industrial revolution, as the footprint of human ocean use widens; (ii) effectively slowing ocean defaunation requires both protected areas and careful management of the intervening ocean matrix; and (iii) the terrestrial experience and current trends in ocean use suggest that habitat destruction is likely to become an increasingly dominant threat to ocean wildlife over the next 150 years.\nOUTLOOK Wildlife populations in the oceans have been badly damaged by human activity. Nevertheless, marine fauna generally are in better condition than terrestrial fauna: Fewer marine animal extinctions have occurred; many geographic ranges have shrunk less; and numerous ocean ecosystems remain more wild than terrestrial ecosystems. Consequently, meaningful rehabilitation of affected marine animal populations remains within the reach of managers. Human dependency on marine wildlife and the linked fate of marine and terrestrial fauna necessitate that we act quickly to slow the advance of marine defaunation. &lt;img class=\&quot;fragment-image\&quot; aria-describedby=\&quot;F1-caption\&quot; src=\&quot;https://science.sciencemag.org/content/sci/347/6219/1255641/F1.medium.gif\&quot;/&gt; Download high-res image Open in new tab Download Powerpoint Timeline (log scale) of marine and terrestrial defaunation. The marine defaunation experience is much less advanced, even though humans have been harvesting ocean wildlife for thousands of years. The recent industrialization of this harvest, however, initiated an era of intense marine wildlife declines. If left unmanaged, we predict that marine habitat alteration, along with climate change (colored bar: IPCC warming), will exacerbate marine defaunation.\nMarine defaunation, or human-caused animal loss in the oceans, emerged forcefully only hundreds of years ago, whereas terrestrial defaunation has been occurring far longer. Though humans have caused few global marine extinctions, we have profoundly affected marine wildlife, altering the functioning and provisioning of services in every ocean. Current ocean trends, coupled with terrestrial defaunation lessons, suggest that marine defaunation rates will rapidly intensify as human use of the oceans industrializes. Though protected areas are a powerful tool to harness ocean productivity, especially when designed with future climate in mind, additional management strategies will be required. Overall, habitat degradation is likely to intensify as a major driver of marine wildlife loss. Proactive intervention can avert a marine defaunation disaster of the magnitude observed on land.&quot;,&quot;container-title&quot;:&quot;Science&quot;,&quot;DOI&quot;:&quot;10.1126/science.1255641&quot;,&quot;ISSN&quot;:&quot;0036-8075, 1095-9203&quot;,&quot;issue&quot;:&quot;6219&quot;,&quot;language&quot;:&quot;en&quot;,&quot;note&quot;:&quot;PMID: 25593191&quot;,&quot;source&quot;:&quot;science.sciencemag.org&quot;,&quot;title&quot;:&quot;Marine defaunation: Animal loss in the global ocean&quot;,&quot;title-short&quot;:&quot;Marine defaunation&quot;,&quot;URL&quot;:&quot;https://science.sciencemag.org/content/347/6219/1255641&quot;,&quot;volume&quot;:&quot;347&quot;,&quot;author&quot;:[{&quot;family&quot;:&quot;McCauley&quot;,&quot;given&quot;:&quot;Douglas J.&quot;},{&quot;family&quot;:&quot;Pinsky&quot;,&quot;given&quot;:&quot;Malin L.&quot;},{&quot;family&quot;:&quot;Palumbi&quot;,&quot;given&quot;:&quot;Stephen R.&quot;},{&quot;family&quot;:&quot;Estes&quot;,&quot;given&quot;:&quot;James A.&quot;},{&quot;family&quot;:&quot;Joyce&quot;,&quot;given&quot;:&quot;Francis H.&quot;},{&quot;family&quot;:&quot;Warner&quot;,&quot;given&quot;:&quot;Robert R.&quot;}],&quot;accessed&quot;:{&quot;date-parts&quot;:[[&quot;2019&quot;,12,4]]},&quot;issued&quot;:{&quot;date-parts&quot;:[[&quot;2015&quot;,1,16]]}}},{&quot;id&quot;:271,&quot;uris&quot;:[&quot;http://zotero.org/users/5871544/items/W2RA27NT&quot;],&quot;uri&quot;:[&quot;http://zotero.org/users/5871544/items/W2RA27NT&quot;],&quot;itemData&quot;:{&quot;id&quot;:271,&quot;type&quot;:&quot;article-journal&quot;,&quot;abstract&quot;:&quot;While the physical dimensions of climate change are now routinely assessed through multimodel intercomparisons, projected impacts on the global ocean ecosystem generally rely on individual models with a specific set of assumptions. To address these single-model limitations, we present standardized ensemble projections from six global marine ecosystem models forced with two Earth system models and four emission scenarios with and without fishing. We derive average biomass trends and associated uncertainties across the marine food web. Without fishing, mean global animal biomass decreased by 5% (±4% SD) under low emissions and 17% (±11% SD) under high emissions by 2100, with an average 5% decline for every 1 °C of warming. Projected biomass declines were primarily driven by increasing temperature and decreasing primary production, and were more pronounced at higher trophic levels, a process known as trophic amplification. Fishing did not substantially alter the effects of climate change. Considerable regional variation featured strong biomass increases at high latitudes and decreases at middle to low latitudes, with good model agreement on the direction of change but variable magnitude. Uncertainties due to variations in marine ecosystem and Earth system models were similar. Ensemble projections performed well compared with empirical data, emphasizing the benefits of multimodel inference to project future outcomes. Our results indicate that global ocean animal biomass consistently declines with climate change, and that these impacts are amplified at higher trophic levels. Next steps for model development include dynamic scenarios of fishing, cumulative human impacts, and the effects of management measures on future ocean biomass trends.&quot;,&quot;container-title&quot;:&quot;Proceedings of the National Academy of Sciences&quot;,&quot;DOI&quot;:&quot;10.1073/pnas.1900194116&quot;,&quot;ISSN&quot;:&quot;0027-8424, 1091-6490&quot;,&quot;issue&quot;:&quot;26&quot;,&quot;journalAbbreviation&quot;:&quot;PNAS&quot;,&quot;language&quot;:&quot;en&quot;,&quot;note&quot;:&quot;PMID: 31186360&quot;,&quot;page&quot;:&quot;12907-12912&quot;,&quot;source&quot;:&quot;www.pnas.org&quot;,&quot;title&quot;:&quot;Global ensemble projections reveal trophic amplification of ocean biomass declines with climate change&quot;,&quot;URL&quot;:&quot;https://www.pnas.org/content/116/26/12907&quot;,&quot;volume&quot;:&quot;116&quot;,&quot;author&quot;:[{&quot;family&quot;:&quot;Lotze&quot;,&quot;given&quot;:&quot;Heike K.&quot;},{&quot;family&quot;:&quot;Tittensor&quot;,&quot;given&quot;:&quot;Derek P.&quot;},{&quot;family&quot;:&quot;Bryndum-Buchholz&quot;,&quot;given&quot;:&quot;Andrea&quot;},{&quot;family&quot;:&quot;Eddy&quot;,&quot;given&quot;:&quot;Tyler D.&quot;},{&quot;family&quot;:&quot;Cheung&quot;,&quot;given&quot;:&quot;William W. L.&quot;},{&quot;family&quot;:&quot;Galbraith&quot;,&quot;given&quot;:&quot;Eric D.&quot;},{&quot;family&quot;:&quot;Barange&quot;,&quot;given&quot;:&quot;Manuel&quot;},{&quot;family&quot;:&quot;Barrier&quot;,&quot;given&quot;:&quot;Nicolas&quot;},{&quot;family&quot;:&quot;Bianchi&quot;,&quot;given&quot;:&quot;Daniele&quot;},{&quot;family&quot;:&quot;Blanchard&quot;,&quot;given&quot;:&quot;Julia L.&quot;},{&quot;family&quot;:&quot;Bopp&quot;,&quot;given&quot;:&quot;Laurent&quot;},{&quot;family&quot;:&quot;Büchner&quot;,&quot;given&quot;:&quot;Matthias&quot;},{&quot;family&quot;:&quot;Bulman&quot;,&quot;given&quot;:&quot;Catherine M.&quot;},{&quot;family&quot;:&quot;Carozza&quot;,&quot;given&quot;:&quot;David A.&quot;},{&quot;family&quot;:&quot;Christensen&quot;,&quot;given&quot;:&quot;Villy&quot;},{&quot;family&quot;:&quot;Coll&quot;,&quot;given&quot;:&quot;Marta&quot;},{&quot;family&quot;:&quot;Dunne&quot;,&quot;given&quot;:&quot;John P.&quot;},{&quot;family&quot;:&quot;Fulton&quot;,&quot;given&quot;:&quot;Elizabeth A.&quot;},{&quot;family&quot;:&quot;Jennings&quot;,&quot;given&quot;:&quot;Simon&quot;},{&quot;family&quot;:&quot;Jones&quot;,&quot;given&quot;:&quot;Miranda C.&quot;},{&quot;family&quot;:&quot;Mackinson&quot;,&quot;given&quot;:&quot;Steve&quot;},{&quot;family&quot;:&quot;Maury&quot;,&quot;given&quot;:&quot;Olivier&quot;},{&quot;family&quot;:&quot;Niiranen&quot;,&quot;given&quot;:&quot;Susa&quot;},{&quot;family&quot;:&quot;Oliveros-Ramos&quot;,&quot;given&quot;:&quot;Ricardo&quot;},{&quot;family&quot;:&quot;Roy&quot;,&quot;given&quot;:&quot;Tilla&quot;},{&quot;family&quot;:&quot;Fernandes&quot;,&quot;given&quot;:&quot;José A.&quot;},{&quot;family&quot;:&quot;Schewe&quot;,&quot;given&quot;:&quot;Jacob&quot;},{&quot;family&quot;:&quot;Shin&quot;,&quot;given&quot;:&quot;Yunne-Jai&quot;},{&quot;family&quot;:&quot;Silva&quot;,&quot;given&quot;:&quot;Tiago A. M.&quot;},{&quot;family&quot;:&quot;Steenbeek&quot;,&quot;given&quot;:&quot;Jeroen&quot;},{&quot;family&quot;:&quot;Stock&quot;,&quot;given&quot;:&quot;Charles A.&quot;},{&quot;family&quot;:&quot;Verley&quot;,&quot;given&quot;:&quot;Philippe&quot;},{&quot;family&quot;:&quot;Volkholz&quot;,&quot;given&quot;:&quot;Jan&quot;},{&quot;family&quot;:&quot;Walker&quot;,&quot;given&quot;:&quot;Nicola D.&quot;},{&quot;family&quot;:&quot;Worm&quot;,&quot;given&quot;:&quot;Boris&quot;}],&quot;accessed&quot;:{&quot;date-parts&quot;:[[&quot;2019&quot;,9,4]]},&quot;issued&quot;:{&quot;date-parts&quot;:[[&quot;2019&quot;,6,25]]}}}],&quot;schema&quot;:&quot;https://github.com/citation-style-language/schema/raw/master/csl-citation.json&quot;} RNDYHLaVIZTb1"/>(Sunday et al. 2012; McCauley et al. 2015; Lotze et al. 2019)<text:reference-mark-end text:name="ZOTERO_ITEM CSL_CITATION {&quot;citationID&quot;:&quot;EMI2g2vv&quot;,&quot;properties&quot;:{&quot;formattedCitation&quot;:&quot;(Sunday et al. 2012; McCauley et al. 2015; Lotze et al. 2019)&quot;,&quot;plainCitation&quot;:&quot;(Sunday et al. 2012; McCauley et al. 2015; Lotze et al. 2019)&quot;,&quot;noteIndex&quot;:0},&quot;citationItems&quot;:[{&quot;id&quot;:397,&quot;uris&quot;:[&quot;http://zotero.org/users/5871544/items/TSN9XCI5&quot;],&quot;uri&quot;:[&quot;http://zotero.org/users/5871544/items/TSN9XCI5&quot;],&quot;itemData&quot;:{&quot;id&quot;:397,&quot;type&quot;:&quot;article-journal&quot;,&quot;abstract&quot;:&quot;Using a comprehensive data set of thermal tolerance limits, latitudinal range boundaries and latitudinal range shifts of cold-blooded animals, this study explores the likely consequences of climate change for the geographical redistribution of terrestrial and marine species at a global scale.&quot;,&quot;container-title&quot;:&quot;Nature Climate Change&quot;,&quot;DOI&quot;:&quot;10.1038/nclimate1539&quot;,&quot;ISSN&quot;:&quot;1758-6798&quot;,&quot;issue&quot;:&quot;9&quot;,&quot;language&quot;:&quot;en&quot;,&quot;page&quot;:&quot;686-690&quot;,&quot;source&quot;:&quot;www.nature.com&quot;,&quot;title&quot;:&quot;Thermal tolerance and the global redistribution of animals&quot;,&quot;URL&quot;:&quot;https://www.nature.com/articles/nclimate1539&quot;,&quot;volume&quot;:&quot;2&quot;,&quot;author&quot;:[{&quot;family&quot;:&quot;Sunday&quot;,&quot;given&quot;:&quot;Jennifer M.&quot;},{&quot;family&quot;:&quot;Bates&quot;,&quot;given&quot;:&quot;Amanda E.&quot;},{&quot;family&quot;:&quot;Dulvy&quot;,&quot;given&quot;:&quot;Nicholas K.&quot;}],&quot;accessed&quot;:{&quot;date-parts&quot;:[[&quot;2019&quot;,11,26]]},&quot;issued&quot;:{&quot;date-parts&quot;:[[&quot;2012&quot;,9]]}}},{&quot;id&quot;:544,&quot;uris&quot;:[&quot;http://zotero.org/users/5871544/items/PPI9JW6I&quot;],&quot;uri&quot;:[&quot;http://zotero.org/users/5871544/items/PPI9JW6I&quot;],&quot;itemData&quot;:{&quot;id&quot;:544,&quot;type&quot;:&quot;article-journal&quot;,&quot;abstract&quot;:&quot;Marine animals are disappearing, too\nThe loss of animal species in terrestrial environments has been well documented and is continuing. Loss of species in marine environments has been slower than in terrestrial systems, but appears to be increasing rapidly. McCauley et al. review the recent patterns of species decline and loss in marine environments. Though they note many worrying declines, they also highlight approaches that might allow us to prevent the type of massive defaunation that has occurred on land.\nScience, this issue 10.1126/science.1255641\nStructured Abstract\nBACKGROUND Comparing patterns of terrestrial and marine defaunation helps to place human impacts on marine fauna in context and to navigate toward recovery. Defauna­tion began in earnest tens of thousands of years later in the oceans than it did on land. Although defaunation has been less severe in the oceans than on land, our effects on marine animals are increasing in pace and impact. Humans have caused few complete extinctions in the sea, but we are responsible for many ecological, commercial, and local extinctions. Despite our late start, humans have already powerfully changed virtually all major marine ecosystems.\nADVANCES Humans have profoundly decreased the abundance of both large (e.g., whales) and small (e.g., anchovies) marine fauna. Such declines can generate waves of ecological change that travel both up and down ma­rine food webs and can alter ocean ecosystem functioning. Human harvesters have also been a major force of evolutionary change in the oceans and have reshaped the genetic structure of marine animal populations. Climate change threatens to accelerate marine defaunation over the next century. The high mobility of many marine animals offers some increased, though limited, capacity for marine species to respond to climate stress, but it also exposes many species to increased risk from other stressors. Because humans are intensely reliant on ocean ecosystems for food and other ecosystem services, we are deeply affected by all of these forecasted changes. Three lessons emerge when comparing the marine and terrestrial defaunation experiences: (i) today’s low rates of marine extinction may be the prelude to a major extinction pulse, similar to that observed on land during the industrial revolution, as the footprint of human ocean use widens; (ii) effectively slowing ocean defaunation requires both protected areas and careful management of the intervening ocean matrix; and (iii) the terrestrial experience and current trends in ocean use suggest that habitat destruction is likely to become an increasingly dominant threat to ocean wildlife over the next 150 years.\nOUTLOOK Wildlife populations in the oceans have been badly damaged by human activity. Nevertheless, marine fauna generally are in better condition than terrestrial fauna: Fewer marine animal extinctions have occurred; many geographic ranges have shrunk less; and numerous ocean ecosystems remain more wild than terrestrial ecosystems. Consequently, meaningful rehabilitation of affected marine animal populations remains within the reach of managers. Human dependency on marine wildlife and the linked fate of marine and terrestrial fauna necessitate that we act quickly to slow the advance of marine defaunation. &lt;img class=\&quot;fragment-image\&quot; aria-describedby=\&quot;F1-caption\&quot; src=\&quot;https://science.sciencemag.org/content/sci/347/6219/1255641/F1.medium.gif\&quot;/&gt; Download high-res image Open in new tab Download Powerpoint Timeline (log scale) of marine and terrestrial defaunation. The marine defaunation experience is much less advanced, even though humans have been harvesting ocean wildlife for thousands of years. The recent industrialization of this harvest, however, initiated an era of intense marine wildlife declines. If left unmanaged, we predict that marine habitat alteration, along with climate change (colored bar: IPCC warming), will exacerbate marine defaunation.\nMarine defaunation, or human-caused animal loss in the oceans, emerged forcefully only hundreds of years ago, whereas terrestrial defaunation has been occurring far longer. Though humans have caused few global marine extinctions, we have profoundly affected marine wildlife, altering the functioning and provisioning of services in every ocean. Current ocean trends, coupled with terrestrial defaunation lessons, suggest that marine defaunation rates will rapidly intensify as human use of the oceans industrializes. Though protected areas are a powerful tool to harness ocean productivity, especially when designed with future climate in mind, additional management strategies will be required. Overall, habitat degradation is likely to intensify as a major driver of marine wildlife loss. Proactive intervention can avert a marine defaunation disaster of the magnitude observed on land.&quot;,&quot;container-title&quot;:&quot;Science&quot;,&quot;DOI&quot;:&quot;10.1126/science.1255641&quot;,&quot;ISSN&quot;:&quot;0036-8075, 1095-9203&quot;,&quot;issue&quot;:&quot;6219&quot;,&quot;language&quot;:&quot;en&quot;,&quot;note&quot;:&quot;PMID: 25593191&quot;,&quot;source&quot;:&quot;science.sciencemag.org&quot;,&quot;title&quot;:&quot;Marine defaunation: Animal loss in the global ocean&quot;,&quot;title-short&quot;:&quot;Marine defaunation&quot;,&quot;URL&quot;:&quot;https://science.sciencemag.org/content/347/6219/1255641&quot;,&quot;volume&quot;:&quot;347&quot;,&quot;author&quot;:[{&quot;family&quot;:&quot;McCauley&quot;,&quot;given&quot;:&quot;Douglas J.&quot;},{&quot;family&quot;:&quot;Pinsky&quot;,&quot;given&quot;:&quot;Malin L.&quot;},{&quot;family&quot;:&quot;Palumbi&quot;,&quot;given&quot;:&quot;Stephen R.&quot;},{&quot;family&quot;:&quot;Estes&quot;,&quot;given&quot;:&quot;James A.&quot;},{&quot;family&quot;:&quot;Joyce&quot;,&quot;given&quot;:&quot;Francis H.&quot;},{&quot;family&quot;:&quot;Warner&quot;,&quot;given&quot;:&quot;Robert R.&quot;}],&quot;accessed&quot;:{&quot;date-parts&quot;:[[&quot;2019&quot;,12,4]]},&quot;issued&quot;:{&quot;date-parts&quot;:[[&quot;2015&quot;,1,16]]}}},{&quot;id&quot;:271,&quot;uris&quot;:[&quot;http://zotero.org/users/5871544/items/W2RA27NT&quot;],&quot;uri&quot;:[&quot;http://zotero.org/users/5871544/items/W2RA27NT&quot;],&quot;itemData&quot;:{&quot;id&quot;:271,&quot;type&quot;:&quot;article-journal&quot;,&quot;abstract&quot;:&quot;While the physical dimensions of climate change are now routinely assessed through multimodel intercomparisons, projected impacts on the global ocean ecosystem generally rely on individual models with a specific set of assumptions. To address these single-model limitations, we present standardized ensemble projections from six global marine ecosystem models forced with two Earth system models and four emission scenarios with and without fishing. We derive average biomass trends and associated uncertainties across the marine food web. Without fishing, mean global animal biomass decreased by 5% (±4% SD) under low emissions and 17% (±11% SD) under high emissions by 2100, with an average 5% decline for every 1 °C of warming. Projected biomass declines were primarily driven by increasing temperature and decreasing primary production, and were more pronounced at higher trophic levels, a process known as trophic amplification. Fishing did not substantially alter the effects of climate change. Considerable regional variation featured strong biomass increases at high latitudes and decreases at middle to low latitudes, with good model agreement on the direction of change but variable magnitude. Uncertainties due to variations in marine ecosystem and Earth system models were similar. Ensemble projections performed well compared with empirical data, emphasizing the benefits of multimodel inference to project future outcomes. Our results indicate that global ocean animal biomass consistently declines with climate change, and that these impacts are amplified at higher trophic levels. Next steps for model development include dynamic scenarios of fishing, cumulative human impacts, and the effects of management measures on future ocean biomass trends.&quot;,&quot;container-title&quot;:&quot;Proceedings of the National Academy of Sciences&quot;,&quot;DOI&quot;:&quot;10.1073/pnas.1900194116&quot;,&quot;ISSN&quot;:&quot;0027-8424, 1091-6490&quot;,&quot;issue&quot;:&quot;26&quot;,&quot;journalAbbreviation&quot;:&quot;PNAS&quot;,&quot;language&quot;:&quot;en&quot;,&quot;note&quot;:&quot;PMID: 31186360&quot;,&quot;page&quot;:&quot;12907-12912&quot;,&quot;source&quot;:&quot;www.pnas.org&quot;,&quot;title&quot;:&quot;Global ensemble projections reveal trophic amplification of ocean biomass declines with climate change&quot;,&quot;URL&quot;:&quot;https://www.pnas.org/content/116/26/12907&quot;,&quot;volume&quot;:&quot;116&quot;,&quot;author&quot;:[{&quot;family&quot;:&quot;Lotze&quot;,&quot;given&quot;:&quot;Heike K.&quot;},{&quot;family&quot;:&quot;Tittensor&quot;,&quot;given&quot;:&quot;Derek P.&quot;},{&quot;family&quot;:&quot;Bryndum-Buchholz&quot;,&quot;given&quot;:&quot;Andrea&quot;},{&quot;family&quot;:&quot;Eddy&quot;,&quot;given&quot;:&quot;Tyler D.&quot;},{&quot;family&quot;:&quot;Cheung&quot;,&quot;given&quot;:&quot;William W. L.&quot;},{&quot;family&quot;:&quot;Galbraith&quot;,&quot;given&quot;:&quot;Eric D.&quot;},{&quot;family&quot;:&quot;Barange&quot;,&quot;given&quot;:&quot;Manuel&quot;},{&quot;family&quot;:&quot;Barrier&quot;,&quot;given&quot;:&quot;Nicolas&quot;},{&quot;family&quot;:&quot;Bianchi&quot;,&quot;given&quot;:&quot;Daniele&quot;},{&quot;family&quot;:&quot;Blanchard&quot;,&quot;given&quot;:&quot;Julia L.&quot;},{&quot;family&quot;:&quot;Bopp&quot;,&quot;given&quot;:&quot;Laurent&quot;},{&quot;family&quot;:&quot;Büchner&quot;,&quot;given&quot;:&quot;Matthias&quot;},{&quot;family&quot;:&quot;Bulman&quot;,&quot;given&quot;:&quot;Catherine M.&quot;},{&quot;family&quot;:&quot;Carozza&quot;,&quot;given&quot;:&quot;David A.&quot;},{&quot;family&quot;:&quot;Christensen&quot;,&quot;given&quot;:&quot;Villy&quot;},{&quot;family&quot;:&quot;Coll&quot;,&quot;given&quot;:&quot;Marta&quot;},{&quot;family&quot;:&quot;Dunne&quot;,&quot;given&quot;:&quot;John P.&quot;},{&quot;family&quot;:&quot;Fulton&quot;,&quot;given&quot;:&quot;Elizabeth A.&quot;},{&quot;family&quot;:&quot;Jennings&quot;,&quot;given&quot;:&quot;Simon&quot;},{&quot;family&quot;:&quot;Jones&quot;,&quot;given&quot;:&quot;Miranda C.&quot;},{&quot;family&quot;:&quot;Mackinson&quot;,&quot;given&quot;:&quot;Steve&quot;},{&quot;family&quot;:&quot;Maury&quot;,&quot;given&quot;:&quot;Olivier&quot;},{&quot;family&quot;:&quot;Niiranen&quot;,&quot;given&quot;:&quot;Susa&quot;},{&quot;family&quot;:&quot;Oliveros-Ramos&quot;,&quot;given&quot;:&quot;Ricardo&quot;},{&quot;family&quot;:&quot;Roy&quot;,&quot;given&quot;:&quot;Tilla&quot;},{&quot;family&quot;:&quot;Fernandes&quot;,&quot;given&quot;:&quot;José A.&quot;},{&quot;family&quot;:&quot;Schewe&quot;,&quot;given&quot;:&quot;Jacob&quot;},{&quot;family&quot;:&quot;Shin&quot;,&quot;given&quot;:&quot;Yunne-Jai&quot;},{&quot;family&quot;:&quot;Silva&quot;,&quot;given&quot;:&quot;Tiago A. M.&quot;},{&quot;family&quot;:&quot;Steenbeek&quot;,&quot;given&quot;:&quot;Jeroen&quot;},{&quot;family&quot;:&quot;Stock&quot;,&quot;given&quot;:&quot;Charles A.&quot;},{&quot;family&quot;:&quot;Verley&quot;,&quot;given&quot;:&quot;Philippe&quot;},{&quot;family&quot;:&quot;Volkholz&quot;,&quot;given&quot;:&quot;Jan&quot;},{&quot;family&quot;:&quot;Walker&quot;,&quot;given&quot;:&quot;Nicola D.&quot;},{&quot;family&quot;:&quot;Worm&quot;,&quot;given&quot;:&quot;Boris&quot;}],&quot;accessed&quot;:{&quot;date-parts&quot;:[[&quot;2019&quot;,9,4]]},&quot;issued&quot;:{&quot;date-parts&quot;:[[&quot;2019&quot;,6,25]]}}}],&quot;schema&quot;:&quot;https://github.com/citation-style-language/schema/raw/master/csl-citation.json&quot;} RNDYHLaVIZTb1"/></text:p>
      <text:p text:style-name="P14"/>
      <text:p text:style-name="P18"><text:reference-mark-start text:name="ZOTERO_ITEM CSL_CITATION {&quot;citationID&quot;:&quot;NMiAxOaP&quot;,&quot;properties&quot;:{&quot;formattedCitation&quot;:&quot;(Sydeman et al. 2015; Nolan et al. 2018)&quot;,&quot;plainCitation&quot;:&quot;(Sydeman et al. 2015; Nolan et al. 2018)&quot;,&quot;noteIndex&quot;:0},&quot;citationItems&quot;:[{&quot;id&quot;:313,&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id&quot;:753,&quot;uris&quot;:[&quot;http://zotero.org/users/5871544/items/UFUQ2JXP&quot;],&quot;uri&quot;:[&quot;http://zotero.org/users/5871544/items/UFUQ2JXP&quot;],&quot;itemData&quot;:{&quot;id&quot;:753,&quot;type&quot;:&quot;article-journal&quot;,&quot;abstract&quot;:&quot;Future predictions from paleoecology\nTerrestrial ecosystems will be transformed by current anthropogenic change, but the extent of this change remains a challenge to predict. Nolan et al. looked at documented vegetational and climatic changes at almost 600 sites worldwide since the last glacial maximum 21,000 years ago. From this, they determined vegetation responses to temperature changes of 4° to 7°C. They went on to estimate the extent of ecosystem changes under current similar (albeit more rapid) scenarios of warming. Without substantial mitigation efforts, terrestrial ecosystems are at risk of major transformation in composition and structure.\nScience, this issue p. 920\nImpacts of global climate change on terrestrial ecosystems are imperfectly constrained by ecosystem models and direct observations. Pervasive ecosystem transformations occurred in response to warming and associated climatic changes during the last glacial-to-interglacial transition, which was comparable in magnitude to warming projected for the next century under high-emission scenarios. We reviewed 594 published paleoecological records to examine compositional and structural changes in terrestrial vegetation since the last glacial period and to project the magnitudes of ecosystem transformations under alternative future emission scenarios. Our results indicate that terrestrial ecosystems are highly sensitive to temperature change and suggest that, without major reductions in greenhouse gas emissions to the atmosphere, terrestrial ecosystems worldwide are at risk of major transformation, with accompanying disruption of ecosystem services and impacts on biodiversity.\nGlobal vegetation change since the Last Glacial Maximum is used as an indicator of transformation under warming scenarios.\nGlobal vegetation change since the Last Glacial Maximum is used as an indicator of transformation under warming scenarios.&quot;,&quot;container-title&quot;:&quot;Science&quot;,&quot;DOI&quot;:&quot;10.1126/science.aan5360&quot;,&quot;ISSN&quot;:&quot;0036-8075, 1095-9203&quot;,&quot;issue&quot;:&quot;6405&quot;,&quot;language&quot;:&quot;en&quot;,&quot;note&quot;:&quot;PMID: 30166491&quot;,&quot;page&quot;:&quot;920-923&quot;,&quot;source&quot;:&quot;science.sciencemag.org&quot;,&quot;title&quot;:&quot;Past and future global transformation of terrestrial ecosystems under climate change&quot;,&quot;URL&quot;:&quot;https://science.sciencemag.org/content/361/6405/920&quot;,&quot;volume&quot;:&quot;361&quot;,&quot;author&quot;:[{&quot;family&quot;:&quot;Nolan&quot;,&quot;given&quot;:&quot;Connor&quot;},{&quot;family&quot;:&quot;Overpeck&quot;,&quot;given&quot;:&quot;Jonathan T.&quot;},{&quot;family&quot;:&quot;Allen&quot;,&quot;given&quot;:&quot;Judy R. M.&quot;},{&quot;family&quot;:&quot;Anderson&quot;,&quot;given&quot;:&quot;Patricia M.&quot;},{&quot;family&quot;:&quot;Betancourt&quot;,&quot;given&quot;:&quot;Julio L.&quot;},{&quot;family&quot;:&quot;Binney&quot;,&quot;given&quot;:&quot;Heather A.&quot;},{&quot;family&quot;:&quot;Brewer&quot;,&quot;given&quot;:&quot;Simon&quot;},{&quot;family&quot;:&quot;Bush&quot;,&quot;given&quot;:&quot;Mark B.&quot;},{&quot;family&quot;:&quot;Chase&quot;,&quot;given&quot;:&quot;Brian M.&quot;},{&quot;family&quot;:&quot;Cheddadi&quot;,&quot;given&quot;:&quot;Rachid&quot;},{&quot;family&quot;:&quot;Djamali&quot;,&quot;given&quot;:&quot;Morteza&quot;},{&quot;family&quot;:&quot;Dodson&quot;,&quot;given&quot;:&quot;John&quot;},{&quot;family&quot;:&quot;Edwards&quot;,&quot;given&quot;:&quot;Mary E.&quot;},{&quot;family&quot;:&quot;Gosling&quot;,&quot;given&quot;:&quot;William D.&quot;},{&quot;family&quot;:&quot;Haberle&quot;,&quot;given&quot;:&quot;Simon&quot;},{&quot;family&quot;:&quot;Hotchkiss&quot;,&quot;given&quot;:&quot;Sara C.&quot;},{&quot;family&quot;:&quot;Huntley&quot;,&quot;given&quot;:&quot;Brian&quot;},{&quot;family&quot;:&quot;Ivory&quot;,&quot;given&quot;:&quot;Sarah J.&quot;},{&quot;family&quot;:&quot;Kershaw&quot;,&quot;given&quot;:&quot;A. Peter&quot;},{&quot;family&quot;:&quot;Kim&quot;,&quot;given&quot;:&quot;Soo-Hyun&quot;},{&quot;family&quot;:&quot;Latorre&quot;,&quot;given&quot;:&quot;Claudio&quot;},{&quot;family&quot;:&quot;Leydet&quot;,&quot;given&quot;:&quot;Michelle&quot;},{&quot;family&quot;:&quot;Lézine&quot;,&quot;given&quot;:&quot;Anne-Marie&quot;},{&quot;family&quot;:&quot;Liu&quot;,&quot;given&quot;:&quot;Kam-Biu&quot;},{&quot;family&quot;:&quot;Liu&quot;,&quot;given&quot;:&quot;Yao&quot;},{&quot;family&quot;:&quot;Lozhkin&quot;,&quot;given&quot;:&quot;A. V.&quot;},{&quot;family&quot;:&quot;McGlone&quot;,&quot;given&quot;:&quot;Matt S.&quot;},{&quot;family&quot;:&quot;Marchant&quot;,&quot;given&quot;:&quot;Robert A.&quot;},{&quot;family&quot;:&quot;Momohara&quot;,&quot;given&quot;:&quot;Arata&quot;},{&quot;family&quot;:&quot;Moreno&quot;,&quot;given&quot;:&quot;Patricio I.&quot;},{&quot;family&quot;:&quot;Müller&quot;,&quot;given&quot;:&quot;Stefanie&quot;},{&quot;family&quot;:&quot;Otto-Bliesner&quot;,&quot;given&quot;:&quot;Bette L.&quot;},{&quot;family&quot;:&quot;Shen&quot;,&quot;given&quot;:&quot;Caiming&quot;},{&quot;family&quot;:&quot;Stevenson&quot;,&quot;given&quot;:&quot;Janelle&quot;},{&quot;family&quot;:&quot;Takahara&quot;,&quot;given&quot;:&quot;Hikaru&quot;},{&quot;family&quot;:&quot;Tarasov&quot;,&quot;given&quot;:&quot;Pavel E.&quot;},{&quot;family&quot;:&quot;Tipton&quot;,&quot;given&quot;:&quot;John&quot;},{&quot;family&quot;:&quot;Vincens&quot;,&quot;given&quot;:&quot;Annie&quot;},{&quot;family&quot;:&quot;Weng&quot;,&quot;given&quot;:&quot;Chengyu&quot;},{&quot;family&quot;:&quot;Xu&quot;,&quot;given&quot;:&quot;Qinghai&quot;},{&quot;family&quot;:&quot;Zheng&quot;,&quot;given&quot;:&quot;Zhuo&quot;},{&quot;family&quot;:&quot;Jackson&quot;,&quot;given&quot;:&quot;Stephen T.&quot;}],&quot;accessed&quot;:{&quot;date-parts&quot;:[[&quot;2020&quot;,1,14]]},&quot;issued&quot;:{&quot;date-parts&quot;:[[&quot;2018&quot;,8,31]]}}}],&quot;schema&quot;:&quot;https://github.com/citation-style-language/schema/raw/master/csl-citation.json&quot;} RNDehq6RE1xKM"/>(Sydeman et al. 2015; Nolan et al. 2018)<text:reference-mark-end text:name="ZOTERO_ITEM CSL_CITATION {&quot;citationID&quot;:&quot;NMiAxOaP&quot;,&quot;properties&quot;:{&quot;formattedCitation&quot;:&quot;(Sydeman et al. 2015; Nolan et al. 2018)&quot;,&quot;plainCitation&quot;:&quot;(Sydeman et al. 2015; Nolan et al. 2018)&quot;,&quot;noteIndex&quot;:0},&quot;citationItems&quot;:[{&quot;id&quot;:313,&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id&quot;:753,&quot;uris&quot;:[&quot;http://zotero.org/users/5871544/items/UFUQ2JXP&quot;],&quot;uri&quot;:[&quot;http://zotero.org/users/5871544/items/UFUQ2JXP&quot;],&quot;itemData&quot;:{&quot;id&quot;:753,&quot;type&quot;:&quot;article-journal&quot;,&quot;abstract&quot;:&quot;Future predictions from paleoecology\nTerrestrial ecosystems will be transformed by current anthropogenic change, but the extent of this change remains a challenge to predict. Nolan et al. looked at documented vegetational and climatic changes at almost 600 sites worldwide since the last glacial maximum 21,000 years ago. From this, they determined vegetation responses to temperature changes of 4° to 7°C. They went on to estimate the extent of ecosystem changes under current similar (albeit more rapid) scenarios of warming. Without substantial mitigation efforts, terrestrial ecosystems are at risk of major transformation in composition and structure.\nScience, this issue p. 920\nImpacts of global climate change on terrestrial ecosystems are imperfectly constrained by ecosystem models and direct observations. Pervasive ecosystem transformations occurred in response to warming and associated climatic changes during the last glacial-to-interglacial transition, which was comparable in magnitude to warming projected for the next century under high-emission scenarios. We reviewed 594 published paleoecological records to examine compositional and structural changes in terrestrial vegetation since the last glacial period and to project the magnitudes of ecosystem transformations under alternative future emission scenarios. Our results indicate that terrestrial ecosystems are highly sensitive to temperature change and suggest that, without major reductions in greenhouse gas emissions to the atmosphere, terrestrial ecosystems worldwide are at risk of major transformation, with accompanying disruption of ecosystem services and impacts on biodiversity.\nGlobal vegetation change since the Last Glacial Maximum is used as an indicator of transformation under warming scenarios.\nGlobal vegetation change since the Last Glacial Maximum is used as an indicator of transformation under warming scenarios.&quot;,&quot;container-title&quot;:&quot;Science&quot;,&quot;DOI&quot;:&quot;10.1126/science.aan5360&quot;,&quot;ISSN&quot;:&quot;0036-8075, 1095-9203&quot;,&quot;issue&quot;:&quot;6405&quot;,&quot;language&quot;:&quot;en&quot;,&quot;note&quot;:&quot;PMID: 30166491&quot;,&quot;page&quot;:&quot;920-923&quot;,&quot;source&quot;:&quot;science.sciencemag.org&quot;,&quot;title&quot;:&quot;Past and future global transformation of terrestrial ecosystems under climate change&quot;,&quot;URL&quot;:&quot;https://science.sciencemag.org/content/361/6405/920&quot;,&quot;volume&quot;:&quot;361&quot;,&quot;author&quot;:[{&quot;family&quot;:&quot;Nolan&quot;,&quot;given&quot;:&quot;Connor&quot;},{&quot;family&quot;:&quot;Overpeck&quot;,&quot;given&quot;:&quot;Jonathan T.&quot;},{&quot;family&quot;:&quot;Allen&quot;,&quot;given&quot;:&quot;Judy R. M.&quot;},{&quot;family&quot;:&quot;Anderson&quot;,&quot;given&quot;:&quot;Patricia M.&quot;},{&quot;family&quot;:&quot;Betancourt&quot;,&quot;given&quot;:&quot;Julio L.&quot;},{&quot;family&quot;:&quot;Binney&quot;,&quot;given&quot;:&quot;Heather A.&quot;},{&quot;family&quot;:&quot;Brewer&quot;,&quot;given&quot;:&quot;Simon&quot;},{&quot;family&quot;:&quot;Bush&quot;,&quot;given&quot;:&quot;Mark B.&quot;},{&quot;family&quot;:&quot;Chase&quot;,&quot;given&quot;:&quot;Brian M.&quot;},{&quot;family&quot;:&quot;Cheddadi&quot;,&quot;given&quot;:&quot;Rachid&quot;},{&quot;family&quot;:&quot;Djamali&quot;,&quot;given&quot;:&quot;Morteza&quot;},{&quot;family&quot;:&quot;Dodson&quot;,&quot;given&quot;:&quot;John&quot;},{&quot;family&quot;:&quot;Edwards&quot;,&quot;given&quot;:&quot;Mary E.&quot;},{&quot;family&quot;:&quot;Gosling&quot;,&quot;given&quot;:&quot;William D.&quot;},{&quot;family&quot;:&quot;Haberle&quot;,&quot;given&quot;:&quot;Simon&quot;},{&quot;family&quot;:&quot;Hotchkiss&quot;,&quot;given&quot;:&quot;Sara C.&quot;},{&quot;family&quot;:&quot;Huntley&quot;,&quot;given&quot;:&quot;Brian&quot;},{&quot;family&quot;:&quot;Ivory&quot;,&quot;given&quot;:&quot;Sarah J.&quot;},{&quot;family&quot;:&quot;Kershaw&quot;,&quot;given&quot;:&quot;A. Peter&quot;},{&quot;family&quot;:&quot;Kim&quot;,&quot;given&quot;:&quot;Soo-Hyun&quot;},{&quot;family&quot;:&quot;Latorre&quot;,&quot;given&quot;:&quot;Claudio&quot;},{&quot;family&quot;:&quot;Leydet&quot;,&quot;given&quot;:&quot;Michelle&quot;},{&quot;family&quot;:&quot;Lézine&quot;,&quot;given&quot;:&quot;Anne-Marie&quot;},{&quot;family&quot;:&quot;Liu&quot;,&quot;given&quot;:&quot;Kam-Biu&quot;},{&quot;family&quot;:&quot;Liu&quot;,&quot;given&quot;:&quot;Yao&quot;},{&quot;family&quot;:&quot;Lozhkin&quot;,&quot;given&quot;:&quot;A. V.&quot;},{&quot;family&quot;:&quot;McGlone&quot;,&quot;given&quot;:&quot;Matt S.&quot;},{&quot;family&quot;:&quot;Marchant&quot;,&quot;given&quot;:&quot;Robert A.&quot;},{&quot;family&quot;:&quot;Momohara&quot;,&quot;given&quot;:&quot;Arata&quot;},{&quot;family&quot;:&quot;Moreno&quot;,&quot;given&quot;:&quot;Patricio I.&quot;},{&quot;family&quot;:&quot;Müller&quot;,&quot;given&quot;:&quot;Stefanie&quot;},{&quot;family&quot;:&quot;Otto-Bliesner&quot;,&quot;given&quot;:&quot;Bette L.&quot;},{&quot;family&quot;:&quot;Shen&quot;,&quot;given&quot;:&quot;Caiming&quot;},{&quot;family&quot;:&quot;Stevenson&quot;,&quot;given&quot;:&quot;Janelle&quot;},{&quot;family&quot;:&quot;Takahara&quot;,&quot;given&quot;:&quot;Hikaru&quot;},{&quot;family&quot;:&quot;Tarasov&quot;,&quot;given&quot;:&quot;Pavel E.&quot;},{&quot;family&quot;:&quot;Tipton&quot;,&quot;given&quot;:&quot;John&quot;},{&quot;family&quot;:&quot;Vincens&quot;,&quot;given&quot;:&quot;Annie&quot;},{&quot;family&quot;:&quot;Weng&quot;,&quot;given&quot;:&quot;Chengyu&quot;},{&quot;family&quot;:&quot;Xu&quot;,&quot;given&quot;:&quot;Qinghai&quot;},{&quot;family&quot;:&quot;Zheng&quot;,&quot;given&quot;:&quot;Zhuo&quot;},{&quot;family&quot;:&quot;Jackson&quot;,&quot;given&quot;:&quot;Stephen T.&quot;}],&quot;accessed&quot;:{&quot;date-parts&quot;:[[&quot;2020&quot;,1,14]]},&quot;issued&quot;:{&quot;date-parts&quot;:[[&quot;2018&quot;,8,31]]}}}],&quot;schema&quot;:&quot;https://github.com/citation-style-language/schema/raw/master/csl-citation.json&quot;} RNDehq6RE1xKM"/></text:p>
      <text:p text:style-name="P18"/>
      <text:p text:style-name="P17"><text:reference-mark-start text:name="ZOTERO_ITEM CSL_CITATION {&quot;citationID&quot;:&quot;LupHBmpZ&quot;,&quot;properties&quot;:{&quot;formattedCitation&quot;:&quot;(Bryndum\\uc0\\u8208{}Buchholz et al. 2019; P\\uc0\\u246{}rtner et al. 2019)&quot;,&quot;plainCitation&quot;:&quot;(Bryndum‐Buchholz et al. 2019; Pörtner et al. 2019)&quot;,&quot;noteIndex&quot;:0},&quot;citationItems&quot;:[{&quot;id&quot;:286,&quot;uris&quot;:[&quot;http://zotero.org/users/5871544/items/6QDTYJLH&quot;],&quot;uri&quot;:[&quot;http://zotero.org/users/5871544/items/6QDTYJLH&quot;],&quot;itemData&quot;:{&quot;id&quot;:286,&quot;type&quot;:&quot;article-journal&quot;,&quot;abstract&quot;:&quot;Climate change effects on marine ecosystems include impacts on primary production, ocean temperature, species distributions, and abundance at local to global scales. These changes will significantly alter marine ecosystem structure and function with associated socio-economic impacts on ecosystem services, marine fisheries, and fishery-dependent societies. Yet how these changes may play out among ocean basins over the 21st century remains unclear, with most projections coming from single ecosystem models that do not adequately capture the range of model uncertainty. We address this by using six marine ecosystem models within the Fisheries and Marine Ecosystem Model Intercomparison Project (Fish-MIP) to analyze responses of marine animal biomass in all major ocean basins to contrasting climate change scenarios. Under a high emissions scenario (RCP8.5), total marine animal biomass declined by an ensemble mean of 15%–30% (±12%–17%) in the North and South Atlantic and Pacific, and the Indian Ocean by 2100, whereas polar ocean basins experienced a 20%–80% (±35%–200%) increase. Uncertainty and model disagreement were greatest in the Arctic and smallest in the South Pacific Ocean. Projected changes were reduced under a low (RCP2.6) emissions scenario. Under RCP2.6 and RCP8.5, biomass projections were highly correlated with changes in net primary production and negatively correlated with projected sea surface temperature increases across all ocean basins except the polar oceans. Ecosystem structure was projected to shift as animal biomass concentrated in different size-classes across ocean basins and emissions scenarios. We highlight that climate change mitigation measures could moderate the impacts on marine animal biomass by reducing biomass declines in the Pacific, Atlantic, and Indian Ocean basins. The range of individual model projections emphasizes the importance of using an ensemble approach in assessing uncertainty of future change.&quot;,&quot;container-title&quot;:&quot;Global Change Biology&quot;,&quot;DOI&quot;:&quot;10.1111/gcb.14512&quot;,&quot;ISSN&quot;:&quot;1365-2486&quot;,&quot;issue&quot;:&quot;2&quot;,&quot;language&quot;:&quot;en&quot;,&quot;page&quot;:&quot;459-472&quot;,&quot;source&quot;:&quot;Wiley Online Library&quot;,&quot;title&quot;:&quot;Twenty-first-century climate change impacts on marine animal biomass and ecosystem structure across ocean basins&quot;,&quot;URL&quot;:&quot;https://onlinelibrary.wiley.com/doi/abs/10.1111/gcb.14512&quot;,&quot;volume&quot;:&quot;25&quot;,&quot;author&quot;:[{&quot;family&quot;:&quot;Bryndum‐Buchholz&quot;,&quot;given&quot;:&quot;Andrea&quot;},{&quot;family&quot;:&quot;Tittensor&quot;,&quot;given&quot;:&quot;Derek P.&quot;},{&quot;family&quot;:&quot;Blanchard&quot;,&quot;given&quot;:&quot;Julia L.&quot;},{&quot;family&quot;:&quot;Cheung&quot;,&quot;given&quot;:&quot;William W. L.&quot;},{&quot;family&quot;:&quot;Coll&quot;,&quot;given&quot;:&quot;Marta&quot;},{&quot;family&quot;:&quot;Galbraith&quot;,&quot;given&quot;:&quot;Eric D.&quot;},{&quot;family&quot;:&quot;Jennings&quot;,&quot;given&quot;:&quot;Simon&quot;},{&quot;family&quot;:&quot;Maury&quot;,&quot;given&quot;:&quot;Olivier&quot;},{&quot;family&quot;:&quot;Lotze&quot;,&quot;given&quot;:&quot;Heike K.&quot;}],&quot;accessed&quot;:{&quot;date-parts&quot;:[[&quot;2019&quot;,11,25]]},&quot;issued&quot;:{&quot;date-parts&quot;:[[&quot;2019&quot;]]}}},{&quot;id&quot;:345,&quot;uris&quot;:[&quot;http://zotero.org/users/5871544/items/YSBRLFZ5&quot;],&quot;uri&quot;:[&quot;http://zotero.org/users/5871544/items/YSBRLFZ5&quot;],&quot;itemData&quot;:{&quot;id&quot;:345,&quot;type&quot;:&quot;report&quot;,&quot;abstract&quot;:&quot;Weyer&quot;,&quot;genre&quot;:&quot;Summary for Policymakers&quot;,&quot;number&quot;:&quot;N.&quot;,&quot;page&quot;:&quot;42&quot;,&quot;title&quot;:&quot;Summary for Policymakers. In: IPCC Special Report on the Ocean and Cryosphere in a Changing Climate&quot;,&quot;URL&quot;:&quot;https://report.ipcc.ch/srocc/pdf/SROCC_FinalDraft_FullReport.pdf&quot;,&quot;author&quot;:[{&quot;family&quot;:&quot;Pörtner&quot;,&quot;given&quot;:&quot;H.-O.&quot;},{&quot;family&quot;:&quot;Roberts&quot;,&quot;given&quot;:&quot;D.C.&quot;},{&quot;family&quot;:&quot;Masson-Delmotte&quot;,&quot;given&quot;:&quot;V.&quot;},{&quot;family&quot;:&quot;Zhai&quot;,&quot;given&quot;:&quot;P.&quot;},{&quot;family&quot;:&quot;Tignor&quot;,&quot;given&quot;:&quot;M.&quot;},{&quot;family&quot;:&quot;Poloczanska&quot;,&quot;given&quot;:&quot;E.&quot;},{&quot;family&quot;:&quot;Mintenbeck&quot;,&quot;given&quot;:&quot;K.&quot;},{&quot;family&quot;:&quot;Nicolai&quot;,&quot;given&quot;:&quot;M.&quot;},{&quot;family&quot;:&quot;Okem&quot;,&quot;given&quot;:&quot;A.&quot;},{&quot;family&quot;:&quot;Petzold&quot;,&quot;given&quot;:&quot;J.&quot;},{&quot;family&quot;:&quot;Rama&quot;,&quot;given&quot;:&quot;B.&quot;}],&quot;accessed&quot;:{&quot;date-parts&quot;:[[&quot;2019&quot;,11,25]]},&quot;issued&quot;:{&quot;date-parts&quot;:[[&quot;2019&quot;]]}}}],&quot;schema&quot;:&quot;https://github.com/citation-style-language/schema/raw/master/csl-citation.json&quot;} RNDHAk5Fnpjzj"/><text:span text:style-name="T7">(Bryndum</text:span><text:span text:style-name="T8">‐Buchholz et al. 2019; Pörtner et al. 2019)</text:span><text:reference-mark-end text:name="ZOTERO_ITEM CSL_CITATION {&quot;citationID&quot;:&quot;LupHBmpZ&quot;,&quot;properties&quot;:{&quot;formattedCitation&quot;:&quot;(Bryndum\\uc0\\u8208{}Buchholz et al. 2019; P\\uc0\\u246{}rtner et al. 2019)&quot;,&quot;plainCitation&quot;:&quot;(Bryndum‐Buchholz et al. 2019; Pörtner et al. 2019)&quot;,&quot;noteIndex&quot;:0},&quot;citationItems&quot;:[{&quot;id&quot;:286,&quot;uris&quot;:[&quot;http://zotero.org/users/5871544/items/6QDTYJLH&quot;],&quot;uri&quot;:[&quot;http://zotero.org/users/5871544/items/6QDTYJLH&quot;],&quot;itemData&quot;:{&quot;id&quot;:286,&quot;type&quot;:&quot;article-journal&quot;,&quot;abstract&quot;:&quot;Climate change effects on marine ecosystems include impacts on primary production, ocean temperature, species distributions, and abundance at local to global scales. These changes will significantly alter marine ecosystem structure and function with associated socio-economic impacts on ecosystem services, marine fisheries, and fishery-dependent societies. Yet how these changes may play out among ocean basins over the 21st century remains unclear, with most projections coming from single ecosystem models that do not adequately capture the range of model uncertainty. We address this by using six marine ecosystem models within the Fisheries and Marine Ecosystem Model Intercomparison Project (Fish-MIP) to analyze responses of marine animal biomass in all major ocean basins to contrasting climate change scenarios. Under a high emissions scenario (RCP8.5), total marine animal biomass declined by an ensemble mean of 15%–30% (±12%–17%) in the North and South Atlantic and Pacific, and the Indian Ocean by 2100, whereas polar ocean basins experienced a 20%–80% (±35%–200%) increase. Uncertainty and model disagreement were greatest in the Arctic and smallest in the South Pacific Ocean. Projected changes were reduced under a low (RCP2.6) emissions scenario. Under RCP2.6 and RCP8.5, biomass projections were highly correlated with changes in net primary production and negatively correlated with projected sea surface temperature increases across all ocean basins except the polar oceans. Ecosystem structure was projected to shift as animal biomass concentrated in different size-classes across ocean basins and emissions scenarios. We highlight that climate change mitigation measures could moderate the impacts on marine animal biomass by reducing biomass declines in the Pacific, Atlantic, and Indian Ocean basins. The range of individual model projections emphasizes the importance of using an ensemble approach in assessing uncertainty of future change.&quot;,&quot;container-title&quot;:&quot;Global Change Biology&quot;,&quot;DOI&quot;:&quot;10.1111/gcb.14512&quot;,&quot;ISSN&quot;:&quot;1365-2486&quot;,&quot;issue&quot;:&quot;2&quot;,&quot;language&quot;:&quot;en&quot;,&quot;page&quot;:&quot;459-472&quot;,&quot;source&quot;:&quot;Wiley Online Library&quot;,&quot;title&quot;:&quot;Twenty-first-century climate change impacts on marine animal biomass and ecosystem structure across ocean basins&quot;,&quot;URL&quot;:&quot;https://onlinelibrary.wiley.com/doi/abs/10.1111/gcb.14512&quot;,&quot;volume&quot;:&quot;25&quot;,&quot;author&quot;:[{&quot;family&quot;:&quot;Bryndum‐Buchholz&quot;,&quot;given&quot;:&quot;Andrea&quot;},{&quot;family&quot;:&quot;Tittensor&quot;,&quot;given&quot;:&quot;Derek P.&quot;},{&quot;family&quot;:&quot;Blanchard&quot;,&quot;given&quot;:&quot;Julia L.&quot;},{&quot;family&quot;:&quot;Cheung&quot;,&quot;given&quot;:&quot;William W. L.&quot;},{&quot;family&quot;:&quot;Coll&quot;,&quot;given&quot;:&quot;Marta&quot;},{&quot;family&quot;:&quot;Galbraith&quot;,&quot;given&quot;:&quot;Eric D.&quot;},{&quot;family&quot;:&quot;Jennings&quot;,&quot;given&quot;:&quot;Simon&quot;},{&quot;family&quot;:&quot;Maury&quot;,&quot;given&quot;:&quot;Olivier&quot;},{&quot;family&quot;:&quot;Lotze&quot;,&quot;given&quot;:&quot;Heike K.&quot;}],&quot;accessed&quot;:{&quot;date-parts&quot;:[[&quot;2019&quot;,11,25]]},&quot;issued&quot;:{&quot;date-parts&quot;:[[&quot;2019&quot;]]}}},{&quot;id&quot;:345,&quot;uris&quot;:[&quot;http://zotero.org/users/5871544/items/YSBRLFZ5&quot;],&quot;uri&quot;:[&quot;http://zotero.org/users/5871544/items/YSBRLFZ5&quot;],&quot;itemData&quot;:{&quot;id&quot;:345,&quot;type&quot;:&quot;report&quot;,&quot;abstract&quot;:&quot;Weyer&quot;,&quot;genre&quot;:&quot;Summary for Policymakers&quot;,&quot;number&quot;:&quot;N.&quot;,&quot;page&quot;:&quot;42&quot;,&quot;title&quot;:&quot;Summary for Policymakers. In: IPCC Special Report on the Ocean and Cryosphere in a Changing Climate&quot;,&quot;URL&quot;:&quot;https://report.ipcc.ch/srocc/pdf/SROCC_FinalDraft_FullReport.pdf&quot;,&quot;author&quot;:[{&quot;family&quot;:&quot;Pörtner&quot;,&quot;given&quot;:&quot;H.-O.&quot;},{&quot;family&quot;:&quot;Roberts&quot;,&quot;given&quot;:&quot;D.C.&quot;},{&quot;family&quot;:&quot;Masson-Delmotte&quot;,&quot;given&quot;:&quot;V.&quot;},{&quot;family&quot;:&quot;Zhai&quot;,&quot;given&quot;:&quot;P.&quot;},{&quot;family&quot;:&quot;Tignor&quot;,&quot;given&quot;:&quot;M.&quot;},{&quot;family&quot;:&quot;Poloczanska&quot;,&quot;given&quot;:&quot;E.&quot;},{&quot;family&quot;:&quot;Mintenbeck&quot;,&quot;given&quot;:&quot;K.&quot;},{&quot;family&quot;:&quot;Nicolai&quot;,&quot;given&quot;:&quot;M.&quot;},{&quot;family&quot;:&quot;Okem&quot;,&quot;given&quot;:&quot;A.&quot;},{&quot;family&quot;:&quot;Petzold&quot;,&quot;given&quot;:&quot;J.&quot;},{&quot;family&quot;:&quot;Rama&quot;,&quot;given&quot;:&quot;B.&quot;}],&quot;accessed&quot;:{&quot;date-parts&quot;:[[&quot;2019&quot;,11,25]]},&quot;issued&quot;:{&quot;date-parts&quot;:[[&quot;2019&quot;]]}}}],&quot;schema&quot;:&quot;https://github.com/citation-style-language/schema/raw/master/csl-citation.json&quot;} RNDHAk5Fnpjzj"/></text:p>
      <text:p text:style-name="P10"/>
      <text:p text:style-name="P17"><text:reference-mark-start text:name="ZOTERO_ITEM CSL_CITATION {&quot;citationID&quot;:&quot;6inPZFrx&quot;,&quot;properties&quot;:{&quot;formattedCitation&quot;:&quot;(Zhang et al. 2017; Gibert 2019)&quot;,&quot;plainCitation&quot;:&quot;(Zhang et al. 2017; Gibert 2019)&quot;,&quot;noteIndex&quot;:0},&quot;citationItems&quot;:[{&quot;id&quot;:1136,&quot;uris&quot;:[&quot;http://zotero.org/users/5871544/items/83CSKRC2&quot;],&quot;uri&quot;:[&quot;http://zotero.org/users/5871544/items/83CSKRC2&quot;],&quot;itemData&quot;:{&quot;id&quot;:1136,&quot;type&quot;:&quot;article-journal&quot;,&quot;abstract&quot;:&quot;Climate change affects ecological communities through its impact on the physiological performance of individuals. However, the population dynamic of species well inside their thermal niche is also determined by competitors, prey and predators, in addition to being influenced by temperature changes. We use a trait-based food-web model to examine how the interplay between the direct physiological effects from temperature and the indirect effects due to changing interactions between populations shapes the ecological consequences of climate change for populations and for entire communities. Our simulations illustrate how isolated communities deteriorate as populations go extinct when the environment moves outside the species' thermal niches. High-trophic-level species are most vulnerable, while the ecosystem function of lower trophic levels is less impacted. Open communities can compensate for the loss of ecosystem function by invasions of new species. Individual populations show complex responses largely uncorrelated with the direct impact of temperature change on physiology. Such complex responses are particularly evident during extinction and invasion events of other species, where climatically well-adapted species may be brought to extinction by the changed food-web topology. Our results highlight that the impact of climate change on specific populations is largely unpredictable, and apparently well-adapted species may be severely impacted.&quot;,&quot;container-title&quot;:&quot;Proceedings of the Royal Society B: Biological Sciences&quot;,&quot;DOI&quot;:&quot;10.1098/rspb.2017.1772&quot;,&quot;issue&quot;:&quot;1867&quot;,&quot;journalAbbreviation&quot;:&quot;Proceedings of the Royal Society B: Biological Sciences&quot;,&quot;note&quot;:&quot;publisher: Royal Society&quot;,&quot;page&quot;:&quot;20171772&quot;,&quot;source&quot;:&quot;royalsocietypublishing.org (Atypon)&quot;,&quot;title&quot;:&quot;Food-web dynamics under climate change&quot;,&quot;URL&quot;:&quot;https://royalsocietypublishing.org/doi/full/10.1098/rspb.2017.1772&quot;,&quot;volume&quot;:&quot;284&quot;,&quot;author&quot;:[{&quot;family&quot;:&quot;Zhang&quot;,&quot;given&quot;:&quot;Lai&quot;},{&quot;family&quot;:&quot;Takahashi&quot;,&quot;given&quot;:&quot;Daisuke&quot;},{&quot;family&quot;:&quot;Hartvig&quot;,&quot;given&quot;:&quot;Martin&quot;},{&quot;family&quot;:&quot;Andersen&quot;,&quot;given&quot;:&quot;Ken H.&quot;}],&quot;accessed&quot;:{&quot;date-parts&quot;:[[&quot;2020&quot;,4,9]]},&quot;issued&quot;:{&quot;date-parts&quot;:[[&quot;2017&quot;,11,29]]}}},{&quot;id&quot;:702,&quot;uris&quot;:[&quot;http://zotero.org/users/5871544/items/3GNSKSQW&quot;],&quot;uri&quot;:[&quot;http://zotero.org/users/5871544/items/3GNSKSQW&quot;],&quot;itemData&quot;:{&quot;id&quot;:702,&quot;type&quot;:&quot;article-journal&quot;,&quot;abstract&quot;:&quot;Understanding whether and how environmental conditions may impact food web structure at a global scale is central to our ability to predict how food webs will respond to climate change. However, such an understanding is nascent. Using the best resolved available food webs to date, I address whether latitude, temperature, or both, explain the number of species and feeding interactions, the proportion of basal and top species, as well as the degree of omnivory, connectance and the number of trophic levels across food webs. I found that temperature is a more parsimonious predictor of food web structure than latitude. Temperature directly reduces the number of species, the proportion of basal species and the number of interactions while it indirectly increases omnivory levels, connectance and trophic level through its direct effects on the fraction and number of basal species. While direct impacts of temperature are routinely taken into account to predict how ecosystems may respond to global climate change, indirect effects have been largely overlooked. These results thus suggest that food webs may be affected by a combination of biotic and abiotic conditions, both directly and indirectly, in a changing world.&quot;,&quot;container-title&quot;:&quot;Scientific Reports&quot;,&quot;DOI&quot;:&quot;10.1038/s41598-019-41783-0&quot;,&quot;ISSN&quot;:&quot;2045-2322&quot;,&quot;issue&quot;:&quot;1&quot;,&quot;language&quot;:&quot;en&quot;,&quot;page&quot;:&quot;1-8&quot;,&quot;source&quot;:&quot;www.nature.com&quot;,&quot;title&quot;:&quot;Temperature directly and indirectly influences food web structure&quot;,&quot;URL&quot;:&quot;https://www.nature.com/articles/s41598-019-41783-0&quot;,&quot;volume&quot;:&quot;9&quot;,&quot;author&quot;:[{&quot;family&quot;:&quot;Gibert&quot;,&quot;given&quot;:&quot;Jean P.&quot;}],&quot;accessed&quot;:{&quot;date-parts&quot;:[[&quot;2020&quot;,1,13]]},&quot;issued&quot;:{&quot;date-parts&quot;:[[&quot;2019&quot;,3,29]]}}}],&quot;schema&quot;:&quot;https://github.com/citation-style-language/schema/raw/master/csl-citation.json&quot;} RNDvlyPp8ic5F"/>(Zhang et al. 2017; Gibert 2019)<text:reference-mark-end text:name="ZOTERO_ITEM CSL_CITATION {&quot;citationID&quot;:&quot;6inPZFrx&quot;,&quot;properties&quot;:{&quot;formattedCitation&quot;:&quot;(Zhang et al. 2017; Gibert 2019)&quot;,&quot;plainCitation&quot;:&quot;(Zhang et al. 2017; Gibert 2019)&quot;,&quot;noteIndex&quot;:0},&quot;citationItems&quot;:[{&quot;id&quot;:1136,&quot;uris&quot;:[&quot;http://zotero.org/users/5871544/items/83CSKRC2&quot;],&quot;uri&quot;:[&quot;http://zotero.org/users/5871544/items/83CSKRC2&quot;],&quot;itemData&quot;:{&quot;id&quot;:1136,&quot;type&quot;:&quot;article-journal&quot;,&quot;abstract&quot;:&quot;Climate change affects ecological communities through its impact on the physiological performance of individuals. However, the population dynamic of species well inside their thermal niche is also determined by competitors, prey and predators, in addition to being influenced by temperature changes. We use a trait-based food-web model to examine how the interplay between the direct physiological effects from temperature and the indirect effects due to changing interactions between populations shapes the ecological consequences of climate change for populations and for entire communities. Our simulations illustrate how isolated communities deteriorate as populations go extinct when the environment moves outside the species' thermal niches. High-trophic-level species are most vulnerable, while the ecosystem function of lower trophic levels is less impacted. Open communities can compensate for the loss of ecosystem function by invasions of new species. Individual populations show complex responses largely uncorrelated with the direct impact of temperature change on physiology. Such complex responses are particularly evident during extinction and invasion events of other species, where climatically well-adapted species may be brought to extinction by the changed food-web topology. Our results highlight that the impact of climate change on specific populations is largely unpredictable, and apparently well-adapted species may be severely impacted.&quot;,&quot;container-title&quot;:&quot;Proceedings of the Royal Society B: Biological Sciences&quot;,&quot;DOI&quot;:&quot;10.1098/rspb.2017.1772&quot;,&quot;issue&quot;:&quot;1867&quot;,&quot;journalAbbreviation&quot;:&quot;Proceedings of the Royal Society B: Biological Sciences&quot;,&quot;note&quot;:&quot;publisher: Royal Society&quot;,&quot;page&quot;:&quot;20171772&quot;,&quot;source&quot;:&quot;royalsocietypublishing.org (Atypon)&quot;,&quot;title&quot;:&quot;Food-web dynamics under climate change&quot;,&quot;URL&quot;:&quot;https://royalsocietypublishing.org/doi/full/10.1098/rspb.2017.1772&quot;,&quot;volume&quot;:&quot;284&quot;,&quot;author&quot;:[{&quot;family&quot;:&quot;Zhang&quot;,&quot;given&quot;:&quot;Lai&quot;},{&quot;family&quot;:&quot;Takahashi&quot;,&quot;given&quot;:&quot;Daisuke&quot;},{&quot;family&quot;:&quot;Hartvig&quot;,&quot;given&quot;:&quot;Martin&quot;},{&quot;family&quot;:&quot;Andersen&quot;,&quot;given&quot;:&quot;Ken H.&quot;}],&quot;accessed&quot;:{&quot;date-parts&quot;:[[&quot;2020&quot;,4,9]]},&quot;issued&quot;:{&quot;date-parts&quot;:[[&quot;2017&quot;,11,29]]}}},{&quot;id&quot;:702,&quot;uris&quot;:[&quot;http://zotero.org/users/5871544/items/3GNSKSQW&quot;],&quot;uri&quot;:[&quot;http://zotero.org/users/5871544/items/3GNSKSQW&quot;],&quot;itemData&quot;:{&quot;id&quot;:702,&quot;type&quot;:&quot;article-journal&quot;,&quot;abstract&quot;:&quot;Understanding whether and how environmental conditions may impact food web structure at a global scale is central to our ability to predict how food webs will respond to climate change. However, such an understanding is nascent. Using the best resolved available food webs to date, I address whether latitude, temperature, or both, explain the number of species and feeding interactions, the proportion of basal and top species, as well as the degree of omnivory, connectance and the number of trophic levels across food webs. I found that temperature is a more parsimonious predictor of food web structure than latitude. Temperature directly reduces the number of species, the proportion of basal species and the number of interactions while it indirectly increases omnivory levels, connectance and trophic level through its direct effects on the fraction and number of basal species. While direct impacts of temperature are routinely taken into account to predict how ecosystems may respond to global climate change, indirect effects have been largely overlooked. These results thus suggest that food webs may be affected by a combination of biotic and abiotic conditions, both directly and indirectly, in a changing world.&quot;,&quot;container-title&quot;:&quot;Scientific Reports&quot;,&quot;DOI&quot;:&quot;10.1038/s41598-019-41783-0&quot;,&quot;ISSN&quot;:&quot;2045-2322&quot;,&quot;issue&quot;:&quot;1&quot;,&quot;language&quot;:&quot;en&quot;,&quot;page&quot;:&quot;1-8&quot;,&quot;source&quot;:&quot;www.nature.com&quot;,&quot;title&quot;:&quot;Temperature directly and indirectly influences food web structure&quot;,&quot;URL&quot;:&quot;https://www.nature.com/articles/s41598-019-41783-0&quot;,&quot;volume&quot;:&quot;9&quot;,&quot;author&quot;:[{&quot;family&quot;:&quot;Gibert&quot;,&quot;given&quot;:&quot;Jean P.&quot;}],&quot;accessed&quot;:{&quot;date-parts&quot;:[[&quot;2020&quot;,1,13]]},&quot;issued&quot;:{&quot;date-parts&quot;:[[&quot;2019&quot;,3,29]]}}}],&quot;schema&quot;:&quot;https://github.com/citation-style-language/schema/raw/master/csl-citation.json&quot;} RNDvlyPp8ic5F"/></text:p>
      <text:p text:style-name="P17"/>
      <text:p text:style-name="P10"><text:reference-mark-start text:name="ZOTERO_ITEM CSL_CITATION {&quot;citationID&quot;:&quot;xOaFA4Wh&quot;,&quot;properties&quot;:{&quot;formattedCitation&quot;:&quot;(Blanchard et al. 2012; O\\uc0\\u8217{}Gorman et al. 2017)&quot;,&quot;plainCitation&quot;:&quot;(Blanchard et al. 2012; O’Gorman et al. 2017)&quot;,&quot;noteIndex&quot;:0},&quot;citationItems&quot;:[{&quot;id&quot;:1139,&quot;uris&quot;:[&quot;http://zotero.org/users/5871544/items/JX2F7BZV&quot;],&quot;uri&quot;:[&quot;http://zotero.org/users/5871544/items/JX2F7BZV&quot;],&quot;itemData&quot;:{&quot;id&quot;:1139,&quot;type&quot;:&quot;article-journal&quot;,&quot;abstract&quot;:&quot;Existing methods to predict the effects of climate change on the biomass and production of marine communities are predicated on modelling the interactions and dynamics of individual species, a very challenging approach when interactions and distributions are changing and little is known about the ecological mechanisms driving the responses of many species. An informative parallel approach is to develop size-based methods. These capture the properties of food webs that describe energy flux and production at a particular size, independent of species' ecology. We couple a physical–biogeochemical model with a dynamic, size-based food web model to predict the future effects of climate change on fish biomass and production in 11 large regional shelf seas, with and without fishing effects. Changes in potential fish production are shown to most strongly mirror changes in phytoplankton production. We project declines of 30–60% in potential fish production across some important areas of tropical shelf and upwelling seas, most notably in the eastern Indo-Pacific, the northern Humboldt and the North Canary Current. Conversely, in some areas of the high latitude shelf seas, the production of pelagic predators was projected to increase by 28–89%.&quot;,&quot;container-title&quot;:&quot;Philosophical Transactions of the Royal Society B: Biological Sciences&quot;,&quot;DOI&quot;:&quot;10.1098/rstb.2012.0231&quot;,&quot;issue&quot;:&quot;1605&quot;,&quot;journalAbbreviation&quot;:&quot;Philosophical Transactions of the Royal Society B: Biological Sciences&quot;,&quot;note&quot;:&quot;publisher: Royal Society&quot;,&quot;page&quot;:&quot;2979-2989&quot;,&quot;source&quot;:&quot;royalsocietypublishing.org (Atypon)&quot;,&quot;title&quot;:&quot;Potential consequences of climate change for primary production and fish production in large marine ecosystems&quot;,&quot;URL&quot;:&quot;https://royalsocietypublishing.org/doi/10.1098/rstb.2012.0231&quot;,&quot;volume&quot;:&quot;367&quot;,&quot;author&quot;:[{&quot;family&quot;:&quot;Blanchard&quot;,&quot;given&quot;:&quot;Julia L.&quot;},{&quot;family&quot;:&quot;Jennings&quot;,&quot;given&quot;:&quot;Simon&quot;},{&quot;family&quot;:&quot;Holmes&quot;,&quot;given&quot;:&quot;Robert&quot;},{&quot;family&quot;:&quot;Harle&quot;,&quot;given&quot;:&quot;James&quot;},{&quot;family&quot;:&quot;Merino&quot;,&quot;given&quot;:&quot;Gorka&quot;},{&quot;family&quot;:&quot;Allen&quot;,&quot;given&quot;:&quot;J. Icarus&quot;},{&quot;family&quot;:&quot;Holt&quot;,&quot;given&quot;:&quot;Jason&quot;},{&quot;family&quot;:&quot;Dulvy&quot;,&quot;given&quot;:&quot;Nicholas K.&quot;},{&quot;family&quot;:&quot;Barange&quot;,&quot;given&quot;:&quot;Manuel&quot;}],&quot;accessed&quot;:{&quot;date-parts&quot;:[[&quot;2020&quot;,4,9]]},&quot;issued&quot;:{&quot;date-parts&quot;:[[&quot;2012&quot;,11,5]]}}},{&quot;id&quot;:1142,&quot;uris&quot;:[&quot;http://zotero.org/users/5871544/items/IYDJALAG&quot;],&quot;uri&quot;:[&quot;http://zotero.org/users/5871544/items/IYDJALAG&quot;],&quot;itemData&quot;:{&quot;id&quot;:1142,&quot;type&quot;:&quot;article-journal&quot;,&quot;abstract&quot;:&quot;A warmer climate is generally expected to favour smaller organisms and steeper body-mass–abundance scaling through food webs. Results from across a stream temperature gradient now show that this effect can be offset by increasing nutrient supply.&quot;,&quot;container-title&quot;:&quot;Nature Climate Change&quot;,&quot;DOI&quot;:&quot;10.1038/nclimate3368&quot;,&quot;ISSN&quot;:&quot;1758-6798&quot;,&quot;issue&quot;:&quot;9&quot;,&quot;language&quot;:&quot;en&quot;,&quot;note&quot;:&quot;number: 9\npublisher: Nature Publishing Group&quot;,&quot;page&quot;:&quot;659-663&quot;,&quot;source&quot;:&quot;www.nature.com&quot;,&quot;title&quot;:&quot;Unexpected changes in community size structure in a natural warming experiment&quot;,&quot;URL&quot;:&quot;https://www.nature.com/articles/nclimate3368&quot;,&quot;volume&quot;:&quot;7&quot;,&quot;author&quot;:[{&quot;family&quot;:&quot;O’Gorman&quot;,&quot;given&quot;:&quot;Eoin J.&quot;},{&quot;family&quot;:&quot;Zhao&quot;,&quot;given&quot;:&quot;Lei&quot;},{&quot;family&quot;:&quot;Pichler&quot;,&quot;given&quot;:&quot;Doris E.&quot;},{&quot;family&quot;:&quot;Adams&quot;,&quot;given&quot;:&quot;Georgina&quot;},{&quot;family&quot;:&quot;Friberg&quot;,&quot;given&quot;:&quot;Nikolai&quot;},{&quot;family&quot;:&quot;Rall&quot;,&quot;given&quot;:&quot;Björn C.&quot;},{&quot;family&quot;:&quot;Seeney&quot;,&quot;given&quot;:&quot;Alex&quot;},{&quot;family&quot;:&quot;Zhang&quot;,&quot;given&quot;:&quot;Huayong&quot;},{&quot;family&quot;:&quot;Reuman&quot;,&quot;given&quot;:&quot;Daniel C.&quot;},{&quot;family&quot;:&quot;Woodward&quot;,&quot;given&quot;:&quot;Guy&quot;}],&quot;accessed&quot;:{&quot;date-parts&quot;:[[&quot;2020&quot;,4,9]]},&quot;issued&quot;:{&quot;date-parts&quot;:[[&quot;2017&quot;,9]]}}}],&quot;schema&quot;:&quot;https://github.com/citation-style-language/schema/raw/master/csl-citation.json&quot;} RND2ssLAI0pKt"/>(Blanchard et al. 2012; O’Gorman et al. 2017)<text:reference-mark-end text:name="ZOTERO_ITEM CSL_CITATION {&quot;citationID&quot;:&quot;xOaFA4Wh&quot;,&quot;properties&quot;:{&quot;formattedCitation&quot;:&quot;(Blanchard et al. 2012; O\\uc0\\u8217{}Gorman et al. 2017)&quot;,&quot;plainCitation&quot;:&quot;(Blanchard et al. 2012; O’Gorman et al. 2017)&quot;,&quot;noteIndex&quot;:0},&quot;citationItems&quot;:[{&quot;id&quot;:1139,&quot;uris&quot;:[&quot;http://zotero.org/users/5871544/items/JX2F7BZV&quot;],&quot;uri&quot;:[&quot;http://zotero.org/users/5871544/items/JX2F7BZV&quot;],&quot;itemData&quot;:{&quot;id&quot;:1139,&quot;type&quot;:&quot;article-journal&quot;,&quot;abstract&quot;:&quot;Existing methods to predict the effects of climate change on the biomass and production of marine communities are predicated on modelling the interactions and dynamics of individual species, a very challenging approach when interactions and distributions are changing and little is known about the ecological mechanisms driving the responses of many species. An informative parallel approach is to develop size-based methods. These capture the properties of food webs that describe energy flux and production at a particular size, independent of species' ecology. We couple a physical–biogeochemical model with a dynamic, size-based food web model to predict the future effects of climate change on fish biomass and production in 11 large regional shelf seas, with and without fishing effects. Changes in potential fish production are shown to most strongly mirror changes in phytoplankton production. We project declines of 30–60% in potential fish production across some important areas of tropical shelf and upwelling seas, most notably in the eastern Indo-Pacific, the northern Humboldt and the North Canary Current. Conversely, in some areas of the high latitude shelf seas, the production of pelagic predators was projected to increase by 28–89%.&quot;,&quot;container-title&quot;:&quot;Philosophical Transactions of the Royal Society B: Biological Sciences&quot;,&quot;DOI&quot;:&quot;10.1098/rstb.2012.0231&quot;,&quot;issue&quot;:&quot;1605&quot;,&quot;journalAbbreviation&quot;:&quot;Philosophical Transactions of the Royal Society B: Biological Sciences&quot;,&quot;note&quot;:&quot;publisher: Royal Society&quot;,&quot;page&quot;:&quot;2979-2989&quot;,&quot;source&quot;:&quot;royalsocietypublishing.org (Atypon)&quot;,&quot;title&quot;:&quot;Potential consequences of climate change for primary production and fish production in large marine ecosystems&quot;,&quot;URL&quot;:&quot;https://royalsocietypublishing.org/doi/10.1098/rstb.2012.0231&quot;,&quot;volume&quot;:&quot;367&quot;,&quot;author&quot;:[{&quot;family&quot;:&quot;Blanchard&quot;,&quot;given&quot;:&quot;Julia L.&quot;},{&quot;family&quot;:&quot;Jennings&quot;,&quot;given&quot;:&quot;Simon&quot;},{&quot;family&quot;:&quot;Holmes&quot;,&quot;given&quot;:&quot;Robert&quot;},{&quot;family&quot;:&quot;Harle&quot;,&quot;given&quot;:&quot;James&quot;},{&quot;family&quot;:&quot;Merino&quot;,&quot;given&quot;:&quot;Gorka&quot;},{&quot;family&quot;:&quot;Allen&quot;,&quot;given&quot;:&quot;J. Icarus&quot;},{&quot;family&quot;:&quot;Holt&quot;,&quot;given&quot;:&quot;Jason&quot;},{&quot;family&quot;:&quot;Dulvy&quot;,&quot;given&quot;:&quot;Nicholas K.&quot;},{&quot;family&quot;:&quot;Barange&quot;,&quot;given&quot;:&quot;Manuel&quot;}],&quot;accessed&quot;:{&quot;date-parts&quot;:[[&quot;2020&quot;,4,9]]},&quot;issued&quot;:{&quot;date-parts&quot;:[[&quot;2012&quot;,11,5]]}}},{&quot;id&quot;:1142,&quot;uris&quot;:[&quot;http://zotero.org/users/5871544/items/IYDJALAG&quot;],&quot;uri&quot;:[&quot;http://zotero.org/users/5871544/items/IYDJALAG&quot;],&quot;itemData&quot;:{&quot;id&quot;:1142,&quot;type&quot;:&quot;article-journal&quot;,&quot;abstract&quot;:&quot;A warmer climate is generally expected to favour smaller organisms and steeper body-mass–abundance scaling through food webs. Results from across a stream temperature gradient now show that this effect can be offset by increasing nutrient supply.&quot;,&quot;container-title&quot;:&quot;Nature Climate Change&quot;,&quot;DOI&quot;:&quot;10.1038/nclimate3368&quot;,&quot;ISSN&quot;:&quot;1758-6798&quot;,&quot;issue&quot;:&quot;9&quot;,&quot;language&quot;:&quot;en&quot;,&quot;note&quot;:&quot;number: 9\npublisher: Nature Publishing Group&quot;,&quot;page&quot;:&quot;659-663&quot;,&quot;source&quot;:&quot;www.nature.com&quot;,&quot;title&quot;:&quot;Unexpected changes in community size structure in a natural warming experiment&quot;,&quot;URL&quot;:&quot;https://www.nature.com/articles/nclimate3368&quot;,&quot;volume&quot;:&quot;7&quot;,&quot;author&quot;:[{&quot;family&quot;:&quot;O’Gorman&quot;,&quot;given&quot;:&quot;Eoin J.&quot;},{&quot;family&quot;:&quot;Zhao&quot;,&quot;given&quot;:&quot;Lei&quot;},{&quot;family&quot;:&quot;Pichler&quot;,&quot;given&quot;:&quot;Doris E.&quot;},{&quot;family&quot;:&quot;Adams&quot;,&quot;given&quot;:&quot;Georgina&quot;},{&quot;family&quot;:&quot;Friberg&quot;,&quot;given&quot;:&quot;Nikolai&quot;},{&quot;family&quot;:&quot;Rall&quot;,&quot;given&quot;:&quot;Björn C.&quot;},{&quot;family&quot;:&quot;Seeney&quot;,&quot;given&quot;:&quot;Alex&quot;},{&quot;family&quot;:&quot;Zhang&quot;,&quot;given&quot;:&quot;Huayong&quot;},{&quot;family&quot;:&quot;Reuman&quot;,&quot;given&quot;:&quot;Daniel C.&quot;},{&quot;family&quot;:&quot;Woodward&quot;,&quot;given&quot;:&quot;Guy&quot;}],&quot;accessed&quot;:{&quot;date-parts&quot;:[[&quot;2020&quot;,4,9]]},&quot;issued&quot;:{&quot;date-parts&quot;:[[&quot;2017&quot;,9]]}}}],&quot;schema&quot;:&quot;https://github.com/citation-style-language/schema/raw/master/csl-citation.json&quot;} RND2ssLAI0pKt"/></text:p>
      <text:p text:style-name="P17"/>
      <text:p text:style-name="P16">- <text:s text:c="2"/><text:span text:style-name="T10">2º chapter</text:span></text:p>
      <text:p text:style-name="P16"/>
      <text:p text:style-name="P17"><text:reference-mark-start text:name="ZOTERO_ITEM CSL_CITATION {&quot;citationID&quot;:&quot;F5yVyCHf&quot;,&quot;properties&quot;:{&quot;formattedCitation&quot;:&quot;(Burrows et al. 2011; Hughes et al. 2017; Sully et al. 2019)&quot;,&quot;plainCitation&quot;:&quot;(Burrows et al. 2011; Hughes et al. 2017; Sully et al. 2019)&quot;,&quot;noteIndex&quot;:0},&quot;citationItems&quot;:[{&quot;id&quot;:806,&quot;uris&quot;:[&quot;http://zotero.org/users/5871544/items/5DHQU3VE&quot;],&quot;uri&quot;:[&quot;http://zotero.org/users/5871544/items/5DHQU3VE&quot;],&quot;itemData&quot;:{&quot;id&quot;:806,&quot;type&quot;:&quot;article-journal&quot;,&quot;abstract&quot;:&quot;Climate change challenges organisms to adapt or move to track changes in environments in space and time. We used two measures of thermal shifts from analyses of global temperatures over the past 50 years to describe the pace of climate change that species should track: the velocity of climate change (geographic shifts of isotherms over time) and the shift in seasonal timing of temperatures. Both measures are higher in the ocean than on land at some latitudes, despite slower ocean warming. These indices give a complex mosaic of predicted range shifts and phenology changes that deviate from simple poleward migration and earlier springs or later falls. They also emphasize potential conservation concerns, because areas of high marine biodiversity often have greater velocities of climate change and seasonal shifts.\nEcologically relevant measures of contemporary global climate change can predict species distributions and vulnerabilities.\nEcologically relevant measures of contemporary global climate change can predict species distributions and vulnerabilities.&quot;,&quot;container-title&quot;:&quot;Science&quot;,&quot;DOI&quot;:&quot;10.1126/science.1210288&quot;,&quot;ISSN&quot;:&quot;0036-8075, 1095-9203&quot;,&quot;issue&quot;:&quot;6056&quot;,&quot;language&quot;:&quot;en&quot;,&quot;note&quot;:&quot;publisher: American Association for the Advancement of Science\nsection: Report\nPMID: 22053045&quot;,&quot;page&quot;:&quot;652-655&quot;,&quot;source&quot;:&quot;science.sciencemag.org&quot;,&quot;title&quot;:&quot;The Pace of Shifting Climate in Marine and Terrestrial Ecosystems&quot;,&quot;URL&quot;:&quot;https://science.sciencemag.org/content/334/6056/652&quot;,&quot;volume&quot;:&quot;334&quot;,&quot;author&quot;:[{&quot;family&quot;:&quot;Burrows&quot;,&quot;given&quot;:&quot;Michael T.&quot;},{&quot;family&quot;:&quot;Schoeman&quot;,&quot;given&quot;:&quot;David S.&quot;},{&quot;family&quot;:&quot;Buckley&quot;,&quot;given&quot;:&quot;Lauren B.&quot;},{&quot;family&quot;:&quot;Moore&quot;,&quot;given&quot;:&quot;Pippa&quot;},{&quot;family&quot;:&quot;Poloczanska&quot;,&quot;given&quot;:&quot;Elvira S.&quot;},{&quot;family&quot;:&quot;Brander&quot;,&quot;given&quot;:&quot;Keith M.&quot;},{&quot;family&quot;:&quot;Brown&quot;,&quot;given&quot;:&quot;Chris&quot;},{&quot;family&quot;:&quot;Bruno&quot;,&quot;given&quot;:&quot;John F.&quot;},{&quot;family&quot;:&quot;Duarte&quot;,&quot;given&quot;:&quot;Carlos M.&quot;},{&quot;family&quot;:&quot;Halpern&quot;,&quot;given&quot;:&quot;Benjamin S.&quot;},{&quot;family&quot;:&quot;Holding&quot;,&quot;given&quot;:&quot;Johnna&quot;},{&quot;family&quot;:&quot;Kappel&quot;,&quot;given&quot;:&quot;Carrie V.&quot;},{&quot;family&quot;:&quot;Kiessling&quot;,&quot;given&quot;:&quot;Wolfgang&quot;},{&quot;family&quot;:&quot;O’Connor&quot;,&quot;given&quot;:&quot;Mary I.&quot;},{&quot;family&quot;:&quot;Pandolfi&quot;,&quot;given&quot;:&quot;John M.&quot;},{&quot;family&quot;:&quot;Parmesan&quot;,&quot;given&quot;:&quot;Camille&quot;},{&quot;family&quot;:&quot;Schwing&quot;,&quot;given&quot;:&quot;Franklin B.&quot;},{&quot;family&quot;:&quot;Sydeman&quot;,&quot;given&quot;:&quot;William J.&quot;},{&quot;family&quot;:&quot;Richardson&quot;,&quot;given&quot;:&quot;Anthony J.&quot;}],&quot;accessed&quot;:{&quot;date-parts&quot;:[[&quot;2020&quot;,3,9]]},&quot;issued&quot;:{&quot;date-parts&quot;:[[&quot;2011&quot;,11,4]]}}},{&quot;id&quot;:412,&quot;uris&quot;:[&quot;http://zotero.org/users/5871544/items/V3PUGWNK&quot;],&quot;uri&quot;:[&quot;http://zotero.org/users/5871544/items/V3PUGWNK&quot;],&quot;itemData&quot;:{&quot;id&quot;:412,&quot;type&quot;:&quot;article-journal&quot;,&quot;abstract&quot;:&quot;Coral reefs support immense biodiversity and provide important ecosystem services to many millions of people. Yet reefs are degrading rapidly in response to numerous anthropogenic drivers. In the coming centuries, reefs will run the gauntlet of climate change, and rising temperatures will transform them into new configurations, unlike anything observed previously by humans. Returning reefs to past configurations is no longer an option. Instead, the global challenge is to steer reefs through the Anthropocene era in a way that maintains their biological functions. Successful navigation of this transition will require radical changes in the science, management and governance of coral reefs.&quot;,&quot;container-title&quot;:&quot;Nature&quot;,&quot;DOI&quot;:&quot;10.1038/nature22901&quot;,&quot;ISSN&quot;:&quot;1476-4687&quot;,&quot;issue&quot;:&quot;7656&quot;,&quot;language&quot;:&quot;en&quot;,&quot;page&quot;:&quot;82-90&quot;,&quot;source&quot;:&quot;www.nature.com&quot;,&quot;title&quot;:&quot;Coral reefs in the Anthropocene&quot;,&quot;URL&quot;:&quot;https://www.nature.com/articles/nature22901&quot;,&quot;volume&quot;:&quot;546&quot;,&quot;author&quot;:[{&quot;family&quot;:&quot;Hughes&quot;,&quot;given&quot;:&quot;Terry P.&quot;},{&quot;family&quot;:&quot;Barnes&quot;,&quot;given&quot;:&quot;Michele L.&quot;},{&quot;family&quot;:&quot;Bellwood&quot;,&quot;given&quot;:&quot;David R.&quot;},{&quot;family&quot;:&quot;Cinner&quot;,&quot;given&quot;:&quot;Joshua E.&quot;},{&quot;family&quot;:&quot;Cumming&quot;,&quot;given&quot;:&quot;Graeme S.&quot;},{&quot;family&quot;:&quot;Jackson&quot;,&quot;given&quot;:&quot;Jeremy B. C.&quot;},{&quot;family&quot;:&quot;Kleypas&quot;,&quot;given&quot;:&quot;Joanie&quot;},{&quot;family&quot;:&quot;Leemput&quot;,&quot;given&quot;:&quot;Ingrid A.&quot;,&quot;non-dropping-particle&quot;:&quot;van de&quot;},{&quot;family&quot;:&quot;Lough&quot;,&quot;given&quot;:&quot;Janice M.&quot;},{&quot;family&quot;:&quot;Morrison&quot;,&quot;given&quot;:&quot;Tiffany H.&quot;},{&quot;family&quot;:&quot;Palumbi&quot;,&quot;given&quot;:&quot;Stephen R.&quot;},{&quot;family&quot;:&quot;Nes&quot;,&quot;given&quot;:&quot;Egbert H.&quot;,&quot;non-dropping-particle&quot;:&quot;van&quot;},{&quot;family&quot;:&quot;Scheffer&quot;,&quot;given&quot;:&quot;Marten&quot;}],&quot;accessed&quot;:{&quot;date-parts&quot;:[[&quot;2019&quot;,11,27]]},&quot;issued&quot;:{&quot;date-parts&quot;:[[&quot;2017&quot;,6]]}}},{&quot;id&quot;:810,&quot;uris&quot;:[&quot;http://zotero.org/users/5871544/items/KQ3WJX5T&quot;],&quot;uri&quot;:[&quot;http://zotero.org/users/5871544/items/KQ3WJX5T&quot;],&quot;itemData&quot;:{&quot;id&quot;:810,&quot;type&quot;:&quot;article-journal&quot;,&quot;abstract&quot;:&quot;Coral bleaching is generally linked to higher sea temperatures, but there may be geographic variation in this effect. Here, in a synthesis of global coral bleaching data, the authors show that bleaching probability is highest at mid-latitude sites despite equivalent thermal stress at equatorial sites.&quot;,&quot;container-title&quot;:&quot;Nature Communications&quot;,&quot;DOI&quot;:&quot;10.1038/s41467-019-09238-2&quot;,&quot;ISSN&quot;:&quot;2041-1723&quot;,&quot;issue&quot;:&quot;1&quot;,&quot;language&quot;:&quot;en&quot;,&quot;note&quot;:&quot;number: 1\npublisher: Nature Publishing Group&quot;,&quot;page&quot;:&quot;1-5&quot;,&quot;source&quot;:&quot;www.nature.com&quot;,&quot;title&quot;:&quot;A global analysis of coral bleaching over the past two decades&quot;,&quot;URL&quot;:&quot;https://www.nature.com/articles/s41467-019-09238-2&quot;,&quot;volume&quot;:&quot;10&quot;,&quot;author&quot;:[{&quot;family&quot;:&quot;Sully&quot;,&quot;given&quot;:&quot;S.&quot;},{&quot;family&quot;:&quot;Burkepile&quot;,&quot;given&quot;:&quot;D. E.&quot;},{&quot;family&quot;:&quot;Donovan&quot;,&quot;given&quot;:&quot;M. K.&quot;},{&quot;family&quot;:&quot;Hodgson&quot;,&quot;given&quot;:&quot;G.&quot;},{&quot;family&quot;:&quot;Woesik&quot;,&quot;given&quot;:&quot;R.&quot;,&quot;non-dropping-particle&quot;:&quot;van&quot;}],&quot;accessed&quot;:{&quot;date-parts&quot;:[[&quot;2020&quot;,3,9]]},&quot;issued&quot;:{&quot;date-parts&quot;:[[&quot;2019&quot;,3,20]]}}}],&quot;schema&quot;:&quot;https://github.com/citation-style-language/schema/raw/master/csl-citation.json&quot;} RNDREfmAtlKJo"/>(Burrows et al. 2011; Hughes et al. 2017; Sully et al. 2019)<text:reference-mark-end text:name="ZOTERO_ITEM CSL_CITATION {&quot;citationID&quot;:&quot;F5yVyCHf&quot;,&quot;properties&quot;:{&quot;formattedCitation&quot;:&quot;(Burrows et al. 2011; Hughes et al. 2017; Sully et al. 2019)&quot;,&quot;plainCitation&quot;:&quot;(Burrows et al. 2011; Hughes et al. 2017; Sully et al. 2019)&quot;,&quot;noteIndex&quot;:0},&quot;citationItems&quot;:[{&quot;id&quot;:806,&quot;uris&quot;:[&quot;http://zotero.org/users/5871544/items/5DHQU3VE&quot;],&quot;uri&quot;:[&quot;http://zotero.org/users/5871544/items/5DHQU3VE&quot;],&quot;itemData&quot;:{&quot;id&quot;:806,&quot;type&quot;:&quot;article-journal&quot;,&quot;abstract&quot;:&quot;Climate change challenges organisms to adapt or move to track changes in environments in space and time. We used two measures of thermal shifts from analyses of global temperatures over the past 50 years to describe the pace of climate change that species should track: the velocity of climate change (geographic shifts of isotherms over time) and the shift in seasonal timing of temperatures. Both measures are higher in the ocean than on land at some latitudes, despite slower ocean warming. These indices give a complex mosaic of predicted range shifts and phenology changes that deviate from simple poleward migration and earlier springs or later falls. They also emphasize potential conservation concerns, because areas of high marine biodiversity often have greater velocities of climate change and seasonal shifts.\nEcologically relevant measures of contemporary global climate change can predict species distributions and vulnerabilities.\nEcologically relevant measures of contemporary global climate change can predict species distributions and vulnerabilities.&quot;,&quot;container-title&quot;:&quot;Science&quot;,&quot;DOI&quot;:&quot;10.1126/science.1210288&quot;,&quot;ISSN&quot;:&quot;0036-8075, 1095-9203&quot;,&quot;issue&quot;:&quot;6056&quot;,&quot;language&quot;:&quot;en&quot;,&quot;note&quot;:&quot;publisher: American Association for the Advancement of Science\nsection: Report\nPMID: 22053045&quot;,&quot;page&quot;:&quot;652-655&quot;,&quot;source&quot;:&quot;science.sciencemag.org&quot;,&quot;title&quot;:&quot;The Pace of Shifting Climate in Marine and Terrestrial Ecosystems&quot;,&quot;URL&quot;:&quot;https://science.sciencemag.org/content/334/6056/652&quot;,&quot;volume&quot;:&quot;334&quot;,&quot;author&quot;:[{&quot;family&quot;:&quot;Burrows&quot;,&quot;given&quot;:&quot;Michael T.&quot;},{&quot;family&quot;:&quot;Schoeman&quot;,&quot;given&quot;:&quot;David S.&quot;},{&quot;family&quot;:&quot;Buckley&quot;,&quot;given&quot;:&quot;Lauren B.&quot;},{&quot;family&quot;:&quot;Moore&quot;,&quot;given&quot;:&quot;Pippa&quot;},{&quot;family&quot;:&quot;Poloczanska&quot;,&quot;given&quot;:&quot;Elvira S.&quot;},{&quot;family&quot;:&quot;Brander&quot;,&quot;given&quot;:&quot;Keith M.&quot;},{&quot;family&quot;:&quot;Brown&quot;,&quot;given&quot;:&quot;Chris&quot;},{&quot;family&quot;:&quot;Bruno&quot;,&quot;given&quot;:&quot;John F.&quot;},{&quot;family&quot;:&quot;Duarte&quot;,&quot;given&quot;:&quot;Carlos M.&quot;},{&quot;family&quot;:&quot;Halpern&quot;,&quot;given&quot;:&quot;Benjamin S.&quot;},{&quot;family&quot;:&quot;Holding&quot;,&quot;given&quot;:&quot;Johnna&quot;},{&quot;family&quot;:&quot;Kappel&quot;,&quot;given&quot;:&quot;Carrie V.&quot;},{&quot;family&quot;:&quot;Kiessling&quot;,&quot;given&quot;:&quot;Wolfgang&quot;},{&quot;family&quot;:&quot;O’Connor&quot;,&quot;given&quot;:&quot;Mary I.&quot;},{&quot;family&quot;:&quot;Pandolfi&quot;,&quot;given&quot;:&quot;John M.&quot;},{&quot;family&quot;:&quot;Parmesan&quot;,&quot;given&quot;:&quot;Camille&quot;},{&quot;family&quot;:&quot;Schwing&quot;,&quot;given&quot;:&quot;Franklin B.&quot;},{&quot;family&quot;:&quot;Sydeman&quot;,&quot;given&quot;:&quot;William J.&quot;},{&quot;family&quot;:&quot;Richardson&quot;,&quot;given&quot;:&quot;Anthony J.&quot;}],&quot;accessed&quot;:{&quot;date-parts&quot;:[[&quot;2020&quot;,3,9]]},&quot;issued&quot;:{&quot;date-parts&quot;:[[&quot;2011&quot;,11,4]]}}},{&quot;id&quot;:412,&quot;uris&quot;:[&quot;http://zotero.org/users/5871544/items/V3PUGWNK&quot;],&quot;uri&quot;:[&quot;http://zotero.org/users/5871544/items/V3PUGWNK&quot;],&quot;itemData&quot;:{&quot;id&quot;:412,&quot;type&quot;:&quot;article-journal&quot;,&quot;abstract&quot;:&quot;Coral reefs support immense biodiversity and provide important ecosystem services to many millions of people. Yet reefs are degrading rapidly in response to numerous anthropogenic drivers. In the coming centuries, reefs will run the gauntlet of climate change, and rising temperatures will transform them into new configurations, unlike anything observed previously by humans. Returning reefs to past configurations is no longer an option. Instead, the global challenge is to steer reefs through the Anthropocene era in a way that maintains their biological functions. Successful navigation of this transition will require radical changes in the science, management and governance of coral reefs.&quot;,&quot;container-title&quot;:&quot;Nature&quot;,&quot;DOI&quot;:&quot;10.1038/nature22901&quot;,&quot;ISSN&quot;:&quot;1476-4687&quot;,&quot;issue&quot;:&quot;7656&quot;,&quot;language&quot;:&quot;en&quot;,&quot;page&quot;:&quot;82-90&quot;,&quot;source&quot;:&quot;www.nature.com&quot;,&quot;title&quot;:&quot;Coral reefs in the Anthropocene&quot;,&quot;URL&quot;:&quot;https://www.nature.com/articles/nature22901&quot;,&quot;volume&quot;:&quot;546&quot;,&quot;author&quot;:[{&quot;family&quot;:&quot;Hughes&quot;,&quot;given&quot;:&quot;Terry P.&quot;},{&quot;family&quot;:&quot;Barnes&quot;,&quot;given&quot;:&quot;Michele L.&quot;},{&quot;family&quot;:&quot;Bellwood&quot;,&quot;given&quot;:&quot;David R.&quot;},{&quot;family&quot;:&quot;Cinner&quot;,&quot;given&quot;:&quot;Joshua E.&quot;},{&quot;family&quot;:&quot;Cumming&quot;,&quot;given&quot;:&quot;Graeme S.&quot;},{&quot;family&quot;:&quot;Jackson&quot;,&quot;given&quot;:&quot;Jeremy B. C.&quot;},{&quot;family&quot;:&quot;Kleypas&quot;,&quot;given&quot;:&quot;Joanie&quot;},{&quot;family&quot;:&quot;Leemput&quot;,&quot;given&quot;:&quot;Ingrid A.&quot;,&quot;non-dropping-particle&quot;:&quot;van de&quot;},{&quot;family&quot;:&quot;Lough&quot;,&quot;given&quot;:&quot;Janice M.&quot;},{&quot;family&quot;:&quot;Morrison&quot;,&quot;given&quot;:&quot;Tiffany H.&quot;},{&quot;family&quot;:&quot;Palumbi&quot;,&quot;given&quot;:&quot;Stephen R.&quot;},{&quot;family&quot;:&quot;Nes&quot;,&quot;given&quot;:&quot;Egbert H.&quot;,&quot;non-dropping-particle&quot;:&quot;van&quot;},{&quot;family&quot;:&quot;Scheffer&quot;,&quot;given&quot;:&quot;Marten&quot;}],&quot;accessed&quot;:{&quot;date-parts&quot;:[[&quot;2019&quot;,11,27]]},&quot;issued&quot;:{&quot;date-parts&quot;:[[&quot;2017&quot;,6]]}}},{&quot;id&quot;:810,&quot;uris&quot;:[&quot;http://zotero.org/users/5871544/items/KQ3WJX5T&quot;],&quot;uri&quot;:[&quot;http://zotero.org/users/5871544/items/KQ3WJX5T&quot;],&quot;itemData&quot;:{&quot;id&quot;:810,&quot;type&quot;:&quot;article-journal&quot;,&quot;abstract&quot;:&quot;Coral bleaching is generally linked to higher sea temperatures, but there may be geographic variation in this effect. Here, in a synthesis of global coral bleaching data, the authors show that bleaching probability is highest at mid-latitude sites despite equivalent thermal stress at equatorial sites.&quot;,&quot;container-title&quot;:&quot;Nature Communications&quot;,&quot;DOI&quot;:&quot;10.1038/s41467-019-09238-2&quot;,&quot;ISSN&quot;:&quot;2041-1723&quot;,&quot;issue&quot;:&quot;1&quot;,&quot;language&quot;:&quot;en&quot;,&quot;note&quot;:&quot;number: 1\npublisher: Nature Publishing Group&quot;,&quot;page&quot;:&quot;1-5&quot;,&quot;source&quot;:&quot;www.nature.com&quot;,&quot;title&quot;:&quot;A global analysis of coral bleaching over the past two decades&quot;,&quot;URL&quot;:&quot;https://www.nature.com/articles/s41467-019-09238-2&quot;,&quot;volume&quot;:&quot;10&quot;,&quot;author&quot;:[{&quot;family&quot;:&quot;Sully&quot;,&quot;given&quot;:&quot;S.&quot;},{&quot;family&quot;:&quot;Burkepile&quot;,&quot;given&quot;:&quot;D. E.&quot;},{&quot;family&quot;:&quot;Donovan&quot;,&quot;given&quot;:&quot;M. K.&quot;},{&quot;family&quot;:&quot;Hodgson&quot;,&quot;given&quot;:&quot;G.&quot;},{&quot;family&quot;:&quot;Woesik&quot;,&quot;given&quot;:&quot;R.&quot;,&quot;non-dropping-particle&quot;:&quot;van&quot;}],&quot;accessed&quot;:{&quot;date-parts&quot;:[[&quot;2020&quot;,3,9]]},&quot;issued&quot;:{&quot;date-parts&quot;:[[&quot;2019&quot;,3,20]]}}}],&quot;schema&quot;:&quot;https://github.com/citation-style-language/schema/raw/master/csl-citation.json&quot;} RNDREfmAtlKJo"/></text:p>
      <text:p text:style-name="P17"><text:reference-mark-start text:name="ZOTERO_ITEM CSL_CITATION {&quot;citationID&quot;:&quot;NdDzO22U&quot;,&quot;properties&quot;:{&quot;formattedCitation&quot;:&quot;(Graham and Nash 2013; Magel et al. 2019)&quot;,&quot;plainCitation&quot;:&quot;(Graham and Nash 2013; Magel et al. 2019)&quot;,&quot;noteIndex&quot;:0},&quot;citationItems&quot;:[{&quot;id&quot;:818,&quot;uris&quot;:[&quot;http://zotero.org/users/5871544/items/69YJEDP5&quot;],&quot;uri&quot;:[&quot;http://zotero.org/users/5871544/items/69YJEDP5&quot;],&quot;itemData&quot;:{&quot;id&quot;:818,&quot;type&quot;:&quot;article-journal&quot;,&quot;abstract&quot;:&quot;The importance of structural complexity in coral reefs has come to the fore with the global degradation of reef condition; however, the limited scale and replication of many studies have restricted our understanding of the role of complexity in the ecosystem. We qualitatively and quantitatively (where sufficient standardised data were available) assess the literature regarding the role of structural complexity in coral reef ecosystems. A rapidly increasing number of publications have studied the role of complexity in reef ecosystems over the past four decades, with a concomitant increase in the diversity of methods used to quantify structure. Quantitative analyses of existing data indicate a strong negative relationship between structural complexity and algal cover, which may reflect the important role complexity plays in enhancing herbivory by reef fishes. The cover of total live coral and branching coral was positively correlated with structural complexity. These habitat attributes may be creating much of the structure, resulting in a collinear relationship; however, there is also evidence of enhanced coral recovery from disturbances where structural complexity is high. Urchin densities were negatively correlated with structural complexity; a relationship that may be driven by urchins eroding reef structure or by their gregarious behaviour when in open space. There was a strong positive relationship between structural complexity and fish density and biomass, likely mediated through density-dependent competition and refuge from predation. More variable responses were found when assessing individual fish families, with all families examined displaying a positive relationship to structural complexity, but only half of these relationships were significant. Although only corroborated with qualitative data, structural complexity also seems to have a positive effect on two ecosystem services: tourism and shoreline protection. Clearly, structural complexity is an integral component of coral reef ecosystems, and it should be incorporated into monitoring programs and management objectives.&quot;,&quot;container-title&quot;:&quot;Coral Reefs&quot;,&quot;DOI&quot;:&quot;10.1007/s00338-012-0984-y&quot;,&quot;ISSN&quot;:&quot;1432-0975&quot;,&quot;issue&quot;:&quot;2&quot;,&quot;journalAbbreviation&quot;:&quot;Coral Reefs&quot;,&quot;language&quot;:&quot;en&quot;,&quot;page&quot;:&quot;315-326&quot;,&quot;source&quot;:&quot;Springer Link&quot;,&quot;title&quot;:&quot;The importance of structural complexity in coral reef ecosystems&quot;,&quot;URL&quot;:&quot;https://doi.org/10.1007/s00338-012-0984-y&quot;,&quot;volume&quot;:&quot;32&quot;,&quot;author&quot;:[{&quot;family&quot;:&quot;Graham&quot;,&quot;given&quot;:&quot;N. A. J.&quot;},{&quot;family&quot;:&quot;Nash&quot;,&quot;given&quot;:&quot;K. L.&quot;}],&quot;accessed&quot;:{&quot;date-parts&quot;:[[&quot;2020&quot;,3,9]]},&quot;issued&quot;:{&quot;date-parts&quot;:[[&quot;2013&quot;,6,1]]}}},{&quot;id&quot;:815,&quot;uris&quot;:[&quot;http://zotero.org/users/5871544/items/KP9WHBYZ&quot;],&quot;uri&quot;:[&quot;http://zotero.org/users/5871544/items/KP9WHBYZ&quot;],&quot;itemData&quot;:{&quot;id&quot;:815,&quot;type&quot;:&quot;article-journal&quot;,&quot;abstract&quot;:&quot;Structural complexity underpins the ecological functioning of coral reefs. However, rising ocean temperatures and associated coral bleaching threaten the structural integrity of these important ecosystems. Despite the increased frequency of coral bleaching events, few studies to date have examined changes in three-dimensional (3D) reef structural complexity following severe bleaching. The influence of local stressors on reef complexity also remains poorly understood. In the wake of the 2015-2016 El Niño-induced mass coral bleaching event, we quantified the effects of severe heat stress on 3D reef structural complexity across a gradient of local human disturbance. Using Structure-from-Motion photogrammetry we created 3D reconstructions of permanent reef plots and observed substantial declines in reef structural complexity, measured as surface rugosity and terrain ruggedness, and a detectable loss of habitat volume one year after the bleaching event. 3D reef complexity also declined with increasing levels of human disturbance, and with decreasing densities of branching and massive corals. These findings improve our understanding of the effects of local and global stressors on the structural foundation of coral reef ecosystems. In the face of accelerating climate change, mitigating local stressors may increase reef structural complexity, thereby heightening reef resilience to future bleaching events.&quot;,&quot;container-title&quot;:&quot;Scientific Reports&quot;,&quot;DOI&quot;:&quot;10.1038/s41598-018-37713-1&quot;,&quot;ISSN&quot;:&quot;2045-2322&quot;,&quot;issue&quot;:&quot;1&quot;,&quot;language&quot;:&quot;en&quot;,&quot;note&quot;:&quot;number: 1\npublisher: Nature Publishing Group&quot;,&quot;page&quot;:&quot;1-12&quot;,&quot;source&quot;:&quot;www.nature.com&quot;,&quot;title&quot;:&quot;Effects of bleaching-associated mass coral mortality on reef structural complexity across a gradient of local disturbance&quot;,&quot;URL&quot;:&quot;https://www.nature.com/articles/s41598-018-37713-1&quot;,&quot;volume&quot;:&quot;9&quot;,&quot;author&quot;:[{&quot;family&quot;:&quot;Magel&quot;,&quot;given&quot;:&quot;Jennifer M. T.&quot;},{&quot;family&quot;:&quot;Burns&quot;,&quot;given&quot;:&quot;John H. R.&quot;},{&quot;family&quot;:&quot;Gates&quot;,&quot;given&quot;:&quot;Ruth D.&quot;},{&quot;family&quot;:&quot;Baum&quot;,&quot;given&quot;:&quot;Julia K.&quot;}],&quot;accessed&quot;:{&quot;date-parts&quot;:[[&quot;2020&quot;,3,9]]},&quot;issued&quot;:{&quot;date-parts&quot;:[[&quot;2019&quot;,2,21]]}}}],&quot;schema&quot;:&quot;https://github.com/citation-style-language/schema/raw/master/csl-citation.json&quot;} RNDIrxo7Q4fpl"/>(Graham and Nash 2013; Magel et al. 2019)<text:reference-mark-end text:name="ZOTERO_ITEM CSL_CITATION {&quot;citationID&quot;:&quot;NdDzO22U&quot;,&quot;properties&quot;:{&quot;formattedCitation&quot;:&quot;(Graham and Nash 2013; Magel et al. 2019)&quot;,&quot;plainCitation&quot;:&quot;(Graham and Nash 2013; Magel et al. 2019)&quot;,&quot;noteIndex&quot;:0},&quot;citationItems&quot;:[{&quot;id&quot;:818,&quot;uris&quot;:[&quot;http://zotero.org/users/5871544/items/69YJEDP5&quot;],&quot;uri&quot;:[&quot;http://zotero.org/users/5871544/items/69YJEDP5&quot;],&quot;itemData&quot;:{&quot;id&quot;:818,&quot;type&quot;:&quot;article-journal&quot;,&quot;abstract&quot;:&quot;The importance of structural complexity in coral reefs has come to the fore with the global degradation of reef condition; however, the limited scale and replication of many studies have restricted our understanding of the role of complexity in the ecosystem. We qualitatively and quantitatively (where sufficient standardised data were available) assess the literature regarding the role of structural complexity in coral reef ecosystems. A rapidly increasing number of publications have studied the role of complexity in reef ecosystems over the past four decades, with a concomitant increase in the diversity of methods used to quantify structure. Quantitative analyses of existing data indicate a strong negative relationship between structural complexity and algal cover, which may reflect the important role complexity plays in enhancing herbivory by reef fishes. The cover of total live coral and branching coral was positively correlated with structural complexity. These habitat attributes may be creating much of the structure, resulting in a collinear relationship; however, there is also evidence of enhanced coral recovery from disturbances where structural complexity is high. Urchin densities were negatively correlated with structural complexity; a relationship that may be driven by urchins eroding reef structure or by their gregarious behaviour when in open space. There was a strong positive relationship between structural complexity and fish density and biomass, likely mediated through density-dependent competition and refuge from predation. More variable responses were found when assessing individual fish families, with all families examined displaying a positive relationship to structural complexity, but only half of these relationships were significant. Although only corroborated with qualitative data, structural complexity also seems to have a positive effect on two ecosystem services: tourism and shoreline protection. Clearly, structural complexity is an integral component of coral reef ecosystems, and it should be incorporated into monitoring programs and management objectives.&quot;,&quot;container-title&quot;:&quot;Coral Reefs&quot;,&quot;DOI&quot;:&quot;10.1007/s00338-012-0984-y&quot;,&quot;ISSN&quot;:&quot;1432-0975&quot;,&quot;issue&quot;:&quot;2&quot;,&quot;journalAbbreviation&quot;:&quot;Coral Reefs&quot;,&quot;language&quot;:&quot;en&quot;,&quot;page&quot;:&quot;315-326&quot;,&quot;source&quot;:&quot;Springer Link&quot;,&quot;title&quot;:&quot;The importance of structural complexity in coral reef ecosystems&quot;,&quot;URL&quot;:&quot;https://doi.org/10.1007/s00338-012-0984-y&quot;,&quot;volume&quot;:&quot;32&quot;,&quot;author&quot;:[{&quot;family&quot;:&quot;Graham&quot;,&quot;given&quot;:&quot;N. A. J.&quot;},{&quot;family&quot;:&quot;Nash&quot;,&quot;given&quot;:&quot;K. L.&quot;}],&quot;accessed&quot;:{&quot;date-parts&quot;:[[&quot;2020&quot;,3,9]]},&quot;issued&quot;:{&quot;date-parts&quot;:[[&quot;2013&quot;,6,1]]}}},{&quot;id&quot;:815,&quot;uris&quot;:[&quot;http://zotero.org/users/5871544/items/KP9WHBYZ&quot;],&quot;uri&quot;:[&quot;http://zotero.org/users/5871544/items/KP9WHBYZ&quot;],&quot;itemData&quot;:{&quot;id&quot;:815,&quot;type&quot;:&quot;article-journal&quot;,&quot;abstract&quot;:&quot;Structural complexity underpins the ecological functioning of coral reefs. However, rising ocean temperatures and associated coral bleaching threaten the structural integrity of these important ecosystems. Despite the increased frequency of coral bleaching events, few studies to date have examined changes in three-dimensional (3D) reef structural complexity following severe bleaching. The influence of local stressors on reef complexity also remains poorly understood. In the wake of the 2015-2016 El Niño-induced mass coral bleaching event, we quantified the effects of severe heat stress on 3D reef structural complexity across a gradient of local human disturbance. Using Structure-from-Motion photogrammetry we created 3D reconstructions of permanent reef plots and observed substantial declines in reef structural complexity, measured as surface rugosity and terrain ruggedness, and a detectable loss of habitat volume one year after the bleaching event. 3D reef complexity also declined with increasing levels of human disturbance, and with decreasing densities of branching and massive corals. These findings improve our understanding of the effects of local and global stressors on the structural foundation of coral reef ecosystems. In the face of accelerating climate change, mitigating local stressors may increase reef structural complexity, thereby heightening reef resilience to future bleaching events.&quot;,&quot;container-title&quot;:&quot;Scientific Reports&quot;,&quot;DOI&quot;:&quot;10.1038/s41598-018-37713-1&quot;,&quot;ISSN&quot;:&quot;2045-2322&quot;,&quot;issue&quot;:&quot;1&quot;,&quot;language&quot;:&quot;en&quot;,&quot;note&quot;:&quot;number: 1\npublisher: Nature Publishing Group&quot;,&quot;page&quot;:&quot;1-12&quot;,&quot;source&quot;:&quot;www.nature.com&quot;,&quot;title&quot;:&quot;Effects of bleaching-associated mass coral mortality on reef structural complexity across a gradient of local disturbance&quot;,&quot;URL&quot;:&quot;https://www.nature.com/articles/s41598-018-37713-1&quot;,&quot;volume&quot;:&quot;9&quot;,&quot;author&quot;:[{&quot;family&quot;:&quot;Magel&quot;,&quot;given&quot;:&quot;Jennifer M. T.&quot;},{&quot;family&quot;:&quot;Burns&quot;,&quot;given&quot;:&quot;John H. R.&quot;},{&quot;family&quot;:&quot;Gates&quot;,&quot;given&quot;:&quot;Ruth D.&quot;},{&quot;family&quot;:&quot;Baum&quot;,&quot;given&quot;:&quot;Julia K.&quot;}],&quot;accessed&quot;:{&quot;date-parts&quot;:[[&quot;2020&quot;,3,9]]},&quot;issued&quot;:{&quot;date-parts&quot;:[[&quot;2019&quot;,2,21]]}}}],&quot;schema&quot;:&quot;https://github.com/citation-style-language/schema/raw/master/csl-citation.json&quot;} RNDIrxo7Q4fpl"/></text:p>
      <text:p text:style-name="P17"><text:reference-mark-start text:name="ZOTERO_ITEM CSL_CITATION {&quot;citationID&quot;:&quot;DSyN8fa4&quot;,&quot;properties&quot;:{&quot;formattedCitation&quot;:&quot;(Pecl et al. 2017)&quot;,&quot;plainCitation&quot;:&quot;(Pecl et al. 2017)&quot;,&quot;noteIndex&quot;:0},&quot;citationItems&quot;:[{&quot;id&quot;:819,&quot;uris&quot;:[&quot;http://zotero.org/users/5871544/items/G5QA32WB&quot;],&quot;uri&quot;:[&quot;http://zotero.org/users/5871544/items/G5QA32WB&quot;],&quot;itemData&quot;:{&quot;id&quot;:819,&quot;type&quot;:&quot;article-journal&quot;,&quot;abstract&quot;:&quot;Consequences of shifting species distributions\nClimate change is causing geographical redistribution of plant and animal species globally. These distributional shifts are leading to new ecosystems and ecological communities, changes that will affect human society. Pecl et al. review these current and future impacts and assess their implications for sustainable development goals.\nScience, this issue p. eaai9214\nStructured Abstract\nBACKGROUNDThe success of human societies depends intimately on the living components of natural and managed systems. Although the geographical range limits of species are dynamic and fluctuate over time, climate change is impelling a universal redistribution of life on Earth. For marine, freshwater, and terrestrial species alike, the first response to changing climate is often a shift in location, to stay within preferred environmental conditions. At the cooler extremes of their distributions, species are moving poleward, whereas range limits are contracting at the warmer range edge, where temperatures are no longer tolerable. On land, species are also moving to cooler, higher elevations; in the ocean, they are moving to colder water at greater depths. Because different species respond at different rates and to varying degrees, key interactions among species are often disrupted, and new interactions develop. These idiosyncrasies can result in novel biotic communities and rapid changes in ecosystem functioning, with pervasive and sometimes unexpected consequences that propagate through and affect both biological and human communities.\nADVANCESAt a time when the world is anticipating unprecedented increases in human population growth and demands, the ability of natural ecosystems to deliver ecosystem services is being challenged by the largest climate-driven global redistribution of species since the Last Glacial Maximum. We demonstrate the serious consequences of this species redistribution for economic development, livelihoods, food security, human health, and culture, and we document feedbacks on climate itself. As with other impacts of climate change, species range shifts will leave “winners” and “losers” in their wake, radically reshaping the pattern of human well-being between regions and different sectors and potentially leading to substantial conflict. The pervasive impacts of changes in species distribution transcend single systems or dimensions, with feedbacks and linkages between multiple interacting scales and through whole ecosystems, inclusive of humans. We argue that the negative effects of climate change cannot be adequately anticipated or prepared for unless species responses are explicitly included in decision-making and global strategic frameworks.\nOUTLOOKDespite mounting evidence for the pervasive and substantial impacts of a climate-driven redistribution of Earth’s species, current global goals, policies, and international agreements fail to account for these effects. With the predicted intensification of species movements and their diverse societal and environmental impacts, awareness of species “on the move” should be incorporated into local, regional, and global assessments as standard practice. This will raise hope that future targets—whether they be global sustainability goals, plans for regional biodiversity maintenance, or local fishing or forestry harvest strategies—can be achievable and that society is prepared for a world of universal ecological change. Human society has yet to appreciate the implications of unprecedented species redistribution for life on Earth, including for human lives. Even if greenhouse gas emissions stopped today, the responses required in human systems to adapt to the most serious effects of climate-driven species redistribution would be massive. Meeting these challenges requires governance that can anticipate and adapt to changing conditions, as well as minimize negative consequences. &lt;img class=\&quot;fragment-image\&quot; aria-describedby=\&quot;F1-caption\&quot; src=\&quot;https://science.sciencemag.org/content/sci/355/6332/eaai9214/F1.medium.gif\&quot;/&gt; Download high-res image Open in new tab Download Powerpoint As the global climate changes, human well-being, ecosystem function, and even climate itself are increasingly affected by the shifting geography of life.Climate-driven changes in species distributions, or range shifts, affect human well-being both directly (for example, through emerging diseases and changes in food supply) and indirectly (by degrading ecosystem health). Some range shifts even create feedbacks (positive or negative) on the climate system, altering the pace of climate change.\nDistributions of Earth’s species are changing at accelerating rates, increasingly driven by human-mediated climate change. Such changes are already altering the composition of ecological communities, but beyond conservation of natural systems, how and why does this matter? We review evidence that climate-driven species redistribution at regional to global scales affects ecosystem functioning, human well-being, and the dynamics of climate change itself. Production of natural resources required for food security, patterns of disease transmission, and processes of carbon sequestration are all altered by changes in species distribution. Consideration of these effects of biodiversity redistribution is critical yet lacking in most mitigation and adaptation strategies, including the United Nation’s Sustainable Development Goals.&quot;,&quot;container-title&quot;:&quot;Science&quot;,&quot;DOI&quot;:&quot;10.1126/science.aai9214&quot;,&quot;ISSN&quot;:&quot;0036-8075, 1095-9203&quot;,&quot;issue&quot;:&quot;6332&quot;,&quot;language&quot;:&quot;en&quot;,&quot;note&quot;:&quot;publisher: American Association for the Advancement of Science\nsection: Review\nPMID: 28360268&quot;,&quot;source&quot;:&quot;science.sciencemag.org&quot;,&quot;title&quot;:&quot;Biodiversity redistribution under climate change: Impacts on ecosystems and human well-being&quot;,&quot;title-short&quot;:&quot;Biodiversity redistribution under climate change&quot;,&quot;URL&quot;:&quot;https://science.sciencemag.org/content/355/6332/eaai9214&quot;,&quot;volume&quot;:&quot;355&quot;,&quot;author&quot;:[{&quot;family&quot;:&quot;Pecl&quot;,&quot;given&quot;:&quot;Gretta T.&quot;},{&quot;family&quot;:&quot;Araújo&quot;,&quot;given&quot;:&quot;Miguel B.&quot;},{&quot;family&quot;:&quot;Bell&quot;,&quot;given&quot;:&quot;Johann D.&quot;},{&quot;family&quot;:&quot;Blanchard&quot;,&quot;given&quot;:&quot;Julia&quot;},{&quot;family&quot;:&quot;Bonebrake&quot;,&quot;given&quot;:&quot;Timothy C.&quot;},{&quot;family&quot;:&quot;Chen&quot;,&quot;given&quot;:&quot;I.-Ching&quot;},{&quot;family&quot;:&quot;Clark&quot;,&quot;given&quot;:&quot;Timothy D.&quot;},{&quot;family&quot;:&quot;Colwell&quot;,&quot;given&quot;:&quot;Robert K.&quot;},{&quot;family&quot;:&quot;Danielsen&quot;,&quot;given&quot;:&quot;Finn&quot;},{&quot;family&quot;:&quot;Evengård&quot;,&quot;given&quot;:&quot;Birgitta&quot;},{&quot;family&quot;:&quot;Falconi&quot;,&quot;given&quot;:&quot;Lorena&quot;},{&quot;family&quot;:&quot;Ferrier&quot;,&quot;given&quot;:&quot;Simon&quot;},{&quot;family&quot;:&quot;Frusher&quot;,&quot;given&quot;:&quot;Stewart&quot;},{&quot;family&quot;:&quot;Garcia&quot;,&quot;given&quot;:&quot;Raquel A.&quot;},{&quot;family&quot;:&quot;Griffis&quot;,&quot;given&quot;:&quot;Roger B.&quot;},{&quot;family&quot;:&quot;Hobday&quot;,&quot;given&quot;:&quot;Alistair J.&quot;},{&quot;family&quot;:&quot;Janion-Scheepers&quot;,&quot;given&quot;:&quot;Charlene&quot;},{&quot;family&quot;:&quot;Jarzyna&quot;,&quot;given&quot;:&quot;Marta A.&quot;},{&quot;family&quot;:&quot;Jennings&quot;,&quot;given&quot;:&quot;Sarah&quot;},{&quot;family&quot;:&quot;Lenoir&quot;,&quot;given&quot;:&quot;Jonathan&quot;},{&quot;family&quot;:&quot;Linnetved&quot;,&quot;given&quot;:&quot;Hlif I.&quot;},{&quot;family&quot;:&quot;Martin&quot;,&quot;given&quot;:&quot;Victoria Y.&quot;},{&quot;family&quot;:&quot;McCormack&quot;,&quot;given&quot;:&quot;Phillipa C.&quot;},{&quot;family&quot;:&quot;McDonald&quot;,&quot;given&quot;:&quot;Jan&quot;},{&quot;family&quot;:&quot;Mitchell&quot;,&quot;given&quot;:&quot;Nicola J.&quot;},{&quot;family&quot;:&quot;Mustonen&quot;,&quot;given&quot;:&quot;Tero&quot;},{&quot;family&quot;:&quot;Pandolfi&quot;,&quot;given&quot;:&quot;John M.&quot;},{&quot;family&quot;:&quot;Pettorelli&quot;,&quot;given&quot;:&quot;Nathalie&quot;},{&quot;family&quot;:&quot;Popova&quot;,&quot;given&quot;:&quot;Ekaterina&quot;},{&quot;family&quot;:&quot;Robinson&quot;,&quot;given&quot;:&quot;Sharon A.&quot;},{&quot;family&quot;:&quot;Scheffers&quot;,&quot;given&quot;:&quot;Brett R.&quot;},{&quot;family&quot;:&quot;Shaw&quot;,&quot;given&quot;:&quot;Justine D.&quot;},{&quot;family&quot;:&quot;Sorte&quot;,&quot;given&quot;:&quot;Cascade J. B.&quot;},{&quot;family&quot;:&quot;Strugnell&quot;,&quot;given&quot;:&quot;Jan M.&quot;},{&quot;family&quot;:&quot;Sunday&quot;,&quot;given&quot;:&quot;Jennifer M.&quot;},{&quot;family&quot;:&quot;Tuanmu&quot;,&quot;given&quot;:&quot;Mao-Ning&quot;},{&quot;family&quot;:&quot;Vergés&quot;,&quot;given&quot;:&quot;Adriana&quot;},{&quot;family&quot;:&quot;Villanueva&quot;,&quot;given&quot;:&quot;Cecilia&quot;},{&quot;family&quot;:&quot;Wernberg&quot;,&quot;given&quot;:&quot;Thomas&quot;},{&quot;family&quot;:&quot;Wapstra&quot;,&quot;given&quot;:&quot;Erik&quot;},{&quot;family&quot;:&quot;Williams&quot;,&quot;given&quot;:&quot;Stephen E.&quot;}],&quot;accessed&quot;:{&quot;date-parts&quot;:[[&quot;2020&quot;,3,9]]},&quot;issued&quot;:{&quot;date-parts&quot;:[[&quot;2017&quot;,3,31]]}}}],&quot;schema&quot;:&quot;https://github.com/citation-style-language/schema/raw/master/csl-citation.json&quot;} RND5c5L8iPTSZ"/>(Pecl et al. 2017)<text:reference-mark-end text:name="ZOTERO_ITEM CSL_CITATION {&quot;citationID&quot;:&quot;DSyN8fa4&quot;,&quot;properties&quot;:{&quot;formattedCitation&quot;:&quot;(Pecl et al. 2017)&quot;,&quot;plainCitation&quot;:&quot;(Pecl et al. 2017)&quot;,&quot;noteIndex&quot;:0},&quot;citationItems&quot;:[{&quot;id&quot;:819,&quot;uris&quot;:[&quot;http://zotero.org/users/5871544/items/G5QA32WB&quot;],&quot;uri&quot;:[&quot;http://zotero.org/users/5871544/items/G5QA32WB&quot;],&quot;itemData&quot;:{&quot;id&quot;:819,&quot;type&quot;:&quot;article-journal&quot;,&quot;abstract&quot;:&quot;Consequences of shifting species distributions\nClimate change is causing geographical redistribution of plant and animal species globally. These distributional shifts are leading to new ecosystems and ecological communities, changes that will affect human society. Pecl et al. review these current and future impacts and assess their implications for sustainable development goals.\nScience, this issue p. eaai9214\nStructured Abstract\nBACKGROUNDThe success of human societies depends intimately on the living components of natural and managed systems. Although the geographical range limits of species are dynamic and fluctuate over time, climate change is impelling a universal redistribution of life on Earth. For marine, freshwater, and terrestrial species alike, the first response to changing climate is often a shift in location, to stay within preferred environmental conditions. At the cooler extremes of their distributions, species are moving poleward, whereas range limits are contracting at the warmer range edge, where temperatures are no longer tolerable. On land, species are also moving to cooler, higher elevations; in the ocean, they are moving to colder water at greater depths. Because different species respond at different rates and to varying degrees, key interactions among species are often disrupted, and new interactions develop. These idiosyncrasies can result in novel biotic communities and rapid changes in ecosystem functioning, with pervasive and sometimes unexpected consequences that propagate through and affect both biological and human communities.\nADVANCESAt a time when the world is anticipating unprecedented increases in human population growth and demands, the ability of natural ecosystems to deliver ecosystem services is being challenged by the largest climate-driven global redistribution of species since the Last Glacial Maximum. We demonstrate the serious consequences of this species redistribution for economic development, livelihoods, food security, human health, and culture, and we document feedbacks on climate itself. As with other impacts of climate change, species range shifts will leave “winners” and “losers” in their wake, radically reshaping the pattern of human well-being between regions and different sectors and potentially leading to substantial conflict. The pervasive impacts of changes in species distribution transcend single systems or dimensions, with feedbacks and linkages between multiple interacting scales and through whole ecosystems, inclusive of humans. We argue that the negative effects of climate change cannot be adequately anticipated or prepared for unless species responses are explicitly included in decision-making and global strategic frameworks.\nOUTLOOKDespite mounting evidence for the pervasive and substantial impacts of a climate-driven redistribution of Earth’s species, current global goals, policies, and international agreements fail to account for these effects. With the predicted intensification of species movements and their diverse societal and environmental impacts, awareness of species “on the move” should be incorporated into local, regional, and global assessments as standard practice. This will raise hope that future targets—whether they be global sustainability goals, plans for regional biodiversity maintenance, or local fishing or forestry harvest strategies—can be achievable and that society is prepared for a world of universal ecological change. Human society has yet to appreciate the implications of unprecedented species redistribution for life on Earth, including for human lives. Even if greenhouse gas emissions stopped today, the responses required in human systems to adapt to the most serious effects of climate-driven species redistribution would be massive. Meeting these challenges requires governance that can anticipate and adapt to changing conditions, as well as minimize negative consequences. &lt;img class=\&quot;fragment-image\&quot; aria-describedby=\&quot;F1-caption\&quot; src=\&quot;https://science.sciencemag.org/content/sci/355/6332/eaai9214/F1.medium.gif\&quot;/&gt; Download high-res image Open in new tab Download Powerpoint As the global climate changes, human well-being, ecosystem function, and even climate itself are increasingly affected by the shifting geography of life.Climate-driven changes in species distributions, or range shifts, affect human well-being both directly (for example, through emerging diseases and changes in food supply) and indirectly (by degrading ecosystem health). Some range shifts even create feedbacks (positive or negative) on the climate system, altering the pace of climate change.\nDistributions of Earth’s species are changing at accelerating rates, increasingly driven by human-mediated climate change. Such changes are already altering the composition of ecological communities, but beyond conservation of natural systems, how and why does this matter? We review evidence that climate-driven species redistribution at regional to global scales affects ecosystem functioning, human well-being, and the dynamics of climate change itself. Production of natural resources required for food security, patterns of disease transmission, and processes of carbon sequestration are all altered by changes in species distribution. Consideration of these effects of biodiversity redistribution is critical yet lacking in most mitigation and adaptation strategies, including the United Nation’s Sustainable Development Goals.&quot;,&quot;container-title&quot;:&quot;Science&quot;,&quot;DOI&quot;:&quot;10.1126/science.aai9214&quot;,&quot;ISSN&quot;:&quot;0036-8075, 1095-9203&quot;,&quot;issue&quot;:&quot;6332&quot;,&quot;language&quot;:&quot;en&quot;,&quot;note&quot;:&quot;publisher: American Association for the Advancement of Science\nsection: Review\nPMID: 28360268&quot;,&quot;source&quot;:&quot;science.sciencemag.org&quot;,&quot;title&quot;:&quot;Biodiversity redistribution under climate change: Impacts on ecosystems and human well-being&quot;,&quot;title-short&quot;:&quot;Biodiversity redistribution under climate change&quot;,&quot;URL&quot;:&quot;https://science.sciencemag.org/content/355/6332/eaai9214&quot;,&quot;volume&quot;:&quot;355&quot;,&quot;author&quot;:[{&quot;family&quot;:&quot;Pecl&quot;,&quot;given&quot;:&quot;Gretta T.&quot;},{&quot;family&quot;:&quot;Araújo&quot;,&quot;given&quot;:&quot;Miguel B.&quot;},{&quot;family&quot;:&quot;Bell&quot;,&quot;given&quot;:&quot;Johann D.&quot;},{&quot;family&quot;:&quot;Blanchard&quot;,&quot;given&quot;:&quot;Julia&quot;},{&quot;family&quot;:&quot;Bonebrake&quot;,&quot;given&quot;:&quot;Timothy C.&quot;},{&quot;family&quot;:&quot;Chen&quot;,&quot;given&quot;:&quot;I.-Ching&quot;},{&quot;family&quot;:&quot;Clark&quot;,&quot;given&quot;:&quot;Timothy D.&quot;},{&quot;family&quot;:&quot;Colwell&quot;,&quot;given&quot;:&quot;Robert K.&quot;},{&quot;family&quot;:&quot;Danielsen&quot;,&quot;given&quot;:&quot;Finn&quot;},{&quot;family&quot;:&quot;Evengård&quot;,&quot;given&quot;:&quot;Birgitta&quot;},{&quot;family&quot;:&quot;Falconi&quot;,&quot;given&quot;:&quot;Lorena&quot;},{&quot;family&quot;:&quot;Ferrier&quot;,&quot;given&quot;:&quot;Simon&quot;},{&quot;family&quot;:&quot;Frusher&quot;,&quot;given&quot;:&quot;Stewart&quot;},{&quot;family&quot;:&quot;Garcia&quot;,&quot;given&quot;:&quot;Raquel A.&quot;},{&quot;family&quot;:&quot;Griffis&quot;,&quot;given&quot;:&quot;Roger B.&quot;},{&quot;family&quot;:&quot;Hobday&quot;,&quot;given&quot;:&quot;Alistair J.&quot;},{&quot;family&quot;:&quot;Janion-Scheepers&quot;,&quot;given&quot;:&quot;Charlene&quot;},{&quot;family&quot;:&quot;Jarzyna&quot;,&quot;given&quot;:&quot;Marta A.&quot;},{&quot;family&quot;:&quot;Jennings&quot;,&quot;given&quot;:&quot;Sarah&quot;},{&quot;family&quot;:&quot;Lenoir&quot;,&quot;given&quot;:&quot;Jonathan&quot;},{&quot;family&quot;:&quot;Linnetved&quot;,&quot;given&quot;:&quot;Hlif I.&quot;},{&quot;family&quot;:&quot;Martin&quot;,&quot;given&quot;:&quot;Victoria Y.&quot;},{&quot;family&quot;:&quot;McCormack&quot;,&quot;given&quot;:&quot;Phillipa C.&quot;},{&quot;family&quot;:&quot;McDonald&quot;,&quot;given&quot;:&quot;Jan&quot;},{&quot;family&quot;:&quot;Mitchell&quot;,&quot;given&quot;:&quot;Nicola J.&quot;},{&quot;family&quot;:&quot;Mustonen&quot;,&quot;given&quot;:&quot;Tero&quot;},{&quot;family&quot;:&quot;Pandolfi&quot;,&quot;given&quot;:&quot;John M.&quot;},{&quot;family&quot;:&quot;Pettorelli&quot;,&quot;given&quot;:&quot;Nathalie&quot;},{&quot;family&quot;:&quot;Popova&quot;,&quot;given&quot;:&quot;Ekaterina&quot;},{&quot;family&quot;:&quot;Robinson&quot;,&quot;given&quot;:&quot;Sharon A.&quot;},{&quot;family&quot;:&quot;Scheffers&quot;,&quot;given&quot;:&quot;Brett R.&quot;},{&quot;family&quot;:&quot;Shaw&quot;,&quot;given&quot;:&quot;Justine D.&quot;},{&quot;family&quot;:&quot;Sorte&quot;,&quot;given&quot;:&quot;Cascade J. B.&quot;},{&quot;family&quot;:&quot;Strugnell&quot;,&quot;given&quot;:&quot;Jan M.&quot;},{&quot;family&quot;:&quot;Sunday&quot;,&quot;given&quot;:&quot;Jennifer M.&quot;},{&quot;family&quot;:&quot;Tuanmu&quot;,&quot;given&quot;:&quot;Mao-Ning&quot;},{&quot;family&quot;:&quot;Vergés&quot;,&quot;given&quot;:&quot;Adriana&quot;},{&quot;family&quot;:&quot;Villanueva&quot;,&quot;given&quot;:&quot;Cecilia&quot;},{&quot;family&quot;:&quot;Wernberg&quot;,&quot;given&quot;:&quot;Thomas&quot;},{&quot;family&quot;:&quot;Wapstra&quot;,&quot;given&quot;:&quot;Erik&quot;},{&quot;family&quot;:&quot;Williams&quot;,&quot;given&quot;:&quot;Stephen E.&quot;}],&quot;accessed&quot;:{&quot;date-parts&quot;:[[&quot;2020&quot;,3,9]]},&quot;issued&quot;:{&quot;date-parts&quot;:[[&quot;2017&quot;,3,31]]}}}],&quot;schema&quot;:&quot;https://github.com/citation-style-language/schema/raw/master/csl-citation.json&quot;} RND5c5L8iPTSZ"/></text:p>
      <text:p text:style-name="P17"><text:reference-mark-start text:name="ZOTERO_ITEM CSL_CITATION {&quot;citationID&quot;:&quot;uzdEzjjH&quot;,&quot;properties&quot;:{&quot;formattedCitation&quot;:&quot;(Haas et al. 2016)&quot;,&quot;plainCitation&quot;:&quot;(Haas et al. 2016)&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schema&quot;:&quot;https://github.com/citation-style-language/schema/raw/master/csl-citation.json&quot;} RNDzM406QIgT8"/>(Haas et al. 2016)<text:reference-mark-end text:name="ZOTERO_ITEM CSL_CITATION {&quot;citationID&quot;:&quot;uzdEzjjH&quot;,&quot;properties&quot;:{&quot;formattedCitation&quot;:&quot;(Haas et al. 2016)&quot;,&quot;plainCitation&quot;:&quot;(Haas et al. 2016)&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schema&quot;:&quot;https://github.com/citation-style-language/schema/raw/master/csl-citation.json&quot;} RNDzM406QIgT8"/></text:p>
      <text:p text:style-name="P17"><text:reference-mark-start text:name="ZOTERO_ITEM CSL_CITATION {&quot;citationID&quot;:&quot;JZLLg0NR&quot;,&quot;properties&quot;:{&quot;formattedCitation&quot;:&quot;(Pratchett et al. 2014; Hughes et al. 2017)&quot;,&quot;plainCitation&quot;:&quot;(Pratchett et al. 2014; Hughes et al. 2017)&quot;,&quot;noteIndex&quot;:0},&quot;citationItems&quot;:[{&quot;id&quot;:827,&quot;uris&quot;:[&quot;http://zotero.org/users/5871544/items/NIC49PSN&quot;],&quot;uri&quot;:[&quot;http://zotero.org/users/5871544/items/NIC49PSN&quot;],&quot;itemData&quot;:{&quot;id&quot;:827,&quot;type&quot;:&quot;article-journal&quot;,&quot;abstract&quot;:&quot;Coral loss and declines in the physical structure of reef habitats have marked effects on the abundance of coral reef fishes which will be become even more pronounced as coral cover continues to decline. Further, changes in the abundance and composition of fish assemblages may have consequences for ecosystem function and fisheries productivity. Even if fisheries species are generally resilient to habitat degradation, harvesting of larger fishes may threaten ecosystem functions that are critical to coral reef resilience. Ultimately, managers will need to explicitly address conflicts between increasing demand for fish and the need to maintain ecosystem services.&quot;,&quot;collection-title&quot;:&quot;Environmental change issues&quot;,&quot;container-title&quot;:&quot;Current Opinion in Environmental Sustainability&quot;,&quot;DOI&quot;:&quot;10.1016/j.cosust.2013.11.022&quot;,&quot;ISSN&quot;:&quot;1877-3435&quot;,&quot;journalAbbreviation&quot;:&quot;Current Opinion in Environmental Sustainability&quot;,&quot;language&quot;:&quot;en&quot;,&quot;page&quot;:&quot;37-43&quot;,&quot;source&quot;:&quot;ScienceDirect&quot;,&quot;title&quot;:&quot;Reef degradation and the loss of critical ecosystem goods and services provided by coral reef fishes&quot;,&quot;URL&quot;:&quot;http://www.sciencedirect.com/science/article/pii/S187734351300184X&quot;,&quot;volume&quot;:&quot;7&quot;,&quot;author&quot;:[{&quot;family&quot;:&quot;Pratchett&quot;,&quot;given&quot;:&quot;Morgan S&quot;},{&quot;family&quot;:&quot;Hoey&quot;,&quot;given&quot;:&quot;Andrew S&quot;},{&quot;family&quot;:&quot;Wilson&quot;,&quot;given&quot;:&quot;Shaun K&quot;}],&quot;accessed&quot;:{&quot;date-parts&quot;:[[&quot;2020&quot;,3,9]]},&quot;issued&quot;:{&quot;date-parts&quot;:[[&quot;2014&quot;,4,1]]}}},{&quot;id&quot;:412,&quot;uris&quot;:[&quot;http://zotero.org/users/5871544/items/V3PUGWNK&quot;],&quot;uri&quot;:[&quot;http://zotero.org/users/5871544/items/V3PUGWNK&quot;],&quot;itemData&quot;:{&quot;id&quot;:412,&quot;type&quot;:&quot;article-journal&quot;,&quot;abstract&quot;:&quot;Coral reefs support immense biodiversity and provide important ecosystem services to many millions of people. Yet reefs are degrading rapidly in response to numerous anthropogenic drivers. In the coming centuries, reefs will run the gauntlet of climate change, and rising temperatures will transform them into new configurations, unlike anything observed previously by humans. Returning reefs to past configurations is no longer an option. Instead, the global challenge is to steer reefs through the Anthropocene era in a way that maintains their biological functions. Successful navigation of this transition will require radical changes in the science, management and governance of coral reefs.&quot;,&quot;container-title&quot;:&quot;Nature&quot;,&quot;DOI&quot;:&quot;10.1038/nature22901&quot;,&quot;ISSN&quot;:&quot;1476-4687&quot;,&quot;issue&quot;:&quot;7656&quot;,&quot;language&quot;:&quot;en&quot;,&quot;page&quot;:&quot;82-90&quot;,&quot;source&quot;:&quot;www.nature.com&quot;,&quot;title&quot;:&quot;Coral reefs in the Anthropocene&quot;,&quot;URL&quot;:&quot;https://www.nature.com/articles/nature22901&quot;,&quot;volume&quot;:&quot;546&quot;,&quot;author&quot;:[{&quot;family&quot;:&quot;Hughes&quot;,&quot;given&quot;:&quot;Terry P.&quot;},{&quot;family&quot;:&quot;Barnes&quot;,&quot;given&quot;:&quot;Michele L.&quot;},{&quot;family&quot;:&quot;Bellwood&quot;,&quot;given&quot;:&quot;David R.&quot;},{&quot;family&quot;:&quot;Cinner&quot;,&quot;given&quot;:&quot;Joshua E.&quot;},{&quot;family&quot;:&quot;Cumming&quot;,&quot;given&quot;:&quot;Graeme S.&quot;},{&quot;family&quot;:&quot;Jackson&quot;,&quot;given&quot;:&quot;Jeremy B. C.&quot;},{&quot;family&quot;:&quot;Kleypas&quot;,&quot;given&quot;:&quot;Joanie&quot;},{&quot;family&quot;:&quot;Leemput&quot;,&quot;given&quot;:&quot;Ingrid A.&quot;,&quot;non-dropping-particle&quot;:&quot;van de&quot;},{&quot;family&quot;:&quot;Lough&quot;,&quot;given&quot;:&quot;Janice M.&quot;},{&quot;family&quot;:&quot;Morrison&quot;,&quot;given&quot;:&quot;Tiffany H.&quot;},{&quot;family&quot;:&quot;Palumbi&quot;,&quot;given&quot;:&quot;Stephen R.&quot;},{&quot;family&quot;:&quot;Nes&quot;,&quot;given&quot;:&quot;Egbert H.&quot;,&quot;non-dropping-particle&quot;:&quot;van&quot;},{&quot;family&quot;:&quot;Scheffer&quot;,&quot;given&quot;:&quot;Marten&quot;}],&quot;accessed&quot;:{&quot;date-parts&quot;:[[&quot;2019&quot;,11,27]]},&quot;issued&quot;:{&quot;date-parts&quot;:[[&quot;2017&quot;,6]]}}}],&quot;schema&quot;:&quot;https://github.com/citation-style-language/schema/raw/master/csl-citation.json&quot;} RNDw8Ywm5XnJ8"/>(Pratchett et al. 2014; Hughes et al. 2017)<text:reference-mark-end text:name="ZOTERO_ITEM CSL_CITATION {&quot;citationID&quot;:&quot;JZLLg0NR&quot;,&quot;properties&quot;:{&quot;formattedCitation&quot;:&quot;(Pratchett et al. 2014; Hughes et al. 2017)&quot;,&quot;plainCitation&quot;:&quot;(Pratchett et al. 2014; Hughes et al. 2017)&quot;,&quot;noteIndex&quot;:0},&quot;citationItems&quot;:[{&quot;id&quot;:827,&quot;uris&quot;:[&quot;http://zotero.org/users/5871544/items/NIC49PSN&quot;],&quot;uri&quot;:[&quot;http://zotero.org/users/5871544/items/NIC49PSN&quot;],&quot;itemData&quot;:{&quot;id&quot;:827,&quot;type&quot;:&quot;article-journal&quot;,&quot;abstract&quot;:&quot;Coral loss and declines in the physical structure of reef habitats have marked effects on the abundance of coral reef fishes which will be become even more pronounced as coral cover continues to decline. Further, changes in the abundance and composition of fish assemblages may have consequences for ecosystem function and fisheries productivity. Even if fisheries species are generally resilient to habitat degradation, harvesting of larger fishes may threaten ecosystem functions that are critical to coral reef resilience. Ultimately, managers will need to explicitly address conflicts between increasing demand for fish and the need to maintain ecosystem services.&quot;,&quot;collection-title&quot;:&quot;Environmental change issues&quot;,&quot;container-title&quot;:&quot;Current Opinion in Environmental Sustainability&quot;,&quot;DOI&quot;:&quot;10.1016/j.cosust.2013.11.022&quot;,&quot;ISSN&quot;:&quot;1877-3435&quot;,&quot;journalAbbreviation&quot;:&quot;Current Opinion in Environmental Sustainability&quot;,&quot;language&quot;:&quot;en&quot;,&quot;page&quot;:&quot;37-43&quot;,&quot;source&quot;:&quot;ScienceDirect&quot;,&quot;title&quot;:&quot;Reef degradation and the loss of critical ecosystem goods and services provided by coral reef fishes&quot;,&quot;URL&quot;:&quot;http://www.sciencedirect.com/science/article/pii/S187734351300184X&quot;,&quot;volume&quot;:&quot;7&quot;,&quot;author&quot;:[{&quot;family&quot;:&quot;Pratchett&quot;,&quot;given&quot;:&quot;Morgan S&quot;},{&quot;family&quot;:&quot;Hoey&quot;,&quot;given&quot;:&quot;Andrew S&quot;},{&quot;family&quot;:&quot;Wilson&quot;,&quot;given&quot;:&quot;Shaun K&quot;}],&quot;accessed&quot;:{&quot;date-parts&quot;:[[&quot;2020&quot;,3,9]]},&quot;issued&quot;:{&quot;date-parts&quot;:[[&quot;2014&quot;,4,1]]}}},{&quot;id&quot;:412,&quot;uris&quot;:[&quot;http://zotero.org/users/5871544/items/V3PUGWNK&quot;],&quot;uri&quot;:[&quot;http://zotero.org/users/5871544/items/V3PUGWNK&quot;],&quot;itemData&quot;:{&quot;id&quot;:412,&quot;type&quot;:&quot;article-journal&quot;,&quot;abstract&quot;:&quot;Coral reefs support immense biodiversity and provide important ecosystem services to many millions of people. Yet reefs are degrading rapidly in response to numerous anthropogenic drivers. In the coming centuries, reefs will run the gauntlet of climate change, and rising temperatures will transform them into new configurations, unlike anything observed previously by humans. Returning reefs to past configurations is no longer an option. Instead, the global challenge is to steer reefs through the Anthropocene era in a way that maintains their biological functions. Successful navigation of this transition will require radical changes in the science, management and governance of coral reefs.&quot;,&quot;container-title&quot;:&quot;Nature&quot;,&quot;DOI&quot;:&quot;10.1038/nature22901&quot;,&quot;ISSN&quot;:&quot;1476-4687&quot;,&quot;issue&quot;:&quot;7656&quot;,&quot;language&quot;:&quot;en&quot;,&quot;page&quot;:&quot;82-90&quot;,&quot;source&quot;:&quot;www.nature.com&quot;,&quot;title&quot;:&quot;Coral reefs in the Anthropocene&quot;,&quot;URL&quot;:&quot;https://www.nature.com/articles/nature22901&quot;,&quot;volume&quot;:&quot;546&quot;,&quot;author&quot;:[{&quot;family&quot;:&quot;Hughes&quot;,&quot;given&quot;:&quot;Terry P.&quot;},{&quot;family&quot;:&quot;Barnes&quot;,&quot;given&quot;:&quot;Michele L.&quot;},{&quot;family&quot;:&quot;Bellwood&quot;,&quot;given&quot;:&quot;David R.&quot;},{&quot;family&quot;:&quot;Cinner&quot;,&quot;given&quot;:&quot;Joshua E.&quot;},{&quot;family&quot;:&quot;Cumming&quot;,&quot;given&quot;:&quot;Graeme S.&quot;},{&quot;family&quot;:&quot;Jackson&quot;,&quot;given&quot;:&quot;Jeremy B. C.&quot;},{&quot;family&quot;:&quot;Kleypas&quot;,&quot;given&quot;:&quot;Joanie&quot;},{&quot;family&quot;:&quot;Leemput&quot;,&quot;given&quot;:&quot;Ingrid A.&quot;,&quot;non-dropping-particle&quot;:&quot;van de&quot;},{&quot;family&quot;:&quot;Lough&quot;,&quot;given&quot;:&quot;Janice M.&quot;},{&quot;family&quot;:&quot;Morrison&quot;,&quot;given&quot;:&quot;Tiffany H.&quot;},{&quot;family&quot;:&quot;Palumbi&quot;,&quot;given&quot;:&quot;Stephen R.&quot;},{&quot;family&quot;:&quot;Nes&quot;,&quot;given&quot;:&quot;Egbert H.&quot;,&quot;non-dropping-particle&quot;:&quot;van&quot;},{&quot;family&quot;:&quot;Scheffer&quot;,&quot;given&quot;:&quot;Marten&quot;}],&quot;accessed&quot;:{&quot;date-parts&quot;:[[&quot;2019&quot;,11,27]]},&quot;issued&quot;:{&quot;date-parts&quot;:[[&quot;2017&quot;,6]]}}}],&quot;schema&quot;:&quot;https://github.com/citation-style-language/schema/raw/master/csl-citation.json&quot;} RNDw8Ywm5XnJ8"/></text:p>
      <text:p text:style-name="P16"/>
      <text:p text:style-name="P3">- <text:s text:c="2"/><text:span text:style-name="T12">3º chapter</text:span></text:p>
      <text:p text:style-name="Standard"><text:reference-mark-start text:name="ZOTERO_ITEM CSL_CITATION {&quot;citationID&quot;:&quot;4AN2eDts&quot;,&quot;properties&quot;:{&quot;formattedCitation&quot;:&quot;(Mouillot et al. 2014; Madin et al. 2016)&quot;,&quot;plainCitation&quot;:&quot;(Mouillot et al. 2014; Madin et al. 2016)&quot;,&quot;noteIndex&quot;:0},&quot;citationItems&quot;:[{&quot;id&quot;:1145,&quot;uris&quot;:[&quot;http://zotero.org/users/5871544/items/VY3QAYMT&quot;],&quot;uri&quot;:[&quot;http://zotero.org/users/5871544/items/VY3QAYMT&quot;],&quot;itemData&quot;:{&quot;id&quot;:1145,&quot;type&quot;:&quot;article-journal&quot;,&quot;abstract&quot;:&quot;When tropical systems lose species, they are often assumed to be buffered against declines in functional diversity by the ability of the species-rich biota to display high functional redundancy: i.e., a high number of species performing similar functions. We tested this hypothesis using a ninefold richness gradient in global fish faunas on tropical reefs encompassing 6,316 species distributed among 646 functional entities (FEs): i.e., unique combinations of functional traits. We found that the highest functional redundancy is located in the Central Indo-Pacific with a mean of 7.9 species per FE. However, this overall level of redundancy is disproportionately packed into few FEs, a pattern termed functional over-redundancy (FOR). For instance, the most speciose FE in the Central Indo-Pacific contains 222 species (out of 3,689) whereas 38% of FEs (180 out of 468) have no functional insurance with only one species. Surprisingly, the level of FOR is consistent across the six fish faunas, meaning that, whatever the richness, over a third of the species may still be in overrepresented FEs whereas more than one third of the FEs are left without insurance, these levels all being significantly higher than expected by chance. Thus, our study shows that, even in high-diversity systems, such as tropical reefs, functional diversity remains highly vulnerable to species loss. Although further investigations are needed to specifically address the influence of redundant vs. vulnerable FEs on ecosystem functioning, our results suggest that the promised benefits from tropical biodiversity may not be as strong as previously thought.&quot;,&quot;container-title&quot;:&quot;Proceedings of the National Academy of Sciences&quot;,&quot;DOI&quot;:&quot;10.1073/pnas.1317625111&quot;,&quot;ISSN&quot;:&quot;0027-8424, 1091-6490&quot;,&quot;issue&quot;:&quot;38&quot;,&quot;journalAbbreviation&quot;:&quot;PNAS&quot;,&quot;language&quot;:&quot;en&quot;,&quot;note&quot;:&quot;publisher: National Academy of Sciences\nsection: Biological Sciences\nPMID: 25225388&quot;,&quot;page&quot;:&quot;13757-13762&quot;,&quot;source&quot;:&quot;www.pnas.org&quot;,&quot;title&quot;:&quot;Functional over-redundancy and high functional vulnerability in global fish faunas on tropical reefs&quot;,&quot;URL&quot;:&quot;https://www.pnas.org/content/111/38/13757&quot;,&quot;volume&quot;:&quot;111&quot;,&quot;author&quot;:[{&quot;family&quot;:&quot;Mouillot&quot;,&quot;given&quot;:&quot;David&quot;},{&quot;family&quot;:&quot;Villéger&quot;,&quot;given&quot;:&quot;Sébastien&quot;},{&quot;family&quot;:&quot;Parravicini&quot;,&quot;given&quot;:&quot;Valeriano&quot;},{&quot;family&quot;:&quot;Kulbicki&quot;,&quot;given&quot;:&quot;Michel&quot;},{&quot;family&quot;:&quot;Arias-González&quot;,&quot;given&quot;:&quot;Jesus Ernesto&quot;},{&quot;family&quot;:&quot;Bender&quot;,&quot;given&quot;:&quot;Mariana&quot;},{&quot;family&quot;:&quot;Chabanet&quot;,&quot;given&quot;:&quot;Pascale&quot;},{&quot;family&quot;:&quot;Floeter&quot;,&quot;given&quot;:&quot;Sergio R.&quot;},{&quot;family&quot;:&quot;Friedlander&quot;,&quot;given&quot;:&quot;Alan&quot;},{&quot;family&quot;:&quot;Vigliola&quot;,&quot;given&quot;:&quot;Laurent&quot;},{&quot;family&quot;:&quot;Bellwood&quot;,&quot;given&quot;:&quot;David R.&quot;}],&quot;accessed&quot;:{&quot;date-parts&quot;:[[&quot;2020&quot;,4,9]]},&quot;issued&quot;:{&quot;date-parts&quot;:[[&quot;2014&quot;,9,23]]}}},{&quot;id&quot;:1149,&quot;uris&quot;:[&quot;http://zotero.org/users/5871544/items/MB36W4PI&quot;],&quot;uri&quot;:[&quot;http://zotero.org/users/5871544/items/MB36W4PI&quot;],&quot;itemData&quot;:{&quot;id&quot;:1149,&quot;type&quot;:&quot;article-journal&quot;,&quot;abstract&quot;:&quot;Coral reefs are biologically diverse and ecologically complex ecosystems constructed by stony corals. Despite decades of research, basic coral population biology and community ecology questions remain. Quantifying trait variation among species can help resolve these questions, but progress has been hampered by a paucity of trait data for the many, often rare, species and by a reliance on nonquantitative approaches. Therefore, we propose filling data gaps by prioritizing traits that are easy to measure, estimating key traits for species with missing data, and identifying ‘supertraits’ that capture a large amount of variation for a range of biological and ecological processes. Such an approach can accelerate our understanding of coral ecology and our ability to protect critically threatened global ecosystems.&quot;,&quot;container-title&quot;:&quot;Trends in Ecology &amp; Evolution&quot;,&quot;DOI&quot;:&quot;10.1016/j.tree.2016.02.012&quot;,&quot;ISSN&quot;:&quot;0169-5347&quot;,&quot;issue&quot;:&quot;6&quot;,&quot;journalAbbreviation&quot;:&quot;Trends in Ecology &amp; Evolution&quot;,&quot;language&quot;:&quot;en&quot;,&quot;page&quot;:&quot;419-428&quot;,&quot;source&quot;:&quot;ScienceDirect&quot;,&quot;title&quot;:&quot;A Trait-Based Approach to Advance Coral Reef Science&quot;,&quot;URL&quot;:&quot;http://www.sciencedirect.com/science/article/pii/S0169534716000574&quot;,&quot;volume&quot;:&quot;31&quot;,&quot;author&quot;:[{&quot;family&quot;:&quot;Madin&quot;,&quot;given&quot;:&quot;Joshua S.&quot;},{&quot;family&quot;:&quot;Hoogenboom&quot;,&quot;given&quot;:&quot;Mia O.&quot;},{&quot;family&quot;:&quot;Connolly&quot;,&quot;given&quot;:&quot;Sean R.&quot;},{&quot;family&quot;:&quot;Darling&quot;,&quot;given&quot;:&quot;Emily S.&quot;},{&quot;family&quot;:&quot;Falster&quot;,&quot;given&quot;:&quot;Daniel S.&quot;},{&quot;family&quot;:&quot;Huang&quot;,&quot;given&quot;:&quot;Danwei&quot;},{&quot;family&quot;:&quot;Keith&quot;,&quot;given&quot;:&quot;Sally A.&quot;},{&quot;family&quot;:&quot;Mizerek&quot;,&quot;given&quot;:&quot;Toni&quot;},{&quot;family&quot;:&quot;Pandolfi&quot;,&quot;given&quot;:&quot;John M.&quot;},{&quot;family&quot;:&quot;Putnam&quot;,&quot;given&quot;:&quot;Hollie M.&quot;},{&quot;family&quot;:&quot;Baird&quot;,&quot;given&quot;:&quot;Andrew H.&quot;}],&quot;accessed&quot;:{&quot;date-parts&quot;:[[&quot;2020&quot;,4,9]]},&quot;issued&quot;:{&quot;date-parts&quot;:[[&quot;2016&quot;,6,1]]}}}],&quot;schema&quot;:&quot;https://github.com/citation-style-language/schema/raw/master/csl-citation.json&quot;} RND9no3gpbd3N"/>(Mouillot et al. 2014; Madin et al. 2016)<text:reference-mark-end text:name="ZOTERO_ITEM CSL_CITATION {&quot;citationID&quot;:&quot;4AN2eDts&quot;,&quot;properties&quot;:{&quot;formattedCitation&quot;:&quot;(Mouillot et al. 2014; Madin et al. 2016)&quot;,&quot;plainCitation&quot;:&quot;(Mouillot et al. 2014; Madin et al. 2016)&quot;,&quot;noteIndex&quot;:0},&quot;citationItems&quot;:[{&quot;id&quot;:1145,&quot;uris&quot;:[&quot;http://zotero.org/users/5871544/items/VY3QAYMT&quot;],&quot;uri&quot;:[&quot;http://zotero.org/users/5871544/items/VY3QAYMT&quot;],&quot;itemData&quot;:{&quot;id&quot;:1145,&quot;type&quot;:&quot;article-journal&quot;,&quot;abstract&quot;:&quot;When tropical systems lose species, they are often assumed to be buffered against declines in functional diversity by the ability of the species-rich biota to display high functional redundancy: i.e., a high number of species performing similar functions. We tested this hypothesis using a ninefold richness gradient in global fish faunas on tropical reefs encompassing 6,316 species distributed among 646 functional entities (FEs): i.e., unique combinations of functional traits. We found that the highest functional redundancy is located in the Central Indo-Pacific with a mean of 7.9 species per FE. However, this overall level of redundancy is disproportionately packed into few FEs, a pattern termed functional over-redundancy (FOR). For instance, the most speciose FE in the Central Indo-Pacific contains 222 species (out of 3,689) whereas 38% of FEs (180 out of 468) have no functional insurance with only one species. Surprisingly, the level of FOR is consistent across the six fish faunas, meaning that, whatever the richness, over a third of the species may still be in overrepresented FEs whereas more than one third of the FEs are left without insurance, these levels all being significantly higher than expected by chance. Thus, our study shows that, even in high-diversity systems, such as tropical reefs, functional diversity remains highly vulnerable to species loss. Although further investigations are needed to specifically address the influence of redundant vs. vulnerable FEs on ecosystem functioning, our results suggest that the promised benefits from tropical biodiversity may not be as strong as previously thought.&quot;,&quot;container-title&quot;:&quot;Proceedings of the National Academy of Sciences&quot;,&quot;DOI&quot;:&quot;10.1073/pnas.1317625111&quot;,&quot;ISSN&quot;:&quot;0027-8424, 1091-6490&quot;,&quot;issue&quot;:&quot;38&quot;,&quot;journalAbbreviation&quot;:&quot;PNAS&quot;,&quot;language&quot;:&quot;en&quot;,&quot;note&quot;:&quot;publisher: National Academy of Sciences\nsection: Biological Sciences\nPMID: 25225388&quot;,&quot;page&quot;:&quot;13757-13762&quot;,&quot;source&quot;:&quot;www.pnas.org&quot;,&quot;title&quot;:&quot;Functional over-redundancy and high functional vulnerability in global fish faunas on tropical reefs&quot;,&quot;URL&quot;:&quot;https://www.pnas.org/content/111/38/13757&quot;,&quot;volume&quot;:&quot;111&quot;,&quot;author&quot;:[{&quot;family&quot;:&quot;Mouillot&quot;,&quot;given&quot;:&quot;David&quot;},{&quot;family&quot;:&quot;Villéger&quot;,&quot;given&quot;:&quot;Sébastien&quot;},{&quot;family&quot;:&quot;Parravicini&quot;,&quot;given&quot;:&quot;Valeriano&quot;},{&quot;family&quot;:&quot;Kulbicki&quot;,&quot;given&quot;:&quot;Michel&quot;},{&quot;family&quot;:&quot;Arias-González&quot;,&quot;given&quot;:&quot;Jesus Ernesto&quot;},{&quot;family&quot;:&quot;Bender&quot;,&quot;given&quot;:&quot;Mariana&quot;},{&quot;family&quot;:&quot;Chabanet&quot;,&quot;given&quot;:&quot;Pascale&quot;},{&quot;family&quot;:&quot;Floeter&quot;,&quot;given&quot;:&quot;Sergio R.&quot;},{&quot;family&quot;:&quot;Friedlander&quot;,&quot;given&quot;:&quot;Alan&quot;},{&quot;family&quot;:&quot;Vigliola&quot;,&quot;given&quot;:&quot;Laurent&quot;},{&quot;family&quot;:&quot;Bellwood&quot;,&quot;given&quot;:&quot;David R.&quot;}],&quot;accessed&quot;:{&quot;date-parts&quot;:[[&quot;2020&quot;,4,9]]},&quot;issued&quot;:{&quot;date-parts&quot;:[[&quot;2014&quot;,9,23]]}}},{&quot;id&quot;:1149,&quot;uris&quot;:[&quot;http://zotero.org/users/5871544/items/MB36W4PI&quot;],&quot;uri&quot;:[&quot;http://zotero.org/users/5871544/items/MB36W4PI&quot;],&quot;itemData&quot;:{&quot;id&quot;:1149,&quot;type&quot;:&quot;article-journal&quot;,&quot;abstract&quot;:&quot;Coral reefs are biologically diverse and ecologically complex ecosystems constructed by stony corals. Despite decades of research, basic coral population biology and community ecology questions remain. Quantifying trait variation among species can help resolve these questions, but progress has been hampered by a paucity of trait data for the many, often rare, species and by a reliance on nonquantitative approaches. Therefore, we propose filling data gaps by prioritizing traits that are easy to measure, estimating key traits for species with missing data, and identifying ‘supertraits’ that capture a large amount of variation for a range of biological and ecological processes. Such an approach can accelerate our understanding of coral ecology and our ability to protect critically threatened global ecosystems.&quot;,&quot;container-title&quot;:&quot;Trends in Ecology &amp; Evolution&quot;,&quot;DOI&quot;:&quot;10.1016/j.tree.2016.02.012&quot;,&quot;ISSN&quot;:&quot;0169-5347&quot;,&quot;issue&quot;:&quot;6&quot;,&quot;journalAbbreviation&quot;:&quot;Trends in Ecology &amp; Evolution&quot;,&quot;language&quot;:&quot;en&quot;,&quot;page&quot;:&quot;419-428&quot;,&quot;source&quot;:&quot;ScienceDirect&quot;,&quot;title&quot;:&quot;A Trait-Based Approach to Advance Coral Reef Science&quot;,&quot;URL&quot;:&quot;http://www.sciencedirect.com/science/article/pii/S0169534716000574&quot;,&quot;volume&quot;:&quot;31&quot;,&quot;author&quot;:[{&quot;family&quot;:&quot;Madin&quot;,&quot;given&quot;:&quot;Joshua S.&quot;},{&quot;family&quot;:&quot;Hoogenboom&quot;,&quot;given&quot;:&quot;Mia O.&quot;},{&quot;family&quot;:&quot;Connolly&quot;,&quot;given&quot;:&quot;Sean R.&quot;},{&quot;family&quot;:&quot;Darling&quot;,&quot;given&quot;:&quot;Emily S.&quot;},{&quot;family&quot;:&quot;Falster&quot;,&quot;given&quot;:&quot;Daniel S.&quot;},{&quot;family&quot;:&quot;Huang&quot;,&quot;given&quot;:&quot;Danwei&quot;},{&quot;family&quot;:&quot;Keith&quot;,&quot;given&quot;:&quot;Sally A.&quot;},{&quot;family&quot;:&quot;Mizerek&quot;,&quot;given&quot;:&quot;Toni&quot;},{&quot;family&quot;:&quot;Pandolfi&quot;,&quot;given&quot;:&quot;John M.&quot;},{&quot;family&quot;:&quot;Putnam&quot;,&quot;given&quot;:&quot;Hollie M.&quot;},{&quot;family&quot;:&quot;Baird&quot;,&quot;given&quot;:&quot;Andrew H.&quot;}],&quot;accessed&quot;:{&quot;date-parts&quot;:[[&quot;2020&quot;,4,9]]},&quot;issued&quot;:{&quot;date-parts&quot;:[[&quot;2016&quot;,6,1]]}}}],&quot;schema&quot;:&quot;https://github.com/citation-style-language/schema/raw/master/csl-citation.json&quot;} RND9no3gpbd3N"/></text:p>
      <text:p text:style-name="Standard"><text:reference-mark-start text:name="ZOTERO_ITEM CSL_CITATION {&quot;citationID&quot;:&quot;ii6oaBRO&quot;,&quot;properties&quot;:{&quot;formattedCitation&quot;:&quot;(van Vuuren et al. 2011)&quot;,&quot;plainCitation&quot;:&quot;(van Vuuren et al. 2011)&quot;,&quot;noteIndex&quot;:0},&quot;citationItems&quot;:[{&quot;id&quot;:1156,&quot;uris&quot;:[&quot;http://zotero.org/users/5871544/items/DPLX4Q8Q&quot;],&quot;uri&quot;:[&quot;http://zotero.org/users/5871544/items/DPLX4Q8Q&quot;],&quot;itemData&quot;:{&quot;id&quot;:1156,&quot;type&quot;:&quot;article-journal&quot;,&quot;abstract&quot;:&quot;This paper summarizes the development process and main characteristics of the Representative Concentration Pathways (RCPs), a set of four new pathways developed for the climate modeling community as a basis for long-term and near-term modeling experiments. The four RCPs together span the range of year 2100 radiative forcing values found in the open literature, i.e. from 2.6 to 8.5 W/m2. The RCPs are the product of an innovative collaboration between integrated assessment modelers, climate modelers, terrestrial ecosystem modelers and emission inventory experts. The resulting product forms a comprehensive data set with high spatial and sectoral resolutions for the period extending to 2100. Land use and emissions of air pollutants and greenhouse gases are reported mostly at a 0.5 × 0.5 degree spatial resolution, with air pollutants also provided per sector (for well-mixed gases, a coarser resolution is used). The underlying integrated assessment model outputs for land use, atmospheric emissions and concentration data were harmonized across models and scenarios to ensure consistency with historical observations while preserving individual scenario trends. For most variables, the RCPs cover a wide range of the existing literature. The RCPs are supplemented with extensions (Extended Concentration Pathways, ECPs), which allow climate modeling experiments through the year 2300. The RCPs are an important development in climate research and provide a potential foundation for further research and assessment, including emissions mitigation and impact analysis.&quot;,&quot;container-title&quot;:&quot;Climatic Change&quot;,&quot;DOI&quot;:&quot;10.1007/s10584-011-0148-z&quot;,&quot;ISSN&quot;:&quot;1573-1480&quot;,&quot;issue&quot;:&quot;1&quot;,&quot;journalAbbreviation&quot;:&quot;Climatic Change&quot;,&quot;language&quot;:&quot;en&quot;,&quot;page&quot;:&quot;5&quot;,&quot;source&quot;:&quot;Springer Link&quot;,&quot;title&quot;:&quot;The representative concentration pathways: an overview&quot;,&quot;title-short&quot;:&quot;The representative concentration pathways&quot;,&quot;URL&quot;:&quot;https://doi.org/10.1007/s10584-011-0148-z&quot;,&quot;volume&quot;:&quot;109&quot;,&quot;author&quot;:[{&quot;family&quot;:&quot;Vuuren&quot;,&quot;given&quot;:&quot;Detlef P.&quot;,&quot;non-dropping-particle&quot;:&quot;van&quot;},{&quot;family&quot;:&quot;Edmonds&quot;,&quot;given&quot;:&quot;Jae&quot;},{&quot;family&quot;:&quot;Kainuma&quot;,&quot;given&quot;:&quot;Mikiko&quot;},{&quot;family&quot;:&quot;Riahi&quot;,&quot;given&quot;:&quot;Keywan&quot;},{&quot;family&quot;:&quot;Thomson&quot;,&quot;given&quot;:&quot;Allison&quot;},{&quot;family&quot;:&quot;Hibbard&quot;,&quot;given&quot;:&quot;Kathy&quot;},{&quot;family&quot;:&quot;Hurtt&quot;,&quot;given&quot;:&quot;George C.&quot;},{&quot;family&quot;:&quot;Kram&quot;,&quot;given&quot;:&quot;Tom&quot;},{&quot;family&quot;:&quot;Krey&quot;,&quot;given&quot;:&quot;Volker&quot;},{&quot;family&quot;:&quot;Lamarque&quot;,&quot;given&quot;:&quot;Jean-Francois&quot;},{&quot;family&quot;:&quot;Masui&quot;,&quot;given&quot;:&quot;Toshihiko&quot;},{&quot;family&quot;:&quot;Meinshausen&quot;,&quot;given&quot;:&quot;Malte&quot;},{&quot;family&quot;:&quot;Nakicenovic&quot;,&quot;given&quot;:&quot;Nebojsa&quot;},{&quot;family&quot;:&quot;Smith&quot;,&quot;given&quot;:&quot;Steven J.&quot;},{&quot;family&quot;:&quot;Rose&quot;,&quot;given&quot;:&quot;Steven K.&quot;}],&quot;accessed&quot;:{&quot;date-parts&quot;:[[&quot;2020&quot;,4,12]]},&quot;issued&quot;:{&quot;date-parts&quot;:[[&quot;2011&quot;,8,5]]}}}],&quot;schema&quot;:&quot;https://github.com/citation-style-language/schema/raw/master/csl-citation.json&quot;} RNDAhO4qxzNd0"/>(van Vuuren et al. 2011)<text:reference-mark-end text:name="ZOTERO_ITEM CSL_CITATION {&quot;citationID&quot;:&quot;ii6oaBRO&quot;,&quot;properties&quot;:{&quot;formattedCitation&quot;:&quot;(van Vuuren et al. 2011)&quot;,&quot;plainCitation&quot;:&quot;(van Vuuren et al. 2011)&quot;,&quot;noteIndex&quot;:0},&quot;citationItems&quot;:[{&quot;id&quot;:1156,&quot;uris&quot;:[&quot;http://zotero.org/users/5871544/items/DPLX4Q8Q&quot;],&quot;uri&quot;:[&quot;http://zotero.org/users/5871544/items/DPLX4Q8Q&quot;],&quot;itemData&quot;:{&quot;id&quot;:1156,&quot;type&quot;:&quot;article-journal&quot;,&quot;abstract&quot;:&quot;This paper summarizes the development process and main characteristics of the Representative Concentration Pathways (RCPs), a set of four new pathways developed for the climate modeling community as a basis for long-term and near-term modeling experiments. The four RCPs together span the range of year 2100 radiative forcing values found in the open literature, i.e. from 2.6 to 8.5 W/m2. The RCPs are the product of an innovative collaboration between integrated assessment modelers, climate modelers, terrestrial ecosystem modelers and emission inventory experts. The resulting product forms a comprehensive data set with high spatial and sectoral resolutions for the period extending to 2100. Land use and emissions of air pollutants and greenhouse gases are reported mostly at a 0.5 × 0.5 degree spatial resolution, with air pollutants also provided per sector (for well-mixed gases, a coarser resolution is used). The underlying integrated assessment model outputs for land use, atmospheric emissions and concentration data were harmonized across models and scenarios to ensure consistency with historical observations while preserving individual scenario trends. For most variables, the RCPs cover a wide range of the existing literature. The RCPs are supplemented with extensions (Extended Concentration Pathways, ECPs), which allow climate modeling experiments through the year 2300. The RCPs are an important development in climate research and provide a potential foundation for further research and assessment, including emissions mitigation and impact analysis.&quot;,&quot;container-title&quot;:&quot;Climatic Change&quot;,&quot;DOI&quot;:&quot;10.1007/s10584-011-0148-z&quot;,&quot;ISSN&quot;:&quot;1573-1480&quot;,&quot;issue&quot;:&quot;1&quot;,&quot;journalAbbreviation&quot;:&quot;Climatic Change&quot;,&quot;language&quot;:&quot;en&quot;,&quot;page&quot;:&quot;5&quot;,&quot;source&quot;:&quot;Springer Link&quot;,&quot;title&quot;:&quot;The representative concentration pathways: an overview&quot;,&quot;title-short&quot;:&quot;The representative concentration pathways&quot;,&quot;URL&quot;:&quot;https://doi.org/10.1007/s10584-011-0148-z&quot;,&quot;volume&quot;:&quot;109&quot;,&quot;author&quot;:[{&quot;family&quot;:&quot;Vuuren&quot;,&quot;given&quot;:&quot;Detlef P.&quot;,&quot;non-dropping-particle&quot;:&quot;van&quot;},{&quot;family&quot;:&quot;Edmonds&quot;,&quot;given&quot;:&quot;Jae&quot;},{&quot;family&quot;:&quot;Kainuma&quot;,&quot;given&quot;:&quot;Mikiko&quot;},{&quot;family&quot;:&quot;Riahi&quot;,&quot;given&quot;:&quot;Keywan&quot;},{&quot;family&quot;:&quot;Thomson&quot;,&quot;given&quot;:&quot;Allison&quot;},{&quot;family&quot;:&quot;Hibbard&quot;,&quot;given&quot;:&quot;Kathy&quot;},{&quot;family&quot;:&quot;Hurtt&quot;,&quot;given&quot;:&quot;George C.&quot;},{&quot;family&quot;:&quot;Kram&quot;,&quot;given&quot;:&quot;Tom&quot;},{&quot;family&quot;:&quot;Krey&quot;,&quot;given&quot;:&quot;Volker&quot;},{&quot;family&quot;:&quot;Lamarque&quot;,&quot;given&quot;:&quot;Jean-Francois&quot;},{&quot;family&quot;:&quot;Masui&quot;,&quot;given&quot;:&quot;Toshihiko&quot;},{&quot;family&quot;:&quot;Meinshausen&quot;,&quot;given&quot;:&quot;Malte&quot;},{&quot;family&quot;:&quot;Nakicenovic&quot;,&quot;given&quot;:&quot;Nebojsa&quot;},{&quot;family&quot;:&quot;Smith&quot;,&quot;given&quot;:&quot;Steven J.&quot;},{&quot;family&quot;:&quot;Rose&quot;,&quot;given&quot;:&quot;Steven K.&quot;}],&quot;accessed&quot;:{&quot;date-parts&quot;:[[&quot;2020&quot;,4,12]]},&quot;issued&quot;:{&quot;date-parts&quot;:[[&quot;2011&quot;,8,5]]}}}],&quot;schema&quot;:&quot;https://github.com/citation-style-language/schema/raw/master/csl-citation.json&quot;} RNDAhO4qxzNd0"/></text:p>
      <text:p text:style-name="P6"/>
      <text:p text:style-name="P11">Materials &amp; Metodos</text:p>
      <text:p text:style-name="Standard"><text:reference-mark-start text:name="ZOTERO_ITEM CSL_CITATION {&quot;citationID&quot;:&quot;8G2MxKT1&quot;,&quot;properties&quot;:{&quot;formattedCitation&quot;:&quot;(R Core Team 2020)&quot;,&quot;plainCitation&quot;:&quot;(R Core Team 2020)&quot;,&quot;noteIndex&quot;:0},&quot;citationItems&quot;:[{&quot;id&quot;:907,&quot;uris&quot;:[&quot;http://zotero.org/users/5871544/items/LB6JQKMA&quot;],&quot;uri&quot;:[&quot;http://zotero.org/users/5871544/items/LB6JQKMA&quot;],&quot;itemData&quot;:{&quot;id&quot;:907,&quot;type&quot;:&quot;book&quot;,&quot;abstract&quot;:&quot;R: A Language and Environment for Statistical Computing&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0&quot;]]}}}],&quot;schema&quot;:&quot;https://github.com/citation-style-language/schema/raw/master/csl-citation.json&quot;} RNDj8EevdymAG"/>(R Core Team 2020)<text:reference-mark-end text:name="ZOTERO_ITEM CSL_CITATION {&quot;citationID&quot;:&quot;8G2MxKT1&quot;,&quot;properties&quot;:{&quot;formattedCitation&quot;:&quot;(R Core Team 2020)&quot;,&quot;plainCitation&quot;:&quot;(R Core Team 2020)&quot;,&quot;noteIndex&quot;:0},&quot;citationItems&quot;:[{&quot;id&quot;:907,&quot;uris&quot;:[&quot;http://zotero.org/users/5871544/items/LB6JQKMA&quot;],&quot;uri&quot;:[&quot;http://zotero.org/users/5871544/items/LB6JQKMA&quot;],&quot;itemData&quot;:{&quot;id&quot;:907,&quot;type&quot;:&quot;book&quot;,&quot;abstract&quot;:&quot;R: A Language and Environment for Statistical Computing&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0&quot;]]}}}],&quot;schema&quot;:&quot;https://github.com/citation-style-language/schema/raw/master/csl-citation.json&quot;} RNDj8EevdymAG"/></text:p>
      <text:p text:style-name="Standard"><text:reference-mark-start text:name="ZOTERO_ITEM CSL_CITATION {&quot;citationID&quot;:&quot;0cSsVuGI&quot;,&quot;properties&quot;:{&quot;formattedCitation&quot;:&quot;(Longo et al. 2015)&quot;,&quot;plainCitation&quot;:&quot;(Longo et al. 2015)&quot;,&quot;noteIndex&quot;:0},&quot;citationItems&quot;:[{&quot;id&quot;:381,&quot;uris&quot;:[&quot;http://zotero.org/users/5871544/items/ZVMVHH3V&quot;],&quot;uri&quot;:[&quot;http://zotero.org/users/5871544/items/ZVMVHH3V&quot;],&quot;itemData&quot;:{&quot;id&quot;:381,&quot;type&quot;:&quot;article-journal&quot;,&quot;abstract&quot;:&quot;The Southwestern Atlantic harbors unique and relatively understudied reef systems, including the only atoll in South Atlantic: Rocas atoll. Located 230 km off the NE Brazilian coast, Rocas is formed by coralline red algae and vermetid mollusks, and is potentially one of the most “pristine” areas in Southwestern Atlantic. We provide the first comprehensive and integrative description of the fish and benthic communities inhabiting different shallow reef habitats of Rocas. We studied two contrasting tide pool habitats: open pools, which communicate with the open ocean even during low tides, thus more exposed to wave action; and closed pools, which remain isolated during low tide and are comparatively less exposed. Reef fish assemblages, benthic cover, algal turfs and fish feeding pressure on the benthos remarkably varied between open and closed pools. The planktivore Thalassoma noronhanum was the most abundant fish species in both habitats. In terms of biomass, the lemon shark Negaprion brevirostris and the omnivore Melichtys niger were dominant in open pools, while herbivorous fishes (mainly Acanthurus spp.) prevailed in closed pools. Overall benthic cover was dominated by algal turfs, composed of articulated calcareous algae in open pools and non-calcified algae in closed pools. Feeding pressure was dominated by acanthurids and was 10-fold lower in open pools than in closed pools. Besides different wave exposure conditions, such pattern could also be related to the presence of sharks in open pools, prompting herbivorous fish to feed more in closed pools. This might indirectly affect the structure of reef fish assemblages and benthic communities. The macroalgae Digenea simplex, which is uncommon in closed pools and abundant in the reef flat, was highly preferred in herbivory assays, indicating that herbivory by fishes might be shaping this distribution pattern. The variations in benthic and reef fish communities, and feeding pressure on the benthos between open and closed pools suggest that the dynamics in open pools is mostly driven by physical factors and the tolerance of organisms to harsh conditions, while in closed pools direct and indirect effects of species interactions also play an important role. Understanding the mechanisms shaping biological communities and how they scale-up to ecosystem functioning is particularly important on isolated near-pristine systems where natural processes can still be studied under limited human impact.&quot;,&quot;container-title&quot;:&quot;PLOS ONE&quot;,&quot;DOI&quot;:&quot;10.1371/journal.pone.0127176&quot;,&quot;ISSN&quot;:&quot;1932-6203&quot;,&quot;issue&quot;:&quot;6&quot;,&quot;journalAbbreviation&quot;:&quot;PLOS ONE&quot;,&quot;language&quot;:&quot;en&quot;,&quot;page&quot;:&quot;e0127176&quot;,&quot;source&quot;:&quot;PLoS Journals&quot;,&quot;title&quot;:&quot;Between-Habitat Variation of Benthic Cover, Reef Fish Assemblage and Feeding Pressure on the Benthos at the Only Atoll in South Atlantic: Rocas Atoll, NE Brazil&quot;,&quot;title-short&quot;:&quot;Between-Habitat Variation of Benthic Cover, Reef Fish Assemblage and Feeding Pressure on the Benthos at the Only Atoll in South Atlantic&quot;,&quot;URL&quot;:&quot;https://journals.plos.org/plosone/article?id=10.1371/journal.pone.0127176&quot;,&quot;volume&quot;:&quot;10&quot;,&quot;author&quot;:[{&quot;family&quot;:&quot;Longo&quot;,&quot;given&quot;:&quot;G. O.&quot;},{&quot;family&quot;:&quot;Morais&quot;,&quot;given&quot;:&quot;R. A.&quot;},{&quot;family&quot;:&quot;Martins&quot;,&quot;given&quot;:&quot;C. D. L.&quot;},{&quot;family&quot;:&quot;Mendes&quot;,&quot;given&quot;:&quot;T. C.&quot;},{&quot;family&quot;:&quot;Aued&quot;,&quot;given&quot;:&quot;A. W.&quot;},{&quot;family&quot;:&quot;Cândido&quot;,&quot;given&quot;:&quot;D. V.&quot;},{&quot;family&quot;:&quot;Oliveira&quot;,&quot;given&quot;:&quot;J. C.&quot;,&quot;dropping-particle&quot;:&quot;de&quot;},{&quot;family&quot;:&quot;Nunes&quot;,&quot;given&quot;:&quot;L. T.&quot;},{&quot;family&quot;:&quot;Fontoura&quot;,&quot;given&quot;:&quot;L.&quot;},{&quot;family&quot;:&quot;Sissini&quot;,&quot;given&quot;:&quot;M. N.&quot;},{&quot;family&quot;:&quot;Teschima&quot;,&quot;given&quot;:&quot;M. M.&quot;},{&quot;family&quot;:&quot;Silva&quot;,&quot;given&quot;:&quot;M. B.&quot;},{&quot;family&quot;:&quot;Ramlov&quot;,&quot;given&quot;:&quot;F.&quot;},{&quot;family&quot;:&quot;Gouvea&quot;,&quot;given&quot;:&quot;L. P.&quot;},{&quot;family&quot;:&quot;Ferreira&quot;,&quot;given&quot;:&quot;C. E. L.&quot;},{&quot;family&quot;:&quot;Segal&quot;,&quot;given&quot;:&quot;B.&quot;},{&quot;family&quot;:&quot;Horta&quot;,&quot;given&quot;:&quot;P. A.&quot;},{&quot;family&quot;:&quot;Floeter&quot;,&quot;given&quot;:&quot;S. R.&quot;}],&quot;accessed&quot;:{&quot;date-parts&quot;:[[&quot;2019&quot;,11,26]]},&quot;issued&quot;:{&quot;date-parts&quot;:[[&quot;2015&quot;]],&quot;season&quot;:&quot;giu&quot;}}}],&quot;schema&quot;:&quot;https://github.com/citation-style-language/schema/raw/master/csl-citation.json&quot;} RND73SL4aNfMR"/>(Longo et al. 2015)<text:reference-mark-end text:name="ZOTERO_ITEM CSL_CITATION {&quot;citationID&quot;:&quot;0cSsVuGI&quot;,&quot;properties&quot;:{&quot;formattedCitation&quot;:&quot;(Longo et al. 2015)&quot;,&quot;plainCitation&quot;:&quot;(Longo et al. 2015)&quot;,&quot;noteIndex&quot;:0},&quot;citationItems&quot;:[{&quot;id&quot;:381,&quot;uris&quot;:[&quot;http://zotero.org/users/5871544/items/ZVMVHH3V&quot;],&quot;uri&quot;:[&quot;http://zotero.org/users/5871544/items/ZVMVHH3V&quot;],&quot;itemData&quot;:{&quot;id&quot;:381,&quot;type&quot;:&quot;article-journal&quot;,&quot;abstract&quot;:&quot;The Southwestern Atlantic harbors unique and relatively understudied reef systems, including the only atoll in South Atlantic: Rocas atoll. Located 230 km off the NE Brazilian coast, Rocas is formed by coralline red algae and vermetid mollusks, and is potentially one of the most “pristine” areas in Southwestern Atlantic. We provide the first comprehensive and integrative description of the fish and benthic communities inhabiting different shallow reef habitats of Rocas. We studied two contrasting tide pool habitats: open pools, which communicate with the open ocean even during low tides, thus more exposed to wave action; and closed pools, which remain isolated during low tide and are comparatively less exposed. Reef fish assemblages, benthic cover, algal turfs and fish feeding pressure on the benthos remarkably varied between open and closed pools. The planktivore Thalassoma noronhanum was the most abundant fish species in both habitats. In terms of biomass, the lemon shark Negaprion brevirostris and the omnivore Melichtys niger were dominant in open pools, while herbivorous fishes (mainly Acanthurus spp.) prevailed in closed pools. Overall benthic cover was dominated by algal turfs, composed of articulated calcareous algae in open pools and non-calcified algae in closed pools. Feeding pressure was dominated by acanthurids and was 10-fold lower in open pools than in closed pools. Besides different wave exposure conditions, such pattern could also be related to the presence of sharks in open pools, prompting herbivorous fish to feed more in closed pools. This might indirectly affect the structure of reef fish assemblages and benthic communities. The macroalgae Digenea simplex, which is uncommon in closed pools and abundant in the reef flat, was highly preferred in herbivory assays, indicating that herbivory by fishes might be shaping this distribution pattern. The variations in benthic and reef fish communities, and feeding pressure on the benthos between open and closed pools suggest that the dynamics in open pools is mostly driven by physical factors and the tolerance of organisms to harsh conditions, while in closed pools direct and indirect effects of species interactions also play an important role. Understanding the mechanisms shaping biological communities and how they scale-up to ecosystem functioning is particularly important on isolated near-pristine systems where natural processes can still be studied under limited human impact.&quot;,&quot;container-title&quot;:&quot;PLOS ONE&quot;,&quot;DOI&quot;:&quot;10.1371/journal.pone.0127176&quot;,&quot;ISSN&quot;:&quot;1932-6203&quot;,&quot;issue&quot;:&quot;6&quot;,&quot;journalAbbreviation&quot;:&quot;PLOS ONE&quot;,&quot;language&quot;:&quot;en&quot;,&quot;page&quot;:&quot;e0127176&quot;,&quot;source&quot;:&quot;PLoS Journals&quot;,&quot;title&quot;:&quot;Between-Habitat Variation of Benthic Cover, Reef Fish Assemblage and Feeding Pressure on the Benthos at the Only Atoll in South Atlantic: Rocas Atoll, NE Brazil&quot;,&quot;title-short&quot;:&quot;Between-Habitat Variation of Benthic Cover, Reef Fish Assemblage and Feeding Pressure on the Benthos at the Only Atoll in South Atlantic&quot;,&quot;URL&quot;:&quot;https://journals.plos.org/plosone/article?id=10.1371/journal.pone.0127176&quot;,&quot;volume&quot;:&quot;10&quot;,&quot;author&quot;:[{&quot;family&quot;:&quot;Longo&quot;,&quot;given&quot;:&quot;G. O.&quot;},{&quot;family&quot;:&quot;Morais&quot;,&quot;given&quot;:&quot;R. A.&quot;},{&quot;family&quot;:&quot;Martins&quot;,&quot;given&quot;:&quot;C. D. L.&quot;},{&quot;family&quot;:&quot;Mendes&quot;,&quot;given&quot;:&quot;T. C.&quot;},{&quot;family&quot;:&quot;Aued&quot;,&quot;given&quot;:&quot;A. W.&quot;},{&quot;family&quot;:&quot;Cândido&quot;,&quot;given&quot;:&quot;D. V.&quot;},{&quot;family&quot;:&quot;Oliveira&quot;,&quot;given&quot;:&quot;J. C.&quot;,&quot;dropping-particle&quot;:&quot;de&quot;},{&quot;family&quot;:&quot;Nunes&quot;,&quot;given&quot;:&quot;L. T.&quot;},{&quot;family&quot;:&quot;Fontoura&quot;,&quot;given&quot;:&quot;L.&quot;},{&quot;family&quot;:&quot;Sissini&quot;,&quot;given&quot;:&quot;M. N.&quot;},{&quot;family&quot;:&quot;Teschima&quot;,&quot;given&quot;:&quot;M. M.&quot;},{&quot;family&quot;:&quot;Silva&quot;,&quot;given&quot;:&quot;M. B.&quot;},{&quot;family&quot;:&quot;Ramlov&quot;,&quot;given&quot;:&quot;F.&quot;},{&quot;family&quot;:&quot;Gouvea&quot;,&quot;given&quot;:&quot;L. P.&quot;},{&quot;family&quot;:&quot;Ferreira&quot;,&quot;given&quot;:&quot;C. E. L.&quot;},{&quot;family&quot;:&quot;Segal&quot;,&quot;given&quot;:&quot;B.&quot;},{&quot;family&quot;:&quot;Horta&quot;,&quot;given&quot;:&quot;P. A.&quot;},{&quot;family&quot;:&quot;Floeter&quot;,&quot;given&quot;:&quot;S. R.&quot;}],&quot;accessed&quot;:{&quot;date-parts&quot;:[[&quot;2019&quot;,11,26]]},&quot;issued&quot;:{&quot;date-parts&quot;:[[&quot;2015&quot;]],&quot;season&quot;:&quot;giu&quot;}}}],&quot;schema&quot;:&quot;https://github.com/citation-style-language/schema/raw/master/csl-citation.json&quot;} RND73SL4aNfMR"/></text:p>
      <text:p text:style-name="Standard"><text:reference-mark-start text:name="ZOTERO_ITEM CSL_CITATION {&quot;citationID&quot;:&quot;qvFod7zC&quot;,&quot;properties&quot;:{&quot;formattedCitation&quot;:&quot;(Polovina 1984)&quot;,&quot;plainCitation&quot;:&quot;(Polovina 1984)&quot;,&quot;noteIndex&quot;:0},&quot;citationItems&quot;:[{&quot;id&quot;:177,&quot;uris&quot;:[&quot;http://zotero.org/users/5871544/items/NX9CTT9R&quot;],&quot;uri&quot;:[&quot;http://zotero.org/users/5871544/items/NX9CTT9R&quot;],&quot;itemData&quot;:{&quot;id&quot;:177,&quot;type&quot;:&quot;article-journal&quot;,&quot;container-title&quot;:&quot;Coral Reefs&quot;,&quot;DOI&quot;:&quot;https://doi.org/10.1007/BF00306135&quot;,&quot;ISSN&quot;:&quot;0722-4028&quot;,&quot;issue&quot;:&quot;1&quot;,&quot;journalAbbreviation&quot;:&quot;Coral Reefs&quot;,&quot;page&quot;:&quot;1-11&quot;,&quot;title&quot;:&quot;Model of a coral reef ecosystem&quot;,&quot;volume&quot;:&quot;3&quot;,&quot;author&quot;:[{&quot;family&quot;:&quot;Polovina&quot;,&quot;given&quot;:&quot;Jeffrey J.&quot;}],&quot;issued&quot;:{&quot;date-parts&quot;:[[&quot;1984&quot;]]}}}],&quot;schema&quot;:&quot;https://github.com/citation-style-language/schema/raw/master/csl-citation.json&quot;} RNDeJSCyEPwww"/>(Polovina 1984)<text:reference-mark-end text:name="ZOTERO_ITEM CSL_CITATION {&quot;citationID&quot;:&quot;qvFod7zC&quot;,&quot;properties&quot;:{&quot;formattedCitation&quot;:&quot;(Polovina 1984)&quot;,&quot;plainCitation&quot;:&quot;(Polovina 1984)&quot;,&quot;noteIndex&quot;:0},&quot;citationItems&quot;:[{&quot;id&quot;:177,&quot;uris&quot;:[&quot;http://zotero.org/users/5871544/items/NX9CTT9R&quot;],&quot;uri&quot;:[&quot;http://zotero.org/users/5871544/items/NX9CTT9R&quot;],&quot;itemData&quot;:{&quot;id&quot;:177,&quot;type&quot;:&quot;article-journal&quot;,&quot;container-title&quot;:&quot;Coral Reefs&quot;,&quot;DOI&quot;:&quot;https://doi.org/10.1007/BF00306135&quot;,&quot;ISSN&quot;:&quot;0722-4028&quot;,&quot;issue&quot;:&quot;1&quot;,&quot;journalAbbreviation&quot;:&quot;Coral Reefs&quot;,&quot;page&quot;:&quot;1-11&quot;,&quot;title&quot;:&quot;Model of a coral reef ecosystem&quot;,&quot;volume&quot;:&quot;3&quot;,&quot;author&quot;:[{&quot;family&quot;:&quot;Polovina&quot;,&quot;given&quot;:&quot;Jeffrey J.&quot;}],&quot;issued&quot;:{&quot;date-parts&quot;:[[&quot;1984&quot;]]}}}],&quot;schema&quot;:&quot;https://github.com/citation-style-language/schema/raw/master/csl-citation.json&quot;} RNDeJSCyEPwww"/></text:p>
      <text:p text:style-name="Standard"><text:reference-mark-start text:name="ZOTERO_ITEM CSL_CITATION {&quot;citationID&quot;:&quot;tGaaY1Xk&quot;,&quot;properties&quot;:{&quot;formattedCitation&quot;:&quot;(Christensen and Walters 2004)&quot;,&quot;plainCitation&quot;:&quot;(Christensen and Walters 2004)&quot;,&quot;noteIndex&quot;:0},&quot;citationItems&quot;:[{&quot;id&quot;:40,&quot;uris&quot;:[&quot;http://zotero.org/users/5871544/items/S67DPTCQ&quot;],&quot;uri&quot;:[&quot;http://zotero.org/users/5871544/items/S67DPTCQ&quot;],&quot;itemData&quot;:{&quot;id&quot;:40,&quot;type&quot;:&quot;article-journal&quot;,&quot;container-title&quot;:&quot;Ecological Modelling&quot;,&quot;DOI&quot;:&quot;https://doi.org/10.1016/j.ecolmodel.2003.09.003&quot;,&quot;ISSN&quot;:&quot;0304-3800&quot;,&quot;issue&quot;:&quot;2-4&quot;,&quot;journalAbbreviation&quot;:&quot;Ecol. Model.&quot;,&quot;page&quot;:&quot;109-139&quot;,&quot;title&quot;:&quot;Ecopath with Ecosim: methods, capabilities and limitations&quot;,&quot;volume&quot;:&quot;172&quot;,&quot;author&quot;:[{&quot;family&quot;:&quot;Christensen&quot;,&quot;given&quot;:&quot;Villy&quot;},{&quot;family&quot;:&quot;Walters&quot;,&quot;given&quot;:&quot;Carl J.&quot;}],&quot;issued&quot;:{&quot;date-parts&quot;:[[&quot;2004&quot;]]}}}],&quot;schema&quot;:&quot;https://github.com/citation-style-language/schema/raw/master/csl-citation.json&quot;} RND8uhDNKFKXp"/>(Christensen and Walters 2004)<text:reference-mark-end text:name="ZOTERO_ITEM CSL_CITATION {&quot;citationID&quot;:&quot;tGaaY1Xk&quot;,&quot;properties&quot;:{&quot;formattedCitation&quot;:&quot;(Christensen and Walters 2004)&quot;,&quot;plainCitation&quot;:&quot;(Christensen and Walters 2004)&quot;,&quot;noteIndex&quot;:0},&quot;citationItems&quot;:[{&quot;id&quot;:40,&quot;uris&quot;:[&quot;http://zotero.org/users/5871544/items/S67DPTCQ&quot;],&quot;uri&quot;:[&quot;http://zotero.org/users/5871544/items/S67DPTCQ&quot;],&quot;itemData&quot;:{&quot;id&quot;:40,&quot;type&quot;:&quot;article-journal&quot;,&quot;container-title&quot;:&quot;Ecological Modelling&quot;,&quot;DOI&quot;:&quot;https://doi.org/10.1016/j.ecolmodel.2003.09.003&quot;,&quot;ISSN&quot;:&quot;0304-3800&quot;,&quot;issue&quot;:&quot;2-4&quot;,&quot;journalAbbreviation&quot;:&quot;Ecol. Model.&quot;,&quot;page&quot;:&quot;109-139&quot;,&quot;title&quot;:&quot;Ecopath with Ecosim: methods, capabilities and limitations&quot;,&quot;volume&quot;:&quot;172&quot;,&quot;author&quot;:[{&quot;family&quot;:&quot;Christensen&quot;,&quot;given&quot;:&quot;Villy&quot;},{&quot;family&quot;:&quot;Walters&quot;,&quot;given&quot;:&quot;Carl J.&quot;}],&quot;issued&quot;:{&quot;date-parts&quot;:[[&quot;2004&quot;]]}}}],&quot;schema&quot;:&quot;https://github.com/citation-style-language/schema/raw/master/csl-citation.json&quot;} RND8uhDNKFKXp"/></text:p>
      <text:p text:style-name="Standard"/>
      <text:p text:style-name="Standard"><text:reference-mark-start text:name="ZOTERO_ITEM CSL_CITATION {&quot;citationID&quot;:&quot;3ROMJVuX&quot;,&quot;properties&quot;:{&quot;formattedCitation&quot;:&quot;(Froese and Pauly 2019)&quot;,&quot;plainCitation&quot;:&quot;(Froese and Pauly 2019)&quot;,&quot;noteIndex&quot;:0},&quot;citationItems&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ctuKhOiFj6"/>(Froese and Pauly 2019)<text:reference-mark-end text:name="ZOTERO_ITEM CSL_CITATION {&quot;citationID&quot;:&quot;3ROMJVuX&quot;,&quot;properties&quot;:{&quot;formattedCitation&quot;:&quot;(Froese and Pauly 2019)&quot;,&quot;plainCitation&quot;:&quot;(Froese and Pauly 2019)&quot;,&quot;noteIndex&quot;:0},&quot;citationItems&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ctuKhOiFj6"/></text:p>
      <text:p text:style-name="Standard"><text:reference-mark-start text:name="ZOTERO_ITEM CSL_CITATION {&quot;citationID&quot;:&quot;X5ZwF84L&quot;,&quot;properties&quot;:{&quot;formattedCitation&quot;:&quot;(Ward-Paige et al. 2010)&quot;,&quot;plainCitation&quot;:&quot;(Ward-Paige et al. 2010)&quot;,&quot;noteIndex&quot;:0},&quot;citationItems&quot;:[{&quot;id&quot;:1196,&quot;uris&quot;:[&quot;http://zotero.org/users/5871544/items/7ELRI2W6&quot;],&quot;uri&quot;:[&quot;http://zotero.org/users/5871544/items/7ELRI2W6&quot;],&quot;itemData&quot;:{&quot;id&quot;:1196,&quot;type&quot;:&quot;article-journal&quot;,&quot;abstract&quot;:&quot;Background Increasingly, underwater visual censuses (UVC) are used to assess fish populations. Several studies have demonstrated the effectiveness of protected areas for increasing fish abundance or provided insight into the natural abundance and structure of reef fish communities in remote areas. Recently, high apex predator densities (&gt;100,000 individuals·km−2) and biomasses (&gt;4 tonnes·ha−1) have been reported for some remote islands suggesting the occurrence of inverted trophic biomass pyramids. However, few studies have critically evaluated the methods used for sampling conspicuous and highly mobile fish such as sharks. Ideally, UVC are done instantaneously, however, researchers often count animals that enter the survey area after the survey has started, thus performing non-instantaneous UVC. Methodology/Principal Findings We developed a simulation model to evaluate counts obtained by divers deploying non-instantaneous belt-transect and stationary-point-count techniques. We assessed how fish speed and survey procedure (visibility, diver speed, survey time and dimensions) affect observed fish counts. Results indicate that the bias caused by fish speed alone is huge, while survey procedures had varying effects. Because the fastest fishes tend to be the largest, the bias would have significant implications on their biomass contribution. Therefore, caution is needed when describing abundance, biomass, and community structure based on non-instantaneous UVC, especially for highly mobile species such as sharks. Conclusions/Significance Based on our results, we urge that published literature state explicitly whether instantaneous counts were made and that survey procedures be accounted for when non-instantaneous counts are used. Using published density and biomass values of communities that include sharks we explore the effect of this bias and suggest that further investigation may be needed to determine pristine shark abundances and the existence of inverted biomass pyramids. Because such studies are used to make important management and conservation decisions, incorrect estimates of animal abundance and biomass have serious and significant implications.&quot;,&quot;container-title&quot;:&quot;PLOS ONE&quot;,&quot;DOI&quot;:&quot;10.1371/journal.pone.0011722&quot;,&quot;ISSN&quot;:&quot;1932-6203&quot;,&quot;issue&quot;:&quot;7&quot;,&quot;journalAbbreviation&quot;:&quot;PLOS ONE&quot;,&quot;language&quot;:&quot;en&quot;,&quot;note&quot;:&quot;publisher: Public Library of Science&quot;,&quot;page&quot;:&quot;e11722&quot;,&quot;source&quot;:&quot;PLoS Journals&quot;,&quot;title&quot;:&quot;Overestimating Fish Counts by Non-Instantaneous Visual Censuses: Consequences for Population and Community Descriptions&quot;,&quot;title-short&quot;:&quot;Overestimating Fish Counts by Non-Instantaneous Visual Censuses&quot;,&quot;URL&quot;:&quot;https://journals.plos.org/plosone/article?id=10.1371/journal.pone.0011722&quot;,&quot;volume&quot;:&quot;5&quot;,&quot;author&quot;:[{&quot;family&quot;:&quot;Ward-Paige&quot;,&quot;given&quot;:&quot;Christine&quot;},{&quot;family&quot;:&quot;Flemming&quot;,&quot;given&quot;:&quot;Joanna Mills&quot;},{&quot;family&quot;:&quot;Lotze&quot;,&quot;given&quot;:&quot;Heike K.&quot;}],&quot;accessed&quot;:{&quot;date-parts&quot;:[[&quot;2020&quot;,4,16]]},&quot;issued&quot;:{&quot;date-parts&quot;:[[&quot;2010&quot;]],&quot;season&quot;:&quot;lug&quot;}}}],&quot;schema&quot;:&quot;https://github.com/citation-style-language/schema/raw/master/csl-citation.json&quot;} RNDSq7qwFLYfN"/>(Ward-Paige et al. 2010)<text:reference-mark-end text:name="ZOTERO_ITEM CSL_CITATION {&quot;citationID&quot;:&quot;X5ZwF84L&quot;,&quot;properties&quot;:{&quot;formattedCitation&quot;:&quot;(Ward-Paige et al. 2010)&quot;,&quot;plainCitation&quot;:&quot;(Ward-Paige et al. 2010)&quot;,&quot;noteIndex&quot;:0},&quot;citationItems&quot;:[{&quot;id&quot;:1196,&quot;uris&quot;:[&quot;http://zotero.org/users/5871544/items/7ELRI2W6&quot;],&quot;uri&quot;:[&quot;http://zotero.org/users/5871544/items/7ELRI2W6&quot;],&quot;itemData&quot;:{&quot;id&quot;:1196,&quot;type&quot;:&quot;article-journal&quot;,&quot;abstract&quot;:&quot;Background Increasingly, underwater visual censuses (UVC) are used to assess fish populations. Several studies have demonstrated the effectiveness of protected areas for increasing fish abundance or provided insight into the natural abundance and structure of reef fish communities in remote areas. Recently, high apex predator densities (&gt;100,000 individuals·km−2) and biomasses (&gt;4 tonnes·ha−1) have been reported for some remote islands suggesting the occurrence of inverted trophic biomass pyramids. However, few studies have critically evaluated the methods used for sampling conspicuous and highly mobile fish such as sharks. Ideally, UVC are done instantaneously, however, researchers often count animals that enter the survey area after the survey has started, thus performing non-instantaneous UVC. Methodology/Principal Findings We developed a simulation model to evaluate counts obtained by divers deploying non-instantaneous belt-transect and stationary-point-count techniques. We assessed how fish speed and survey procedure (visibility, diver speed, survey time and dimensions) affect observed fish counts. Results indicate that the bias caused by fish speed alone is huge, while survey procedures had varying effects. Because the fastest fishes tend to be the largest, the bias would have significant implications on their biomass contribution. Therefore, caution is needed when describing abundance, biomass, and community structure based on non-instantaneous UVC, especially for highly mobile species such as sharks. Conclusions/Significance Based on our results, we urge that published literature state explicitly whether instantaneous counts were made and that survey procedures be accounted for when non-instantaneous counts are used. Using published density and biomass values of communities that include sharks we explore the effect of this bias and suggest that further investigation may be needed to determine pristine shark abundances and the existence of inverted biomass pyramids. Because such studies are used to make important management and conservation decisions, incorrect estimates of animal abundance and biomass have serious and significant implications.&quot;,&quot;container-title&quot;:&quot;PLOS ONE&quot;,&quot;DOI&quot;:&quot;10.1371/journal.pone.0011722&quot;,&quot;ISSN&quot;:&quot;1932-6203&quot;,&quot;issue&quot;:&quot;7&quot;,&quot;journalAbbreviation&quot;:&quot;PLOS ONE&quot;,&quot;language&quot;:&quot;en&quot;,&quot;note&quot;:&quot;publisher: Public Library of Science&quot;,&quot;page&quot;:&quot;e11722&quot;,&quot;source&quot;:&quot;PLoS Journals&quot;,&quot;title&quot;:&quot;Overestimating Fish Counts by Non-Instantaneous Visual Censuses: Consequences for Population and Community Descriptions&quot;,&quot;title-short&quot;:&quot;Overestimating Fish Counts by Non-Instantaneous Visual Censuses&quot;,&quot;URL&quot;:&quot;https://journals.plos.org/plosone/article?id=10.1371/journal.pone.0011722&quot;,&quot;volume&quot;:&quot;5&quot;,&quot;author&quot;:[{&quot;family&quot;:&quot;Ward-Paige&quot;,&quot;given&quot;:&quot;Christine&quot;},{&quot;family&quot;:&quot;Flemming&quot;,&quot;given&quot;:&quot;Joanna Mills&quot;},{&quot;family&quot;:&quot;Lotze&quot;,&quot;given&quot;:&quot;Heike K.&quot;}],&quot;accessed&quot;:{&quot;date-parts&quot;:[[&quot;2020&quot;,4,16]]},&quot;issued&quot;:{&quot;date-parts&quot;:[[&quot;2010&quot;]],&quot;season&quot;:&quot;lug&quot;}}}],&quot;schema&quot;:&quot;https://github.com/citation-style-language/schema/raw/master/csl-citation.json&quot;} RNDSq7qwFLYfN"/></text:p>
      <text:p text:style-name="Standard"><text:reference-mark-start text:name="ZOTERO_ITEM CSL_CITATION {&quot;citationID&quot;:&quot;WoHTv1tb&quot;,&quot;properties&quot;:{&quot;formattedCitation&quot;:&quot;(Heymans et al. 2016)&quot;,&quot;plainCitation&quot;:&quot;(Heymans et al. 2016)&quot;,&quot;noteIndex&quot;:0},&quot;citationItems&quot;:[{&quot;id&quot;:89,&quot;uris&quot;:[&quot;http://zotero.org/users/5871544/items/QYW72AEA&quot;],&quot;uri&quot;:[&quot;http://zotero.org/users/5871544/items/QYW72AEA&quot;],&quot;itemData&quot;:{&quot;id&quot;:89,&quot;type&quot;:&quot;article-journal&quot;,&quot;container-title&quot;:&quot;Ecological Modelling&quot;,&quot;DOI&quot;:&quot;https://doi.org/10.1016/j.ecolmodel.2015.12.007&quot;,&quot;ISSN&quot;:&quot;0304-3800&quot;,&quot;journalAbbreviation&quot;:&quot;Ecol. Model.&quot;,&quot;page&quot;:&quot;173-184&quot;,&quot;title&quot;:&quot;Best practice in Ecopath with Ecosim food-web models for ecosystem-based management&quot;,&quot;volume&quot;:&quot;331&quot;,&quot;author&quot;:[{&quot;family&quot;:&quot;Heymans&quot;,&quot;given&quot;:&quot;Johanna Jacomina&quot;},{&quot;family&quot;:&quot;Coll&quot;,&quot;given&quot;:&quot;Marta&quot;},{&quot;family&quot;:&quot;Link&quot;,&quot;given&quot;:&quot;Jason S.&quot;},{&quot;family&quot;:&quot;Mackinson&quot;,&quot;given&quot;:&quot;Steven&quot;},{&quot;family&quot;:&quot;Steenbeek&quot;,&quot;given&quot;:&quot;Jeroen&quot;},{&quot;family&quot;:&quot;Walters&quot;,&quot;given&quot;:&quot;Carl&quot;},{&quot;family&quot;:&quot;Christensen&quot;,&quot;given&quot;:&quot;Villy&quot;}],&quot;issued&quot;:{&quot;date-parts&quot;:[[&quot;2016&quot;]]}}}],&quot;schema&quot;:&quot;https://github.com/citation-style-language/schema/raw/master/csl-citation.json&quot;} RNDBi4iGzCn5K"/>(Heymans et al. 2016)<text:reference-mark-end text:name="ZOTERO_ITEM CSL_CITATION {&quot;citationID&quot;:&quot;WoHTv1tb&quot;,&quot;properties&quot;:{&quot;formattedCitation&quot;:&quot;(Heymans et al. 2016)&quot;,&quot;plainCitation&quot;:&quot;(Heymans et al. 2016)&quot;,&quot;noteIndex&quot;:0},&quot;citationItems&quot;:[{&quot;id&quot;:89,&quot;uris&quot;:[&quot;http://zotero.org/users/5871544/items/QYW72AEA&quot;],&quot;uri&quot;:[&quot;http://zotero.org/users/5871544/items/QYW72AEA&quot;],&quot;itemData&quot;:{&quot;id&quot;:89,&quot;type&quot;:&quot;article-journal&quot;,&quot;container-title&quot;:&quot;Ecological Modelling&quot;,&quot;DOI&quot;:&quot;https://doi.org/10.1016/j.ecolmodel.2015.12.007&quot;,&quot;ISSN&quot;:&quot;0304-3800&quot;,&quot;journalAbbreviation&quot;:&quot;Ecol. Model.&quot;,&quot;page&quot;:&quot;173-184&quot;,&quot;title&quot;:&quot;Best practice in Ecopath with Ecosim food-web models for ecosystem-based management&quot;,&quot;volume&quot;:&quot;331&quot;,&quot;author&quot;:[{&quot;family&quot;:&quot;Heymans&quot;,&quot;given&quot;:&quot;Johanna Jacomina&quot;},{&quot;family&quot;:&quot;Coll&quot;,&quot;given&quot;:&quot;Marta&quot;},{&quot;family&quot;:&quot;Link&quot;,&quot;given&quot;:&quot;Jason S.&quot;},{&quot;family&quot;:&quot;Mackinson&quot;,&quot;given&quot;:&quot;Steven&quot;},{&quot;family&quot;:&quot;Steenbeek&quot;,&quot;given&quot;:&quot;Jeroen&quot;},{&quot;family&quot;:&quot;Walters&quot;,&quot;given&quot;:&quot;Carl&quot;},{&quot;family&quot;:&quot;Christensen&quot;,&quot;given&quot;:&quot;Villy&quot;}],&quot;issued&quot;:{&quot;date-parts&quot;:[[&quot;2016&quot;]]}}}],&quot;schema&quot;:&quot;https://github.com/citation-style-language/schema/raw/master/csl-citation.json&quot;} RNDBi4iGzCn5K"/></text:p>
      <text:p text:style-name="Standard"><text:reference-mark-start text:name="ZOTERO_ITEM CSL_CITATION {&quot;citationID&quot;:&quot;6G8USFBX&quot;,&quot;properties&quot;:{&quot;formattedCitation&quot;:&quot;(Longo et al. 2015; Andrades 2018)&quot;,&quot;plainCitation&quot;:&quot;(Longo et al. 2015; Andrades 2018)&quot;,&quot;noteIndex&quot;:0},&quot;citationItems&quot;:[{&quot;id&quot;:381,&quot;uris&quot;:[&quot;http://zotero.org/users/5871544/items/ZVMVHH3V&quot;],&quot;uri&quot;:[&quot;http://zotero.org/users/5871544/items/ZVMVHH3V&quot;],&quot;itemData&quot;:{&quot;id&quot;:381,&quot;type&quot;:&quot;article-journal&quot;,&quot;abstract&quot;:&quot;The Southwestern Atlantic harbors unique and relatively understudied reef systems, including the only atoll in South Atlantic: Rocas atoll. Located 230 km off the NE Brazilian coast, Rocas is formed by coralline red algae and vermetid mollusks, and is potentially one of the most “pristine” areas in Southwestern Atlantic. We provide the first comprehensive and integrative description of the fish and benthic communities inhabiting different shallow reef habitats of Rocas. We studied two contrasting tide pool habitats: open pools, which communicate with the open ocean even during low tides, thus more exposed to wave action; and closed pools, which remain isolated during low tide and are comparatively less exposed. Reef fish assemblages, benthic cover, algal turfs and fish feeding pressure on the benthos remarkably varied between open and closed pools. The planktivore Thalassoma noronhanum was the most abundant fish species in both habitats. In terms of biomass, the lemon shark Negaprion brevirostris and the omnivore Melichtys niger were dominant in open pools, while herbivorous fishes (mainly Acanthurus spp.) prevailed in closed pools. Overall benthic cover was dominated by algal turfs, composed of articulated calcareous algae in open pools and non-calcified algae in closed pools. Feeding pressure was dominated by acanthurids and was 10-fold lower in open pools than in closed pools. Besides different wave exposure conditions, such pattern could also be related to the presence of sharks in open pools, prompting herbivorous fish to feed more in closed pools. This might indirectly affect the structure of reef fish assemblages and benthic communities. The macroalgae Digenea simplex, which is uncommon in closed pools and abundant in the reef flat, was highly preferred in herbivory assays, indicating that herbivory by fishes might be shaping this distribution pattern. The variations in benthic and reef fish communities, and feeding pressure on the benthos between open and closed pools suggest that the dynamics in open pools is mostly driven by physical factors and the tolerance of organisms to harsh conditions, while in closed pools direct and indirect effects of species interactions also play an important role. Understanding the mechanisms shaping biological communities and how they scale-up to ecosystem functioning is particularly important on isolated near-pristine systems where natural processes can still be studied under limited human impact.&quot;,&quot;container-title&quot;:&quot;PLOS ONE&quot;,&quot;DOI&quot;:&quot;10.1371/journal.pone.0127176&quot;,&quot;ISSN&quot;:&quot;1932-6203&quot;,&quot;issue&quot;:&quot;6&quot;,&quot;journalAbbreviation&quot;:&quot;PLOS ONE&quot;,&quot;language&quot;:&quot;en&quot;,&quot;page&quot;:&quot;e0127176&quot;,&quot;source&quot;:&quot;PLoS Journals&quot;,&quot;title&quot;:&quot;Between-Habitat Variation of Benthic Cover, Reef Fish Assemblage and Feeding Pressure on the Benthos at the Only Atoll in South Atlantic: Rocas Atoll, NE Brazil&quot;,&quot;title-short&quot;:&quot;Between-Habitat Variation of Benthic Cover, Reef Fish Assemblage and Feeding Pressure on the Benthos at the Only Atoll in South Atlantic&quot;,&quot;URL&quot;:&quot;https://journals.plos.org/plosone/article?id=10.1371/journal.pone.0127176&quot;,&quot;volume&quot;:&quot;10&quot;,&quot;author&quot;:[{&quot;family&quot;:&quot;Longo&quot;,&quot;given&quot;:&quot;G. O.&quot;},{&quot;family&quot;:&quot;Morais&quot;,&quot;given&quot;:&quot;R. A.&quot;},{&quot;family&quot;:&quot;Martins&quot;,&quot;given&quot;:&quot;C. D. L.&quot;},{&quot;family&quot;:&quot;Mendes&quot;,&quot;given&quot;:&quot;T. C.&quot;},{&quot;family&quot;:&quot;Aued&quot;,&quot;given&quot;:&quot;A. W.&quot;},{&quot;family&quot;:&quot;Cândido&quot;,&quot;given&quot;:&quot;D. V.&quot;},{&quot;family&quot;:&quot;Oliveira&quot;,&quot;given&quot;:&quot;J. C.&quot;,&quot;dropping-particle&quot;:&quot;de&quot;},{&quot;family&quot;:&quot;Nunes&quot;,&quot;given&quot;:&quot;L. T.&quot;},{&quot;family&quot;:&quot;Fontoura&quot;,&quot;given&quot;:&quot;L.&quot;},{&quot;family&quot;:&quot;Sissini&quot;,&quot;given&quot;:&quot;M. N.&quot;},{&quot;family&quot;:&quot;Teschima&quot;,&quot;given&quot;:&quot;M. M.&quot;},{&quot;family&quot;:&quot;Silva&quot;,&quot;given&quot;:&quot;M. B.&quot;},{&quot;family&quot;:&quot;Ramlov&quot;,&quot;given&quot;:&quot;F.&quot;},{&quot;family&quot;:&quot;Gouvea&quot;,&quot;given&quot;:&quot;L. P.&quot;},{&quot;family&quot;:&quot;Ferreira&quot;,&quot;given&quot;:&quot;C. E. L.&quot;},{&quot;family&quot;:&quot;Segal&quot;,&quot;given&quot;:&quot;B.&quot;},{&quot;family&quot;:&quot;Horta&quot;,&quot;given&quot;:&quot;P. A.&quot;},{&quot;family&quot;:&quot;Floeter&quot;,&quot;given&quot;:&quot;S. R.&quot;}],&quot;accessed&quot;:{&quot;date-parts&quot;:[[&quot;2019&quot;,11,26]]},&quot;issued&quot;:{&quot;date-parts&quot;:[[&quot;2015&quot;]],&quot;season&quot;:&quot;giu&quot;}}},{&quot;id&quot;:384,&quot;uris&quot;:[&quot;http://zotero.org/users/5871544/items/AF7FRXR9&quot;],&quot;uri&quot;:[&quot;http://zotero.org/users/5871544/items/AF7FRXR9&quot;],&quot;itemData&quot;:{&quot;id&quot;:384,&quot;type&quot;:&quot;thesis&quot;,&quot;event-place&quot;:&quot;Vitoria, Espirito Santo, Brazil&quot;,&quot;genre&quot;:&quot;Doctoral Thesis&quot;,&quot;language&quot;:&quot;Portuguese&quot;,&quot;number-of-pages&quot;:&quot;127&quot;,&quot;publisher&quot;:&quot;Federal University of Espirito Santo&quot;,&quot;publisher-place&quot;:&quot;Vitoria, Espirito Santo, Brazil&quot;,&quot;title&quot;:&quot;Nicho e endemismo em ambientes entremarés recifais: uma abordagem utilizando isótopos estáveis&quot;,&quot;URL&quot;:&quot;http://repositorio.ufes.br/handle/10/9927&quot;,&quot;author&quot;:[{&quot;family&quot;:&quot;Andrades&quot;,&quot;given&quot;:&quot;Ryan Carlos&quot;}],&quot;accessed&quot;:{&quot;date-parts&quot;:[[&quot;2019&quot;,1,2]]},&quot;issued&quot;:{&quot;date-parts&quot;:[[&quot;2018&quot;]]}}}],&quot;schema&quot;:&quot;https://github.com/citation-style-language/schema/raw/master/csl-citation.json&quot;} RNDyk75u6UxVv"/>(Longo et al. 2015; Andrades 2018)<text:reference-mark-end text:name="ZOTERO_ITEM CSL_CITATION {&quot;citationID&quot;:&quot;6G8USFBX&quot;,&quot;properties&quot;:{&quot;formattedCitation&quot;:&quot;(Longo et al. 2015; Andrades 2018)&quot;,&quot;plainCitation&quot;:&quot;(Longo et al. 2015; Andrades 2018)&quot;,&quot;noteIndex&quot;:0},&quot;citationItems&quot;:[{&quot;id&quot;:381,&quot;uris&quot;:[&quot;http://zotero.org/users/5871544/items/ZVMVHH3V&quot;],&quot;uri&quot;:[&quot;http://zotero.org/users/5871544/items/ZVMVHH3V&quot;],&quot;itemData&quot;:{&quot;id&quot;:381,&quot;type&quot;:&quot;article-journal&quot;,&quot;abstract&quot;:&quot;The Southwestern Atlantic harbors unique and relatively understudied reef systems, including the only atoll in South Atlantic: Rocas atoll. Located 230 km off the NE Brazilian coast, Rocas is formed by coralline red algae and vermetid mollusks, and is potentially one of the most “pristine” areas in Southwestern Atlantic. We provide the first comprehensive and integrative description of the fish and benthic communities inhabiting different shallow reef habitats of Rocas. We studied two contrasting tide pool habitats: open pools, which communicate with the open ocean even during low tides, thus more exposed to wave action; and closed pools, which remain isolated during low tide and are comparatively less exposed. Reef fish assemblages, benthic cover, algal turfs and fish feeding pressure on the benthos remarkably varied between open and closed pools. The planktivore Thalassoma noronhanum was the most abundant fish species in both habitats. In terms of biomass, the lemon shark Negaprion brevirostris and the omnivore Melichtys niger were dominant in open pools, while herbivorous fishes (mainly Acanthurus spp.) prevailed in closed pools. Overall benthic cover was dominated by algal turfs, composed of articulated calcareous algae in open pools and non-calcified algae in closed pools. Feeding pressure was dominated by acanthurids and was 10-fold lower in open pools than in closed pools. Besides different wave exposure conditions, such pattern could also be related to the presence of sharks in open pools, prompting herbivorous fish to feed more in closed pools. This might indirectly affect the structure of reef fish assemblages and benthic communities. The macroalgae Digenea simplex, which is uncommon in closed pools and abundant in the reef flat, was highly preferred in herbivory assays, indicating that herbivory by fishes might be shaping this distribution pattern. The variations in benthic and reef fish communities, and feeding pressure on the benthos between open and closed pools suggest that the dynamics in open pools is mostly driven by physical factors and the tolerance of organisms to harsh conditions, while in closed pools direct and indirect effects of species interactions also play an important role. Understanding the mechanisms shaping biological communities and how they scale-up to ecosystem functioning is particularly important on isolated near-pristine systems where natural processes can still be studied under limited human impact.&quot;,&quot;container-title&quot;:&quot;PLOS ONE&quot;,&quot;DOI&quot;:&quot;10.1371/journal.pone.0127176&quot;,&quot;ISSN&quot;:&quot;1932-6203&quot;,&quot;issue&quot;:&quot;6&quot;,&quot;journalAbbreviation&quot;:&quot;PLOS ONE&quot;,&quot;language&quot;:&quot;en&quot;,&quot;page&quot;:&quot;e0127176&quot;,&quot;source&quot;:&quot;PLoS Journals&quot;,&quot;title&quot;:&quot;Between-Habitat Variation of Benthic Cover, Reef Fish Assemblage and Feeding Pressure on the Benthos at the Only Atoll in South Atlantic: Rocas Atoll, NE Brazil&quot;,&quot;title-short&quot;:&quot;Between-Habitat Variation of Benthic Cover, Reef Fish Assemblage and Feeding Pressure on the Benthos at the Only Atoll in South Atlantic&quot;,&quot;URL&quot;:&quot;https://journals.plos.org/plosone/article?id=10.1371/journal.pone.0127176&quot;,&quot;volume&quot;:&quot;10&quot;,&quot;author&quot;:[{&quot;family&quot;:&quot;Longo&quot;,&quot;given&quot;:&quot;G. O.&quot;},{&quot;family&quot;:&quot;Morais&quot;,&quot;given&quot;:&quot;R. A.&quot;},{&quot;family&quot;:&quot;Martins&quot;,&quot;given&quot;:&quot;C. D. L.&quot;},{&quot;family&quot;:&quot;Mendes&quot;,&quot;given&quot;:&quot;T. C.&quot;},{&quot;family&quot;:&quot;Aued&quot;,&quot;given&quot;:&quot;A. W.&quot;},{&quot;family&quot;:&quot;Cândido&quot;,&quot;given&quot;:&quot;D. V.&quot;},{&quot;family&quot;:&quot;Oliveira&quot;,&quot;given&quot;:&quot;J. C.&quot;,&quot;dropping-particle&quot;:&quot;de&quot;},{&quot;family&quot;:&quot;Nunes&quot;,&quot;given&quot;:&quot;L. T.&quot;},{&quot;family&quot;:&quot;Fontoura&quot;,&quot;given&quot;:&quot;L.&quot;},{&quot;family&quot;:&quot;Sissini&quot;,&quot;given&quot;:&quot;M. N.&quot;},{&quot;family&quot;:&quot;Teschima&quot;,&quot;given&quot;:&quot;M. M.&quot;},{&quot;family&quot;:&quot;Silva&quot;,&quot;given&quot;:&quot;M. B.&quot;},{&quot;family&quot;:&quot;Ramlov&quot;,&quot;given&quot;:&quot;F.&quot;},{&quot;family&quot;:&quot;Gouvea&quot;,&quot;given&quot;:&quot;L. P.&quot;},{&quot;family&quot;:&quot;Ferreira&quot;,&quot;given&quot;:&quot;C. E. L.&quot;},{&quot;family&quot;:&quot;Segal&quot;,&quot;given&quot;:&quot;B.&quot;},{&quot;family&quot;:&quot;Horta&quot;,&quot;given&quot;:&quot;P. A.&quot;},{&quot;family&quot;:&quot;Floeter&quot;,&quot;given&quot;:&quot;S. R.&quot;}],&quot;accessed&quot;:{&quot;date-parts&quot;:[[&quot;2019&quot;,11,26]]},&quot;issued&quot;:{&quot;date-parts&quot;:[[&quot;2015&quot;]],&quot;season&quot;:&quot;giu&quot;}}},{&quot;id&quot;:384,&quot;uris&quot;:[&quot;http://zotero.org/users/5871544/items/AF7FRXR9&quot;],&quot;uri&quot;:[&quot;http://zotero.org/users/5871544/items/AF7FRXR9&quot;],&quot;itemData&quot;:{&quot;id&quot;:384,&quot;type&quot;:&quot;thesis&quot;,&quot;event-place&quot;:&quot;Vitoria, Espirito Santo, Brazil&quot;,&quot;genre&quot;:&quot;Doctoral Thesis&quot;,&quot;language&quot;:&quot;Portuguese&quot;,&quot;number-of-pages&quot;:&quot;127&quot;,&quot;publisher&quot;:&quot;Federal University of Espirito Santo&quot;,&quot;publisher-place&quot;:&quot;Vitoria, Espirito Santo, Brazil&quot;,&quot;title&quot;:&quot;Nicho e endemismo em ambientes entremarés recifais: uma abordagem utilizando isótopos estáveis&quot;,&quot;URL&quot;:&quot;http://repositorio.ufes.br/handle/10/9927&quot;,&quot;author&quot;:[{&quot;family&quot;:&quot;Andrades&quot;,&quot;given&quot;:&quot;Ryan Carlos&quot;}],&quot;accessed&quot;:{&quot;date-parts&quot;:[[&quot;2019&quot;,1,2]]},&quot;issued&quot;:{&quot;date-parts&quot;:[[&quot;2018&quot;]]}}}],&quot;schema&quot;:&quot;https://github.com/citation-style-language/schema/raw/master/csl-citation.json&quot;} RNDyk75u6UxVv"/></text:p>
      <text:p text:style-name="Standard"><text:reference-mark-start text:name="ZOTERO_ITEM CSL_CITATION {&quot;citationID&quot;:&quot;NFMhtGU4&quot;,&quot;properties&quot;:{&quot;formattedCitation&quot;:&quot;(Pauly 1980; Palomares and Pauly 1998)&quot;,&quot;plainCitation&quot;:&quot;(Pauly 1980; Palomares and Pauly 1998)&quot;,&quot;noteIndex&quot;:0},&quot;citationItems&quot;:[{&quot;id&quot;:166,&quot;uris&quot;:[&quot;http://zotero.org/users/5871544/items/GBXHQUJN&quot;],&quot;uri&quot;:[&quot;http://zotero.org/users/5871544/items/GBXHQUJN&quot;],&quot;itemData&quot;:{&quot;id&quot;:166,&quot;type&quot;:&quot;article-journal&quot;,&quot;container-title&quot;:&quot;ICES Journal of Marine Science&quot;,&quot;DOI&quot;:&quot;https://doi.org/10.1093/icesjms/39.2.175&quot;,&quot;ISSN&quot;:&quot;1095-9289&quot;,&quot;issue&quot;:&quot;2&quot;,&quot;journalAbbreviation&quot;:&quot;ICES J. Mar. Sci.&quot;,&quot;page&quot;:&quot;175-192&quot;,&quot;title&quot;:&quot;On the interrelationships between natural mortality, growth parameters, and mean environmental temperature in 175 fish stocks&quot;,&quot;volume&quot;:&quot;39&quot;,&quot;author&quot;:[{&quot;family&quot;:&quot;Pauly&quot;,&quot;given&quot;:&quot;Daniel&quot;}],&quot;issued&quot;:{&quot;date-parts&quot;:[[&quot;1980&quot;]]}}},{&quot;id&quot;:163,&quot;uris&quot;:[&quot;http://zotero.org/users/5871544/items/BWSNL628&quot;],&quot;uri&quot;:[&quot;http://zotero.org/users/5871544/items/BWSNL628&quot;],&quot;itemData&quot;:{&quot;id&quot;:163,&quot;type&quot;:&quot;article-journal&quot;,&quot;container-title&quot;:&quot;Marine and freshwater research&quot;,&quot;ISSN&quot;:&quot;1448-6059&quot;,&quot;issue&quot;:&quot;5&quot;,&quot;journalAbbreviation&quot;:&quot;Mar. Freshwat. Res.&quot;,&quot;page&quot;:&quot;447-453&quot;,&quot;title&quot;:&quot;Predicting food consumption of fish populations as functions of mortality, food type, morphometrics, temperature and salinity&quot;,&quot;volume&quot;:&quot;49&quot;,&quot;author&quot;:[{&quot;family&quot;:&quot;Palomares&quot;,&quot;given&quot;:&quot;Maria Lourdes D.&quot;},{&quot;family&quot;:&quot;Pauly&quot;,&quot;given&quot;:&quot;Daniel&quot;}],&quot;issued&quot;:{&quot;date-parts&quot;:[[&quot;1998&quot;]]}}}],&quot;schema&quot;:&quot;https://github.com/citation-style-language/schema/raw/master/csl-citation.json&quot;} RND9GmDJQTwdO"/>(Pauly 1980; Palomares and Pauly 1998)<text:reference-mark-end text:name="ZOTERO_ITEM CSL_CITATION {&quot;citationID&quot;:&quot;NFMhtGU4&quot;,&quot;properties&quot;:{&quot;formattedCitation&quot;:&quot;(Pauly 1980; Palomares and Pauly 1998)&quot;,&quot;plainCitation&quot;:&quot;(Pauly 1980; Palomares and Pauly 1998)&quot;,&quot;noteIndex&quot;:0},&quot;citationItems&quot;:[{&quot;id&quot;:166,&quot;uris&quot;:[&quot;http://zotero.org/users/5871544/items/GBXHQUJN&quot;],&quot;uri&quot;:[&quot;http://zotero.org/users/5871544/items/GBXHQUJN&quot;],&quot;itemData&quot;:{&quot;id&quot;:166,&quot;type&quot;:&quot;article-journal&quot;,&quot;container-title&quot;:&quot;ICES Journal of Marine Science&quot;,&quot;DOI&quot;:&quot;https://doi.org/10.1093/icesjms/39.2.175&quot;,&quot;ISSN&quot;:&quot;1095-9289&quot;,&quot;issue&quot;:&quot;2&quot;,&quot;journalAbbreviation&quot;:&quot;ICES J. Mar. Sci.&quot;,&quot;page&quot;:&quot;175-192&quot;,&quot;title&quot;:&quot;On the interrelationships between natural mortality, growth parameters, and mean environmental temperature in 175 fish stocks&quot;,&quot;volume&quot;:&quot;39&quot;,&quot;author&quot;:[{&quot;family&quot;:&quot;Pauly&quot;,&quot;given&quot;:&quot;Daniel&quot;}],&quot;issued&quot;:{&quot;date-parts&quot;:[[&quot;1980&quot;]]}}},{&quot;id&quot;:163,&quot;uris&quot;:[&quot;http://zotero.org/users/5871544/items/BWSNL628&quot;],&quot;uri&quot;:[&quot;http://zotero.org/users/5871544/items/BWSNL628&quot;],&quot;itemData&quot;:{&quot;id&quot;:163,&quot;type&quot;:&quot;article-journal&quot;,&quot;container-title&quot;:&quot;Marine and freshwater research&quot;,&quot;ISSN&quot;:&quot;1448-6059&quot;,&quot;issue&quot;:&quot;5&quot;,&quot;journalAbbreviation&quot;:&quot;Mar. Freshwat. Res.&quot;,&quot;page&quot;:&quot;447-453&quot;,&quot;title&quot;:&quot;Predicting food consumption of fish populations as functions of mortality, food type, morphometrics, temperature and salinity&quot;,&quot;volume&quot;:&quot;49&quot;,&quot;author&quot;:[{&quot;family&quot;:&quot;Palomares&quot;,&quot;given&quot;:&quot;Maria Lourdes D.&quot;},{&quot;family&quot;:&quot;Pauly&quot;,&quot;given&quot;:&quot;Daniel&quot;}],&quot;issued&quot;:{&quot;date-parts&quot;:[[&quot;1998&quot;]]}}}],&quot;schema&quot;:&quot;https://github.com/citation-style-language/schema/raw/master/csl-citation.json&quot;} RND9GmDJQTwdO"/></text:p>
      <text:p text:style-name="Standard"><text:reference-mark-start text:name="ZOTERO_ITEM CSL_CITATION {&quot;citationID&quot;:&quot;qrjKseRx&quot;,&quot;properties&quot;:{&quot;formattedCitation&quot;:&quot;(Ara\\uc0\\u250{}jo et al. 2017)&quot;,&quot;plainCitation&quot;:&quot;(Araújo et al. 2017)&quot;,&quot;noteIndex&quot;:0},&quot;citationItems&quot;:[{&quot;id&quot;:441,&quot;uris&quot;:[&quot;http://zotero.org/users/5871544/items/2MLDYXEL&quot;],&quot;uri&quot;:[&quot;http://zotero.org/users/5871544/items/2MLDYXEL&quot;],&quot;itemData&quot;:{&quot;id&quot;:441,&quot;type&quot;:&quot;chapter&quot;,&quot;container-title&quot;:&quot;Modelagem Ecossistêmica para integração e manejo na Bacia de Campos (Atlântico sudoeste)&quot;,&quot;event-place&quot;:&quot;Rio de janeiro&quot;,&quot;ISBN&quot;:&quot;978-85-352-2852-6&quot;,&quot;language&quot;:&quot;Portuguese&quot;,&quot;note&quot;:&quot;DOI: 10.1016/B978-85-352-2852-6.50014-4&quot;,&quot;page&quot;:&quot;131-187&quot;,&quot;publisher&quot;:&quot;Elsevier Brazil&quot;,&quot;publisher-place&quot;:&quot;Rio de janeiro&quot;,&quot;title&quot;:&quot;Modelos Ecopath da plataforma continental e do talude da Bacia de Campos: análise das propriedades ecossistêmicas e do efeito da sazonalidade&quot;,&quot;title-short&quot;:&quot;Modelos Ecopath da plataforma continental e do talude da Bacia de Campos&quot;,&quot;URL&quot;:&quot;https://reader.elsevier.com/reader/sd/pii/B9788535228526500144?token=7A96E0DD6CCDB2D2224CE82DB958E6D9966B87C9D560097580AE22EFDF02CDE19F853E6CA178464031CB3CD32CD624A4&quot;,&quot;volume&quot;:&quot;8&quot;,&quot;author&quot;:[{&quot;family&quot;:&quot;Araújo&quot;,&quot;given&quot;:&quot;J.N.&quot;},{&quot;family&quot;:&quot;Martins&quot;,&quot;given&quot;:&quot;A.S.&quot;},{&quot;family&quot;:&quot;Bonecker&quot;,&quot;given&quot;:&quot;A.C.T.&quot;},{&quot;family&quot;:&quot;Esteves&quot;,&quot;given&quot;:&quot;A.M.&quot;},{&quot;family&quot;:&quot;Tenenbaum&quot;,&quot;given&quot;:&quot;D.R.&quot;},{&quot;family&quot;:&quot;Gonzalez-rodriguez&quot;,&quot;given&quot;:&quot;E.&quot;},{&quot;family&quot;:&quot;Reis&quot;,&quot;given&quot;:&quot;E.R.&quot;},{&quot;family&quot;:&quot;Lavrado&quot;,&quot;given&quot;:&quot;H.P.&quot;},{&quot;family&quot;:&quot;Lima&quot;,&quot;given&quot;:&quot;L.M.&quot;},{&quot;family&quot;:&quot;Costa&quot;,&quot;given&quot;:&quot;P.A.S.&quot;},{&quot;family&quot;:&quot;Paranhos&quot;,&quot;given&quot;:&quot;R.&quot;},{&quot;family&quot;:&quot;Bonecker&quot;,&quot;given&quot;:&quot;S.L.C.&quot;},{&quot;family&quot;:&quot;Disaró&quot;,&quot;given&quot;:&quot;S.T.&quot;},{&quot;family&quot;:&quot;Rodrigues&quot;,&quot;given&quot;:&quot;S.V.&quot;}],&quot;container-author&quot;:[{&quot;family&quot;:&quot;Angelini&quot;,&quot;given&quot;:&quot;Ronaldo&quot;},{&quot;family&quot;:&quot;Araújo&quot;,&quot;given&quot;:&quot;J.N.&quot;},{&quot;family&quot;:&quot;Falcão&quot;,&quot;given&quot;:&quot;Ana Paula&quot;}],&quot;accessed&quot;:{&quot;date-parts&quot;:[[&quot;2019&quot;,12,3]]},&quot;issued&quot;:{&quot;date-parts&quot;:[[&quot;2017&quot;]]}}}],&quot;schema&quot;:&quot;https://github.com/citation-style-language/schema/raw/master/csl-citation.json&quot;} RNDnSi6kqsb5Q"/><text:span text:style-name="T8">(Araújo et al. 2017)</text:span><text:reference-mark-end text:name="ZOTERO_ITEM CSL_CITATION {&quot;citationID&quot;:&quot;qrjKseRx&quot;,&quot;properties&quot;:{&quot;formattedCitation&quot;:&quot;(Ara\\uc0\\u250{}jo et al. 2017)&quot;,&quot;plainCitation&quot;:&quot;(Araújo et al. 2017)&quot;,&quot;noteIndex&quot;:0},&quot;citationItems&quot;:[{&quot;id&quot;:441,&quot;uris&quot;:[&quot;http://zotero.org/users/5871544/items/2MLDYXEL&quot;],&quot;uri&quot;:[&quot;http://zotero.org/users/5871544/items/2MLDYXEL&quot;],&quot;itemData&quot;:{&quot;id&quot;:441,&quot;type&quot;:&quot;chapter&quot;,&quot;container-title&quot;:&quot;Modelagem Ecossistêmica para integração e manejo na Bacia de Campos (Atlântico sudoeste)&quot;,&quot;event-place&quot;:&quot;Rio de janeiro&quot;,&quot;ISBN&quot;:&quot;978-85-352-2852-6&quot;,&quot;language&quot;:&quot;Portuguese&quot;,&quot;note&quot;:&quot;DOI: 10.1016/B978-85-352-2852-6.50014-4&quot;,&quot;page&quot;:&quot;131-187&quot;,&quot;publisher&quot;:&quot;Elsevier Brazil&quot;,&quot;publisher-place&quot;:&quot;Rio de janeiro&quot;,&quot;title&quot;:&quot;Modelos Ecopath da plataforma continental e do talude da Bacia de Campos: análise das propriedades ecossistêmicas e do efeito da sazonalidade&quot;,&quot;title-short&quot;:&quot;Modelos Ecopath da plataforma continental e do talude da Bacia de Campos&quot;,&quot;URL&quot;:&quot;https://reader.elsevier.com/reader/sd/pii/B9788535228526500144?token=7A96E0DD6CCDB2D2224CE82DB958E6D9966B87C9D560097580AE22EFDF02CDE19F853E6CA178464031CB3CD32CD624A4&quot;,&quot;volume&quot;:&quot;8&quot;,&quot;author&quot;:[{&quot;family&quot;:&quot;Araújo&quot;,&quot;given&quot;:&quot;J.N.&quot;},{&quot;family&quot;:&quot;Martins&quot;,&quot;given&quot;:&quot;A.S.&quot;},{&quot;family&quot;:&quot;Bonecker&quot;,&quot;given&quot;:&quot;A.C.T.&quot;},{&quot;family&quot;:&quot;Esteves&quot;,&quot;given&quot;:&quot;A.M.&quot;},{&quot;family&quot;:&quot;Tenenbaum&quot;,&quot;given&quot;:&quot;D.R.&quot;},{&quot;family&quot;:&quot;Gonzalez-rodriguez&quot;,&quot;given&quot;:&quot;E.&quot;},{&quot;family&quot;:&quot;Reis&quot;,&quot;given&quot;:&quot;E.R.&quot;},{&quot;family&quot;:&quot;Lavrado&quot;,&quot;given&quot;:&quot;H.P.&quot;},{&quot;family&quot;:&quot;Lima&quot;,&quot;given&quot;:&quot;L.M.&quot;},{&quot;family&quot;:&quot;Costa&quot;,&quot;given&quot;:&quot;P.A.S.&quot;},{&quot;family&quot;:&quot;Paranhos&quot;,&quot;given&quot;:&quot;R.&quot;},{&quot;family&quot;:&quot;Bonecker&quot;,&quot;given&quot;:&quot;S.L.C.&quot;},{&quot;family&quot;:&quot;Disaró&quot;,&quot;given&quot;:&quot;S.T.&quot;},{&quot;family&quot;:&quot;Rodrigues&quot;,&quot;given&quot;:&quot;S.V.&quot;}],&quot;container-author&quot;:[{&quot;family&quot;:&quot;Angelini&quot;,&quot;given&quot;:&quot;Ronaldo&quot;},{&quot;family&quot;:&quot;Araújo&quot;,&quot;given&quot;:&quot;J.N.&quot;},{&quot;family&quot;:&quot;Falcão&quot;,&quot;given&quot;:&quot;Ana Paula&quot;}],&quot;accessed&quot;:{&quot;date-parts&quot;:[[&quot;2019&quot;,12,3]]},&quot;issued&quot;:{&quot;date-parts&quot;:[[&quot;2017&quot;]]}}}],&quot;schema&quot;:&quot;https://github.com/citation-style-language/schema/raw/master/csl-citation.json&quot;} RNDnSi6kqsb5Q"/></text:p>
      <text:p text:style-name="Standard"/>
      <text:p text:style-name="Standard"><text:reference-mark-start text:name="ZOTERO_ITEM CSL_CITATION {&quot;citationID&quot;:&quot;Hvizpzmd&quot;,&quot;properties&quot;:{&quot;formattedCitation&quot;:&quot;(Walters et al. 1997; Walters et al. 2000)&quot;,&quot;plainCitation&quot;:&quot;(Walters et al. 1997; Walters et al. 2000)&quot;,&quot;noteIndex&quot;:0},&quot;citationItems&quot;:[{&quot;id&quot;:1205,&quot;uris&quot;:[&quot;http://zotero.org/users/5871544/items/T2U3ZLQU&quot;],&quot;uri&quot;:[&quot;http://zotero.org/users/5871544/items/T2U3ZLQU&quot;],&quot;itemData&quot;:{&quot;id&quot;:1205,&quot;type&quot;:&quot;article-journal&quot;,&quot;abstract&quot;:&quot;The linear equations that describe trophic fluxes in mass-balance, equilibrium assessments of ecosystems (such as in the ECOPATH approach) can be re-expressed as differential equations defining trophic interactions as dynamic relationships varying with biomasses and harvest regimes. Time patterns of biomass predicted by these differential equations, and equilibrium system responses under different exploitation regimes, are found by setting the differential equations equal to zero and solving for biomasses at different levels of fishing mortality. Incorporation of our approach as the ECOSIM routine into the well-documented ECOPATH software will enable a wide range of potential users to conduct fisheries policy analyses that explicitly account for ecosystem trophic interactions, without requiring the users to engage in complex modelling or information gathering much beyond that required for ECOPATH. While the ECOSIM predictions can be expected to fail under fishing regimes very different from those leading to the ECOPATH input data, ECOSIM will at least indicate likely directions of biomass change in various trophic groups under incremental experimental policies aimed at improving overall ecosystem management. That is, ECOSIM can be a valuable tool for design of ecosystem-scale adaptive management experiments&quot;,&quot;container-title&quot;:&quot;Reviews in Fish Biology and Fisheries&quot;,&quot;DOI&quot;:&quot;10.1023/A:1018479526149&quot;,&quot;ISSN&quot;:&quot;1573-5184&quot;,&quot;issue&quot;:&quot;2&quot;,&quot;journalAbbreviation&quot;:&quot;Reviews in Fish Biology and Fisheries&quot;,&quot;language&quot;:&quot;en&quot;,&quot;page&quot;:&quot;139-172&quot;,&quot;source&quot;:&quot;Springer Link&quot;,&quot;title&quot;:&quot;Structuring dynamic models of exploited ecosystems from trophic mass-balance assessments&quot;,&quot;URL&quot;:&quot;https://doi.org/10.1023/A:1018479526149&quot;,&quot;volume&quot;:&quot;7&quot;,&quot;author&quot;:[{&quot;family&quot;:&quot;Walters&quot;,&quot;given&quot;:&quot;CARL&quot;},{&quot;family&quot;:&quot;Christensen&quot;,&quot;given&quot;:&quot;VILLY&quot;},{&quot;family&quot;:&quot;Pauly&quot;,&quot;given&quot;:&quot;DANIEL&quot;}],&quot;accessed&quot;:{&quot;date-parts&quot;:[[&quot;2020&quot;,4,16]]},&quot;issued&quot;:{&quot;date-parts&quot;:[[&quot;1997&quot;,6,1]]}}},{&quot;id&quot;:1203,&quot;uris&quot;:[&quot;http://zotero.org/users/5871544/items/VQZE3LQ2&quot;],&quot;uri&quot;:[&quot;http://zotero.org/users/5871544/items/VQZE3LQ2&quot;],&quot;itemData&quot;:{&quot;id&quot;:1203,&quot;type&quot;:&quot;article-journal&quot;,&quot;abstract&quot;:&quot;EcoSim II uses results from the Ecopath procedure for trophic mass-balance analysis to define biomass dynamics models for predicting temporal change in exploited ecosystems. Key populations can be represented in further detail by using delay-difference models to account for both biomass and numbers dynamics. A major problem revealed by linking the population and biomass dynamics models is in representation of population responses to changes in food supply; simple proportional growth and reproductive responses lead to unrealistic predictions of changes in mean body size with changes in fishing mortality. EcoSim II allows users to specify life history mechanisms to avoid such unrealistic predictions: animals may translate changes in feeding rate into changes in reproductive rather than growth rates, or they may translate changes in food availability into changes in foraging time that in turn affects predation risk. These options, along with model relationships for limits on prey availability caused by predation avoidance tactics, tend to cause strong compensatory responses in modeled populations. It is likely that such compensatory responses are responsible for our inability to find obvious correlations between interacting trophic components in fisheries time-series data. But Ecosim II does not just predict strong compensatory responses: it also suggests that large piscivores may be vulnerable to delayed recruitment collapses caused by increases in prey species that are in turn competitors/predators of juvenile piscivores.&quot;,&quot;container-title&quot;:&quot;Ecosystems&quot;,&quot;DOI&quot;:&quot;10.1007/s100210000011&quot;,&quot;ISSN&quot;:&quot;1432-9840&quot;,&quot;issue&quot;:&quot;1&quot;,&quot;journalAbbreviation&quot;:&quot;Ecosystems&quot;,&quot;language&quot;:&quot;en&quot;,&quot;page&quot;:&quot;70-83&quot;,&quot;source&quot;:&quot;Springer Link&quot;,&quot;title&quot;:&quot;Representing Density Dependent Consequences of Life History Strategies in Aquatic Ecosystems: EcoSim II&quot;,&quot;title-short&quot;:&quot;Representing Density Dependent Consequences of Life History Strategies in Aquatic Ecosystems&quot;,&quot;URL&quot;:&quot;https://doi.org/10.1007/s100210000011&quot;,&quot;volume&quot;:&quot;3&quot;,&quot;author&quot;:[{&quot;family&quot;:&quot;Walters&quot;,&quot;given&quot;:&quot;Carl&quot;},{&quot;family&quot;:&quot;Pauly&quot;,&quot;given&quot;:&quot;Daniel&quot;},{&quot;family&quot;:&quot;Christensen&quot;,&quot;given&quot;:&quot;Villy&quot;},{&quot;family&quot;:&quot;Kitchell&quot;,&quot;given&quot;:&quot;James F.&quot;}],&quot;accessed&quot;:{&quot;date-parts&quot;:[[&quot;2020&quot;,4,16]]},&quot;issued&quot;:{&quot;date-parts&quot;:[[&quot;2000&quot;,1,1]]}}}],&quot;schema&quot;:&quot;https://github.com/citation-style-language/schema/raw/master/csl-citation.json&quot;} RNDtBRMhfLaqJ"/>(Walters et al. 1997; Walters et al. 2000)<text:reference-mark-end text:name="ZOTERO_ITEM CSL_CITATION {&quot;citationID&quot;:&quot;Hvizpzmd&quot;,&quot;properties&quot;:{&quot;formattedCitation&quot;:&quot;(Walters et al. 1997; Walters et al. 2000)&quot;,&quot;plainCitation&quot;:&quot;(Walters et al. 1997; Walters et al. 2000)&quot;,&quot;noteIndex&quot;:0},&quot;citationItems&quot;:[{&quot;id&quot;:1205,&quot;uris&quot;:[&quot;http://zotero.org/users/5871544/items/T2U3ZLQU&quot;],&quot;uri&quot;:[&quot;http://zotero.org/users/5871544/items/T2U3ZLQU&quot;],&quot;itemData&quot;:{&quot;id&quot;:1205,&quot;type&quot;:&quot;article-journal&quot;,&quot;abstract&quot;:&quot;The linear equations that describe trophic fluxes in mass-balance, equilibrium assessments of ecosystems (such as in the ECOPATH approach) can be re-expressed as differential equations defining trophic interactions as dynamic relationships varying with biomasses and harvest regimes. Time patterns of biomass predicted by these differential equations, and equilibrium system responses under different exploitation regimes, are found by setting the differential equations equal to zero and solving for biomasses at different levels of fishing mortality. Incorporation of our approach as the ECOSIM routine into the well-documented ECOPATH software will enable a wide range of potential users to conduct fisheries policy analyses that explicitly account for ecosystem trophic interactions, without requiring the users to engage in complex modelling or information gathering much beyond that required for ECOPATH. While the ECOSIM predictions can be expected to fail under fishing regimes very different from those leading to the ECOPATH input data, ECOSIM will at least indicate likely directions of biomass change in various trophic groups under incremental experimental policies aimed at improving overall ecosystem management. That is, ECOSIM can be a valuable tool for design of ecosystem-scale adaptive management experiments&quot;,&quot;container-title&quot;:&quot;Reviews in Fish Biology and Fisheries&quot;,&quot;DOI&quot;:&quot;10.1023/A:1018479526149&quot;,&quot;ISSN&quot;:&quot;1573-5184&quot;,&quot;issue&quot;:&quot;2&quot;,&quot;journalAbbreviation&quot;:&quot;Reviews in Fish Biology and Fisheries&quot;,&quot;language&quot;:&quot;en&quot;,&quot;page&quot;:&quot;139-172&quot;,&quot;source&quot;:&quot;Springer Link&quot;,&quot;title&quot;:&quot;Structuring dynamic models of exploited ecosystems from trophic mass-balance assessments&quot;,&quot;URL&quot;:&quot;https://doi.org/10.1023/A:1018479526149&quot;,&quot;volume&quot;:&quot;7&quot;,&quot;author&quot;:[{&quot;family&quot;:&quot;Walters&quot;,&quot;given&quot;:&quot;CARL&quot;},{&quot;family&quot;:&quot;Christensen&quot;,&quot;given&quot;:&quot;VILLY&quot;},{&quot;family&quot;:&quot;Pauly&quot;,&quot;given&quot;:&quot;DANIEL&quot;}],&quot;accessed&quot;:{&quot;date-parts&quot;:[[&quot;2020&quot;,4,16]]},&quot;issued&quot;:{&quot;date-parts&quot;:[[&quot;1997&quot;,6,1]]}}},{&quot;id&quot;:1203,&quot;uris&quot;:[&quot;http://zotero.org/users/5871544/items/VQZE3LQ2&quot;],&quot;uri&quot;:[&quot;http://zotero.org/users/5871544/items/VQZE3LQ2&quot;],&quot;itemData&quot;:{&quot;id&quot;:1203,&quot;type&quot;:&quot;article-journal&quot;,&quot;abstract&quot;:&quot;EcoSim II uses results from the Ecopath procedure for trophic mass-balance analysis to define biomass dynamics models for predicting temporal change in exploited ecosystems. Key populations can be represented in further detail by using delay-difference models to account for both biomass and numbers dynamics. A major problem revealed by linking the population and biomass dynamics models is in representation of population responses to changes in food supply; simple proportional growth and reproductive responses lead to unrealistic predictions of changes in mean body size with changes in fishing mortality. EcoSim II allows users to specify life history mechanisms to avoid such unrealistic predictions: animals may translate changes in feeding rate into changes in reproductive rather than growth rates, or they may translate changes in food availability into changes in foraging time that in turn affects predation risk. These options, along with model relationships for limits on prey availability caused by predation avoidance tactics, tend to cause strong compensatory responses in modeled populations. It is likely that such compensatory responses are responsible for our inability to find obvious correlations between interacting trophic components in fisheries time-series data. But Ecosim II does not just predict strong compensatory responses: it also suggests that large piscivores may be vulnerable to delayed recruitment collapses caused by increases in prey species that are in turn competitors/predators of juvenile piscivores.&quot;,&quot;container-title&quot;:&quot;Ecosystems&quot;,&quot;DOI&quot;:&quot;10.1007/s100210000011&quot;,&quot;ISSN&quot;:&quot;1432-9840&quot;,&quot;issue&quot;:&quot;1&quot;,&quot;journalAbbreviation&quot;:&quot;Ecosystems&quot;,&quot;language&quot;:&quot;en&quot;,&quot;page&quot;:&quot;70-83&quot;,&quot;source&quot;:&quot;Springer Link&quot;,&quot;title&quot;:&quot;Representing Density Dependent Consequences of Life History Strategies in Aquatic Ecosystems: EcoSim II&quot;,&quot;title-short&quot;:&quot;Representing Density Dependent Consequences of Life History Strategies in Aquatic Ecosystems&quot;,&quot;URL&quot;:&quot;https://doi.org/10.1007/s100210000011&quot;,&quot;volume&quot;:&quot;3&quot;,&quot;author&quot;:[{&quot;family&quot;:&quot;Walters&quot;,&quot;given&quot;:&quot;Carl&quot;},{&quot;family&quot;:&quot;Pauly&quot;,&quot;given&quot;:&quot;Daniel&quot;},{&quot;family&quot;:&quot;Christensen&quot;,&quot;given&quot;:&quot;Villy&quot;},{&quot;family&quot;:&quot;Kitchell&quot;,&quot;given&quot;:&quot;James F.&quot;}],&quot;accessed&quot;:{&quot;date-parts&quot;:[[&quot;2020&quot;,4,16]]},&quot;issued&quot;:{&quot;date-parts&quot;:[[&quot;2000&quot;,1,1]]}}}],&quot;schema&quot;:&quot;https://github.com/citation-style-language/schema/raw/master/csl-citation.json&quot;} RNDtBRMhfLaqJ"/></text:p>
      <text:p text:style-name="Standard"/>
      <text:p text:style-name="Standard"><text:reference-mark-start text:name="ZOTERO_ITEM CSL_CITATION {&quot;citationID&quot;:&quot;UWSGQSjM&quot;,&quot;properties&quot;:{&quot;formattedCitation&quot;:&quot;(Butcher 2000)&quot;,&quot;plainCitation&quot;:&quot;(Butcher 2000)&quot;,&quot;noteIndex&quot;:0},&quot;citationItems&quot;:[{&quot;id&quot;:1207,&quot;uris&quot;:[&quot;http://zotero.org/users/5871544/items/9YPYF6ZK&quot;],&quot;uri&quot;:[&quot;http://zotero.org/users/5871544/items/9YPYF6ZK&quot;],&quot;itemData&quot;:{&quot;id&quot;:1207,&quot;type&quot;:&quot;article-journal&quot;,&quot;abstract&quot;:&quot;Numerical methods for the solution of initial value problems in ordinary differential equations made enormous progress during the 20th century for several reasons. The first reasons lie in the impetus that was given to the subject in the concluding years of the previous century by the seminal papers of Bashforth and Adams for linear multistep methods and Runge for Runge–Kutta methods. Other reasons, which of course apply to numerical analysis in general, are in the invention of electronic computers half way through the century and the needs in mathematical modelling of efficient numerical algorithms as an alternative to classical methods of applied mathematics. This survey paper follows many of the main strands in the developments of these methods, both for general problems, stiff systems, and for many of the special problem types that have been gaining in significance as the century draws to an end.&quot;,&quot;collection-title&quot;:&quot;Numerical Analysis 2000. Vol. VI: Ordinary Differential Equations and Integral Equations&quot;,&quot;container-title&quot;:&quot;Journal of Computational and Applied Mathematics&quot;,&quot;DOI&quot;:&quot;10.1016/S0377-0427(00)00455-6&quot;,&quot;ISSN&quot;:&quot;0377-0427&quot;,&quot;issue&quot;:&quot;1&quot;,&quot;journalAbbreviation&quot;:&quot;Journal of Computational and Applied Mathematics&quot;,&quot;language&quot;:&quot;en&quot;,&quot;page&quot;:&quot;1-29&quot;,&quot;source&quot;:&quot;ScienceDirect&quot;,&quot;title&quot;:&quot;Numerical methods for ordinary differential equations in the 20th century&quot;,&quot;URL&quot;:&quot;http://www.sciencedirect.com/science/article/pii/S0377042700004556&quot;,&quot;volume&quot;:&quot;125&quot;,&quot;author&quot;:[{&quot;family&quot;:&quot;Butcher&quot;,&quot;given&quot;:&quot;J. C.&quot;}],&quot;accessed&quot;:{&quot;date-parts&quot;:[[&quot;2020&quot;,4,17]]},&quot;issued&quot;:{&quot;date-parts&quot;:[[&quot;2000&quot;,12,15]]}}}],&quot;schema&quot;:&quot;https://github.com/citation-style-language/schema/raw/master/csl-citation.json&quot;} RNDdpzhygqugQ"/>(Butcher 2000)<text:reference-mark-end text:name="ZOTERO_ITEM CSL_CITATION {&quot;citationID&quot;:&quot;UWSGQSjM&quot;,&quot;properties&quot;:{&quot;formattedCitation&quot;:&quot;(Butcher 2000)&quot;,&quot;plainCitation&quot;:&quot;(Butcher 2000)&quot;,&quot;noteIndex&quot;:0},&quot;citationItems&quot;:[{&quot;id&quot;:1207,&quot;uris&quot;:[&quot;http://zotero.org/users/5871544/items/9YPYF6ZK&quot;],&quot;uri&quot;:[&quot;http://zotero.org/users/5871544/items/9YPYF6ZK&quot;],&quot;itemData&quot;:{&quot;id&quot;:1207,&quot;type&quot;:&quot;article-journal&quot;,&quot;abstract&quot;:&quot;Numerical methods for the solution of initial value problems in ordinary differential equations made enormous progress during the 20th century for several reasons. The first reasons lie in the impetus that was given to the subject in the concluding years of the previous century by the seminal papers of Bashforth and Adams for linear multistep methods and Runge for Runge–Kutta methods. Other reasons, which of course apply to numerical analysis in general, are in the invention of electronic computers half way through the century and the needs in mathematical modelling of efficient numerical algorithms as an alternative to classical methods of applied mathematics. This survey paper follows many of the main strands in the developments of these methods, both for general problems, stiff systems, and for many of the special problem types that have been gaining in significance as the century draws to an end.&quot;,&quot;collection-title&quot;:&quot;Numerical Analysis 2000. Vol. VI: Ordinary Differential Equations and Integral Equations&quot;,&quot;container-title&quot;:&quot;Journal of Computational and Applied Mathematics&quot;,&quot;DOI&quot;:&quot;10.1016/S0377-0427(00)00455-6&quot;,&quot;ISSN&quot;:&quot;0377-0427&quot;,&quot;issue&quot;:&quot;1&quot;,&quot;journalAbbreviation&quot;:&quot;Journal of Computational and Applied Mathematics&quot;,&quot;language&quot;:&quot;en&quot;,&quot;page&quot;:&quot;1-29&quot;,&quot;source&quot;:&quot;ScienceDirect&quot;,&quot;title&quot;:&quot;Numerical methods for ordinary differential equations in the 20th century&quot;,&quot;URL&quot;:&quot;http://www.sciencedirect.com/science/article/pii/S0377042700004556&quot;,&quot;volume&quot;:&quot;125&quot;,&quot;author&quot;:[{&quot;family&quot;:&quot;Butcher&quot;,&quot;given&quot;:&quot;J. C.&quot;}],&quot;accessed&quot;:{&quot;date-parts&quot;:[[&quot;2020&quot;,4,17]]},&quot;issued&quot;:{&quot;date-parts&quot;:[[&quot;2000&quot;,12,15]]}}}],&quot;schema&quot;:&quot;https://github.com/citation-style-language/schema/raw/master/csl-citation.json&quot;} RNDdpzhygqugQ"/></text:p>
      <text:p text:style-name="Standard"/>
      <text:p text:style-name="Standard"><text:reference-mark-start text:name="ZOTERO_ITEM CSL_CITATION {&quot;citationID&quot;:&quot;GfpLCfLl&quot;,&quot;properties&quot;:{&quot;formattedCitation&quot;:&quot;(Scott et al. 2016)&quot;,&quot;plainCitation&quot;:&quot;(Scott et al. 2016)&quot;,&quot;noteIndex&quot;:0},&quot;citationItems&quot;:[{&quot;id&quot;:390,&quot;uris&quot;:[&quot;http://zotero.org/users/5871544/items/RX28TTZM&quot;],&quot;uri&quot;:[&quot;http://zotero.org/users/5871544/items/RX28TTZM&quot;],&quot;itemData&quot;:{&quot;id&quot;:390,&quot;type&quot;:&quot;article-journal&quot;,&quot;abstract&quot;:&quot;The Stepwise Fitting Procedure automates testing of alternative hypotheses used for fitting Ecopath with Ecosim (EwE) models to observation reference data (Mackinson et al. 2009). The calibration of EwE model predictions to observed data is important to evaluate any model that will be used for ecosystem based management. Thus far, the model fitting procedure in EwE has been carried out manually: a repetitive task involving setting &gt;1000 specific individual searches to find the statistically ‘best fit’ model. The novel fitting procedure automates the manual procedure therefore producing accurate results and lets the modeller concentrate on investigating the ‘best fit’ model for ecological accuracy.&quot;,&quot;container-title&quot;:&quot;SoftwareX&quot;,&quot;DOI&quot;:&quot;10.1016/j.softx.2016.02.002&quot;,&quot;ISSN&quot;:&quot;2352-7110&quot;,&quot;journalAbbreviation&quot;:&quot;SoftwareX&quot;,&quot;language&quot;:&quot;en&quot;,&quot;page&quot;:&quot;25-30&quot;,&quot;source&quot;:&quot;ScienceDirect&quot;,&quot;title&quot;:&quot;A Stepwise Fitting Procedure for automated fitting of Ecopath with Ecosim models&quot;,&quot;URL&quot;:&quot;http://www.sciencedirect.com/science/article/pii/S2352711016000054&quot;,&quot;volume&quot;:&quot;5&quot;,&quot;author&quot;:[{&quot;family&quot;:&quot;Scott&quot;,&quot;given&quot;:&quot;Erin&quot;},{&quot;family&quot;:&quot;Serpetti&quot;,&quot;given&quot;:&quot;Natalia&quot;},{&quot;family&quot;:&quot;Steenbeek&quot;,&quot;given&quot;:&quot;Jeroen&quot;},{&quot;family&quot;:&quot;Heymans&quot;,&quot;given&quot;:&quot;Johanna Jacomina&quot;}],&quot;accessed&quot;:{&quot;date-parts&quot;:[[&quot;2019&quot;,11,26]]},&quot;issued&quot;:{&quot;date-parts&quot;:[[&quot;2016&quot;,1,1]]}}}],&quot;schema&quot;:&quot;https://github.com/citation-style-language/schema/raw/master/csl-citation.json&quot;} RNDEzvSOSlNnl"/>(Scott et al. 2016)<text:reference-mark-end text:name="ZOTERO_ITEM CSL_CITATION {&quot;citationID&quot;:&quot;GfpLCfLl&quot;,&quot;properties&quot;:{&quot;formattedCitation&quot;:&quot;(Scott et al. 2016)&quot;,&quot;plainCitation&quot;:&quot;(Scott et al. 2016)&quot;,&quot;noteIndex&quot;:0},&quot;citationItems&quot;:[{&quot;id&quot;:390,&quot;uris&quot;:[&quot;http://zotero.org/users/5871544/items/RX28TTZM&quot;],&quot;uri&quot;:[&quot;http://zotero.org/users/5871544/items/RX28TTZM&quot;],&quot;itemData&quot;:{&quot;id&quot;:390,&quot;type&quot;:&quot;article-journal&quot;,&quot;abstract&quot;:&quot;The Stepwise Fitting Procedure automates testing of alternative hypotheses used for fitting Ecopath with Ecosim (EwE) models to observation reference data (Mackinson et al. 2009). The calibration of EwE model predictions to observed data is important to evaluate any model that will be used for ecosystem based management. Thus far, the model fitting procedure in EwE has been carried out manually: a repetitive task involving setting &gt;1000 specific individual searches to find the statistically ‘best fit’ model. The novel fitting procedure automates the manual procedure therefore producing accurate results and lets the modeller concentrate on investigating the ‘best fit’ model for ecological accuracy.&quot;,&quot;container-title&quot;:&quot;SoftwareX&quot;,&quot;DOI&quot;:&quot;10.1016/j.softx.2016.02.002&quot;,&quot;ISSN&quot;:&quot;2352-7110&quot;,&quot;journalAbbreviation&quot;:&quot;SoftwareX&quot;,&quot;language&quot;:&quot;en&quot;,&quot;page&quot;:&quot;25-30&quot;,&quot;source&quot;:&quot;ScienceDirect&quot;,&quot;title&quot;:&quot;A Stepwise Fitting Procedure for automated fitting of Ecopath with Ecosim models&quot;,&quot;URL&quot;:&quot;http://www.sciencedirect.com/science/article/pii/S2352711016000054&quot;,&quot;volume&quot;:&quot;5&quot;,&quot;author&quot;:[{&quot;family&quot;:&quot;Scott&quot;,&quot;given&quot;:&quot;Erin&quot;},{&quot;family&quot;:&quot;Serpetti&quot;,&quot;given&quot;:&quot;Natalia&quot;},{&quot;family&quot;:&quot;Steenbeek&quot;,&quot;given&quot;:&quot;Jeroen&quot;},{&quot;family&quot;:&quot;Heymans&quot;,&quot;given&quot;:&quot;Johanna Jacomina&quot;}],&quot;accessed&quot;:{&quot;date-parts&quot;:[[&quot;2019&quot;,11,26]]},&quot;issued&quot;:{&quot;date-parts&quot;:[[&quot;2016&quot;,1,1]]}}}],&quot;schema&quot;:&quot;https://github.com/citation-style-language/schema/raw/master/csl-citation.json&quot;} RNDEzvSOSlNnl"/></text:p>
      <text:p text:style-name="Standard"/>
      <text:p text:style-name="Standard"><text:reference-mark-start text:name="ZOTERO_ITEM CSL_CITATION {&quot;citationID&quot;:&quot;RkqmwiHb&quot;,&quot;properties&quot;:{&quot;formattedCitation&quot;:&quot;(Akaike 1974)&quot;,&quot;plainCitation&quot;:&quot;(Akaike 1974)&quot;,&quot;noteIndex&quot;:0},&quot;citationItems&quot;:[{&quot;id&quot;:393,&quot;uris&quot;:[&quot;http://zotero.org/users/5871544/items/GQIZYIWU&quot;],&quot;uri&quot;:[&quot;http://zotero.org/users/5871544/items/GQIZYIWU&quot;],&quot;itemData&quot;:{&quot;id&quot;:393,&quot;type&quot;:&quot;article-journal&quot;,&quot;abstract&quot;:&quot;The history of the development of statistical hypothesis testing in time series analysis is reviewed briefly and it is pointed out that the hypothesis testing procedure is not adequately defined as the procedure for statistical model identification. The classical maximum likelihood estimation procedure is reviewed and a new estimate minimum information theoretical criterion (AIC) estimate (MAICE) which is designed for the purpose of statistical identification is introduced. When there are several competing models the MAICE is defined by the model and the maximum likelihood estimates of the parameters which give the minimum of AIC defined by AIC = (-2)log-(maximum likelihood) + 2(number of independently adjusted parameters within the model). MAICE provides a versatile procedure for statistical model identification which is free from the ambiguities inherent in the application of conventional hypothesis testing procedure. The practical utility of MAICE in time series analysis is demonstrated with some numerical examples.&quot;,&quot;container-title&quot;:&quot;IEEE Transactions on Automatic Control&quot;,&quot;DOI&quot;:&quot;10.1109/TAC.1974.1100705&quot;,&quot;ISSN&quot;:&quot;2334-3303&quot;,&quot;issue&quot;:&quot;6&quot;,&quot;page&quot;:&quot;716-723&quot;,&quot;source&quot;:&quot;IEEE Xplore&quot;,&quot;title&quot;:&quot;A new look at the statistical model identification&quot;,&quot;volume&quot;:&quot;19&quot;,&quot;author&quot;:[{&quot;family&quot;:&quot;Akaike&quot;,&quot;given&quot;:&quot;H.&quot;}],&quot;issued&quot;:{&quot;date-parts&quot;:[[&quot;1974&quot;,12]]}}}],&quot;schema&quot;:&quot;https://github.com/citation-style-language/schema/raw/master/csl-citation.json&quot;} RND52I5vn9eWS"/>(Akaike 1974)<text:reference-mark-end text:name="ZOTERO_ITEM CSL_CITATION {&quot;citationID&quot;:&quot;RkqmwiHb&quot;,&quot;properties&quot;:{&quot;formattedCitation&quot;:&quot;(Akaike 1974)&quot;,&quot;plainCitation&quot;:&quot;(Akaike 1974)&quot;,&quot;noteIndex&quot;:0},&quot;citationItems&quot;:[{&quot;id&quot;:393,&quot;uris&quot;:[&quot;http://zotero.org/users/5871544/items/GQIZYIWU&quot;],&quot;uri&quot;:[&quot;http://zotero.org/users/5871544/items/GQIZYIWU&quot;],&quot;itemData&quot;:{&quot;id&quot;:393,&quot;type&quot;:&quot;article-journal&quot;,&quot;abstract&quot;:&quot;The history of the development of statistical hypothesis testing in time series analysis is reviewed briefly and it is pointed out that the hypothesis testing procedure is not adequately defined as the procedure for statistical model identification. The classical maximum likelihood estimation procedure is reviewed and a new estimate minimum information theoretical criterion (AIC) estimate (MAICE) which is designed for the purpose of statistical identification is introduced. When there are several competing models the MAICE is defined by the model and the maximum likelihood estimates of the parameters which give the minimum of AIC defined by AIC = (-2)log-(maximum likelihood) + 2(number of independently adjusted parameters within the model). MAICE provides a versatile procedure for statistical model identification which is free from the ambiguities inherent in the application of conventional hypothesis testing procedure. The practical utility of MAICE in time series analysis is demonstrated with some numerical examples.&quot;,&quot;container-title&quot;:&quot;IEEE Transactions on Automatic Control&quot;,&quot;DOI&quot;:&quot;10.1109/TAC.1974.1100705&quot;,&quot;ISSN&quot;:&quot;2334-3303&quot;,&quot;issue&quot;:&quot;6&quot;,&quot;page&quot;:&quot;716-723&quot;,&quot;source&quot;:&quot;IEEE Xplore&quot;,&quot;title&quot;:&quot;A new look at the statistical model identification&quot;,&quot;volume&quot;:&quot;19&quot;,&quot;author&quot;:[{&quot;family&quot;:&quot;Akaike&quot;,&quot;given&quot;:&quot;H.&quot;}],&quot;issued&quot;:{&quot;date-parts&quot;:[[&quot;1974&quot;,12]]}}}],&quot;schema&quot;:&quot;https://github.com/citation-style-language/schema/raw/master/csl-citation.json&quot;} RND52I5vn9eWS"/></text:p>
      <text:p text:style-name="Standard"><text:reference-mark-start text:name="ZOTERO_ITEM CSL_CITATION {&quot;citationID&quot;:&quot;dW9fehUw&quot;,&quot;properties&quot;:{&quot;formattedCitation&quot;:&quot;(Kaschner et al. 2019)&quot;,&quot;plainCitation&quot;:&quot;(Kaschner et al. 2019)&quot;,&quot;noteIndex&quot;:0},&quot;citationItems&quot;:[{&quot;id&quot;:590,&quot;uris&quot;:[&quot;http://zotero.org/users/5871544/items/RVVC556G&quot;],&quot;uri&quot;:[&quot;http://zotero.org/users/5871544/items/RVVC556G&quot;],&quot;itemData&quot;:{&quot;id&quot;:590,&quot;type&quot;:&quot;article-journal&quot;,&quot;title&quot;:&quot;AquaMaps: Predicted range maps for aquatic species. World wide web electronic publication&quot;,&quot;URL&quot;:&quot;www.aquamaps.org&quot;,&quot;author&quot;:[{&quot;family&quot;:&quot;Kaschner&quot;,&quot;given&quot;:&quot;K.&quot;},{&quot;family&quot;:&quot;Kesner-reyes&quot;,&quot;given&quot;:&quot;K.&quot;},{&quot;family&quot;:&quot;Garilao&quot;,&quot;given&quot;:&quot;C.&quot;},{&quot;family&quot;:&quot;Rius-Barile&quot;,&quot;given&quot;:&quot;J.&quot;},{&quot;family&quot;:&quot;Rees&quot;,&quot;given&quot;:&quot;T.&quot;},{&quot;family&quot;:&quot;Froese&quot;,&quot;given&quot;:&quot;R.&quot;}],&quot;issued&quot;:{&quot;date-parts&quot;:[[&quot;2019&quot;,10]]}}}],&quot;schema&quot;:&quot;https://github.com/citation-style-language/schema/raw/master/csl-citation.json&quot;} RNDYeBGLXBR1q"/>(Kaschner et al. 2019)<text:reference-mark-end text:name="ZOTERO_ITEM CSL_CITATION {&quot;citationID&quot;:&quot;dW9fehUw&quot;,&quot;properties&quot;:{&quot;formattedCitation&quot;:&quot;(Kaschner et al. 2019)&quot;,&quot;plainCitation&quot;:&quot;(Kaschner et al. 2019)&quot;,&quot;noteIndex&quot;:0},&quot;citationItems&quot;:[{&quot;id&quot;:590,&quot;uris&quot;:[&quot;http://zotero.org/users/5871544/items/RVVC556G&quot;],&quot;uri&quot;:[&quot;http://zotero.org/users/5871544/items/RVVC556G&quot;],&quot;itemData&quot;:{&quot;id&quot;:590,&quot;type&quot;:&quot;article-journal&quot;,&quot;title&quot;:&quot;AquaMaps: Predicted range maps for aquatic species. World wide web electronic publication&quot;,&quot;URL&quot;:&quot;www.aquamaps.org&quot;,&quot;author&quot;:[{&quot;family&quot;:&quot;Kaschner&quot;,&quot;given&quot;:&quot;K.&quot;},{&quot;family&quot;:&quot;Kesner-reyes&quot;,&quot;given&quot;:&quot;K.&quot;},{&quot;family&quot;:&quot;Garilao&quot;,&quot;given&quot;:&quot;C.&quot;},{&quot;family&quot;:&quot;Rius-Barile&quot;,&quot;given&quot;:&quot;J.&quot;},{&quot;family&quot;:&quot;Rees&quot;,&quot;given&quot;:&quot;T.&quot;},{&quot;family&quot;:&quot;Froese&quot;,&quot;given&quot;:&quot;R.&quot;}],&quot;issued&quot;:{&quot;date-parts&quot;:[[&quot;2019&quot;,10]]}}}],&quot;schema&quot;:&quot;https://github.com/citation-style-language/schema/raw/master/csl-citation.json&quot;} RNDYeBGLXBR1q"/></text:p>
      <text:p text:style-name="Standard"><text:reference-mark-start text:name="ZOTERO_ITEM CSL_CITATION {&quot;citationID&quot;:&quot;8ylVxhiS&quot;,&quot;properties&quot;:{&quot;formattedCitation&quot;:&quot;(Bentley et al. 2017; Serpetti et al. 2017; Corrales et al. 2018)&quot;,&quot;plainCitation&quot;:&quot;(Bentley et al. 2017; Serpetti et al. 2017; Corrales et al. 2018)&quot;,&quot;noteIndex&quot;:0},&quot;citationItems&quot;:[{&quot;id&quot;:288,&quot;uris&quot;:[&quot;http://zotero.org/users/5871544/items/B2PMNFBI&quot;],&quot;uri&quot;:[&quot;http://zotero.org/users/5871544/items/B2PMNFBI&quot;],&quot;itemData&quot;:{&quot;id&quot;:288,&quot;type&quot;:&quot;article-journal&quot;,&quot;abstract&quot;:&quot;Climate change in the Norwegian and Barents (NorBar) Seas is expected to generate major alterations to the marine food-web and its associated uses. However, our current capacity to quantify the potential ecological impact of physical change is hindered by a lack of fundamental knowledge regarding the forces and trophic interactions which have driven historic ecosystem dynamics. Here we used a historic (1950) food web model (Ecopath with Ecosim, EwE) of the NorBar Seas fitted to time series between 1950 and 2014 to simulate ecosystem response to changes in ocean temperature over the next 85 years to 2100 under a range of temperature scenarios including a large scale climate variability indices (Atlantic Multidecadal Oscillation, AMO). Fishing, top-down/bottom-up trophic interactions, a primary production anomaly and annual ocean temperature were all found to be important drivers of modelled ecosystem dynamics in the NorBar Seas from 1950 to 2014. Under projected temperature scenarios, the biomass of pelagic species, such as mackerel and blue whiting, increased with rising ocean temperature, whereas the biomass of boreal species, such as redfish, prawns and capelin, decreased. Whilst within favourable temperature conditions, cod biomass is predicted to decrease under the warmest scenarios due to the reduced availability of preferred prey and the increased pressure of pelagic predation upon juvenile cod. The model produced by this study provides a useful baseline approximation of the 1950–2014 NorBar ecosystem, from which future research can propagate, and offers valuable insight into the systems potential response to changing ocean temperature. Such quantitative advancements are fundamental to achieve sustainable development in rapidly changing marine ecosystems.&quot;,&quot;container-title&quot;:&quot;Ecological Modelling&quot;,&quot;DOI&quot;:&quot;10.1016/j.ecolmodel.2017.07.002&quot;,&quot;ISSN&quot;:&quot;0304-3800&quot;,&quot;journalAbbreviation&quot;:&quot;Ecological Modelling&quot;,&quot;language&quot;:&quot;en&quot;,&quot;page&quot;:&quot;94-107&quot;,&quot;source&quot;:&quot;ScienceDirect&quot;,&quot;title&quot;:&quot;Investigating the potential impacts of ocean warming on the Norwegian and Barents Seas ecosystem using a time-dynamic food-web model&quot;,&quot;URL&quot;:&quot;http://www.sciencedirect.com/science/article/pii/S0304380016307104&quot;,&quot;volume&quot;:&quot;360&quot;,&quot;author&quot;:[{&quot;family&quot;:&quot;Bentley&quot;,&quot;given&quot;:&quot;Jacob W.&quot;},{&quot;family&quot;:&quot;Serpetti&quot;,&quot;given&quot;:&quot;Natalia&quot;},{&quot;family&quot;:&quot;Heymans&quot;,&quot;given&quot;:&quot;Johanna Jacomina&quot;}],&quot;accessed&quot;:{&quot;date-parts&quot;:[[&quot;2019&quot;,11,25]]},&quot;issued&quot;:{&quot;date-parts&quot;:[[&quot;2017&quot;,9,24]]}}},{&quot;id&quot;:373,&quot;uris&quot;:[&quot;http://zotero.org/users/5871544/items/Z2XRS8GJ&quot;],&quot;uri&quot;:[&quot;http://zotero.org/users/5871544/items/Z2XRS8GJ&quot;],&quot;itemData&quot;:{&quot;id&quot;:373,&quot;type&quot;:&quot;article-journal&quot;,&quot;abstract&quot;:&quot;An integrated ecosystem model including fishing and the impact of rising temperatures, relative to species’ thermal ranges, was used to assess the cumulative effect of future climate change and sustainable levels of fishing pressure on selected target species. Historically, important stocks of cod and whiting showed declining trends caused by high fisheries exploitation and strong top-down control by their main predators (grey seals and saithe). In a no-change climate scenario these stocks recovered under sustainable management scenarios due to the cumulative effect of reduced fishing and predation mortalities cascading through the food-web. However, rising temperature jeopardised boreal stenothermal species: causing severe declines in grey seals, cod, herring and haddock, while eurythermal species were not affected. The positive effect of a higher optimum temperature for whiting, in parallel with declines of its predators such as seals and cod, resulted in a strong increase for this stock under rising temperature scenarios, indicating a possible change in the contribution of stocks to the overall catch by the end of the century. These results highlight the importance of including environmental change in the ecosystem approach to achieve sustainable fisheries management.&quot;,&quot;container-title&quot;:&quot;Scientific Reports&quot;,&quot;DOI&quot;:&quot;10.1038/s41598-017-13220-7&quot;,&quot;ISSN&quot;:&quot;2045-2322&quot;,&quot;issue&quot;:&quot;1&quot;,&quot;language&quot;:&quot;en&quot;,&quot;page&quot;:&quot;1-15&quot;,&quot;source&quot;:&quot;www.nature.com&quot;,&quot;title&quot;:&quot;Impact of ocean warming on sustainable fisheries management informs the Ecosystem Approach to Fisheries&quot;,&quot;URL&quot;:&quot;https://www.nature.com/articles/s41598-017-13220-7&quot;,&quot;volume&quot;:&quot;7&quot;,&quot;author&quot;:[{&quot;family&quot;:&quot;Serpetti&quot;,&quot;given&quot;:&quot;N.&quot;},{&quot;family&quot;:&quot;Baudron&quot;,&quot;given&quot;:&quot;A. R.&quot;},{&quot;family&quot;:&quot;Burrows&quot;,&quot;given&quot;:&quot;M. T.&quot;},{&quot;family&quot;:&quot;Payne&quot;,&quot;given&quot;:&quot;B. L.&quot;},{&quot;family&quot;:&quot;Helaouët&quot;,&quot;given&quot;:&quot;P.&quot;},{&quot;family&quot;:&quot;Fernandes&quot;,&quot;given&quot;:&quot;P. G.&quot;},{&quot;family&quot;:&quot;Heymans&quot;,&quot;given&quot;:&quot;J. J.&quot;}],&quot;accessed&quot;:{&quot;date-parts&quot;:[[&quot;2019&quot;,11,26]]},&quot;issued&quot;:{&quot;date-parts&quot;:[[&quot;2017&quot;,10,18]]}}},{&quot;id&quot;:401,&quot;uris&quot;:[&quot;http://zotero.org/users/5871544/items/EUNCV6M7&quot;],&quot;uri&quot;:[&quot;http://zotero.org/users/5871544/items/EUNCV6M7&quot;],&quot;itemData&quot;:{&quot;id&quot;:401,&quot;type&quot;:&quot;article-journal&quot;,&quot;abstract&quot;:&quot;Using a temporal-dynamic calibrated Ecosim food web model, we assess the effects of future changes on marine resources and ecosystem conditions of the Israeli Mediterranean continental shelf. This region has been intensely invaded by Indo-Pacific species. The region is exposed to extreme environmental conditions, is subjected to high rates of climate change and has experienced intense fishing pressure. We test the impacts of a new set of fishing regulations currently being implemented, a continued increase in sea temperatures following IPCC projections, and a continued increase in alien species biomass. We first investigate the impacts of the stressors separately, and then we combine them to evaluate their cumulative effects. Our results show overall potential future benefits of fishing effort reductions, and detrimental impacts of increasing sea temperature and increasing biomass of alien species. Cumulative scenarios suggest that the beneficial effects of fisheries reduction may be dampened by the impact of increasing sea temperature and alien species when acting together. These results illustrate the importance of including stressors other than fisheries, such as climate change and biological invasions, in an ecosystem-based management approach. These results support the need for reducing local and regional stressors, such as fishing and biological invasions, in order to promote resilience to sea warming.&quot;,&quot;container-title&quot;:&quot;Scientific Reports&quot;,&quot;DOI&quot;:&quot;10.1038/s41598-018-32666-x&quot;,&quot;ISSN&quot;:&quot;2045-2322&quot;,&quot;issue&quot;:&quot;1&quot;,&quot;language&quot;:&quot;en&quot;,&quot;page&quot;:&quot;1-16&quot;,&quot;source&quot;:&quot;www.nature.com&quot;,&quot;title&quot;:&quot;Future scenarios of marine resources and ecosystem conditions in the Eastern Mediterranean under the impacts of fishing, alien species and sea warming&quot;,&quot;URL&quot;:&quot;https://www.nature.com/articles/s41598-018-32666-x&quot;,&quot;volume&quot;:&quot;8&quot;,&quot;author&quot;:[{&quot;family&quot;:&quot;Corrales&quot;,&quot;given&quot;:&quot;X.&quot;},{&quot;family&quot;:&quot;Coll&quot;,&quot;given&quot;:&quot;M.&quot;},{&quot;family&quot;:&quot;Ofir&quot;,&quot;given&quot;:&quot;E.&quot;},{&quot;family&quot;:&quot;Heymans&quot;,&quot;given&quot;:&quot;J. J.&quot;},{&quot;family&quot;:&quot;Steenbeek&quot;,&quot;given&quot;:&quot;J.&quot;},{&quot;family&quot;:&quot;Goren&quot;,&quot;given&quot;:&quot;M.&quot;},{&quot;family&quot;:&quot;Edelist&quot;,&quot;given&quot;:&quot;D.&quot;},{&quot;family&quot;:&quot;Gal&quot;,&quot;given&quot;:&quot;G.&quot;}],&quot;accessed&quot;:{&quot;date-parts&quot;:[[&quot;2019&quot;,11,26]]},&quot;issued&quot;:{&quot;date-parts&quot;:[[&quot;2018&quot;,9,24]]}}}],&quot;schema&quot;:&quot;https://github.com/citation-style-language/schema/raw/master/csl-citation.json&quot;} RNDdq3ojt0EJe"/>(Bentley et al. 2017; Serpetti et al. 2017; Corrales et al. 2018)<text:reference-mark-end text:name="ZOTERO_ITEM CSL_CITATION {&quot;citationID&quot;:&quot;8ylVxhiS&quot;,&quot;properties&quot;:{&quot;formattedCitation&quot;:&quot;(Bentley et al. 2017; Serpetti et al. 2017; Corrales et al. 2018)&quot;,&quot;plainCitation&quot;:&quot;(Bentley et al. 2017; Serpetti et al. 2017; Corrales et al. 2018)&quot;,&quot;noteIndex&quot;:0},&quot;citationItems&quot;:[{&quot;id&quot;:288,&quot;uris&quot;:[&quot;http://zotero.org/users/5871544/items/B2PMNFBI&quot;],&quot;uri&quot;:[&quot;http://zotero.org/users/5871544/items/B2PMNFBI&quot;],&quot;itemData&quot;:{&quot;id&quot;:288,&quot;type&quot;:&quot;article-journal&quot;,&quot;abstract&quot;:&quot;Climate change in the Norwegian and Barents (NorBar) Seas is expected to generate major alterations to the marine food-web and its associated uses. However, our current capacity to quantify the potential ecological impact of physical change is hindered by a lack of fundamental knowledge regarding the forces and trophic interactions which have driven historic ecosystem dynamics. Here we used a historic (1950) food web model (Ecopath with Ecosim, EwE) of the NorBar Seas fitted to time series between 1950 and 2014 to simulate ecosystem response to changes in ocean temperature over the next 85 years to 2100 under a range of temperature scenarios including a large scale climate variability indices (Atlantic Multidecadal Oscillation, AMO). Fishing, top-down/bottom-up trophic interactions, a primary production anomaly and annual ocean temperature were all found to be important drivers of modelled ecosystem dynamics in the NorBar Seas from 1950 to 2014. Under projected temperature scenarios, the biomass of pelagic species, such as mackerel and blue whiting, increased with rising ocean temperature, whereas the biomass of boreal species, such as redfish, prawns and capelin, decreased. Whilst within favourable temperature conditions, cod biomass is predicted to decrease under the warmest scenarios due to the reduced availability of preferred prey and the increased pressure of pelagic predation upon juvenile cod. The model produced by this study provides a useful baseline approximation of the 1950–2014 NorBar ecosystem, from which future research can propagate, and offers valuable insight into the systems potential response to changing ocean temperature. Such quantitative advancements are fundamental to achieve sustainable development in rapidly changing marine ecosystems.&quot;,&quot;container-title&quot;:&quot;Ecological Modelling&quot;,&quot;DOI&quot;:&quot;10.1016/j.ecolmodel.2017.07.002&quot;,&quot;ISSN&quot;:&quot;0304-3800&quot;,&quot;journalAbbreviation&quot;:&quot;Ecological Modelling&quot;,&quot;language&quot;:&quot;en&quot;,&quot;page&quot;:&quot;94-107&quot;,&quot;source&quot;:&quot;ScienceDirect&quot;,&quot;title&quot;:&quot;Investigating the potential impacts of ocean warming on the Norwegian and Barents Seas ecosystem using a time-dynamic food-web model&quot;,&quot;URL&quot;:&quot;http://www.sciencedirect.com/science/article/pii/S0304380016307104&quot;,&quot;volume&quot;:&quot;360&quot;,&quot;author&quot;:[{&quot;family&quot;:&quot;Bentley&quot;,&quot;given&quot;:&quot;Jacob W.&quot;},{&quot;family&quot;:&quot;Serpetti&quot;,&quot;given&quot;:&quot;Natalia&quot;},{&quot;family&quot;:&quot;Heymans&quot;,&quot;given&quot;:&quot;Johanna Jacomina&quot;}],&quot;accessed&quot;:{&quot;date-parts&quot;:[[&quot;2019&quot;,11,25]]},&quot;issued&quot;:{&quot;date-parts&quot;:[[&quot;2017&quot;,9,24]]}}},{&quot;id&quot;:373,&quot;uris&quot;:[&quot;http://zotero.org/users/5871544/items/Z2XRS8GJ&quot;],&quot;uri&quot;:[&quot;http://zotero.org/users/5871544/items/Z2XRS8GJ&quot;],&quot;itemData&quot;:{&quot;id&quot;:373,&quot;type&quot;:&quot;article-journal&quot;,&quot;abstract&quot;:&quot;An integrated ecosystem model including fishing and the impact of rising temperatures, relative to species’ thermal ranges, was used to assess the cumulative effect of future climate change and sustainable levels of fishing pressure on selected target species. Historically, important stocks of cod and whiting showed declining trends caused by high fisheries exploitation and strong top-down control by their main predators (grey seals and saithe). In a no-change climate scenario these stocks recovered under sustainable management scenarios due to the cumulative effect of reduced fishing and predation mortalities cascading through the food-web. However, rising temperature jeopardised boreal stenothermal species: causing severe declines in grey seals, cod, herring and haddock, while eurythermal species were not affected. The positive effect of a higher optimum temperature for whiting, in parallel with declines of its predators such as seals and cod, resulted in a strong increase for this stock under rising temperature scenarios, indicating a possible change in the contribution of stocks to the overall catch by the end of the century. These results highlight the importance of including environmental change in the ecosystem approach to achieve sustainable fisheries management.&quot;,&quot;container-title&quot;:&quot;Scientific Reports&quot;,&quot;DOI&quot;:&quot;10.1038/s41598-017-13220-7&quot;,&quot;ISSN&quot;:&quot;2045-2322&quot;,&quot;issue&quot;:&quot;1&quot;,&quot;language&quot;:&quot;en&quot;,&quot;page&quot;:&quot;1-15&quot;,&quot;source&quot;:&quot;www.nature.com&quot;,&quot;title&quot;:&quot;Impact of ocean warming on sustainable fisheries management informs the Ecosystem Approach to Fisheries&quot;,&quot;URL&quot;:&quot;https://www.nature.com/articles/s41598-017-13220-7&quot;,&quot;volume&quot;:&quot;7&quot;,&quot;author&quot;:[{&quot;family&quot;:&quot;Serpetti&quot;,&quot;given&quot;:&quot;N.&quot;},{&quot;family&quot;:&quot;Baudron&quot;,&quot;given&quot;:&quot;A. R.&quot;},{&quot;family&quot;:&quot;Burrows&quot;,&quot;given&quot;:&quot;M. T.&quot;},{&quot;family&quot;:&quot;Payne&quot;,&quot;given&quot;:&quot;B. L.&quot;},{&quot;family&quot;:&quot;Helaouët&quot;,&quot;given&quot;:&quot;P.&quot;},{&quot;family&quot;:&quot;Fernandes&quot;,&quot;given&quot;:&quot;P. G.&quot;},{&quot;family&quot;:&quot;Heymans&quot;,&quot;given&quot;:&quot;J. J.&quot;}],&quot;accessed&quot;:{&quot;date-parts&quot;:[[&quot;2019&quot;,11,26]]},&quot;issued&quot;:{&quot;date-parts&quot;:[[&quot;2017&quot;,10,18]]}}},{&quot;id&quot;:401,&quot;uris&quot;:[&quot;http://zotero.org/users/5871544/items/EUNCV6M7&quot;],&quot;uri&quot;:[&quot;http://zotero.org/users/5871544/items/EUNCV6M7&quot;],&quot;itemData&quot;:{&quot;id&quot;:401,&quot;type&quot;:&quot;article-journal&quot;,&quot;abstract&quot;:&quot;Using a temporal-dynamic calibrated Ecosim food web model, we assess the effects of future changes on marine resources and ecosystem conditions of the Israeli Mediterranean continental shelf. This region has been intensely invaded by Indo-Pacific species. The region is exposed to extreme environmental conditions, is subjected to high rates of climate change and has experienced intense fishing pressure. We test the impacts of a new set of fishing regulations currently being implemented, a continued increase in sea temperatures following IPCC projections, and a continued increase in alien species biomass. We first investigate the impacts of the stressors separately, and then we combine them to evaluate their cumulative effects. Our results show overall potential future benefits of fishing effort reductions, and detrimental impacts of increasing sea temperature and increasing biomass of alien species. Cumulative scenarios suggest that the beneficial effects of fisheries reduction may be dampened by the impact of increasing sea temperature and alien species when acting together. These results illustrate the importance of including stressors other than fisheries, such as climate change and biological invasions, in an ecosystem-based management approach. These results support the need for reducing local and regional stressors, such as fishing and biological invasions, in order to promote resilience to sea warming.&quot;,&quot;container-title&quot;:&quot;Scientific Reports&quot;,&quot;DOI&quot;:&quot;10.1038/s41598-018-32666-x&quot;,&quot;ISSN&quot;:&quot;2045-2322&quot;,&quot;issue&quot;:&quot;1&quot;,&quot;language&quot;:&quot;en&quot;,&quot;page&quot;:&quot;1-16&quot;,&quot;source&quot;:&quot;www.nature.com&quot;,&quot;title&quot;:&quot;Future scenarios of marine resources and ecosystem conditions in the Eastern Mediterranean under the impacts of fishing, alien species and sea warming&quot;,&quot;URL&quot;:&quot;https://www.nature.com/articles/s41598-018-32666-x&quot;,&quot;volume&quot;:&quot;8&quot;,&quot;author&quot;:[{&quot;family&quot;:&quot;Corrales&quot;,&quot;given&quot;:&quot;X.&quot;},{&quot;family&quot;:&quot;Coll&quot;,&quot;given&quot;:&quot;M.&quot;},{&quot;family&quot;:&quot;Ofir&quot;,&quot;given&quot;:&quot;E.&quot;},{&quot;family&quot;:&quot;Heymans&quot;,&quot;given&quot;:&quot;J. J.&quot;},{&quot;family&quot;:&quot;Steenbeek&quot;,&quot;given&quot;:&quot;J.&quot;},{&quot;family&quot;:&quot;Goren&quot;,&quot;given&quot;:&quot;M.&quot;},{&quot;family&quot;:&quot;Edelist&quot;,&quot;given&quot;:&quot;D.&quot;},{&quot;family&quot;:&quot;Gal&quot;,&quot;given&quot;:&quot;G.&quot;}],&quot;accessed&quot;:{&quot;date-parts&quot;:[[&quot;2019&quot;,11,26]]},&quot;issued&quot;:{&quot;date-parts&quot;:[[&quot;2018&quot;,9,24]]}}}],&quot;schema&quot;:&quot;https://github.com/citation-style-language/schema/raw/master/csl-citation.json&quot;} RNDdq3ojt0EJe"/></text:p>
      <text:p text:style-name="Text_20_body"><text:reference-mark-start text:name="ZOTERO_ITEM CSL_CITATION {&quot;citationID&quot;:&quot;ftIFVnBZ&quot;,&quot;properties&quot;:{&quot;formattedCitation&quot;:&quot;(Cheung et al. 2009; Sunday et al. 2012; Betini et al. 2019)&quot;,&quot;plainCitation&quot;:&quot;(Cheung et al. 2009; Sunday et al. 2012; Betini et al. 2019)&quot;,&quot;noteIndex&quot;:0},&quot;citationItems&quot;:[{&quot;id&quot;:399,&quot;uris&quot;:[&quot;http://zotero.org/users/5871544/items/DXYEMCC5&quot;],&quot;uri&quot;:[&quot;http://zotero.org/users/5871544/items/DXYEMCC5&quot;],&quot;itemData&quot;:{&quot;id&quot;:399,&quot;type&quot;:&quot;article-journal&quot;,&quot;abstract&quot;:&quot;Climate change can impact the pattern of marine biodiversity through changes in species’ distributions. However, global studies on climate change impacts on ocean biodiversity have not been performed so far. Our paper aims to investigate the global patterns of such impacts by projecting the distributional ranges of a sample of 1066 exploited marine fish and invertebrates for 2050 using a newly developed dynamic bioclimate envelope model. Our projections show that climate change may lead to numerous local extinction in the sub-polar regions, the tropics and semi-enclosed seas. Simultaneously, species invasion is projected to be most intense in the Arctic and the Southern Ocean. Together, they result in dramatic species turnovers of over 60% of the present biodiversity, implying ecological disturbances that potentially disrupt ecosystem services. Our projections can be viewed as a set of hypothesis for future analytical and empirical studies.&quot;,&quot;container-title&quot;:&quot;Fish and Fisheries&quot;,&quot;DOI&quot;:&quot;10.1111/j.1467-2979.2008.00315.x&quot;,&quot;ISSN&quot;:&quot;1467-2979&quot;,&quot;issue&quot;:&quot;3&quot;,&quot;language&quot;:&quot;en&quot;,&quot;page&quot;:&quot;235-251&quot;,&quot;source&quot;:&quot;Wiley Online Library&quot;,&quot;title&quot;:&quot;Projecting global marine biodiversity impacts under climate change scenarios&quot;,&quot;URL&quot;:&quot;https://onlinelibrary.wiley.com/doi/abs/10.1111/j.1467-2979.2008.00315.x&quot;,&quot;volume&quot;:&quot;10&quot;,&quot;author&quot;:[{&quot;family&quot;:&quot;Cheung&quot;,&quot;given&quot;:&quot;William W. L.&quot;},{&quot;family&quot;:&quot;Lam&quot;,&quot;given&quot;:&quot;Vicky W. Y.&quot;},{&quot;family&quot;:&quot;Sarmiento&quot;,&quot;given&quot;:&quot;Jorge L.&quot;},{&quot;family&quot;:&quot;Kearney&quot;,&quot;given&quot;:&quot;Kelly&quot;},{&quot;family&quot;:&quot;Watson&quot;,&quot;given&quot;:&quot;Reg&quot;},{&quot;family&quot;:&quot;Pauly&quot;,&quot;given&quot;:&quot;Daniel&quot;}],&quot;accessed&quot;:{&quot;date-parts&quot;:[[&quot;2019&quot;,11,26]]},&quot;issued&quot;:{&quot;date-parts&quot;:[[&quot;2009&quot;]]}}},{&quot;id&quot;:397,&quot;uris&quot;:[&quot;http://zotero.org/users/5871544/items/TSN9XCI5&quot;],&quot;uri&quot;:[&quot;http://zotero.org/users/5871544/items/TSN9XCI5&quot;],&quot;itemData&quot;:{&quot;id&quot;:397,&quot;type&quot;:&quot;article-journal&quot;,&quot;abstract&quot;:&quot;Using a comprehensive data set of thermal tolerance limits, latitudinal range boundaries and latitudinal range shifts of cold-blooded animals, this study explores the likely consequences of climate change for the geographical redistribution of terrestrial and marine species at a global scale.&quot;,&quot;container-title&quot;:&quot;Nature Climate Change&quot;,&quot;DOI&quot;:&quot;10.1038/nclimate1539&quot;,&quot;ISSN&quot;:&quot;1758-6798&quot;,&quot;issue&quot;:&quot;9&quot;,&quot;language&quot;:&quot;en&quot;,&quot;page&quot;:&quot;686-690&quot;,&quot;source&quot;:&quot;www.nature.com&quot;,&quot;title&quot;:&quot;Thermal tolerance and the global redistribution of animals&quot;,&quot;URL&quot;:&quot;https://www.nature.com/articles/nclimate1539&quot;,&quot;volume&quot;:&quot;2&quot;,&quot;author&quot;:[{&quot;family&quot;:&quot;Sunday&quot;,&quot;given&quot;:&quot;Jennifer M.&quot;},{&quot;family&quot;:&quot;Bates&quot;,&quot;given&quot;:&quot;Amanda E.&quot;},{&quot;family&quot;:&quot;Dulvy&quot;,&quot;given&quot;:&quot;Nicholas K.&quot;}],&quot;accessed&quot;:{&quot;date-parts&quot;:[[&quot;2019&quot;,11,26]]},&quot;issued&quot;:{&quot;date-parts&quot;:[[&quot;2012&quot;,9]]}}},{&quot;id&quot;:295,&quot;uris&quot;:[&quot;http://zotero.org/users/5871544/items/5RW2S85T&quot;],&quot;uri&quot;:[&quot;http://zotero.org/users/5871544/items/5RW2S85T&quot;],&quot;itemData&quot;:{&quot;id&quot;:295,&quot;type&quot;:&quot;article-journal&quot;,&quot;abstract&quot;:&quot;Although temperature is recognized as a major determinant of many ecological processes, it is still not clear whether temperature increase caused by climate change will strengthen or weaken species interactions. One hypothesis is that interactions will respond non-monotonically to temperature because thermal performance curves, which determine the strength of these interactions, are also non-monotonic. To evaluate this hypothesis, we developed a temperature-dependent consumer–resource model and tested predictions from this model in large freshwater mesocosms populated with green algae (Chlorella vulgaris) and herbivorous zooplankton (Daphnia magna). We found both in the model simulations and empirical investigations that the suppressive effect of the consumer depended non-monotonically on the temperature. As predicted by the model, Daphnia suppressed the algal maximum per capita growth rate at the temperature that maximized algal growth rate but had little effect on resource growth at either lower or higher temperatures. This finding could help explain why effects of temperature variation on species interaction are variable in the literature and suggests that predicting the effects of temperature on the strength of food web interactions requires knowledge of the thermal performance curves for multiple traits, for multiple species and over a range of temperatures.&quot;,&quot;container-title&quot;:&quot;Ecosphere&quot;,&quot;DOI&quot;:&quot;10.1002/ecs2.2787&quot;,&quot;ISSN&quot;:&quot;2150-8925&quot;,&quot;issue&quot;:&quot;8&quot;,&quot;language&quot;:&quot;en&quot;,&quot;page&quot;:&quot;e02787&quot;,&quot;source&quot;:&quot;Wiley Online Library&quot;,&quot;title&quot;:&quot;Temperature triggers a non-linear response in resource–consumer interaction strength&quot;,&quot;URL&quot;:&quot;https://esajournals.onlinelibrary.wiley.com/doi/abs/10.1002/ecs2.2787&quot;,&quot;volume&quot;:&quot;10&quot;,&quot;author&quot;:[{&quot;family&quot;:&quot;Betini&quot;,&quot;given&quot;:&quot;Gustavo S.&quot;},{&quot;family&quot;:&quot;Avgar&quot;,&quot;given&quot;:&quot;Tal&quot;},{&quot;family&quot;:&quot;McCann&quot;,&quot;given&quot;:&quot;Kevin S.&quot;},{&quot;family&quot;:&quot;Fryxell&quot;,&quot;given&quot;:&quot;John M.&quot;}],&quot;accessed&quot;:{&quot;date-parts&quot;:[[&quot;2019&quot;,11,25]]},&quot;issued&quot;:{&quot;date-parts&quot;:[[&quot;2019&quot;]]}}}],&quot;schema&quot;:&quot;https://github.com/citation-style-language/schema/raw/master/csl-citation.json&quot;} RNDExUtNHmE6g"/>(Cheung et al. 2009; Sunday et al. 2012; Betini et al. 2019)<text:reference-mark-end text:name="ZOTERO_ITEM CSL_CITATION {&quot;citationID&quot;:&quot;ftIFVnBZ&quot;,&quot;properties&quot;:{&quot;formattedCitation&quot;:&quot;(Cheung et al. 2009; Sunday et al. 2012; Betini et al. 2019)&quot;,&quot;plainCitation&quot;:&quot;(Cheung et al. 2009; Sunday et al. 2012; Betini et al. 2019)&quot;,&quot;noteIndex&quot;:0},&quot;citationItems&quot;:[{&quot;id&quot;:399,&quot;uris&quot;:[&quot;http://zotero.org/users/5871544/items/DXYEMCC5&quot;],&quot;uri&quot;:[&quot;http://zotero.org/users/5871544/items/DXYEMCC5&quot;],&quot;itemData&quot;:{&quot;id&quot;:399,&quot;type&quot;:&quot;article-journal&quot;,&quot;abstract&quot;:&quot;Climate change can impact the pattern of marine biodiversity through changes in species’ distributions. However, global studies on climate change impacts on ocean biodiversity have not been performed so far. Our paper aims to investigate the global patterns of such impacts by projecting the distributional ranges of a sample of 1066 exploited marine fish and invertebrates for 2050 using a newly developed dynamic bioclimate envelope model. Our projections show that climate change may lead to numerous local extinction in the sub-polar regions, the tropics and semi-enclosed seas. Simultaneously, species invasion is projected to be most intense in the Arctic and the Southern Ocean. Together, they result in dramatic species turnovers of over 60% of the present biodiversity, implying ecological disturbances that potentially disrupt ecosystem services. Our projections can be viewed as a set of hypothesis for future analytical and empirical studies.&quot;,&quot;container-title&quot;:&quot;Fish and Fisheries&quot;,&quot;DOI&quot;:&quot;10.1111/j.1467-2979.2008.00315.x&quot;,&quot;ISSN&quot;:&quot;1467-2979&quot;,&quot;issue&quot;:&quot;3&quot;,&quot;language&quot;:&quot;en&quot;,&quot;page&quot;:&quot;235-251&quot;,&quot;source&quot;:&quot;Wiley Online Library&quot;,&quot;title&quot;:&quot;Projecting global marine biodiversity impacts under climate change scenarios&quot;,&quot;URL&quot;:&quot;https://onlinelibrary.wiley.com/doi/abs/10.1111/j.1467-2979.2008.00315.x&quot;,&quot;volume&quot;:&quot;10&quot;,&quot;author&quot;:[{&quot;family&quot;:&quot;Cheung&quot;,&quot;given&quot;:&quot;William W. L.&quot;},{&quot;family&quot;:&quot;Lam&quot;,&quot;given&quot;:&quot;Vicky W. Y.&quot;},{&quot;family&quot;:&quot;Sarmiento&quot;,&quot;given&quot;:&quot;Jorge L.&quot;},{&quot;family&quot;:&quot;Kearney&quot;,&quot;given&quot;:&quot;Kelly&quot;},{&quot;family&quot;:&quot;Watson&quot;,&quot;given&quot;:&quot;Reg&quot;},{&quot;family&quot;:&quot;Pauly&quot;,&quot;given&quot;:&quot;Daniel&quot;}],&quot;accessed&quot;:{&quot;date-parts&quot;:[[&quot;2019&quot;,11,26]]},&quot;issued&quot;:{&quot;date-parts&quot;:[[&quot;2009&quot;]]}}},{&quot;id&quot;:397,&quot;uris&quot;:[&quot;http://zotero.org/users/5871544/items/TSN9XCI5&quot;],&quot;uri&quot;:[&quot;http://zotero.org/users/5871544/items/TSN9XCI5&quot;],&quot;itemData&quot;:{&quot;id&quot;:397,&quot;type&quot;:&quot;article-journal&quot;,&quot;abstract&quot;:&quot;Using a comprehensive data set of thermal tolerance limits, latitudinal range boundaries and latitudinal range shifts of cold-blooded animals, this study explores the likely consequences of climate change for the geographical redistribution of terrestrial and marine species at a global scale.&quot;,&quot;container-title&quot;:&quot;Nature Climate Change&quot;,&quot;DOI&quot;:&quot;10.1038/nclimate1539&quot;,&quot;ISSN&quot;:&quot;1758-6798&quot;,&quot;issue&quot;:&quot;9&quot;,&quot;language&quot;:&quot;en&quot;,&quot;page&quot;:&quot;686-690&quot;,&quot;source&quot;:&quot;www.nature.com&quot;,&quot;title&quot;:&quot;Thermal tolerance and the global redistribution of animals&quot;,&quot;URL&quot;:&quot;https://www.nature.com/articles/nclimate1539&quot;,&quot;volume&quot;:&quot;2&quot;,&quot;author&quot;:[{&quot;family&quot;:&quot;Sunday&quot;,&quot;given&quot;:&quot;Jennifer M.&quot;},{&quot;family&quot;:&quot;Bates&quot;,&quot;given&quot;:&quot;Amanda E.&quot;},{&quot;family&quot;:&quot;Dulvy&quot;,&quot;given&quot;:&quot;Nicholas K.&quot;}],&quot;accessed&quot;:{&quot;date-parts&quot;:[[&quot;2019&quot;,11,26]]},&quot;issued&quot;:{&quot;date-parts&quot;:[[&quot;2012&quot;,9]]}}},{&quot;id&quot;:295,&quot;uris&quot;:[&quot;http://zotero.org/users/5871544/items/5RW2S85T&quot;],&quot;uri&quot;:[&quot;http://zotero.org/users/5871544/items/5RW2S85T&quot;],&quot;itemData&quot;:{&quot;id&quot;:295,&quot;type&quot;:&quot;article-journal&quot;,&quot;abstract&quot;:&quot;Although temperature is recognized as a major determinant of many ecological processes, it is still not clear whether temperature increase caused by climate change will strengthen or weaken species interactions. One hypothesis is that interactions will respond non-monotonically to temperature because thermal performance curves, which determine the strength of these interactions, are also non-monotonic. To evaluate this hypothesis, we developed a temperature-dependent consumer–resource model and tested predictions from this model in large freshwater mesocosms populated with green algae (Chlorella vulgaris) and herbivorous zooplankton (Daphnia magna). We found both in the model simulations and empirical investigations that the suppressive effect of the consumer depended non-monotonically on the temperature. As predicted by the model, Daphnia suppressed the algal maximum per capita growth rate at the temperature that maximized algal growth rate but had little effect on resource growth at either lower or higher temperatures. This finding could help explain why effects of temperature variation on species interaction are variable in the literature and suggests that predicting the effects of temperature on the strength of food web interactions requires knowledge of the thermal performance curves for multiple traits, for multiple species and over a range of temperatures.&quot;,&quot;container-title&quot;:&quot;Ecosphere&quot;,&quot;DOI&quot;:&quot;10.1002/ecs2.2787&quot;,&quot;ISSN&quot;:&quot;2150-8925&quot;,&quot;issue&quot;:&quot;8&quot;,&quot;language&quot;:&quot;en&quot;,&quot;page&quot;:&quot;e02787&quot;,&quot;source&quot;:&quot;Wiley Online Library&quot;,&quot;title&quot;:&quot;Temperature triggers a non-linear response in resource–consumer interaction strength&quot;,&quot;URL&quot;:&quot;https://esajournals.onlinelibrary.wiley.com/doi/abs/10.1002/ecs2.2787&quot;,&quot;volume&quot;:&quot;10&quot;,&quot;author&quot;:[{&quot;family&quot;:&quot;Betini&quot;,&quot;given&quot;:&quot;Gustavo S.&quot;},{&quot;family&quot;:&quot;Avgar&quot;,&quot;given&quot;:&quot;Tal&quot;},{&quot;family&quot;:&quot;McCann&quot;,&quot;given&quot;:&quot;Kevin S.&quot;},{&quot;family&quot;:&quot;Fryxell&quot;,&quot;given&quot;:&quot;John M.&quot;}],&quot;accessed&quot;:{&quot;date-parts&quot;:[[&quot;2019&quot;,11,25]]},&quot;issued&quot;:{&quot;date-parts&quot;:[[&quot;2019&quot;]]}}}],&quot;schema&quot;:&quot;https://github.com/citation-style-language/schema/raw/master/csl-citation.json&quot;} RNDExUtNHmE6g"/></text:p>
      <text:p text:style-name="Text_20_body"><text:reference-mark-start text:name="ZOTERO_ITEM CSL_CITATION {&quot;citationID&quot;:&quot;Lk3BYzz5&quot;,&quot;properties&quot;:{&quot;formattedCitation&quot;:&quot;(Bentley et al. 2017)&quot;,&quot;plainCitation&quot;:&quot;(Bentley et al. 2017)&quot;,&quot;noteIndex&quot;:0},&quot;citationItems&quot;:[{&quot;id&quot;:288,&quot;uris&quot;:[&quot;http://zotero.org/users/5871544/items/B2PMNFBI&quot;],&quot;uri&quot;:[&quot;http://zotero.org/users/5871544/items/B2PMNFBI&quot;],&quot;itemData&quot;:{&quot;id&quot;:288,&quot;type&quot;:&quot;article-journal&quot;,&quot;abstract&quot;:&quot;Climate change in the Norwegian and Barents (NorBar) Seas is expected to generate major alterations to the marine food-web and its associated uses. However, our current capacity to quantify the potential ecological impact of physical change is hindered by a lack of fundamental knowledge regarding the forces and trophic interactions which have driven historic ecosystem dynamics. Here we used a historic (1950) food web model (Ecopath with Ecosim, EwE) of the NorBar Seas fitted to time series between 1950 and 2014 to simulate ecosystem response to changes in ocean temperature over the next 85 years to 2100 under a range of temperature scenarios including a large scale climate variability indices (Atlantic Multidecadal Oscillation, AMO). Fishing, top-down/bottom-up trophic interactions, a primary production anomaly and annual ocean temperature were all found to be important drivers of modelled ecosystem dynamics in the NorBar Seas from 1950 to 2014. Under projected temperature scenarios, the biomass of pelagic species, such as mackerel and blue whiting, increased with rising ocean temperature, whereas the biomass of boreal species, such as redfish, prawns and capelin, decreased. Whilst within favourable temperature conditions, cod biomass is predicted to decrease under the warmest scenarios due to the reduced availability of preferred prey and the increased pressure of pelagic predation upon juvenile cod. The model produced by this study provides a useful baseline approximation of the 1950–2014 NorBar ecosystem, from which future research can propagate, and offers valuable insight into the systems potential response to changing ocean temperature. Such quantitative advancements are fundamental to achieve sustainable development in rapidly changing marine ecosystems.&quot;,&quot;container-title&quot;:&quot;Ecological Modelling&quot;,&quot;DOI&quot;:&quot;10.1016/j.ecolmodel.2017.07.002&quot;,&quot;ISSN&quot;:&quot;0304-3800&quot;,&quot;journalAbbreviation&quot;:&quot;Ecological Modelling&quot;,&quot;language&quot;:&quot;en&quot;,&quot;page&quot;:&quot;94-107&quot;,&quot;source&quot;:&quot;ScienceDirect&quot;,&quot;title&quot;:&quot;Investigating the potential impacts of ocean warming on the Norwegian and Barents Seas ecosystem using a time-dynamic food-web model&quot;,&quot;URL&quot;:&quot;http://www.sciencedirect.com/science/article/pii/S0304380016307104&quot;,&quot;volume&quot;:&quot;360&quot;,&quot;author&quot;:[{&quot;family&quot;:&quot;Bentley&quot;,&quot;given&quot;:&quot;Jacob W.&quot;},{&quot;family&quot;:&quot;Serpetti&quot;,&quot;given&quot;:&quot;Natalia&quot;},{&quot;family&quot;:&quot;Heymans&quot;,&quot;given&quot;:&quot;Johanna Jacomina&quot;}],&quot;accessed&quot;:{&quot;date-parts&quot;:[[&quot;2019&quot;,11,25]]},&quot;issued&quot;:{&quot;date-parts&quot;:[[&quot;2017&quot;,9,24]]}}}],&quot;schema&quot;:&quot;https://github.com/citation-style-language/schema/raw/master/csl-citation.json&quot;} RNDDSNuaT5pOQ"/>(Bentley et al. 2017)<text:reference-mark-end text:name="ZOTERO_ITEM CSL_CITATION {&quot;citationID&quot;:&quot;Lk3BYzz5&quot;,&quot;properties&quot;:{&quot;formattedCitation&quot;:&quot;(Bentley et al. 2017)&quot;,&quot;plainCitation&quot;:&quot;(Bentley et al. 2017)&quot;,&quot;noteIndex&quot;:0},&quot;citationItems&quot;:[{&quot;id&quot;:288,&quot;uris&quot;:[&quot;http://zotero.org/users/5871544/items/B2PMNFBI&quot;],&quot;uri&quot;:[&quot;http://zotero.org/users/5871544/items/B2PMNFBI&quot;],&quot;itemData&quot;:{&quot;id&quot;:288,&quot;type&quot;:&quot;article-journal&quot;,&quot;abstract&quot;:&quot;Climate change in the Norwegian and Barents (NorBar) Seas is expected to generate major alterations to the marine food-web and its associated uses. However, our current capacity to quantify the potential ecological impact of physical change is hindered by a lack of fundamental knowledge regarding the forces and trophic interactions which have driven historic ecosystem dynamics. Here we used a historic (1950) food web model (Ecopath with Ecosim, EwE) of the NorBar Seas fitted to time series between 1950 and 2014 to simulate ecosystem response to changes in ocean temperature over the next 85 years to 2100 under a range of temperature scenarios including a large scale climate variability indices (Atlantic Multidecadal Oscillation, AMO). Fishing, top-down/bottom-up trophic interactions, a primary production anomaly and annual ocean temperature were all found to be important drivers of modelled ecosystem dynamics in the NorBar Seas from 1950 to 2014. Under projected temperature scenarios, the biomass of pelagic species, such as mackerel and blue whiting, increased with rising ocean temperature, whereas the biomass of boreal species, such as redfish, prawns and capelin, decreased. Whilst within favourable temperature conditions, cod biomass is predicted to decrease under the warmest scenarios due to the reduced availability of preferred prey and the increased pressure of pelagic predation upon juvenile cod. The model produced by this study provides a useful baseline approximation of the 1950–2014 NorBar ecosystem, from which future research can propagate, and offers valuable insight into the systems potential response to changing ocean temperature. Such quantitative advancements are fundamental to achieve sustainable development in rapidly changing marine ecosystems.&quot;,&quot;container-title&quot;:&quot;Ecological Modelling&quot;,&quot;DOI&quot;:&quot;10.1016/j.ecolmodel.2017.07.002&quot;,&quot;ISSN&quot;:&quot;0304-3800&quot;,&quot;journalAbbreviation&quot;:&quot;Ecological Modelling&quot;,&quot;language&quot;:&quot;en&quot;,&quot;page&quot;:&quot;94-107&quot;,&quot;source&quot;:&quot;ScienceDirect&quot;,&quot;title&quot;:&quot;Investigating the potential impacts of ocean warming on the Norwegian and Barents Seas ecosystem using a time-dynamic food-web model&quot;,&quot;URL&quot;:&quot;http://www.sciencedirect.com/science/article/pii/S0304380016307104&quot;,&quot;volume&quot;:&quot;360&quot;,&quot;author&quot;:[{&quot;family&quot;:&quot;Bentley&quot;,&quot;given&quot;:&quot;Jacob W.&quot;},{&quot;family&quot;:&quot;Serpetti&quot;,&quot;given&quot;:&quot;Natalia&quot;},{&quot;family&quot;:&quot;Heymans&quot;,&quot;given&quot;:&quot;Johanna Jacomina&quot;}],&quot;accessed&quot;:{&quot;date-parts&quot;:[[&quot;2019&quot;,11,25]]},&quot;issued&quot;:{&quot;date-parts&quot;:[[&quot;2017&quot;,9,24]]}}}],&quot;schema&quot;:&quot;https://github.com/citation-style-language/schema/raw/master/csl-citation.json&quot;} RNDDSNuaT5pOQ"/></text:p>
      <text:p text:style-name="Text_20_body"><text:soft-page-break/><text:reference-mark-start text:name="ZOTERO_ITEM CSL_CITATION {&quot;citationID&quot;:&quot;wjynNlVN&quot;,&quot;properties&quot;:{&quot;formattedCitation&quot;:&quot;(Steenbeek et al. 2018)&quot;,&quot;plainCitation&quot;:&quot;(Steenbeek et al. 2018)&quot;,&quot;noteIndex&quot;:0},&quot;citationItems&quot;:[{&quot;id&quot;:198,&quot;uris&quot;:[&quot;http://zotero.org/users/5871544/items/XLVR93XG&quot;],&quot;uri&quot;:[&quot;http://zotero.org/users/5871544/items/XLVR93XG&quot;],&quot;itemData&quot;:{&quot;id&quot;:198,&quot;type&quot;:&quot;article-journal&quot;,&quot;container-title&quot;:&quot;SoftwareX&quot;,&quot;DOI&quot;:&quot;https://doi.org/10.1016/j.softx.2018.06.004&quot;,&quot;ISSN&quot;:&quot;2352-7110&quot;,&quot;page&quot;:&quot;198-204&quot;,&quot;title&quot;:&quot;Ecosampler: A new approach to assessing parameter uncertainty in Ecopath with Ecosim&quot;,&quot;volume&quot;:&quot;7&quot;,&quot;author&quot;:[{&quot;family&quot;:&quot;Steenbeek&quot;,&quot;given&quot;:&quot;Jeroen&quot;},{&quot;family&quot;:&quot;Corrales&quot;,&quot;given&quot;:&quot;Xavier&quot;},{&quot;family&quot;:&quot;Platts&quot;,&quot;given&quot;:&quot;Mark&quot;},{&quot;family&quot;:&quot;Coll&quot;,&quot;given&quot;:&quot;Marta&quot;}],&quot;issued&quot;:{&quot;date-parts&quot;:[[&quot;2018&quot;]]}}}],&quot;schema&quot;:&quot;https://github.com/citation-style-language/schema/raw/master/csl-citation.json&quot;} RNDwlHGQ3uWfS"/>(Steenbeek et al. 2018)<text:reference-mark-end text:name="ZOTERO_ITEM CSL_CITATION {&quot;citationID&quot;:&quot;wjynNlVN&quot;,&quot;properties&quot;:{&quot;formattedCitation&quot;:&quot;(Steenbeek et al. 2018)&quot;,&quot;plainCitation&quot;:&quot;(Steenbeek et al. 2018)&quot;,&quot;noteIndex&quot;:0},&quot;citationItems&quot;:[{&quot;id&quot;:198,&quot;uris&quot;:[&quot;http://zotero.org/users/5871544/items/XLVR93XG&quot;],&quot;uri&quot;:[&quot;http://zotero.org/users/5871544/items/XLVR93XG&quot;],&quot;itemData&quot;:{&quot;id&quot;:198,&quot;type&quot;:&quot;article-journal&quot;,&quot;container-title&quot;:&quot;SoftwareX&quot;,&quot;DOI&quot;:&quot;https://doi.org/10.1016/j.softx.2018.06.004&quot;,&quot;ISSN&quot;:&quot;2352-7110&quot;,&quot;page&quot;:&quot;198-204&quot;,&quot;title&quot;:&quot;Ecosampler: A new approach to assessing parameter uncertainty in Ecopath with Ecosim&quot;,&quot;volume&quot;:&quot;7&quot;,&quot;author&quot;:[{&quot;family&quot;:&quot;Steenbeek&quot;,&quot;given&quot;:&quot;Jeroen&quot;},{&quot;family&quot;:&quot;Corrales&quot;,&quot;given&quot;:&quot;Xavier&quot;},{&quot;family&quot;:&quot;Platts&quot;,&quot;given&quot;:&quot;Mark&quot;},{&quot;family&quot;:&quot;Coll&quot;,&quot;given&quot;:&quot;Marta&quot;}],&quot;issued&quot;:{&quot;date-parts&quot;:[[&quot;2018&quot;]]}}}],&quot;schema&quot;:&quot;https://github.com/citation-style-language/schema/raw/master/csl-citation.json&quot;} RNDwlHGQ3uWfS"/></text:p>
      <text:p text:style-name="P12">Discussion</text:p>
      <text:p text:style-name="P7">- 1º chapter</text:p>
      <text:p text:style-name="P8"><text:reference-mark-start text:name="ZOTERO_ITEM CSL_CITATION {&quot;citationID&quot;:&quot;ypSigjAH&quot;,&quot;properties&quot;:{&quot;formattedCitation&quot;:&quot;(Bryndum\\uc0\\u8208{}Buchholz et al. 2019; Lotze et al. 2019; Blowes et al. 2019)&quot;,&quot;plainCitation&quot;:&quot;(Bryndum‐Buchholz et al. 2019; Lotze et al. 2019; Blowes et al. 2019)&quot;,&quot;noteIndex&quot;:0},&quot;citationItems&quot;:[{&quot;id&quot;:286,&quot;uris&quot;:[&quot;http://zotero.org/users/5871544/items/6QDTYJLH&quot;],&quot;uri&quot;:[&quot;http://zotero.org/users/5871544/items/6QDTYJLH&quot;],&quot;itemData&quot;:{&quot;id&quot;:286,&quot;type&quot;:&quot;article-journal&quot;,&quot;abstract&quot;:&quot;Climate change effects on marine ecosystems include impacts on primary production, ocean temperature, species distributions, and abundance at local to global scales. These changes will significantly alter marine ecosystem structure and function with associated socio-economic impacts on ecosystem services, marine fisheries, and fishery-dependent societies. Yet how these changes may play out among ocean basins over the 21st century remains unclear, with most projections coming from single ecosystem models that do not adequately capture the range of model uncertainty. We address this by using six marine ecosystem models within the Fisheries and Marine Ecosystem Model Intercomparison Project (Fish-MIP) to analyze responses of marine animal biomass in all major ocean basins to contrasting climate change scenarios. Under a high emissions scenario (RCP8.5), total marine animal biomass declined by an ensemble mean of 15%–30% (±12%–17%) in the North and South Atlantic and Pacific, and the Indian Ocean by 2100, whereas polar ocean basins experienced a 20%–80% (±35%–200%) increase. Uncertainty and model disagreement were greatest in the Arctic and smallest in the South Pacific Ocean. Projected changes were reduced under a low (RCP2.6) emissions scenario. Under RCP2.6 and RCP8.5, biomass projections were highly correlated with changes in net primary production and negatively correlated with projected sea surface temperature increases across all ocean basins except the polar oceans. Ecosystem structure was projected to shift as animal biomass concentrated in different size-classes across ocean basins and emissions scenarios. We highlight that climate change mitigation measures could moderate the impacts on marine animal biomass by reducing biomass declines in the Pacific, Atlantic, and Indian Ocean basins. The range of individual model projections emphasizes the importance of using an ensemble approach in assessing uncertainty of future change.&quot;,&quot;container-title&quot;:&quot;Global Change Biology&quot;,&quot;DOI&quot;:&quot;10.1111/gcb.14512&quot;,&quot;ISSN&quot;:&quot;1365-2486&quot;,&quot;issue&quot;:&quot;2&quot;,&quot;language&quot;:&quot;en&quot;,&quot;page&quot;:&quot;459-472&quot;,&quot;source&quot;:&quot;Wiley Online Library&quot;,&quot;title&quot;:&quot;Twenty-first-century climate change impacts on marine animal biomass and ecosystem structure across ocean basins&quot;,&quot;URL&quot;:&quot;https://onlinelibrary.wiley.com/doi/abs/10.1111/gcb.14512&quot;,&quot;volume&quot;:&quot;25&quot;,&quot;author&quot;:[{&quot;family&quot;:&quot;Bryndum‐Buchholz&quot;,&quot;given&quot;:&quot;Andrea&quot;},{&quot;family&quot;:&quot;Tittensor&quot;,&quot;given&quot;:&quot;Derek P.&quot;},{&quot;family&quot;:&quot;Blanchard&quot;,&quot;given&quot;:&quot;Julia L.&quot;},{&quot;family&quot;:&quot;Cheung&quot;,&quot;given&quot;:&quot;William W. L.&quot;},{&quot;family&quot;:&quot;Coll&quot;,&quot;given&quot;:&quot;Marta&quot;},{&quot;family&quot;:&quot;Galbraith&quot;,&quot;given&quot;:&quot;Eric D.&quot;},{&quot;family&quot;:&quot;Jennings&quot;,&quot;given&quot;:&quot;Simon&quot;},{&quot;family&quot;:&quot;Maury&quot;,&quot;given&quot;:&quot;Olivier&quot;},{&quot;family&quot;:&quot;Lotze&quot;,&quot;given&quot;:&quot;Heike K.&quot;}],&quot;accessed&quot;:{&quot;date-parts&quot;:[[&quot;2019&quot;,11,25]]},&quot;issued&quot;:{&quot;date-parts&quot;:[[&quot;2019&quot;]]}}},{&quot;id&quot;:271,&quot;uris&quot;:[&quot;http://zotero.org/users/5871544/items/W2RA27NT&quot;],&quot;uri&quot;:[&quot;http://zotero.org/users/5871544/items/W2RA27NT&quot;],&quot;itemData&quot;:{&quot;id&quot;:271,&quot;type&quot;:&quot;article-journal&quot;,&quot;abstract&quot;:&quot;While the physical dimensions of climate change are now routinely assessed through multimodel intercomparisons, projected impacts on the global ocean ecosystem generally rely on individual models with a specific set of assumptions. To address these single-model limitations, we present standardized ensemble projections from six global marine ecosystem models forced with two Earth system models and four emission scenarios with and without fishing. We derive average biomass trends and associated uncertainties across the marine food web. Without fishing, mean global animal biomass decreased by 5% (±4% SD) under low emissions and 17% (±11% SD) under high emissions by 2100, with an average 5% decline for every 1 °C of warming. Projected biomass declines were primarily driven by increasing temperature and decreasing primary production, and were more pronounced at higher trophic levels, a process known as trophic amplification. Fishing did not substantially alter the effects of climate change. Considerable regional variation featured strong biomass increases at high latitudes and decreases at middle to low latitudes, with good model agreement on the direction of change but variable magnitude. Uncertainties due to variations in marine ecosystem and Earth system models were similar. Ensemble projections performed well compared with empirical data, emphasizing the benefits of multimodel inference to project future outcomes. Our results indicate that global ocean animal biomass consistently declines with climate change, and that these impacts are amplified at higher trophic levels. Next steps for model development include dynamic scenarios of fishing, cumulative human impacts, and the effects of management measures on future ocean biomass trends.&quot;,&quot;container-title&quot;:&quot;Proceedings of the National Academy of Sciences&quot;,&quot;DOI&quot;:&quot;10.1073/pnas.1900194116&quot;,&quot;ISSN&quot;:&quot;0027-8424, 1091-6490&quot;,&quot;issue&quot;:&quot;26&quot;,&quot;journalAbbreviation&quot;:&quot;PNAS&quot;,&quot;language&quot;:&quot;en&quot;,&quot;note&quot;:&quot;PMID: 31186360&quot;,&quot;page&quot;:&quot;12907-12912&quot;,&quot;source&quot;:&quot;www.pnas.org&quot;,&quot;title&quot;:&quot;Global ensemble projections reveal trophic amplification of ocean biomass declines with climate change&quot;,&quot;URL&quot;:&quot;https://www.pnas.org/content/116/26/12907&quot;,&quot;volume&quot;:&quot;116&quot;,&quot;author&quot;:[{&quot;family&quot;:&quot;Lotze&quot;,&quot;given&quot;:&quot;Heike K.&quot;},{&quot;family&quot;:&quot;Tittensor&quot;,&quot;given&quot;:&quot;Derek P.&quot;},{&quot;family&quot;:&quot;Bryndum-Buchholz&quot;,&quot;given&quot;:&quot;Andrea&quot;},{&quot;family&quot;:&quot;Eddy&quot;,&quot;given&quot;:&quot;Tyler D.&quot;},{&quot;family&quot;:&quot;Cheung&quot;,&quot;given&quot;:&quot;William W. L.&quot;},{&quot;family&quot;:&quot;Galbraith&quot;,&quot;given&quot;:&quot;Eric D.&quot;},{&quot;family&quot;:&quot;Barange&quot;,&quot;given&quot;:&quot;Manuel&quot;},{&quot;family&quot;:&quot;Barrier&quot;,&quot;given&quot;:&quot;Nicolas&quot;},{&quot;family&quot;:&quot;Bianchi&quot;,&quot;given&quot;:&quot;Daniele&quot;},{&quot;family&quot;:&quot;Blanchard&quot;,&quot;given&quot;:&quot;Julia L.&quot;},{&quot;family&quot;:&quot;Bopp&quot;,&quot;given&quot;:&quot;Laurent&quot;},{&quot;family&quot;:&quot;Büchner&quot;,&quot;given&quot;:&quot;Matthias&quot;},{&quot;family&quot;:&quot;Bulman&quot;,&quot;given&quot;:&quot;Catherine M.&quot;},{&quot;family&quot;:&quot;Carozza&quot;,&quot;given&quot;:&quot;David A.&quot;},{&quot;family&quot;:&quot;Christensen&quot;,&quot;given&quot;:&quot;Villy&quot;},{&quot;family&quot;:&quot;Coll&quot;,&quot;given&quot;:&quot;Marta&quot;},{&quot;family&quot;:&quot;Dunne&quot;,&quot;given&quot;:&quot;John P.&quot;},{&quot;family&quot;:&quot;Fulton&quot;,&quot;given&quot;:&quot;Elizabeth A.&quot;},{&quot;family&quot;:&quot;Jennings&quot;,&quot;given&quot;:&quot;Simon&quot;},{&quot;family&quot;:&quot;Jones&quot;,&quot;given&quot;:&quot;Miranda C.&quot;},{&quot;family&quot;:&quot;Mackinson&quot;,&quot;given&quot;:&quot;Steve&quot;},{&quot;family&quot;:&quot;Maury&quot;,&quot;given&quot;:&quot;Olivier&quot;},{&quot;family&quot;:&quot;Niiranen&quot;,&quot;given&quot;:&quot;Susa&quot;},{&quot;family&quot;:&quot;Oliveros-Ramos&quot;,&quot;given&quot;:&quot;Ricardo&quot;},{&quot;family&quot;:&quot;Roy&quot;,&quot;given&quot;:&quot;Tilla&quot;},{&quot;family&quot;:&quot;Fernandes&quot;,&quot;given&quot;:&quot;José A.&quot;},{&quot;family&quot;:&quot;Schewe&quot;,&quot;given&quot;:&quot;Jacob&quot;},{&quot;family&quot;:&quot;Shin&quot;,&quot;given&quot;:&quot;Yunne-Jai&quot;},{&quot;family&quot;:&quot;Silva&quot;,&quot;given&quot;:&quot;Tiago A. M.&quot;},{&quot;family&quot;:&quot;Steenbeek&quot;,&quot;given&quot;:&quot;Jeroen&quot;},{&quot;family&quot;:&quot;Stock&quot;,&quot;given&quot;:&quot;Charles A.&quot;},{&quot;family&quot;:&quot;Verley&quot;,&quot;given&quot;:&quot;Philippe&quot;},{&quot;family&quot;:&quot;Volkholz&quot;,&quot;given&quot;:&quot;Jan&quot;},{&quot;family&quot;:&quot;Walker&quot;,&quot;given&quot;:&quot;Nicola D.&quot;},{&quot;family&quot;:&quot;Worm&quot;,&quot;given&quot;:&quot;Boris&quot;}],&quot;accessed&quot;:{&quot;date-parts&quot;:[[&quot;2019&quot;,9,4]]},&quot;issued&quot;:{&quot;date-parts&quot;:[[&quot;2019&quot;,6,25]]}}},{&quot;id&quot;:347,&quot;uris&quot;:[&quot;http://zotero.org/users/5871544/items/WDY4Y95U&quot;],&quot;uri&quot;:[&quot;http://zotero.org/users/5871544/items/WDY4Y95U&quot;],&quot;itemData&quot;:{&quot;id&quot;:347,&quot;type&quot;:&quot;article-journal&quot;,&quot;abstract&quot;:&quot;Spatial structure of species change\nBiodiversity is undergoing rapid change driven by climate change and other human influences. Blowes et al. analyze the global patterns in temporal change in biodiversity using a large quantity of time-series data from different regions (see the Perspective by Eriksson and Hillebrand). Their findings reveal clear spatial patterns in richness and composition change, where marine taxa exhibit the highest rates of change. The marine tropics, in particular, emerge as hotspots of species richness losses. Given that human activities are affecting biodiversity in magnitudes and directions that differ across the planet, these findings will provide a much needed biogeographic understanding of biodiversity change that can help inform conservation prioritization.\nScience, this issue p. 339; see also p. 308\nHuman activities are fundamentally altering biodiversity. Projections of declines at the global scale are contrasted by highly variable trends at local scales, suggesting that biodiversity change may be spatially structured. Here, we examined spatial variation in species richness and composition change using more than 50,000 biodiversity time series from 239 studies and found clear geographic variation in biodiversity change. Rapid compositional change is prevalent, with marine biomes exceeding and terrestrial biomes trailing the overall trend. Assemblage richness is not changing on average, although locations exhibiting increasing and decreasing trends of up to about 20% per year were found in some marine studies. At local scales, widespread compositional reorganization is most often decoupled from richness change, and biodiversity change is strongest and most variable in the oceans.\nBiodiversity change in the marine realm outpaces that in terrestrial systems, and loss is most prevalent in the tropics.\nBiodiversity change in the marine realm outpaces that in terrestrial systems, and loss is most prevalent in the tropics.&quot;,&quot;container-title&quot;:&quot;Science&quot;,&quot;DOI&quot;:&quot;10.1126/science.aaw1620&quot;,&quot;ISSN&quot;:&quot;0036-8075, 1095-9203&quot;,&quot;issue&quot;:&quot;6463&quot;,&quot;language&quot;:&quot;en&quot;,&quot;note&quot;:&quot;PMID: 31624208&quot;,&quot;page&quot;:&quot;339-345&quot;,&quot;source&quot;:&quot;science.sciencemag.org&quot;,&quot;title&quot;:&quot;The geography of biodiversity change in marine and terrestrial assemblages&quot;,&quot;URL&quot;:&quot;https://science.sciencemag.org/content/366/6463/339&quot;,&quot;volume&quot;:&quot;366&quot;,&quot;author&quot;:[{&quot;family&quot;:&quot;Blowes&quot;,&quot;given&quot;:&quot;Shane A.&quot;},{&quot;family&quot;:&quot;Supp&quot;,&quot;given&quot;:&quot;Sarah R.&quot;},{&quot;family&quot;:&quot;Antão&quot;,&quot;given&quot;:&quot;Laura H.&quot;},{&quot;family&quot;:&quot;Bates&quot;,&quot;given&quot;:&quot;Amanda&quot;},{&quot;family&quot;:&quot;Bruelheide&quot;,&quot;given&quot;:&quot;Helge&quot;},{&quot;family&quot;:&quot;Chase&quot;,&quot;given&quot;:&quot;Jonathan M.&quot;},{&quot;family&quot;:&quot;Moyes&quot;,&quot;given&quot;:&quot;Faye&quot;},{&quot;family&quot;:&quot;Magurran&quot;,&quot;given&quot;:&quot;Anne&quot;},{&quot;family&quot;:&quot;McGill&quot;,&quot;given&quot;:&quot;Brian&quot;},{&quot;family&quot;:&quot;Myers-Smith&quot;,&quot;given&quot;:&quot;Isla H.&quot;},{&quot;family&quot;:&quot;Winter&quot;,&quot;given&quot;:&quot;Marten&quot;},{&quot;family&quot;:&quot;Bjorkman&quot;,&quot;given&quot;:&quot;Anne D.&quot;},{&quot;family&quot;:&quot;Bowler&quot;,&quot;given&quot;:&quot;Diana E.&quot;},{&quot;family&quot;:&quot;Byrnes&quot;,&quot;given&quot;:&quot;Jarrett E. K.&quot;},{&quot;family&quot;:&quot;Gonzalez&quot;,&quot;given&quot;:&quot;Andrew&quot;},{&quot;family&quot;:&quot;Hines&quot;,&quot;given&quot;:&quot;Jes&quot;},{&quot;family&quot;:&quot;Isbell&quot;,&quot;given&quot;:&quot;Forest&quot;},{&quot;family&quot;:&quot;Jones&quot;,&quot;given&quot;:&quot;Holly P.&quot;},{&quot;family&quot;:&quot;Navarro&quot;,&quot;given&quot;:&quot;Laetitia M.&quot;},{&quot;family&quot;:&quot;Thompson&quot;,&quot;given&quot;:&quot;Patrick L.&quot;},{&quot;family&quot;:&quot;Vellend&quot;,&quot;given&quot;:&quot;Mark&quot;},{&quot;family&quot;:&quot;Waldock&quot;,&quot;given&quot;:&quot;Conor&quot;},{&quot;family&quot;:&quot;Dornelas&quot;,&quot;given&quot;:&quot;Maria&quot;}],&quot;accessed&quot;:{&quot;date-parts&quot;:[[&quot;2019&quot;,11,25]]},&quot;issued&quot;:{&quot;date-parts&quot;:[[&quot;2019&quot;,10,18]]}}}],&quot;schema&quot;:&quot;https://github.com/citation-style-language/schema/raw/master/csl-citation.json&quot;} RNDHjUBpUYzgo"/>(Bryndum‐Buchholz et al. 2019; Lotze et al. 2019; Blowes et al. 2019)<text:reference-mark-end text:name="ZOTERO_ITEM CSL_CITATION {&quot;citationID&quot;:&quot;ypSigjAH&quot;,&quot;properties&quot;:{&quot;formattedCitation&quot;:&quot;(Bryndum\\uc0\\u8208{}Buchholz et al. 2019; Lotze et al. 2019; Blowes et al. 2019)&quot;,&quot;plainCitation&quot;:&quot;(Bryndum‐Buchholz et al. 2019; Lotze et al. 2019; Blowes et al. 2019)&quot;,&quot;noteIndex&quot;:0},&quot;citationItems&quot;:[{&quot;id&quot;:286,&quot;uris&quot;:[&quot;http://zotero.org/users/5871544/items/6QDTYJLH&quot;],&quot;uri&quot;:[&quot;http://zotero.org/users/5871544/items/6QDTYJLH&quot;],&quot;itemData&quot;:{&quot;id&quot;:286,&quot;type&quot;:&quot;article-journal&quot;,&quot;abstract&quot;:&quot;Climate change effects on marine ecosystems include impacts on primary production, ocean temperature, species distributions, and abundance at local to global scales. These changes will significantly alter marine ecosystem structure and function with associated socio-economic impacts on ecosystem services, marine fisheries, and fishery-dependent societies. Yet how these changes may play out among ocean basins over the 21st century remains unclear, with most projections coming from single ecosystem models that do not adequately capture the range of model uncertainty. We address this by using six marine ecosystem models within the Fisheries and Marine Ecosystem Model Intercomparison Project (Fish-MIP) to analyze responses of marine animal biomass in all major ocean basins to contrasting climate change scenarios. Under a high emissions scenario (RCP8.5), total marine animal biomass declined by an ensemble mean of 15%–30% (±12%–17%) in the North and South Atlantic and Pacific, and the Indian Ocean by 2100, whereas polar ocean basins experienced a 20%–80% (±35%–200%) increase. Uncertainty and model disagreement were greatest in the Arctic and smallest in the South Pacific Ocean. Projected changes were reduced under a low (RCP2.6) emissions scenario. Under RCP2.6 and RCP8.5, biomass projections were highly correlated with changes in net primary production and negatively correlated with projected sea surface temperature increases across all ocean basins except the polar oceans. Ecosystem structure was projected to shift as animal biomass concentrated in different size-classes across ocean basins and emissions scenarios. We highlight that climate change mitigation measures could moderate the impacts on marine animal biomass by reducing biomass declines in the Pacific, Atlantic, and Indian Ocean basins. The range of individual model projections emphasizes the importance of using an ensemble approach in assessing uncertainty of future change.&quot;,&quot;container-title&quot;:&quot;Global Change Biology&quot;,&quot;DOI&quot;:&quot;10.1111/gcb.14512&quot;,&quot;ISSN&quot;:&quot;1365-2486&quot;,&quot;issue&quot;:&quot;2&quot;,&quot;language&quot;:&quot;en&quot;,&quot;page&quot;:&quot;459-472&quot;,&quot;source&quot;:&quot;Wiley Online Library&quot;,&quot;title&quot;:&quot;Twenty-first-century climate change impacts on marine animal biomass and ecosystem structure across ocean basins&quot;,&quot;URL&quot;:&quot;https://onlinelibrary.wiley.com/doi/abs/10.1111/gcb.14512&quot;,&quot;volume&quot;:&quot;25&quot;,&quot;author&quot;:[{&quot;family&quot;:&quot;Bryndum‐Buchholz&quot;,&quot;given&quot;:&quot;Andrea&quot;},{&quot;family&quot;:&quot;Tittensor&quot;,&quot;given&quot;:&quot;Derek P.&quot;},{&quot;family&quot;:&quot;Blanchard&quot;,&quot;given&quot;:&quot;Julia L.&quot;},{&quot;family&quot;:&quot;Cheung&quot;,&quot;given&quot;:&quot;William W. L.&quot;},{&quot;family&quot;:&quot;Coll&quot;,&quot;given&quot;:&quot;Marta&quot;},{&quot;family&quot;:&quot;Galbraith&quot;,&quot;given&quot;:&quot;Eric D.&quot;},{&quot;family&quot;:&quot;Jennings&quot;,&quot;given&quot;:&quot;Simon&quot;},{&quot;family&quot;:&quot;Maury&quot;,&quot;given&quot;:&quot;Olivier&quot;},{&quot;family&quot;:&quot;Lotze&quot;,&quot;given&quot;:&quot;Heike K.&quot;}],&quot;accessed&quot;:{&quot;date-parts&quot;:[[&quot;2019&quot;,11,25]]},&quot;issued&quot;:{&quot;date-parts&quot;:[[&quot;2019&quot;]]}}},{&quot;id&quot;:271,&quot;uris&quot;:[&quot;http://zotero.org/users/5871544/items/W2RA27NT&quot;],&quot;uri&quot;:[&quot;http://zotero.org/users/5871544/items/W2RA27NT&quot;],&quot;itemData&quot;:{&quot;id&quot;:271,&quot;type&quot;:&quot;article-journal&quot;,&quot;abstract&quot;:&quot;While the physical dimensions of climate change are now routinely assessed through multimodel intercomparisons, projected impacts on the global ocean ecosystem generally rely on individual models with a specific set of assumptions. To address these single-model limitations, we present standardized ensemble projections from six global marine ecosystem models forced with two Earth system models and four emission scenarios with and without fishing. We derive average biomass trends and associated uncertainties across the marine food web. Without fishing, mean global animal biomass decreased by 5% (±4% SD) under low emissions and 17% (±11% SD) under high emissions by 2100, with an average 5% decline for every 1 °C of warming. Projected biomass declines were primarily driven by increasing temperature and decreasing primary production, and were more pronounced at higher trophic levels, a process known as trophic amplification. Fishing did not substantially alter the effects of climate change. Considerable regional variation featured strong biomass increases at high latitudes and decreases at middle to low latitudes, with good model agreement on the direction of change but variable magnitude. Uncertainties due to variations in marine ecosystem and Earth system models were similar. Ensemble projections performed well compared with empirical data, emphasizing the benefits of multimodel inference to project future outcomes. Our results indicate that global ocean animal biomass consistently declines with climate change, and that these impacts are amplified at higher trophic levels. Next steps for model development include dynamic scenarios of fishing, cumulative human impacts, and the effects of management measures on future ocean biomass trends.&quot;,&quot;container-title&quot;:&quot;Proceedings of the National Academy of Sciences&quot;,&quot;DOI&quot;:&quot;10.1073/pnas.1900194116&quot;,&quot;ISSN&quot;:&quot;0027-8424, 1091-6490&quot;,&quot;issue&quot;:&quot;26&quot;,&quot;journalAbbreviation&quot;:&quot;PNAS&quot;,&quot;language&quot;:&quot;en&quot;,&quot;note&quot;:&quot;PMID: 31186360&quot;,&quot;page&quot;:&quot;12907-12912&quot;,&quot;source&quot;:&quot;www.pnas.org&quot;,&quot;title&quot;:&quot;Global ensemble projections reveal trophic amplification of ocean biomass declines with climate change&quot;,&quot;URL&quot;:&quot;https://www.pnas.org/content/116/26/12907&quot;,&quot;volume&quot;:&quot;116&quot;,&quot;author&quot;:[{&quot;family&quot;:&quot;Lotze&quot;,&quot;given&quot;:&quot;Heike K.&quot;},{&quot;family&quot;:&quot;Tittensor&quot;,&quot;given&quot;:&quot;Derek P.&quot;},{&quot;family&quot;:&quot;Bryndum-Buchholz&quot;,&quot;given&quot;:&quot;Andrea&quot;},{&quot;family&quot;:&quot;Eddy&quot;,&quot;given&quot;:&quot;Tyler D.&quot;},{&quot;family&quot;:&quot;Cheung&quot;,&quot;given&quot;:&quot;William W. L.&quot;},{&quot;family&quot;:&quot;Galbraith&quot;,&quot;given&quot;:&quot;Eric D.&quot;},{&quot;family&quot;:&quot;Barange&quot;,&quot;given&quot;:&quot;Manuel&quot;},{&quot;family&quot;:&quot;Barrier&quot;,&quot;given&quot;:&quot;Nicolas&quot;},{&quot;family&quot;:&quot;Bianchi&quot;,&quot;given&quot;:&quot;Daniele&quot;},{&quot;family&quot;:&quot;Blanchard&quot;,&quot;given&quot;:&quot;Julia L.&quot;},{&quot;family&quot;:&quot;Bopp&quot;,&quot;given&quot;:&quot;Laurent&quot;},{&quot;family&quot;:&quot;Büchner&quot;,&quot;given&quot;:&quot;Matthias&quot;},{&quot;family&quot;:&quot;Bulman&quot;,&quot;given&quot;:&quot;Catherine M.&quot;},{&quot;family&quot;:&quot;Carozza&quot;,&quot;given&quot;:&quot;David A.&quot;},{&quot;family&quot;:&quot;Christensen&quot;,&quot;given&quot;:&quot;Villy&quot;},{&quot;family&quot;:&quot;Coll&quot;,&quot;given&quot;:&quot;Marta&quot;},{&quot;family&quot;:&quot;Dunne&quot;,&quot;given&quot;:&quot;John P.&quot;},{&quot;family&quot;:&quot;Fulton&quot;,&quot;given&quot;:&quot;Elizabeth A.&quot;},{&quot;family&quot;:&quot;Jennings&quot;,&quot;given&quot;:&quot;Simon&quot;},{&quot;family&quot;:&quot;Jones&quot;,&quot;given&quot;:&quot;Miranda C.&quot;},{&quot;family&quot;:&quot;Mackinson&quot;,&quot;given&quot;:&quot;Steve&quot;},{&quot;family&quot;:&quot;Maury&quot;,&quot;given&quot;:&quot;Olivier&quot;},{&quot;family&quot;:&quot;Niiranen&quot;,&quot;given&quot;:&quot;Susa&quot;},{&quot;family&quot;:&quot;Oliveros-Ramos&quot;,&quot;given&quot;:&quot;Ricardo&quot;},{&quot;family&quot;:&quot;Roy&quot;,&quot;given&quot;:&quot;Tilla&quot;},{&quot;family&quot;:&quot;Fernandes&quot;,&quot;given&quot;:&quot;José A.&quot;},{&quot;family&quot;:&quot;Schewe&quot;,&quot;given&quot;:&quot;Jacob&quot;},{&quot;family&quot;:&quot;Shin&quot;,&quot;given&quot;:&quot;Yunne-Jai&quot;},{&quot;family&quot;:&quot;Silva&quot;,&quot;given&quot;:&quot;Tiago A. M.&quot;},{&quot;family&quot;:&quot;Steenbeek&quot;,&quot;given&quot;:&quot;Jeroen&quot;},{&quot;family&quot;:&quot;Stock&quot;,&quot;given&quot;:&quot;Charles A.&quot;},{&quot;family&quot;:&quot;Verley&quot;,&quot;given&quot;:&quot;Philippe&quot;},{&quot;family&quot;:&quot;Volkholz&quot;,&quot;given&quot;:&quot;Jan&quot;},{&quot;family&quot;:&quot;Walker&quot;,&quot;given&quot;:&quot;Nicola D.&quot;},{&quot;family&quot;:&quot;Worm&quot;,&quot;given&quot;:&quot;Boris&quot;}],&quot;accessed&quot;:{&quot;date-parts&quot;:[[&quot;2019&quot;,9,4]]},&quot;issued&quot;:{&quot;date-parts&quot;:[[&quot;2019&quot;,6,25]]}}},{&quot;id&quot;:347,&quot;uris&quot;:[&quot;http://zotero.org/users/5871544/items/WDY4Y95U&quot;],&quot;uri&quot;:[&quot;http://zotero.org/users/5871544/items/WDY4Y95U&quot;],&quot;itemData&quot;:{&quot;id&quot;:347,&quot;type&quot;:&quot;article-journal&quot;,&quot;abstract&quot;:&quot;Spatial structure of species change\nBiodiversity is undergoing rapid change driven by climate change and other human influences. Blowes et al. analyze the global patterns in temporal change in biodiversity using a large quantity of time-series data from different regions (see the Perspective by Eriksson and Hillebrand). Their findings reveal clear spatial patterns in richness and composition change, where marine taxa exhibit the highest rates of change. The marine tropics, in particular, emerge as hotspots of species richness losses. Given that human activities are affecting biodiversity in magnitudes and directions that differ across the planet, these findings will provide a much needed biogeographic understanding of biodiversity change that can help inform conservation prioritization.\nScience, this issue p. 339; see also p. 308\nHuman activities are fundamentally altering biodiversity. Projections of declines at the global scale are contrasted by highly variable trends at local scales, suggesting that biodiversity change may be spatially structured. Here, we examined spatial variation in species richness and composition change using more than 50,000 biodiversity time series from 239 studies and found clear geographic variation in biodiversity change. Rapid compositional change is prevalent, with marine biomes exceeding and terrestrial biomes trailing the overall trend. Assemblage richness is not changing on average, although locations exhibiting increasing and decreasing trends of up to about 20% per year were found in some marine studies. At local scales, widespread compositional reorganization is most often decoupled from richness change, and biodiversity change is strongest and most variable in the oceans.\nBiodiversity change in the marine realm outpaces that in terrestrial systems, and loss is most prevalent in the tropics.\nBiodiversity change in the marine realm outpaces that in terrestrial systems, and loss is most prevalent in the tropics.&quot;,&quot;container-title&quot;:&quot;Science&quot;,&quot;DOI&quot;:&quot;10.1126/science.aaw1620&quot;,&quot;ISSN&quot;:&quot;0036-8075, 1095-9203&quot;,&quot;issue&quot;:&quot;6463&quot;,&quot;language&quot;:&quot;en&quot;,&quot;note&quot;:&quot;PMID: 31624208&quot;,&quot;page&quot;:&quot;339-345&quot;,&quot;source&quot;:&quot;science.sciencemag.org&quot;,&quot;title&quot;:&quot;The geography of biodiversity change in marine and terrestrial assemblages&quot;,&quot;URL&quot;:&quot;https://science.sciencemag.org/content/366/6463/339&quot;,&quot;volume&quot;:&quot;366&quot;,&quot;author&quot;:[{&quot;family&quot;:&quot;Blowes&quot;,&quot;given&quot;:&quot;Shane A.&quot;},{&quot;family&quot;:&quot;Supp&quot;,&quot;given&quot;:&quot;Sarah R.&quot;},{&quot;family&quot;:&quot;Antão&quot;,&quot;given&quot;:&quot;Laura H.&quot;},{&quot;family&quot;:&quot;Bates&quot;,&quot;given&quot;:&quot;Amanda&quot;},{&quot;family&quot;:&quot;Bruelheide&quot;,&quot;given&quot;:&quot;Helge&quot;},{&quot;family&quot;:&quot;Chase&quot;,&quot;given&quot;:&quot;Jonathan M.&quot;},{&quot;family&quot;:&quot;Moyes&quot;,&quot;given&quot;:&quot;Faye&quot;},{&quot;family&quot;:&quot;Magurran&quot;,&quot;given&quot;:&quot;Anne&quot;},{&quot;family&quot;:&quot;McGill&quot;,&quot;given&quot;:&quot;Brian&quot;},{&quot;family&quot;:&quot;Myers-Smith&quot;,&quot;given&quot;:&quot;Isla H.&quot;},{&quot;family&quot;:&quot;Winter&quot;,&quot;given&quot;:&quot;Marten&quot;},{&quot;family&quot;:&quot;Bjorkman&quot;,&quot;given&quot;:&quot;Anne D.&quot;},{&quot;family&quot;:&quot;Bowler&quot;,&quot;given&quot;:&quot;Diana E.&quot;},{&quot;family&quot;:&quot;Byrnes&quot;,&quot;given&quot;:&quot;Jarrett E. K.&quot;},{&quot;family&quot;:&quot;Gonzalez&quot;,&quot;given&quot;:&quot;Andrew&quot;},{&quot;family&quot;:&quot;Hines&quot;,&quot;given&quot;:&quot;Jes&quot;},{&quot;family&quot;:&quot;Isbell&quot;,&quot;given&quot;:&quot;Forest&quot;},{&quot;family&quot;:&quot;Jones&quot;,&quot;given&quot;:&quot;Holly P.&quot;},{&quot;family&quot;:&quot;Navarro&quot;,&quot;given&quot;:&quot;Laetitia M.&quot;},{&quot;family&quot;:&quot;Thompson&quot;,&quot;given&quot;:&quot;Patrick L.&quot;},{&quot;family&quot;:&quot;Vellend&quot;,&quot;given&quot;:&quot;Mark&quot;},{&quot;family&quot;:&quot;Waldock&quot;,&quot;given&quot;:&quot;Conor&quot;},{&quot;family&quot;:&quot;Dornelas&quot;,&quot;given&quot;:&quot;Maria&quot;}],&quot;accessed&quot;:{&quot;date-parts&quot;:[[&quot;2019&quot;,11,25]]},&quot;issued&quot;:{&quot;date-parts&quot;:[[&quot;2019&quot;,10,18]]}}}],&quot;schema&quot;:&quot;https://github.com/citation-style-language/schema/raw/master/csl-citation.json&quot;} RNDHjUBpUYzgo"/></text:p>
      <text:p text:style-name="Standard"><text:reference-mark-start text:name="ZOTERO_ITEM CSL_CITATION {&quot;citationID&quot;:&quot;BdHCZsHT&quot;,&quot;properties&quot;:{&quot;formattedCitation&quot;:&quot;(Hughes et al. 2017; Hughes et al. 2018; Beyer et al. 2018)&quot;,&quot;plainCitation&quot;:&quot;(Hughes et al. 2017; Hughes et al. 2018; Beyer et al. 2018)&quot;,&quot;noteIndex&quot;:0},&quot;citationItems&quot;:[{&quot;id&quot;:412,&quot;uris&quot;:[&quot;http://zotero.org/users/5871544/items/V3PUGWNK&quot;],&quot;uri&quot;:[&quot;http://zotero.org/users/5871544/items/V3PUGWNK&quot;],&quot;itemData&quot;:{&quot;id&quot;:412,&quot;type&quot;:&quot;article-journal&quot;,&quot;abstract&quot;:&quot;Coral reefs support immense biodiversity and provide important ecosystem services to many millions of people. Yet reefs are degrading rapidly in response to numerous anthropogenic drivers. In the coming centuries, reefs will run the gauntlet of climate change, and rising temperatures will transform them into new configurations, unlike anything observed previously by humans. Returning reefs to past configurations is no longer an option. Instead, the global challenge is to steer reefs through the Anthropocene era in a way that maintains their biological functions. Successful navigation of this transition will require radical changes in the science, management and governance of coral reefs.&quot;,&quot;container-title&quot;:&quot;Nature&quot;,&quot;DOI&quot;:&quot;10.1038/nature22901&quot;,&quot;ISSN&quot;:&quot;1476-4687&quot;,&quot;issue&quot;:&quot;7656&quot;,&quot;language&quot;:&quot;en&quot;,&quot;page&quot;:&quot;82-90&quot;,&quot;source&quot;:&quot;www.nature.com&quot;,&quot;title&quot;:&quot;Coral reefs in the Anthropocene&quot;,&quot;URL&quot;:&quot;https://www.nature.com/articles/nature22901&quot;,&quot;volume&quot;:&quot;546&quot;,&quot;author&quot;:[{&quot;family&quot;:&quot;Hughes&quot;,&quot;given&quot;:&quot;Terry P.&quot;},{&quot;family&quot;:&quot;Barnes&quot;,&quot;given&quot;:&quot;Michele L.&quot;},{&quot;family&quot;:&quot;Bellwood&quot;,&quot;given&quot;:&quot;David R.&quot;},{&quot;family&quot;:&quot;Cinner&quot;,&quot;given&quot;:&quot;Joshua E.&quot;},{&quot;family&quot;:&quot;Cumming&quot;,&quot;given&quot;:&quot;Graeme S.&quot;},{&quot;family&quot;:&quot;Jackson&quot;,&quot;given&quot;:&quot;Jeremy B. C.&quot;},{&quot;family&quot;:&quot;Kleypas&quot;,&quot;given&quot;:&quot;Joanie&quot;},{&quot;family&quot;:&quot;Leemput&quot;,&quot;given&quot;:&quot;Ingrid A.&quot;,&quot;non-dropping-particle&quot;:&quot;van de&quot;},{&quot;family&quot;:&quot;Lough&quot;,&quot;given&quot;:&quot;Janice M.&quot;},{&quot;family&quot;:&quot;Morrison&quot;,&quot;given&quot;:&quot;Tiffany H.&quot;},{&quot;family&quot;:&quot;Palumbi&quot;,&quot;given&quot;:&quot;Stephen R.&quot;},{&quot;family&quot;:&quot;Nes&quot;,&quot;given&quot;:&quot;Egbert H.&quot;,&quot;non-dropping-particle&quot;:&quot;van&quot;},{&quot;family&quot;:&quot;Scheffer&quot;,&quot;given&quot;:&quot;Marten&quot;}],&quot;accessed&quot;:{&quot;date-parts&quot;:[[&quot;2019&quot;,11,27]]},&quot;issued&quot;:{&quot;date-parts&quot;:[[&quot;2017&quot;,6]]}}},{&quot;id&quot;:668,&quot;uris&quot;:[&quot;http://zotero.org/users/5871544/items/9VDEG8J8&quot;],&quot;uri&quot;:[&quot;http://zotero.org/users/5871544/items/9VDEG8J8&quot;],&quot;itemData&quot;:{&quot;id&quot;:668,&quot;type&quot;:&quot;article-journal&quot;,&quot;abstract&quot;:&quot;Not enough time for recovery\nCoral bleaching occurs when stressful conditions result in the expulsion of the algal partner from the coral. Before anthropogenic climate warming, such events were relatively rare, allowing for recovery of the reef between events. Hughes et al. looked at 100 reefs globally and found that the average interval between bleaching events is now less than half what it was before. Such narrow recovery windows do not allow for full recovery. Furthermore, warming events such as El Niño are warmer than previously, as are general ocean conditions. Such changes are likely to make it more and more difficult for reefs to recover between stressful events.\nScience, this issue p. 80\nTropical reef systems are transitioning to a new era in which the interval between recurrent bouts of coral bleaching is too short for a full recovery of mature assemblages. We analyzed bleaching records at 100 globally distributed reef locations from 1980 to 2016. The median return time between pairs of severe bleaching events has diminished steadily since 1980 and is now only 6 years. As global warming has progressed, tropical sea surface temperatures are warmer now during current La Niña conditions than they were during El Niño events three decades ago. Consequently, as we transition to the Anthropocene, coral bleaching is occurring more frequently in all El Niño–Southern Oscillation phases, increasing the likelihood of annual bleaching in the coming decades.\nCoral reefs in the present day have less time than in earlier periods to recover from bleaching events.\nCoral reefs in the present day have less time than in earlier periods to recover from bleaching events.&quot;,&quot;container-title&quot;:&quot;Science&quot;,&quot;DOI&quot;:&quot;10.1126/science.aan8048&quot;,&quot;ISSN&quot;:&quot;0036-8075, 1095-9203&quot;,&quot;issue&quot;:&quot;6371&quot;,&quot;language&quot;:&quot;en&quot;,&quot;note&quot;:&quot;PMID: 29302011&quot;,&quot;page&quot;:&quot;80-83&quot;,&quot;source&quot;:&quot;science.sciencemag.org&quot;,&quot;title&quot;:&quot;Spatial and temporal patterns of mass bleaching of corals in the Anthropocene&quot;,&quot;URL&quot;:&quot;https://science.sciencemag.org/content/359/6371/80&quot;,&quot;volume&quot;:&quot;359&quot;,&quot;author&quot;:[{&quot;family&quot;:&quot;Hughes&quot;,&quot;given&quot;:&quot;Terry P.&quot;},{&quot;family&quot;:&quot;Anderson&quot;,&quot;given&quot;:&quot;Kristen D.&quot;},{&quot;family&quot;:&quot;Connolly&quot;,&quot;given&quot;:&quot;Sean R.&quot;},{&quot;family&quot;:&quot;Heron&quot;,&quot;given&quot;:&quot;Scott F.&quot;},{&quot;family&quot;:&quot;Kerry&quot;,&quot;given&quot;:&quot;James T.&quot;},{&quot;family&quot;:&quot;Lough&quot;,&quot;given&quot;:&quot;Janice M.&quot;},{&quot;family&quot;:&quot;Baird&quot;,&quot;given&quot;:&quot;Andrew H.&quot;},{&quot;family&quot;:&quot;Baum&quot;,&quot;given&quot;:&quot;Julia K.&quot;},{&quot;family&quot;:&quot;Berumen&quot;,&quot;given&quot;:&quot;Michael L.&quot;},{&quot;family&quot;:&quot;Bridge&quot;,&quot;given&quot;:&quot;Tom C.&quot;},{&quot;family&quot;:&quot;Claar&quot;,&quot;given&quot;:&quot;Danielle C.&quot;},{&quot;family&quot;:&quot;Eakin&quot;,&quot;given&quot;:&quot;C. Mark&quot;},{&quot;family&quot;:&quot;Gilmour&quot;,&quot;given&quot;:&quot;James P.&quot;},{&quot;family&quot;:&quot;Graham&quot;,&quot;given&quot;:&quot;Nicholas A. J.&quot;},{&quot;family&quot;:&quot;Harrison&quot;,&quot;given&quot;:&quot;Hugo&quot;},{&quot;family&quot;:&quot;Hobbs&quot;,&quot;given&quot;:&quot;Jean-Paul A.&quot;},{&quot;family&quot;:&quot;Hoey&quot;,&quot;given&quot;:&quot;Andrew S.&quot;},{&quot;family&quot;:&quot;Hoogenboom&quot;,&quot;given&quot;:&quot;Mia&quot;},{&quot;family&quot;:&quot;Lowe&quot;,&quot;given&quot;:&quot;Ryan J.&quot;},{&quot;family&quot;:&quot;McCulloch&quot;,&quot;given&quot;:&quot;Malcolm T.&quot;},{&quot;family&quot;:&quot;Pandolfi&quot;,&quot;given&quot;:&quot;John M.&quot;},{&quot;family&quot;:&quot;Pratchett&quot;,&quot;given&quot;:&quot;Morgan&quot;},{&quot;family&quot;:&quot;Schoepf&quot;,&quot;given&quot;:&quot;Verena&quot;},{&quot;family&quot;:&quot;Torda&quot;,&quot;given&quot;:&quot;Gergely&quot;},{&quot;family&quot;:&quot;Wilson&quot;,&quot;given&quot;:&quot;Shaun K.&quot;}],&quot;accessed&quot;:{&quot;date-parts&quot;:[[&quot;2019&quot;,12,28]]},&quot;issued&quot;:{&quot;date-parts&quot;:[[&quot;2018&quot;,1,5]]}}},{&quot;id&quot;:415,&quot;uris&quot;:[&quot;http://zotero.org/users/5871544/items/XJ854FUZ&quot;],&quot;uri&quot;:[&quot;http://zotero.org/users/5871544/items/XJ854FUZ&quot;],&quot;itemData&quot;:{&quot;id&quot;:415,&quot;type&quot;:&quot;article-journal&quot;,&quot;abstract&quot;:&quot;Abstract Coral reef ecosystems are seriously threatened by changing conditions in the ocean. Although many factors are implicated, climate change has emerged as a dominant and rapidly growing threat. Developing a long-term strategic plan for the conservation of coral reefs is urgently needed yet is complicated by significant uncertainty associated with climate change impacts on coral reef ecosystems. We use Modern Portfolio Theory to identify coral reef locations globally that, in the absence of other impacts, are likely to have a heightened chance of surviving projected climate changes relative to other reefs. Long-term planning that is robust to uncertainty in future conditions provides an objective and transparent framework for guiding conservation action and strategic investment. These locations constitute important opportunities for novel conservation investments to secure less vulnerable yet well-connected coral reefs that may, in turn, help to repopulate degraded areas in the event that the climate has stabilized.&quot;,&quot;container-title&quot;:&quot;Conservation Letters&quot;,&quot;DOI&quot;:&quot;10.1111/conl.12587&quot;,&quot;ISSN&quot;:&quot;1755-263X&quot;,&quot;issue&quot;:&quot;6&quot;,&quot;journalAbbreviation&quot;:&quot;Conservation Letters&quot;,&quot;page&quot;:&quot;e12587&quot;,&quot;source&quot;:&quot;conbio.onlinelibrary.wiley.com (Atypon)&quot;,&quot;title&quot;:&quot;Risk-sensitive planning for conserving coral reefs under rapid climate change&quot;,&quot;URL&quot;:&quot;https://conbio.onlinelibrary.wiley.com/doi/full/10.1111/conl.12587&quot;,&quot;volume&quot;:&quot;11&quot;,&quot;author&quot;:[{&quot;family&quot;:&quot;Beyer&quot;,&quot;given&quot;:&quot;Hawthorne L.&quot;},{&quot;family&quot;:&quot;Kennedy&quot;,&quot;given&quot;:&quot;Emma V.&quot;},{&quot;family&quot;:&quot;Beger&quot;,&quot;given&quot;:&quot;Maria&quot;},{&quot;family&quot;:&quot;Chen&quot;,&quot;given&quot;:&quot;Chaolun Allen&quot;},{&quot;family&quot;:&quot;Cinner&quot;,&quot;given&quot;:&quot;Joshua E.&quot;},{&quot;family&quot;:&quot;Darling&quot;,&quot;given&quot;:&quot;Emily S.&quot;},{&quot;family&quot;:&quot;Eakin&quot;,&quot;given&quot;:&quot;C. Mark&quot;},{&quot;family&quot;:&quot;Gates&quot;,&quot;given&quot;:&quot;Ruth D.&quot;},{&quot;family&quot;:&quot;Heron&quot;,&quot;given&quot;:&quot;Scott F.&quot;},{&quot;family&quot;:&quot;Knowlton&quot;,&quot;given&quot;:&quot;Nancy&quot;},{&quot;family&quot;:&quot;Obura&quot;,&quot;given&quot;:&quot;David O.&quot;},{&quot;family&quot;:&quot;Palumbi&quot;,&quot;given&quot;:&quot;Stephen R.&quot;},{&quot;family&quot;:&quot;Possingham&quot;,&quot;given&quot;:&quot;Hugh P.&quot;},{&quot;family&quot;:&quot;Puotinen&quot;,&quot;given&quot;:&quot;Marji&quot;},{&quot;family&quot;:&quot;Runting&quot;,&quot;given&quot;:&quot;Rebecca K.&quot;},{&quot;family&quot;:&quot;Skirving&quot;,&quot;given&quot;:&quot;William J.&quot;},{&quot;family&quot;:&quot;Spalding&quot;,&quot;given&quot;:&quot;Mark&quot;},{&quot;family&quot;:&quot;Wilson&quot;,&quot;given&quot;:&quot;Kerrie A.&quot;},{&quot;family&quot;:&quot;Wood&quot;,&quot;given&quot;:&quot;Sally&quot;},{&quot;family&quot;:&quot;Veron&quot;,&quot;given&quot;:&quot;John E.&quot;},{&quot;family&quot;:&quot;Hoegh-Guldberg&quot;,&quot;given&quot;:&quot;Ove&quot;}],&quot;accessed&quot;:{&quot;date-parts&quot;:[[&quot;2019&quot;,11,27]]},&quot;issued&quot;:{&quot;date-parts&quot;:[[&quot;2018&quot;,11,1]]}}}],&quot;schema&quot;:&quot;https://github.com/citation-style-language/schema/raw/master/csl-citation.json&quot;} RNDj9QF74Zk02"/>(Hughes et al. 2017; Hughes et al. 2018; Beyer et al. 2018)<text:reference-mark-end text:name="ZOTERO_ITEM CSL_CITATION {&quot;citationID&quot;:&quot;BdHCZsHT&quot;,&quot;properties&quot;:{&quot;formattedCitation&quot;:&quot;(Hughes et al. 2017; Hughes et al. 2018; Beyer et al. 2018)&quot;,&quot;plainCitation&quot;:&quot;(Hughes et al. 2017; Hughes et al. 2018; Beyer et al. 2018)&quot;,&quot;noteIndex&quot;:0},&quot;citationItems&quot;:[{&quot;id&quot;:412,&quot;uris&quot;:[&quot;http://zotero.org/users/5871544/items/V3PUGWNK&quot;],&quot;uri&quot;:[&quot;http://zotero.org/users/5871544/items/V3PUGWNK&quot;],&quot;itemData&quot;:{&quot;id&quot;:412,&quot;type&quot;:&quot;article-journal&quot;,&quot;abstract&quot;:&quot;Coral reefs support immense biodiversity and provide important ecosystem services to many millions of people. Yet reefs are degrading rapidly in response to numerous anthropogenic drivers. In the coming centuries, reefs will run the gauntlet of climate change, and rising temperatures will transform them into new configurations, unlike anything observed previously by humans. Returning reefs to past configurations is no longer an option. Instead, the global challenge is to steer reefs through the Anthropocene era in a way that maintains their biological functions. Successful navigation of this transition will require radical changes in the science, management and governance of coral reefs.&quot;,&quot;container-title&quot;:&quot;Nature&quot;,&quot;DOI&quot;:&quot;10.1038/nature22901&quot;,&quot;ISSN&quot;:&quot;1476-4687&quot;,&quot;issue&quot;:&quot;7656&quot;,&quot;language&quot;:&quot;en&quot;,&quot;page&quot;:&quot;82-90&quot;,&quot;source&quot;:&quot;www.nature.com&quot;,&quot;title&quot;:&quot;Coral reefs in the Anthropocene&quot;,&quot;URL&quot;:&quot;https://www.nature.com/articles/nature22901&quot;,&quot;volume&quot;:&quot;546&quot;,&quot;author&quot;:[{&quot;family&quot;:&quot;Hughes&quot;,&quot;given&quot;:&quot;Terry P.&quot;},{&quot;family&quot;:&quot;Barnes&quot;,&quot;given&quot;:&quot;Michele L.&quot;},{&quot;family&quot;:&quot;Bellwood&quot;,&quot;given&quot;:&quot;David R.&quot;},{&quot;family&quot;:&quot;Cinner&quot;,&quot;given&quot;:&quot;Joshua E.&quot;},{&quot;family&quot;:&quot;Cumming&quot;,&quot;given&quot;:&quot;Graeme S.&quot;},{&quot;family&quot;:&quot;Jackson&quot;,&quot;given&quot;:&quot;Jeremy B. C.&quot;},{&quot;family&quot;:&quot;Kleypas&quot;,&quot;given&quot;:&quot;Joanie&quot;},{&quot;family&quot;:&quot;Leemput&quot;,&quot;given&quot;:&quot;Ingrid A.&quot;,&quot;non-dropping-particle&quot;:&quot;van de&quot;},{&quot;family&quot;:&quot;Lough&quot;,&quot;given&quot;:&quot;Janice M.&quot;},{&quot;family&quot;:&quot;Morrison&quot;,&quot;given&quot;:&quot;Tiffany H.&quot;},{&quot;family&quot;:&quot;Palumbi&quot;,&quot;given&quot;:&quot;Stephen R.&quot;},{&quot;family&quot;:&quot;Nes&quot;,&quot;given&quot;:&quot;Egbert H.&quot;,&quot;non-dropping-particle&quot;:&quot;van&quot;},{&quot;family&quot;:&quot;Scheffer&quot;,&quot;given&quot;:&quot;Marten&quot;}],&quot;accessed&quot;:{&quot;date-parts&quot;:[[&quot;2019&quot;,11,27]]},&quot;issued&quot;:{&quot;date-parts&quot;:[[&quot;2017&quot;,6]]}}},{&quot;id&quot;:668,&quot;uris&quot;:[&quot;http://zotero.org/users/5871544/items/9VDEG8J8&quot;],&quot;uri&quot;:[&quot;http://zotero.org/users/5871544/items/9VDEG8J8&quot;],&quot;itemData&quot;:{&quot;id&quot;:668,&quot;type&quot;:&quot;article-journal&quot;,&quot;abstract&quot;:&quot;Not enough time for recovery\nCoral bleaching occurs when stressful conditions result in the expulsion of the algal partner from the coral. Before anthropogenic climate warming, such events were relatively rare, allowing for recovery of the reef between events. Hughes et al. looked at 100 reefs globally and found that the average interval between bleaching events is now less than half what it was before. Such narrow recovery windows do not allow for full recovery. Furthermore, warming events such as El Niño are warmer than previously, as are general ocean conditions. Such changes are likely to make it more and more difficult for reefs to recover between stressful events.\nScience, this issue p. 80\nTropical reef systems are transitioning to a new era in which the interval between recurrent bouts of coral bleaching is too short for a full recovery of mature assemblages. We analyzed bleaching records at 100 globally distributed reef locations from 1980 to 2016. The median return time between pairs of severe bleaching events has diminished steadily since 1980 and is now only 6 years. As global warming has progressed, tropical sea surface temperatures are warmer now during current La Niña conditions than they were during El Niño events three decades ago. Consequently, as we transition to the Anthropocene, coral bleaching is occurring more frequently in all El Niño–Southern Oscillation phases, increasing the likelihood of annual bleaching in the coming decades.\nCoral reefs in the present day have less time than in earlier periods to recover from bleaching events.\nCoral reefs in the present day have less time than in earlier periods to recover from bleaching events.&quot;,&quot;container-title&quot;:&quot;Science&quot;,&quot;DOI&quot;:&quot;10.1126/science.aan8048&quot;,&quot;ISSN&quot;:&quot;0036-8075, 1095-9203&quot;,&quot;issue&quot;:&quot;6371&quot;,&quot;language&quot;:&quot;en&quot;,&quot;note&quot;:&quot;PMID: 29302011&quot;,&quot;page&quot;:&quot;80-83&quot;,&quot;source&quot;:&quot;science.sciencemag.org&quot;,&quot;title&quot;:&quot;Spatial and temporal patterns of mass bleaching of corals in the Anthropocene&quot;,&quot;URL&quot;:&quot;https://science.sciencemag.org/content/359/6371/80&quot;,&quot;volume&quot;:&quot;359&quot;,&quot;author&quot;:[{&quot;family&quot;:&quot;Hughes&quot;,&quot;given&quot;:&quot;Terry P.&quot;},{&quot;family&quot;:&quot;Anderson&quot;,&quot;given&quot;:&quot;Kristen D.&quot;},{&quot;family&quot;:&quot;Connolly&quot;,&quot;given&quot;:&quot;Sean R.&quot;},{&quot;family&quot;:&quot;Heron&quot;,&quot;given&quot;:&quot;Scott F.&quot;},{&quot;family&quot;:&quot;Kerry&quot;,&quot;given&quot;:&quot;James T.&quot;},{&quot;family&quot;:&quot;Lough&quot;,&quot;given&quot;:&quot;Janice M.&quot;},{&quot;family&quot;:&quot;Baird&quot;,&quot;given&quot;:&quot;Andrew H.&quot;},{&quot;family&quot;:&quot;Baum&quot;,&quot;given&quot;:&quot;Julia K.&quot;},{&quot;family&quot;:&quot;Berumen&quot;,&quot;given&quot;:&quot;Michael L.&quot;},{&quot;family&quot;:&quot;Bridge&quot;,&quot;given&quot;:&quot;Tom C.&quot;},{&quot;family&quot;:&quot;Claar&quot;,&quot;given&quot;:&quot;Danielle C.&quot;},{&quot;family&quot;:&quot;Eakin&quot;,&quot;given&quot;:&quot;C. Mark&quot;},{&quot;family&quot;:&quot;Gilmour&quot;,&quot;given&quot;:&quot;James P.&quot;},{&quot;family&quot;:&quot;Graham&quot;,&quot;given&quot;:&quot;Nicholas A. J.&quot;},{&quot;family&quot;:&quot;Harrison&quot;,&quot;given&quot;:&quot;Hugo&quot;},{&quot;family&quot;:&quot;Hobbs&quot;,&quot;given&quot;:&quot;Jean-Paul A.&quot;},{&quot;family&quot;:&quot;Hoey&quot;,&quot;given&quot;:&quot;Andrew S.&quot;},{&quot;family&quot;:&quot;Hoogenboom&quot;,&quot;given&quot;:&quot;Mia&quot;},{&quot;family&quot;:&quot;Lowe&quot;,&quot;given&quot;:&quot;Ryan J.&quot;},{&quot;family&quot;:&quot;McCulloch&quot;,&quot;given&quot;:&quot;Malcolm T.&quot;},{&quot;family&quot;:&quot;Pandolfi&quot;,&quot;given&quot;:&quot;John M.&quot;},{&quot;family&quot;:&quot;Pratchett&quot;,&quot;given&quot;:&quot;Morgan&quot;},{&quot;family&quot;:&quot;Schoepf&quot;,&quot;given&quot;:&quot;Verena&quot;},{&quot;family&quot;:&quot;Torda&quot;,&quot;given&quot;:&quot;Gergely&quot;},{&quot;family&quot;:&quot;Wilson&quot;,&quot;given&quot;:&quot;Shaun K.&quot;}],&quot;accessed&quot;:{&quot;date-parts&quot;:[[&quot;2019&quot;,12,28]]},&quot;issued&quot;:{&quot;date-parts&quot;:[[&quot;2018&quot;,1,5]]}}},{&quot;id&quot;:415,&quot;uris&quot;:[&quot;http://zotero.org/users/5871544/items/XJ854FUZ&quot;],&quot;uri&quot;:[&quot;http://zotero.org/users/5871544/items/XJ854FUZ&quot;],&quot;itemData&quot;:{&quot;id&quot;:415,&quot;type&quot;:&quot;article-journal&quot;,&quot;abstract&quot;:&quot;Abstract Coral reef ecosystems are seriously threatened by changing conditions in the ocean. Although many factors are implicated, climate change has emerged as a dominant and rapidly growing threat. Developing a long-term strategic plan for the conservation of coral reefs is urgently needed yet is complicated by significant uncertainty associated with climate change impacts on coral reef ecosystems. We use Modern Portfolio Theory to identify coral reef locations globally that, in the absence of other impacts, are likely to have a heightened chance of surviving projected climate changes relative to other reefs. Long-term planning that is robust to uncertainty in future conditions provides an objective and transparent framework for guiding conservation action and strategic investment. These locations constitute important opportunities for novel conservation investments to secure less vulnerable yet well-connected coral reefs that may, in turn, help to repopulate degraded areas in the event that the climate has stabilized.&quot;,&quot;container-title&quot;:&quot;Conservation Letters&quot;,&quot;DOI&quot;:&quot;10.1111/conl.12587&quot;,&quot;ISSN&quot;:&quot;1755-263X&quot;,&quot;issue&quot;:&quot;6&quot;,&quot;journalAbbreviation&quot;:&quot;Conservation Letters&quot;,&quot;page&quot;:&quot;e12587&quot;,&quot;source&quot;:&quot;conbio.onlinelibrary.wiley.com (Atypon)&quot;,&quot;title&quot;:&quot;Risk-sensitive planning for conserving coral reefs under rapid climate change&quot;,&quot;URL&quot;:&quot;https://conbio.onlinelibrary.wiley.com/doi/full/10.1111/conl.12587&quot;,&quot;volume&quot;:&quot;11&quot;,&quot;author&quot;:[{&quot;family&quot;:&quot;Beyer&quot;,&quot;given&quot;:&quot;Hawthorne L.&quot;},{&quot;family&quot;:&quot;Kennedy&quot;,&quot;given&quot;:&quot;Emma V.&quot;},{&quot;family&quot;:&quot;Beger&quot;,&quot;given&quot;:&quot;Maria&quot;},{&quot;family&quot;:&quot;Chen&quot;,&quot;given&quot;:&quot;Chaolun Allen&quot;},{&quot;family&quot;:&quot;Cinner&quot;,&quot;given&quot;:&quot;Joshua E.&quot;},{&quot;family&quot;:&quot;Darling&quot;,&quot;given&quot;:&quot;Emily S.&quot;},{&quot;family&quot;:&quot;Eakin&quot;,&quot;given&quot;:&quot;C. Mark&quot;},{&quot;family&quot;:&quot;Gates&quot;,&quot;given&quot;:&quot;Ruth D.&quot;},{&quot;family&quot;:&quot;Heron&quot;,&quot;given&quot;:&quot;Scott F.&quot;},{&quot;family&quot;:&quot;Knowlton&quot;,&quot;given&quot;:&quot;Nancy&quot;},{&quot;family&quot;:&quot;Obura&quot;,&quot;given&quot;:&quot;David O.&quot;},{&quot;family&quot;:&quot;Palumbi&quot;,&quot;given&quot;:&quot;Stephen R.&quot;},{&quot;family&quot;:&quot;Possingham&quot;,&quot;given&quot;:&quot;Hugh P.&quot;},{&quot;family&quot;:&quot;Puotinen&quot;,&quot;given&quot;:&quot;Marji&quot;},{&quot;family&quot;:&quot;Runting&quot;,&quot;given&quot;:&quot;Rebecca K.&quot;},{&quot;family&quot;:&quot;Skirving&quot;,&quot;given&quot;:&quot;William J.&quot;},{&quot;family&quot;:&quot;Spalding&quot;,&quot;given&quot;:&quot;Mark&quot;},{&quot;family&quot;:&quot;Wilson&quot;,&quot;given&quot;:&quot;Kerrie A.&quot;},{&quot;family&quot;:&quot;Wood&quot;,&quot;given&quot;:&quot;Sally&quot;},{&quot;family&quot;:&quot;Veron&quot;,&quot;given&quot;:&quot;John E.&quot;},{&quot;family&quot;:&quot;Hoegh-Guldberg&quot;,&quot;given&quot;:&quot;Ove&quot;}],&quot;accessed&quot;:{&quot;date-parts&quot;:[[&quot;2019&quot;,11,27]]},&quot;issued&quot;:{&quot;date-parts&quot;:[[&quot;2018&quot;,11,1]]}}}],&quot;schema&quot;:&quot;https://github.com/citation-style-language/schema/raw/master/csl-citation.json&quot;} RNDj9QF74Zk02"/></text:p>
      <text:p text:style-name="Standard"><text:reference-mark-start text:name="ZOTERO_ITEM CSL_CITATION {&quot;citationID&quot;:&quot;00FDzKOi&quot;,&quot;properties&quot;:{&quot;formattedCitation&quot;:&quot;(Fung et al. 2011; Houk et al. 2018)&quot;,&quot;plainCitation&quot;:&quot;(Fung et al. 2011; Houk et al. 2018)&quot;,&quot;noteIndex&quot;:0},&quot;citationItems&quot;:[{&quot;id&quot;:1216,&quot;uris&quot;:[&quot;http://zotero.org/users/5871544/items/QSIWUE4T&quot;],&quot;uri&quot;:[&quot;http://zotero.org/users/5871544/items/QSIWUE4T&quot;],&quot;itemData&quot;:{&quot;id&quot;:1216,&quot;type&quot;:&quot;article-journal&quot;,&quot;abstract&quot;:&quot;Ecosystems with alternative stable states (ASS) may shift discontinuously from one stable state to another as environmental parameters cross a threshold. Reversal can then be difficult due to hysteresis effects. This contrasts with continuous state changes in response to changing environmental parameters, which are less difficult to reverse. Worldwide degradation of coral reefs, involving \&quot;phase shifts\&quot; from coral to algal dominance, highlights the pressing need to determine the likelihood of discontinuous phase shifts in coral reefs, in contrast to continuous shifts with no ASS. However, there is little evidence either for or against the existence of ASS for coral reefs. We use dynamic models to investigate the likelihood of continuous and discontinuous phase shifts in coral reefs subject to sustained environmental perturbation by fishing, nutrification, and sedimentation. Our modeling results suggest that coral reefs with or without anthropogenic stress can exhibit ASS, such that discontinuous phase shifts can occur. We also find evidence to support the view that high macroalgal growth rates and low grazing rates on macroalgae favor ASS in coral reefs. Further, our results suggest that the three Stressors studied, either alone or in combination, can increase the likelihood of both continuous and discontinuous phase shifts by altering the competitive balance between corals and algae. However, in contrast to continuous phase shifts, we find that discontinuous shifts occur only in model coral reefs with parameter values near the extremes of their empirically determined ranges. This suggests that continuous shifts are more likely than discontinuous shifts in coral reefs. Our results also suggest that, for ecosystems in general, tackling multiple human Stressors simultaneously maximizes resilience to phase shifts, ASS, and hysteresis, leading to improvements in ecosystem health and functioning.&quot;,&quot;archive&quot;:&quot;JSTOR&quot;,&quot;container-title&quot;:&quot;Ecology&quot;,&quot;ISSN&quot;:&quot;0012-9658&quot;,&quot;issue&quot;:&quot;4&quot;,&quot;note&quot;:&quot;publisher: Ecological Society of America&quot;,&quot;page&quot;:&quot;967-982&quot;,&quot;source&quot;:&quot;JSTOR&quot;,&quot;title&quot;:&quot;Alternative stable states and phase shifts in coral reefs under anthropogenic stress&quot;,&quot;URL&quot;:&quot;https://www.jstor.org/stable/41151219&quot;,&quot;volume&quot;:&quot;92&quot;,&quot;author&quot;:[{&quot;family&quot;:&quot;Fung&quot;,&quot;given&quot;:&quot;Tak&quot;},{&quot;family&quot;:&quot;Seymour&quot;,&quot;given&quot;:&quot;Robert M.&quot;},{&quot;family&quot;:&quot;Johnson&quot;,&quot;given&quot;:&quot;Craig R.&quot;}],&quot;accessed&quot;:{&quot;date-parts&quot;:[[&quot;2020&quot;,4,22]]},&quot;issued&quot;:{&quot;date-parts&quot;:[[&quot;2011&quot;]]}}},{&quot;id&quot;:852,&quot;uris&quot;:[&quot;http://zotero.org/users/5871544/items/7JLDYQQI&quot;],&quot;uri&quot;:[&quot;http://zotero.org/users/5871544/items/7JLDYQQI&quot;],&quot;itemData&quot;:{&quot;id&quot;:852,&quot;type&quot;:&quot;article-journal&quot;,&quot;abstract&quot;:&quot;Managing fisheries for ecosystem resilience is essential, but practical guidance is limited by food-web complexity. Processes, mechanisms, and thresholds associated with ecosystem overfishing were investigated by combining traditional concepts in fisheries biology with recent advances in food-web modeling. Diverse coral-reef food webs were simplified by grouping species into guilds based on the way they capture, store, and transfer energy, rather than taxonomically, as is traditionally done. Biomass fluxes between the guilds were then quantified using an allometric trophic model. The model was calibrated by linking parameters describing growth, predation, and competition with known body size and metabolic constraints, and then adjusting the base rate of parameters to match fish biomass estimates from a “pristine” coral reef system. The calibrated model was then tested by replacing equilibrium fish biomasses with observations from fished systems across the Pacific, spanning nine islands and numerous major-reef habitats. Encouraging relationships were found between predicted algal accumulation and field observations, and between modelled and observed guild restructuring. In terms of food-web ecology, “pristine” food webs were characterized by asynchronous population dynamics between the guilds (i.e., offsetting fluctuations), which maximized their persistence and the net accumulation of biomass within food webs. Beneficial, offsetting fluctuations were driven by the contrasting roles of density dependence, apparent competition, and predation. Fishing for predators synchronized the population fluctuations between the guilds, resulting in larger amplitudes (i.e., highs and lows), and a growing dominance of small herbivores. Continued fishing for large herbivores eventually led to an inflection point where algal biomass accumulated exponentially, revealing an ecosystem-based fisheries benchmark. Management targets that maximized fisheries yields while controlling for algal accumulation required simultaneous exploitation across the guilds; a significant challenge because maximum yields of predators, large herbivores, and small herbivores were magnitudes of order apart. This strategy also represented a departure from modern commercial fisheries policies that place catch quotas on entire fish families taxonomically, committing systems to smaller fish, higher biomass turnover, and undesirable algal accumulation. Moving forward, the model provided a flexible and adaptable framework to consider economic and ecosystem objectives of fisheries simultaneously, ultimately balancing resilient food webs against higher fisheries productivity.&quot;,&quot;container-title&quot;:&quot;Ecological Monographs&quot;,&quot;DOI&quot;:&quot;10.1002/ecm.1278&quot;,&quot;ISSN&quot;:&quot;1557-7015&quot;,&quot;issue&quot;:&quot;1&quot;,&quot;language&quot;:&quot;en&quot;,&quot;note&quot;:&quot;_eprint: https://esajournals.onlinelibrary.wiley.com/doi/pdf/10.1002/ecm.1278&quot;,&quot;page&quot;:&quot;109-119&quot;,&quot;source&quot;:&quot;Wiley Online Library&quot;,&quot;title&quot;:&quot;Linking fishing pressure with ecosystem thresholds and food web stability on coral reefs&quot;,&quot;URL&quot;:&quot;https://esajournals.onlinelibrary.wiley.com/doi/abs/10.1002/ecm.1278&quot;,&quot;volume&quot;:&quot;88&quot;,&quot;author&quot;:[{&quot;family&quot;:&quot;Houk&quot;,&quot;given&quot;:&quot;P.&quot;},{&quot;family&quot;:&quot;Cuetos‐Bueno&quot;,&quot;given&quot;:&quot;J.&quot;},{&quot;family&quot;:&quot;Kerr&quot;,&quot;given&quot;:&quot;A. M.&quot;},{&quot;family&quot;:&quot;McCann&quot;,&quot;given&quot;:&quot;K.&quot;}],&quot;accessed&quot;:{&quot;date-parts&quot;:[[&quot;2020&quot;,3,9]]},&quot;issued&quot;:{&quot;date-parts&quot;:[[&quot;2018&quot;]]}}}],&quot;schema&quot;:&quot;https://github.com/citation-style-language/schema/raw/master/csl-citation.json&quot;} RNDz6fKntdcfp"/>(Fung et al. 2011; Houk et al. 2018)<text:reference-mark-end text:name="ZOTERO_ITEM CSL_CITATION {&quot;citationID&quot;:&quot;00FDzKOi&quot;,&quot;properties&quot;:{&quot;formattedCitation&quot;:&quot;(Fung et al. 2011; Houk et al. 2018)&quot;,&quot;plainCitation&quot;:&quot;(Fung et al. 2011; Houk et al. 2018)&quot;,&quot;noteIndex&quot;:0},&quot;citationItems&quot;:[{&quot;id&quot;:1216,&quot;uris&quot;:[&quot;http://zotero.org/users/5871544/items/QSIWUE4T&quot;],&quot;uri&quot;:[&quot;http://zotero.org/users/5871544/items/QSIWUE4T&quot;],&quot;itemData&quot;:{&quot;id&quot;:1216,&quot;type&quot;:&quot;article-journal&quot;,&quot;abstract&quot;:&quot;Ecosystems with alternative stable states (ASS) may shift discontinuously from one stable state to another as environmental parameters cross a threshold. Reversal can then be difficult due to hysteresis effects. This contrasts with continuous state changes in response to changing environmental parameters, which are less difficult to reverse. Worldwide degradation of coral reefs, involving \&quot;phase shifts\&quot; from coral to algal dominance, highlights the pressing need to determine the likelihood of discontinuous phase shifts in coral reefs, in contrast to continuous shifts with no ASS. However, there is little evidence either for or against the existence of ASS for coral reefs. We use dynamic models to investigate the likelihood of continuous and discontinuous phase shifts in coral reefs subject to sustained environmental perturbation by fishing, nutrification, and sedimentation. Our modeling results suggest that coral reefs with or without anthropogenic stress can exhibit ASS, such that discontinuous phase shifts can occur. We also find evidence to support the view that high macroalgal growth rates and low grazing rates on macroalgae favor ASS in coral reefs. Further, our results suggest that the three Stressors studied, either alone or in combination, can increase the likelihood of both continuous and discontinuous phase shifts by altering the competitive balance between corals and algae. However, in contrast to continuous phase shifts, we find that discontinuous shifts occur only in model coral reefs with parameter values near the extremes of their empirically determined ranges. This suggests that continuous shifts are more likely than discontinuous shifts in coral reefs. Our results also suggest that, for ecosystems in general, tackling multiple human Stressors simultaneously maximizes resilience to phase shifts, ASS, and hysteresis, leading to improvements in ecosystem health and functioning.&quot;,&quot;archive&quot;:&quot;JSTOR&quot;,&quot;container-title&quot;:&quot;Ecology&quot;,&quot;ISSN&quot;:&quot;0012-9658&quot;,&quot;issue&quot;:&quot;4&quot;,&quot;note&quot;:&quot;publisher: Ecological Society of America&quot;,&quot;page&quot;:&quot;967-982&quot;,&quot;source&quot;:&quot;JSTOR&quot;,&quot;title&quot;:&quot;Alternative stable states and phase shifts in coral reefs under anthropogenic stress&quot;,&quot;URL&quot;:&quot;https://www.jstor.org/stable/41151219&quot;,&quot;volume&quot;:&quot;92&quot;,&quot;author&quot;:[{&quot;family&quot;:&quot;Fung&quot;,&quot;given&quot;:&quot;Tak&quot;},{&quot;family&quot;:&quot;Seymour&quot;,&quot;given&quot;:&quot;Robert M.&quot;},{&quot;family&quot;:&quot;Johnson&quot;,&quot;given&quot;:&quot;Craig R.&quot;}],&quot;accessed&quot;:{&quot;date-parts&quot;:[[&quot;2020&quot;,4,22]]},&quot;issued&quot;:{&quot;date-parts&quot;:[[&quot;2011&quot;]]}}},{&quot;id&quot;:852,&quot;uris&quot;:[&quot;http://zotero.org/users/5871544/items/7JLDYQQI&quot;],&quot;uri&quot;:[&quot;http://zotero.org/users/5871544/items/7JLDYQQI&quot;],&quot;itemData&quot;:{&quot;id&quot;:852,&quot;type&quot;:&quot;article-journal&quot;,&quot;abstract&quot;:&quot;Managing fisheries for ecosystem resilience is essential, but practical guidance is limited by food-web complexity. Processes, mechanisms, and thresholds associated with ecosystem overfishing were investigated by combining traditional concepts in fisheries biology with recent advances in food-web modeling. Diverse coral-reef food webs were simplified by grouping species into guilds based on the way they capture, store, and transfer energy, rather than taxonomically, as is traditionally done. Biomass fluxes between the guilds were then quantified using an allometric trophic model. The model was calibrated by linking parameters describing growth, predation, and competition with known body size and metabolic constraints, and then adjusting the base rate of parameters to match fish biomass estimates from a “pristine” coral reef system. The calibrated model was then tested by replacing equilibrium fish biomasses with observations from fished systems across the Pacific, spanning nine islands and numerous major-reef habitats. Encouraging relationships were found between predicted algal accumulation and field observations, and between modelled and observed guild restructuring. In terms of food-web ecology, “pristine” food webs were characterized by asynchronous population dynamics between the guilds (i.e., offsetting fluctuations), which maximized their persistence and the net accumulation of biomass within food webs. Beneficial, offsetting fluctuations were driven by the contrasting roles of density dependence, apparent competition, and predation. Fishing for predators synchronized the population fluctuations between the guilds, resulting in larger amplitudes (i.e., highs and lows), and a growing dominance of small herbivores. Continued fishing for large herbivores eventually led to an inflection point where algal biomass accumulated exponentially, revealing an ecosystem-based fisheries benchmark. Management targets that maximized fisheries yields while controlling for algal accumulation required simultaneous exploitation across the guilds; a significant challenge because maximum yields of predators, large herbivores, and small herbivores were magnitudes of order apart. This strategy also represented a departure from modern commercial fisheries policies that place catch quotas on entire fish families taxonomically, committing systems to smaller fish, higher biomass turnover, and undesirable algal accumulation. Moving forward, the model provided a flexible and adaptable framework to consider economic and ecosystem objectives of fisheries simultaneously, ultimately balancing resilient food webs against higher fisheries productivity.&quot;,&quot;container-title&quot;:&quot;Ecological Monographs&quot;,&quot;DOI&quot;:&quot;10.1002/ecm.1278&quot;,&quot;ISSN&quot;:&quot;1557-7015&quot;,&quot;issue&quot;:&quot;1&quot;,&quot;language&quot;:&quot;en&quot;,&quot;note&quot;:&quot;_eprint: https://esajournals.onlinelibrary.wiley.com/doi/pdf/10.1002/ecm.1278&quot;,&quot;page&quot;:&quot;109-119&quot;,&quot;source&quot;:&quot;Wiley Online Library&quot;,&quot;title&quot;:&quot;Linking fishing pressure with ecosystem thresholds and food web stability on coral reefs&quot;,&quot;URL&quot;:&quot;https://esajournals.onlinelibrary.wiley.com/doi/abs/10.1002/ecm.1278&quot;,&quot;volume&quot;:&quot;88&quot;,&quot;author&quot;:[{&quot;family&quot;:&quot;Houk&quot;,&quot;given&quot;:&quot;P.&quot;},{&quot;family&quot;:&quot;Cuetos‐Bueno&quot;,&quot;given&quot;:&quot;J.&quot;},{&quot;family&quot;:&quot;Kerr&quot;,&quot;given&quot;:&quot;A. M.&quot;},{&quot;family&quot;:&quot;McCann&quot;,&quot;given&quot;:&quot;K.&quot;}],&quot;accessed&quot;:{&quot;date-parts&quot;:[[&quot;2020&quot;,3,9]]},&quot;issued&quot;:{&quot;date-parts&quot;:[[&quot;2018&quot;]]}}}],&quot;schema&quot;:&quot;https://github.com/citation-style-language/schema/raw/master/csl-citation.json&quot;} RNDz6fKntdcfp"/></text:p>
      <text:p text:style-name="Standard"><text:reference-mark-start text:name="ZOTERO_ITEM CSL_CITATION {&quot;citationID&quot;:&quot;o7do97v6&quot;,&quot;properties&quot;:{&quot;formattedCitation&quot;:&quot;(Haas et al. 2016; McDole Somera et al. 2016)&quot;,&quot;plainCitation&quot;:&quot;(Haas et al. 2016; McDole Somera et al. 2016)&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id&quot;:1099,&quot;uris&quot;:[&quot;http://zotero.org/users/5871544/items/57K7GDEH&quot;],&quot;uri&quot;:[&quot;http://zotero.org/users/5871544/items/57K7GDEH&quot;],&quot;itemData&quot;:{&quot;id&quot;:1099,&quot;type&quot;:&quot;article-journal&quot;,&quot;abstract&quot;:&quot;Coral reefs are among the most productive and diverse marine ecosystems on the Earth. They are also particularly sensitive to changing energetic requirements by different trophic levels. Microbialization specifically refers to the increase in the energetic metabolic demands of microbes relative to macrobes and is significantly correlated with increasing human influence on coral reefs. In this study, metabolic theory of ecology is used to quantify the relative contributions of two broad bacterioplankton groups, autotrophs and heterotrophs, to energy flux on 27 Pacific coral reef ecosystems experiencing human impact to varying degrees. The effective activation energy required for photosynthesis is lower than the average energy of activation for the biochemical reactions of the Krebs cycle, and changes in the proportional abundance of these two groups can greatly affect rates of energy and materials cycling. We show that reef-water communities with a higher proportional abundance of microbial autotrophs expend more metabolic energy per gram of microbial biomass. Increased energy and materials flux through fast energy channels (i.e. water-column associated microbial autotrophs) may dampen the detrimental effects of increased heterotrophic loads (e.g. coral disease) on coral reef systems experiencing anthropogenic disturbance.&quot;,&quot;container-title&quot;:&quot;Proceedings of the Royal Society B: Biological Sciences&quot;,&quot;DOI&quot;:&quot;10.1098/rspb.2016.0467&quot;,&quot;issue&quot;:&quot;1829&quot;,&quot;journalAbbreviation&quot;:&quot;Proceedings of the Royal Society B: Biological Sciences&quot;,&quot;note&quot;:&quot;publisher: Royal Society&quot;,&quot;page&quot;:&quot;20160467&quot;,&quot;source&quot;:&quot;royalsocietypublishing.org (Atypon)&quot;,&quot;title&quot;:&quot;Energetic differences between bacterioplankton trophic groups and coral reef resistance&quot;,&quot;URL&quot;:&quot;https://royalsocietypublishing.org/doi/full/10.1098/rspb.2016.0467&quot;,&quot;volume&quot;:&quot;283&quot;,&quot;author&quot;:[{&quot;family&quot;:&quot;McDole Somera&quot;,&quot;given&quot;:&quot;Tracey&quot;},{&quot;family&quot;:&quot;Bailey&quot;,&quot;given&quot;:&quot;Barbara&quot;},{&quot;family&quot;:&quot;Barott&quot;,&quot;given&quot;:&quot;Katie&quot;},{&quot;family&quot;:&quot;Grasis&quot;,&quot;given&quot;:&quot;Juris&quot;},{&quot;family&quot;:&quot;Hatay&quot;,&quot;given&quot;:&quot;Mark&quot;},{&quot;family&quot;:&quot;Hilton&quot;,&quot;given&quot;:&quot;Brett J.&quot;},{&quot;family&quot;:&quot;Hisakawa&quot;,&quot;given&quot;:&quot;Nao&quot;},{&quot;family&quot;:&quot;Nosrat&quot;,&quot;given&quot;:&quot;Bahador&quot;},{&quot;family&quot;:&quot;Nulton&quot;,&quot;given&quot;:&quot;James&quot;},{&quot;family&quot;:&quot;Silveira&quot;,&quot;given&quot;:&quot;Cynthia B.&quot;},{&quot;family&quot;:&quot;Sullivan&quot;,&quot;given&quot;:&quot;Chris&quot;},{&quot;family&quot;:&quot;Brainard&quot;,&quot;given&quot;:&quot;Russell E.&quot;},{&quot;family&quot;:&quot;Rohwer&quot;,&quot;given&quot;:&quot;Forest&quot;}],&quot;accessed&quot;:{&quot;date-parts&quot;:[[&quot;2020&quot;,4,8]]},&quot;issued&quot;:{&quot;date-parts&quot;:[[&quot;2016&quot;,4,27]]}}}],&quot;schema&quot;:&quot;https://github.com/citation-style-language/schema/raw/master/csl-citation.json&quot;} RNDHE3fTRtAMU"/>(Haas et al. 2016; McDole Somera et al. 2016)<text:reference-mark-end text:name="ZOTERO_ITEM CSL_CITATION {&quot;citationID&quot;:&quot;o7do97v6&quot;,&quot;properties&quot;:{&quot;formattedCitation&quot;:&quot;(Haas et al. 2016; McDole Somera et al. 2016)&quot;,&quot;plainCitation&quot;:&quot;(Haas et al. 2016; McDole Somera et al. 2016)&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id&quot;:1099,&quot;uris&quot;:[&quot;http://zotero.org/users/5871544/items/57K7GDEH&quot;],&quot;uri&quot;:[&quot;http://zotero.org/users/5871544/items/57K7GDEH&quot;],&quot;itemData&quot;:{&quot;id&quot;:1099,&quot;type&quot;:&quot;article-journal&quot;,&quot;abstract&quot;:&quot;Coral reefs are among the most productive and diverse marine ecosystems on the Earth. They are also particularly sensitive to changing energetic requirements by different trophic levels. Microbialization specifically refers to the increase in the energetic metabolic demands of microbes relative to macrobes and is significantly correlated with increasing human influence on coral reefs. In this study, metabolic theory of ecology is used to quantify the relative contributions of two broad bacterioplankton groups, autotrophs and heterotrophs, to energy flux on 27 Pacific coral reef ecosystems experiencing human impact to varying degrees. The effective activation energy required for photosynthesis is lower than the average energy of activation for the biochemical reactions of the Krebs cycle, and changes in the proportional abundance of these two groups can greatly affect rates of energy and materials cycling. We show that reef-water communities with a higher proportional abundance of microbial autotrophs expend more metabolic energy per gram of microbial biomass. Increased energy and materials flux through fast energy channels (i.e. water-column associated microbial autotrophs) may dampen the detrimental effects of increased heterotrophic loads (e.g. coral disease) on coral reef systems experiencing anthropogenic disturbance.&quot;,&quot;container-title&quot;:&quot;Proceedings of the Royal Society B: Biological Sciences&quot;,&quot;DOI&quot;:&quot;10.1098/rspb.2016.0467&quot;,&quot;issue&quot;:&quot;1829&quot;,&quot;journalAbbreviation&quot;:&quot;Proceedings of the Royal Society B: Biological Sciences&quot;,&quot;note&quot;:&quot;publisher: Royal Society&quot;,&quot;page&quot;:&quot;20160467&quot;,&quot;source&quot;:&quot;royalsocietypublishing.org (Atypon)&quot;,&quot;title&quot;:&quot;Energetic differences between bacterioplankton trophic groups and coral reef resistance&quot;,&quot;URL&quot;:&quot;https://royalsocietypublishing.org/doi/full/10.1098/rspb.2016.0467&quot;,&quot;volume&quot;:&quot;283&quot;,&quot;author&quot;:[{&quot;family&quot;:&quot;McDole Somera&quot;,&quot;given&quot;:&quot;Tracey&quot;},{&quot;family&quot;:&quot;Bailey&quot;,&quot;given&quot;:&quot;Barbara&quot;},{&quot;family&quot;:&quot;Barott&quot;,&quot;given&quot;:&quot;Katie&quot;},{&quot;family&quot;:&quot;Grasis&quot;,&quot;given&quot;:&quot;Juris&quot;},{&quot;family&quot;:&quot;Hatay&quot;,&quot;given&quot;:&quot;Mark&quot;},{&quot;family&quot;:&quot;Hilton&quot;,&quot;given&quot;:&quot;Brett J.&quot;},{&quot;family&quot;:&quot;Hisakawa&quot;,&quot;given&quot;:&quot;Nao&quot;},{&quot;family&quot;:&quot;Nosrat&quot;,&quot;given&quot;:&quot;Bahador&quot;},{&quot;family&quot;:&quot;Nulton&quot;,&quot;given&quot;:&quot;James&quot;},{&quot;family&quot;:&quot;Silveira&quot;,&quot;given&quot;:&quot;Cynthia B.&quot;},{&quot;family&quot;:&quot;Sullivan&quot;,&quot;given&quot;:&quot;Chris&quot;},{&quot;family&quot;:&quot;Brainard&quot;,&quot;given&quot;:&quot;Russell E.&quot;},{&quot;family&quot;:&quot;Rohwer&quot;,&quot;given&quot;:&quot;Forest&quot;}],&quot;accessed&quot;:{&quot;date-parts&quot;:[[&quot;2020&quot;,4,8]]},&quot;issued&quot;:{&quot;date-parts&quot;:[[&quot;2016&quot;,4,27]]}}}],&quot;schema&quot;:&quot;https://github.com/citation-style-language/schema/raw/master/csl-citation.json&quot;} RNDHE3fTRtAMU"/></text:p>
      <text:p text:style-name="Standard"/>
      <text:p text:style-name="P5">2º paragraph</text:p>
      <text:p text:style-name="Standard"><text:reference-mark-start text:name="ZOTERO_ITEM CSL_CITATION {&quot;citationID&quot;:&quot;A3ze8wNo&quot;,&quot;properties&quot;:{&quot;formattedCitation&quot;:&quot;(Rummer et al. 2014; Barlow et al. 2018)&quot;,&quot;plainCitation&quot;:&quot;(Rummer et al. 2014; Barlow et al. 2018)&quot;,&quot;noteIndex&quot;:0},&quot;citationItems&quot;:[{&quot;id&quot;:1109,&quot;uris&quot;:[&quot;http://zotero.org/users/5871544/items/365I629G&quot;],&quot;uri&quot;:[&quot;http://zotero.org/users/5871544/items/365I629G&quot;],&quot;itemData&quot;:{&quot;id&quot;:1109,&quot;type&quot;:&quot;article-journal&quot;,&quot;abstract&quot;:&quot;Equatorial populations of marine species are predicted to be most impacted by global warming because they could be adapted to a narrow range of temperatures in their local environment. We investigated the thermal range at which aerobic metabolic performance is optimum in equatorial populations of coral reef fish in northern Papua New Guinea. Four species of damselfishes and two species of cardinal fishes were held for 14 days at 29, 31, 33, and 34 °C, which incorporated their existing thermal range (29–31 °C) as well as projected increases in ocean surface temperatures of up to 3 °C by the end of this century. Resting and maximum oxygen consumption rates were measured for each species at each temperature and used to calculate the thermal reaction norm of aerobic scope. Our results indicate that one of the six species, Chromis atripectoralis, is already living above its thermal optimum of 29 °C. The other five species appeared to be living close to their thermal optima (ca. 31 °C). Aerobic scope was significantly reduced in all species, and approached zero for two species at 3 °C above current-day temperatures. One species was unable to survive even short-term exposure to 34 °C. Our results indicate that low-latitude reef fish populations are living close to their thermal optima and may be more sensitive to ocean warming than higher-latitude populations. Even relatively small temperature increases (2–3 °C) could result in population declines and potentially redistribution of equatorial species to higher latitudes if adaptation cannot keep pace.&quot;,&quot;container-title&quot;:&quot;Global Change Biology&quot;,&quot;DOI&quot;:&quot;10.1111/gcb.12455&quot;,&quot;ISSN&quot;:&quot;1365-2486&quot;,&quot;issue&quot;:&quot;4&quot;,&quot;language&quot;:&quot;en&quot;,&quot;note&quot;:&quot;_eprint: https://onlinelibrary.wiley.com/doi/pdf/10.1111/gcb.12455&quot;,&quot;page&quot;:&quot;1055-1066&quot;,&quot;source&quot;:&quot;Wiley Online Library&quot;,&quot;title&quot;:&quot;Life on the edge: thermal optima for aerobic scope of equatorial reef fishes are close to current day temperatures&quot;,&quot;title-short&quot;:&quot;Life on the edge&quot;,&quot;URL&quot;:&quot;https://onlinelibrary.wiley.com/doi/abs/10.1111/gcb.12455&quot;,&quot;volume&quot;:&quot;20&quot;,&quot;author&quot;:[{&quot;family&quot;:&quot;Rummer&quot;,&quot;given&quot;:&quot;Jodie L.&quot;},{&quot;family&quot;:&quot;Couturier&quot;,&quot;given&quot;:&quot;Christine S.&quot;},{&quot;family&quot;:&quot;Stecyk&quot;,&quot;given&quot;:&quot;Jonathan A. W.&quot;},{&quot;family&quot;:&quot;Gardiner&quot;,&quot;given&quot;:&quot;Naomi M.&quot;},{&quot;family&quot;:&quot;Kinch&quot;,&quot;given&quot;:&quot;Jeff P.&quot;},{&quot;family&quot;:&quot;Nilsson&quot;,&quot;given&quot;:&quot;Göran E.&quot;},{&quot;family&quot;:&quot;Munday&quot;,&quot;given&quot;:&quot;Philip L.&quot;}],&quot;accessed&quot;:{&quot;date-parts&quot;:[[&quot;2020&quot;,4,8]]},&quot;issued&quot;:{&quot;date-parts&quot;:[[&quot;2014&quot;]]}}},{&quot;id&quot;:353,&quot;uris&quot;:[&quot;http://zotero.org/users/5871544/items/R4JSHF9X&quot;],&quot;uri&quot;:[&quot;http://zotero.org/users/5871544/items/R4JSHF9X&quot;],&quot;itemData&quot;:{&quot;id&quot;:353,&quot;type&quot;:&quot;article-journal&quot;,&quot;abstract&quot;:&quot;The immense biodiversity of tropical ecosystems is threatened by multiple interacting local and global stressors that can only be addressed by the concerted efforts of grassroots organizations, researchers, national governments and the international community.&quot;,&quot;container-title&quot;:&quot;Nature&quot;,&quot;DOI&quot;:&quot;10.1038/s41586-018-0301-1&quot;,&quot;ISSN&quot;:&quot;1476-4687&quot;,&quot;issue&quot;:&quot;7715&quot;,&quot;language&quot;:&quot;en&quot;,&quot;page&quot;:&quot;517-526&quot;,&quot;source&quot;:&quot;www.nature.com&quot;,&quot;title&quot;:&quot;The future of hyperdiverse tropical ecosystems&quot;,&quot;URL&quot;:&quot;https://www.nature.com/articles/s41586-018-0301-1&quot;,&quot;volume&quot;:&quot;559&quot;,&quot;author&quot;:[{&quot;family&quot;:&quot;Barlow&quot;,&quot;given&quot;:&quot;Jos&quot;},{&quot;family&quot;:&quot;França&quot;,&quot;given&quot;:&quot;Filipe&quot;},{&quot;family&quot;:&quot;Gardner&quot;,&quot;given&quot;:&quot;Toby A.&quot;},{&quot;family&quot;:&quot;Hicks&quot;,&quot;given&quot;:&quot;Christina C.&quot;},{&quot;family&quot;:&quot;Lennox&quot;,&quot;given&quot;:&quot;Gareth D.&quot;},{&quot;family&quot;:&quot;Berenguer&quot;,&quot;given&quot;:&quot;Erika&quot;},{&quot;family&quot;:&quot;Castello&quot;,&quot;given&quot;:&quot;Leandro&quot;},{&quot;family&quot;:&quot;Economo&quot;,&quot;given&quot;:&quot;Evan P.&quot;},{&quot;family&quot;:&quot;Ferreira&quot;,&quot;given&quot;:&quot;Joice&quot;},{&quot;family&quot;:&quot;Guénard&quot;,&quot;given&quot;:&quot;Benoit&quot;},{&quot;family&quot;:&quot;Gontijo Leal&quot;,&quot;given&quot;:&quot;Cecília&quot;},{&quot;family&quot;:&quot;Isaac&quot;,&quot;given&quot;:&quot;Victoria&quot;},{&quot;family&quot;:&quot;Lees&quot;,&quot;given&quot;:&quot;Alexander C.&quot;},{&quot;family&quot;:&quot;Parr&quot;,&quot;given&quot;:&quot;Catherine L.&quot;},{&quot;family&quot;:&quot;Wilson&quot;,&quot;given&quot;:&quot;Shaun K.&quot;},{&quot;family&quot;:&quot;Young&quot;,&quot;given&quot;:&quot;Paul J.&quot;},{&quot;family&quot;:&quot;Graham&quot;,&quot;given&quot;:&quot;Nicholas A. J.&quot;}],&quot;accessed&quot;:{&quot;date-parts&quot;:[[&quot;2019&quot;,11,25]]},&quot;issued&quot;:{&quot;date-parts&quot;:[[&quot;2018&quot;,7]]}}}],&quot;schema&quot;:&quot;https://github.com/citation-style-language/schema/raw/master/csl-citation.json&quot;} RNDFSiUFCCYlc"/>(Rummer et al. 2014; Barlow et al. 2018)<text:reference-mark-end text:name="ZOTERO_ITEM CSL_CITATION {&quot;citationID&quot;:&quot;A3ze8wNo&quot;,&quot;properties&quot;:{&quot;formattedCitation&quot;:&quot;(Rummer et al. 2014; Barlow et al. 2018)&quot;,&quot;plainCitation&quot;:&quot;(Rummer et al. 2014; Barlow et al. 2018)&quot;,&quot;noteIndex&quot;:0},&quot;citationItems&quot;:[{&quot;id&quot;:1109,&quot;uris&quot;:[&quot;http://zotero.org/users/5871544/items/365I629G&quot;],&quot;uri&quot;:[&quot;http://zotero.org/users/5871544/items/365I629G&quot;],&quot;itemData&quot;:{&quot;id&quot;:1109,&quot;type&quot;:&quot;article-journal&quot;,&quot;abstract&quot;:&quot;Equatorial populations of marine species are predicted to be most impacted by global warming because they could be adapted to a narrow range of temperatures in their local environment. We investigated the thermal range at which aerobic metabolic performance is optimum in equatorial populations of coral reef fish in northern Papua New Guinea. Four species of damselfishes and two species of cardinal fishes were held for 14 days at 29, 31, 33, and 34 °C, which incorporated their existing thermal range (29–31 °C) as well as projected increases in ocean surface temperatures of up to 3 °C by the end of this century. Resting and maximum oxygen consumption rates were measured for each species at each temperature and used to calculate the thermal reaction norm of aerobic scope. Our results indicate that one of the six species, Chromis atripectoralis, is already living above its thermal optimum of 29 °C. The other five species appeared to be living close to their thermal optima (ca. 31 °C). Aerobic scope was significantly reduced in all species, and approached zero for two species at 3 °C above current-day temperatures. One species was unable to survive even short-term exposure to 34 °C. Our results indicate that low-latitude reef fish populations are living close to their thermal optima and may be more sensitive to ocean warming than higher-latitude populations. Even relatively small temperature increases (2–3 °C) could result in population declines and potentially redistribution of equatorial species to higher latitudes if adaptation cannot keep pace.&quot;,&quot;container-title&quot;:&quot;Global Change Biology&quot;,&quot;DOI&quot;:&quot;10.1111/gcb.12455&quot;,&quot;ISSN&quot;:&quot;1365-2486&quot;,&quot;issue&quot;:&quot;4&quot;,&quot;language&quot;:&quot;en&quot;,&quot;note&quot;:&quot;_eprint: https://onlinelibrary.wiley.com/doi/pdf/10.1111/gcb.12455&quot;,&quot;page&quot;:&quot;1055-1066&quot;,&quot;source&quot;:&quot;Wiley Online Library&quot;,&quot;title&quot;:&quot;Life on the edge: thermal optima for aerobic scope of equatorial reef fishes are close to current day temperatures&quot;,&quot;title-short&quot;:&quot;Life on the edge&quot;,&quot;URL&quot;:&quot;https://onlinelibrary.wiley.com/doi/abs/10.1111/gcb.12455&quot;,&quot;volume&quot;:&quot;20&quot;,&quot;author&quot;:[{&quot;family&quot;:&quot;Rummer&quot;,&quot;given&quot;:&quot;Jodie L.&quot;},{&quot;family&quot;:&quot;Couturier&quot;,&quot;given&quot;:&quot;Christine S.&quot;},{&quot;family&quot;:&quot;Stecyk&quot;,&quot;given&quot;:&quot;Jonathan A. W.&quot;},{&quot;family&quot;:&quot;Gardiner&quot;,&quot;given&quot;:&quot;Naomi M.&quot;},{&quot;family&quot;:&quot;Kinch&quot;,&quot;given&quot;:&quot;Jeff P.&quot;},{&quot;family&quot;:&quot;Nilsson&quot;,&quot;given&quot;:&quot;Göran E.&quot;},{&quot;family&quot;:&quot;Munday&quot;,&quot;given&quot;:&quot;Philip L.&quot;}],&quot;accessed&quot;:{&quot;date-parts&quot;:[[&quot;2020&quot;,4,8]]},&quot;issued&quot;:{&quot;date-parts&quot;:[[&quot;2014&quot;]]}}},{&quot;id&quot;:353,&quot;uris&quot;:[&quot;http://zotero.org/users/5871544/items/R4JSHF9X&quot;],&quot;uri&quot;:[&quot;http://zotero.org/users/5871544/items/R4JSHF9X&quot;],&quot;itemData&quot;:{&quot;id&quot;:353,&quot;type&quot;:&quot;article-journal&quot;,&quot;abstract&quot;:&quot;The immense biodiversity of tropical ecosystems is threatened by multiple interacting local and global stressors that can only be addressed by the concerted efforts of grassroots organizations, researchers, national governments and the international community.&quot;,&quot;container-title&quot;:&quot;Nature&quot;,&quot;DOI&quot;:&quot;10.1038/s41586-018-0301-1&quot;,&quot;ISSN&quot;:&quot;1476-4687&quot;,&quot;issue&quot;:&quot;7715&quot;,&quot;language&quot;:&quot;en&quot;,&quot;page&quot;:&quot;517-526&quot;,&quot;source&quot;:&quot;www.nature.com&quot;,&quot;title&quot;:&quot;The future of hyperdiverse tropical ecosystems&quot;,&quot;URL&quot;:&quot;https://www.nature.com/articles/s41586-018-0301-1&quot;,&quot;volume&quot;:&quot;559&quot;,&quot;author&quot;:[{&quot;family&quot;:&quot;Barlow&quot;,&quot;given&quot;:&quot;Jos&quot;},{&quot;family&quot;:&quot;França&quot;,&quot;given&quot;:&quot;Filipe&quot;},{&quot;family&quot;:&quot;Gardner&quot;,&quot;given&quot;:&quot;Toby A.&quot;},{&quot;family&quot;:&quot;Hicks&quot;,&quot;given&quot;:&quot;Christina C.&quot;},{&quot;family&quot;:&quot;Lennox&quot;,&quot;given&quot;:&quot;Gareth D.&quot;},{&quot;family&quot;:&quot;Berenguer&quot;,&quot;given&quot;:&quot;Erika&quot;},{&quot;family&quot;:&quot;Castello&quot;,&quot;given&quot;:&quot;Leandro&quot;},{&quot;family&quot;:&quot;Economo&quot;,&quot;given&quot;:&quot;Evan P.&quot;},{&quot;family&quot;:&quot;Ferreira&quot;,&quot;given&quot;:&quot;Joice&quot;},{&quot;family&quot;:&quot;Guénard&quot;,&quot;given&quot;:&quot;Benoit&quot;},{&quot;family&quot;:&quot;Gontijo Leal&quot;,&quot;given&quot;:&quot;Cecília&quot;},{&quot;family&quot;:&quot;Isaac&quot;,&quot;given&quot;:&quot;Victoria&quot;},{&quot;family&quot;:&quot;Lees&quot;,&quot;given&quot;:&quot;Alexander C.&quot;},{&quot;family&quot;:&quot;Parr&quot;,&quot;given&quot;:&quot;Catherine L.&quot;},{&quot;family&quot;:&quot;Wilson&quot;,&quot;given&quot;:&quot;Shaun K.&quot;},{&quot;family&quot;:&quot;Young&quot;,&quot;given&quot;:&quot;Paul J.&quot;},{&quot;family&quot;:&quot;Graham&quot;,&quot;given&quot;:&quot;Nicholas A. J.&quot;}],&quot;accessed&quot;:{&quot;date-parts&quot;:[[&quot;2019&quot;,11,25]]},&quot;issued&quot;:{&quot;date-parts&quot;:[[&quot;2018&quot;,7]]}}}],&quot;schema&quot;:&quot;https://github.com/citation-style-language/schema/raw/master/csl-citation.json&quot;} RNDFSiUFCCYlc"/></text:p>
      <text:p text:style-name="Standard"><text:reference-mark-start text:name="ZOTERO_ITEM CSL_CITATION {&quot;citationID&quot;:&quot;r0I9FMuM&quot;,&quot;properties&quot;:{&quot;formattedCitation&quot;:&quot;(Nguyen et al. 2011)&quot;,&quot;plainCitation&quot;:&quot;(Nguyen et al. 2011)&quot;,&quot;noteIndex&quot;:0},&quot;citationItems&quot;:[{&quot;id&quot;:308,&quot;uris&quot;:[&quot;http://zotero.org/users/5871544/items/EREAV463&quot;],&quot;uri&quot;:[&quot;http://zotero.org/users/5871544/items/EREAV463&quot;],&quot;itemData&quot;:{&quot;id&quot;:308,&quot;type&quot;:&quot;article-journal&quot;,&quot;abstract&quot;:&quot;Animal physiology, ecology and evolution are affected by temperature and it is expected that community structure will be strongly influenced by global warming. This is particularly relevant in the tropics, where organisms are already living close to their upper temperature limits and hence are highly vulnerable to rising temperature. Here we present data on upper temperature limits of 34 tropical marine ectotherm species from seven phyla living in intertidal and subtidal habitats. Short term thermal tolerances and vertical distributions were correlated, i.e., upper shore animals have higher thermal tolerance than lower shore and subtidal animals; however, animals, despite their respective tidal height, were susceptible to the same temperature in the long term. When temperatures were raised by 1°C hour−1, the upper lethal temperature range of intertidal ectotherms was 41–52°C, but this range was narrower and reduced to 37–41°C in subtidal animals. The rate of temperature change, however, affected intertidal and subtidal animals differently. In chronic heating experiments when temperature was raised weekly or monthly instead of every hour, upper temperature limits of subtidal species decreased from 40°C to 35.4°C, while the decrease was more than 10°C in high shore organisms. Hence in the long term, activity and survival of tropical marine organisms could be compromised just 2–3°C above present seawater temperatures. Differences between animals from environments that experience different levels of temperature variability suggest that the physiological mechanisms underlying thermal sensitivity may vary at different rates of warming.&quot;,&quot;container-title&quot;:&quot;PLOS ONE&quot;,&quot;DOI&quot;:&quot;10.1371/journal.pone.0029340&quot;,&quot;ISSN&quot;:&quot;1932-6203&quot;,&quot;issue&quot;:&quot;12&quot;,&quot;journalAbbreviation&quot;:&quot;PLOS ONE&quot;,&quot;language&quot;:&quot;en&quot;,&quot;page&quot;:&quot;e29340&quot;,&quot;source&quot;:&quot;PLoS Journals&quot;,&quot;title&quot;:&quot;Upper Temperature Limits of Tropical Marine Ectotherms: Global Warming Implications&quot;,&quot;title-short&quot;:&quot;Upper Temperature Limits of Tropical Marine Ectotherms&quot;,&quot;URL&quot;:&quot;https://journals.plos.org/plosone/article?id=10.1371/journal.pone.0029340&quot;,&quot;volume&quot;:&quot;6&quot;,&quot;author&quot;:[{&quot;family&quot;:&quot;Nguyen&quot;,&quot;given&quot;:&quot;Khanh Dung T.&quot;},{&quot;family&quot;:&quot;Morley&quot;,&quot;given&quot;:&quot;Simon A.&quot;},{&quot;family&quot;:&quot;Lai&quot;,&quot;given&quot;:&quot;Chien-Houng&quot;},{&quot;family&quot;:&quot;Clark&quot;,&quot;given&quot;:&quot;Melody S.&quot;},{&quot;family&quot;:&quot;Tan&quot;,&quot;given&quot;:&quot;Koh Siang&quot;},{&quot;family&quot;:&quot;Bates&quot;,&quot;given&quot;:&quot;Amanda E.&quot;},{&quot;family&quot;:&quot;Peck&quot;,&quot;given&quot;:&quot;Lloyd S.&quot;}],&quot;accessed&quot;:{&quot;date-parts&quot;:[[&quot;2019&quot;,11,25]]},&quot;issued&quot;:{&quot;date-parts&quot;:[[&quot;2011&quot;]],&quot;season&quot;:&quot;dic&quot;}}}],&quot;schema&quot;:&quot;https://github.com/citation-style-language/schema/raw/master/csl-citation.json&quot;} RNDgS1sVwwZCo"/>(Nguyen et al. 2011)<text:reference-mark-end text:name="ZOTERO_ITEM CSL_CITATION {&quot;citationID&quot;:&quot;r0I9FMuM&quot;,&quot;properties&quot;:{&quot;formattedCitation&quot;:&quot;(Nguyen et al. 2011)&quot;,&quot;plainCitation&quot;:&quot;(Nguyen et al. 2011)&quot;,&quot;noteIndex&quot;:0},&quot;citationItems&quot;:[{&quot;id&quot;:308,&quot;uris&quot;:[&quot;http://zotero.org/users/5871544/items/EREAV463&quot;],&quot;uri&quot;:[&quot;http://zotero.org/users/5871544/items/EREAV463&quot;],&quot;itemData&quot;:{&quot;id&quot;:308,&quot;type&quot;:&quot;article-journal&quot;,&quot;abstract&quot;:&quot;Animal physiology, ecology and evolution are affected by temperature and it is expected that community structure will be strongly influenced by global warming. This is particularly relevant in the tropics, where organisms are already living close to their upper temperature limits and hence are highly vulnerable to rising temperature. Here we present data on upper temperature limits of 34 tropical marine ectotherm species from seven phyla living in intertidal and subtidal habitats. Short term thermal tolerances and vertical distributions were correlated, i.e., upper shore animals have higher thermal tolerance than lower shore and subtidal animals; however, animals, despite their respective tidal height, were susceptible to the same temperature in the long term. When temperatures were raised by 1°C hour−1, the upper lethal temperature range of intertidal ectotherms was 41–52°C, but this range was narrower and reduced to 37–41°C in subtidal animals. The rate of temperature change, however, affected intertidal and subtidal animals differently. In chronic heating experiments when temperature was raised weekly or monthly instead of every hour, upper temperature limits of subtidal species decreased from 40°C to 35.4°C, while the decrease was more than 10°C in high shore organisms. Hence in the long term, activity and survival of tropical marine organisms could be compromised just 2–3°C above present seawater temperatures. Differences between animals from environments that experience different levels of temperature variability suggest that the physiological mechanisms underlying thermal sensitivity may vary at different rates of warming.&quot;,&quot;container-title&quot;:&quot;PLOS ONE&quot;,&quot;DOI&quot;:&quot;10.1371/journal.pone.0029340&quot;,&quot;ISSN&quot;:&quot;1932-6203&quot;,&quot;issue&quot;:&quot;12&quot;,&quot;journalAbbreviation&quot;:&quot;PLOS ONE&quot;,&quot;language&quot;:&quot;en&quot;,&quot;page&quot;:&quot;e29340&quot;,&quot;source&quot;:&quot;PLoS Journals&quot;,&quot;title&quot;:&quot;Upper Temperature Limits of Tropical Marine Ectotherms: Global Warming Implications&quot;,&quot;title-short&quot;:&quot;Upper Temperature Limits of Tropical Marine Ectotherms&quot;,&quot;URL&quot;:&quot;https://journals.plos.org/plosone/article?id=10.1371/journal.pone.0029340&quot;,&quot;volume&quot;:&quot;6&quot;,&quot;author&quot;:[{&quot;family&quot;:&quot;Nguyen&quot;,&quot;given&quot;:&quot;Khanh Dung T.&quot;},{&quot;family&quot;:&quot;Morley&quot;,&quot;given&quot;:&quot;Simon A.&quot;},{&quot;family&quot;:&quot;Lai&quot;,&quot;given&quot;:&quot;Chien-Houng&quot;},{&quot;family&quot;:&quot;Clark&quot;,&quot;given&quot;:&quot;Melody S.&quot;},{&quot;family&quot;:&quot;Tan&quot;,&quot;given&quot;:&quot;Koh Siang&quot;},{&quot;family&quot;:&quot;Bates&quot;,&quot;given&quot;:&quot;Amanda E.&quot;},{&quot;family&quot;:&quot;Peck&quot;,&quot;given&quot;:&quot;Lloyd S.&quot;}],&quot;accessed&quot;:{&quot;date-parts&quot;:[[&quot;2019&quot;,11,25]]},&quot;issued&quot;:{&quot;date-parts&quot;:[[&quot;2011&quot;]],&quot;season&quot;:&quot;dic&quot;}}}],&quot;schema&quot;:&quot;https://github.com/citation-style-language/schema/raw/master/csl-citation.json&quot;} RNDgS1sVwwZCo"/></text:p>
      <text:p text:style-name="Standard"><text:reference-mark-start text:name="ZOTERO_ITEM CSL_CITATION {&quot;citationID&quot;:&quot;VELVEc5e&quot;,&quot;properties&quot;:{&quot;formattedCitation&quot;:&quot;(Trisos et al. 2020)&quot;,&quot;plainCitation&quot;:&quot;(Trisos et al. 2020)&quot;,&quot;noteIndex&quot;:0},&quot;citationItems&quot;:[{&quot;id&quot;:1177,&quot;uris&quot;:[&quot;http://zotero.org/users/5871544/items/7GL4W7Y8&quot;],&quot;uri&quot;:[&quot;http://zotero.org/users/5871544/items/7GL4W7Y8&quot;],&quot;itemData&quot;:{&quot;id&quot;:1177,&quot;type&quot;:&quot;article-journal&quot;,&quot;abstract&quot;:&quot;Using annual projections of temperature and precipitation to estimate when species will be exposed to potentially harmful climate conditions reveals that disruption of ecological assemblages as a result of climate change will be abrupt and could start as early as the current decade.&quot;,&quot;container-title&quot;:&quot;Nature&quot;,&quot;DOI&quot;:&quot;10.1038/s41586-020-2189-9&quot;,&quot;ISSN&quot;:&quot;1476-4687&quot;,&quot;language&quot;:&quot;en&quot;,&quot;note&quot;:&quot;publisher: Nature Publishing Group&quot;,&quot;page&quot;:&quot;1-6&quot;,&quot;source&quot;:&quot;www.nature.com&quot;,&quot;title&quot;:&quot;The projected timing of abrupt ecological disruption from climate change&quot;,&quot;URL&quot;:&quot;https://www.nature.com/articles/s41586-020-2189-9&quot;,&quot;author&quot;:[{&quot;family&quot;:&quot;Trisos&quot;,&quot;given&quot;:&quot;Christopher H.&quot;},{&quot;family&quot;:&quot;Merow&quot;,&quot;given&quot;:&quot;Cory&quot;},{&quot;family&quot;:&quot;Pigot&quot;,&quot;given&quot;:&quot;Alex L.&quot;}],&quot;accessed&quot;:{&quot;date-parts&quot;:[[&quot;2020&quot;,4,16]]},&quot;issued&quot;:{&quot;date-parts&quot;:[[&quot;2020&quot;,4,8]]}}}],&quot;schema&quot;:&quot;https://github.com/citation-style-language/schema/raw/master/csl-citation.json&quot;} RNDkcvMEy21Kn"/>(Trisos et al. 2020)<text:reference-mark-end text:name="ZOTERO_ITEM CSL_CITATION {&quot;citationID&quot;:&quot;VELVEc5e&quot;,&quot;properties&quot;:{&quot;formattedCitation&quot;:&quot;(Trisos et al. 2020)&quot;,&quot;plainCitation&quot;:&quot;(Trisos et al. 2020)&quot;,&quot;noteIndex&quot;:0},&quot;citationItems&quot;:[{&quot;id&quot;:1177,&quot;uris&quot;:[&quot;http://zotero.org/users/5871544/items/7GL4W7Y8&quot;],&quot;uri&quot;:[&quot;http://zotero.org/users/5871544/items/7GL4W7Y8&quot;],&quot;itemData&quot;:{&quot;id&quot;:1177,&quot;type&quot;:&quot;article-journal&quot;,&quot;abstract&quot;:&quot;Using annual projections of temperature and precipitation to estimate when species will be exposed to potentially harmful climate conditions reveals that disruption of ecological assemblages as a result of climate change will be abrupt and could start as early as the current decade.&quot;,&quot;container-title&quot;:&quot;Nature&quot;,&quot;DOI&quot;:&quot;10.1038/s41586-020-2189-9&quot;,&quot;ISSN&quot;:&quot;1476-4687&quot;,&quot;language&quot;:&quot;en&quot;,&quot;note&quot;:&quot;publisher: Nature Publishing Group&quot;,&quot;page&quot;:&quot;1-6&quot;,&quot;source&quot;:&quot;www.nature.com&quot;,&quot;title&quot;:&quot;The projected timing of abrupt ecological disruption from climate change&quot;,&quot;URL&quot;:&quot;https://www.nature.com/articles/s41586-020-2189-9&quot;,&quot;author&quot;:[{&quot;family&quot;:&quot;Trisos&quot;,&quot;given&quot;:&quot;Christopher H.&quot;},{&quot;family&quot;:&quot;Merow&quot;,&quot;given&quot;:&quot;Cory&quot;},{&quot;family&quot;:&quot;Pigot&quot;,&quot;given&quot;:&quot;Alex L.&quot;}],&quot;accessed&quot;:{&quot;date-parts&quot;:[[&quot;2020&quot;,4,16]]},&quot;issued&quot;:{&quot;date-parts&quot;:[[&quot;2020&quot;,4,8]]}}}],&quot;schema&quot;:&quot;https://github.com/citation-style-language/schema/raw/master/csl-citation.json&quot;} RNDkcvMEy21Kn"/></text:p>
      <text:p text:style-name="Standard"><text:reference-mark-start text:name="ZOTERO_ITEM CSL_CITATION {&quot;citationID&quot;:&quot;tpp1jYwB&quot;,&quot;properties&quot;:{&quot;formattedCitation&quot;:&quot;(Huey and Kingsolver 2019)&quot;,&quot;plainCitation&quot;:&quot;(Huey and Kingsolver 2019)&quot;,&quot;noteIndex&quot;:0},&quot;citationItems&quot;:[{&quot;id&quot;:1218,&quot;uris&quot;:[&quot;http://zotero.org/users/5871544/items/G7HUP3XB&quot;],&quot;uri&quot;:[&quot;http://zotero.org/users/5871544/items/G7HUP3XB&quot;],&quot;itemData&quot;:{&quot;id&quot;:1218,&quot;type&quot;:&quot;article-journal&quot;,&quot;abstract&quot;:&quot;Climate warming may lower environmental resource levels, growth, and fitness of many ectotherms. In a classic experiment, Brett and colleagues documented that growth rates of salmon depended strikingly on both temperature and food levels. Here we develop a simple bioenergetic model that explores how fixed temperatures and food jointly alter the thermal sensitivity of net energy gain. The model incorporates differing thermal sensitivities of energy intake and metabolism. In qualitative agreement with Brett’s results, it predicts that decreased food intake reduces growth rates, lowers optimal temperatures for growth, and lowers the highest temperatures sustaining growth (upper thermal limit). Consequently, ectotherms facing reduced food intake in warm environments should restrict activity to times when low body temperatures are biophysically feasible, but—in a warming world—that will force ectotherms to shorten activity times and thus further reduce food intake. This “metabolic meltdown” is a consequence of declining energy intake coupled with accelerating metabolic costs at high temperatures and with warming-imposed restrictions on activity. Next, we extend the model to explore how increasing mean environmental temperatures alter the thermal sensitivity of growth: when food intake is reduced, optimal temperatures and upper thermal limits for growth are lowered. We discuss our model’s key assumptions and caveats as well as its relationship to a recent model for phytoplankton. Both models illustrate that the deleterious impacts of climate warming on ectotherms will be amplified if food intake is also reduced, either because warming reduces standing food resources or because it restricts foraging time.&quot;,&quot;container-title&quot;:&quot;The American Naturalist&quot;,&quot;DOI&quot;:&quot;10.1086/705679&quot;,&quot;ISSN&quot;:&quot;0003-0147&quot;,&quot;issue&quot;:&quot;6&quot;,&quot;journalAbbreviation&quot;:&quot;The American Naturalist&quot;,&quot;note&quot;:&quot;publisher: The University of Chicago Press&quot;,&quot;page&quot;:&quot;E140-E150&quot;,&quot;source&quot;:&quot;journals.uchicago.edu (Atypon)&quot;,&quot;title&quot;:&quot;Climate Warming, Resource Availability, and the Metabolic Meltdown of Ectotherms&quot;,&quot;URL&quot;:&quot;https://www.journals.uchicago.edu/doi/full/10.1086/705679&quot;,&quot;volume&quot;:&quot;194&quot;,&quot;author&quot;:[{&quot;family&quot;:&quot;Huey&quot;,&quot;given&quot;:&quot;Raymond B.&quot;},{&quot;family&quot;:&quot;Kingsolver&quot;,&quot;given&quot;:&quot;Joel G.&quot;}],&quot;accessed&quot;:{&quot;date-parts&quot;:[[&quot;2020&quot;,4,23]]},&quot;issued&quot;:{&quot;date-parts&quot;:[[&quot;2019&quot;,12,1]]}}}],&quot;schema&quot;:&quot;https://github.com/citation-style-language/schema/raw/master/csl-citation.json&quot;} RND85Xnt6rirA"/>(Huey and Kingsolver 2019)<text:reference-mark-end text:name="ZOTERO_ITEM CSL_CITATION {&quot;citationID&quot;:&quot;tpp1jYwB&quot;,&quot;properties&quot;:{&quot;formattedCitation&quot;:&quot;(Huey and Kingsolver 2019)&quot;,&quot;plainCitation&quot;:&quot;(Huey and Kingsolver 2019)&quot;,&quot;noteIndex&quot;:0},&quot;citationItems&quot;:[{&quot;id&quot;:1218,&quot;uris&quot;:[&quot;http://zotero.org/users/5871544/items/G7HUP3XB&quot;],&quot;uri&quot;:[&quot;http://zotero.org/users/5871544/items/G7HUP3XB&quot;],&quot;itemData&quot;:{&quot;id&quot;:1218,&quot;type&quot;:&quot;article-journal&quot;,&quot;abstract&quot;:&quot;Climate warming may lower environmental resource levels, growth, and fitness of many ectotherms. In a classic experiment, Brett and colleagues documented that growth rates of salmon depended strikingly on both temperature and food levels. Here we develop a simple bioenergetic model that explores how fixed temperatures and food jointly alter the thermal sensitivity of net energy gain. The model incorporates differing thermal sensitivities of energy intake and metabolism. In qualitative agreement with Brett’s results, it predicts that decreased food intake reduces growth rates, lowers optimal temperatures for growth, and lowers the highest temperatures sustaining growth (upper thermal limit). Consequently, ectotherms facing reduced food intake in warm environments should restrict activity to times when low body temperatures are biophysically feasible, but—in a warming world—that will force ectotherms to shorten activity times and thus further reduce food intake. This “metabolic meltdown” is a consequence of declining energy intake coupled with accelerating metabolic costs at high temperatures and with warming-imposed restrictions on activity. Next, we extend the model to explore how increasing mean environmental temperatures alter the thermal sensitivity of growth: when food intake is reduced, optimal temperatures and upper thermal limits for growth are lowered. We discuss our model’s key assumptions and caveats as well as its relationship to a recent model for phytoplankton. Both models illustrate that the deleterious impacts of climate warming on ectotherms will be amplified if food intake is also reduced, either because warming reduces standing food resources or because it restricts foraging time.&quot;,&quot;container-title&quot;:&quot;The American Naturalist&quot;,&quot;DOI&quot;:&quot;10.1086/705679&quot;,&quot;ISSN&quot;:&quot;0003-0147&quot;,&quot;issue&quot;:&quot;6&quot;,&quot;journalAbbreviation&quot;:&quot;The American Naturalist&quot;,&quot;note&quot;:&quot;publisher: The University of Chicago Press&quot;,&quot;page&quot;:&quot;E140-E150&quot;,&quot;source&quot;:&quot;journals.uchicago.edu (Atypon)&quot;,&quot;title&quot;:&quot;Climate Warming, Resource Availability, and the Metabolic Meltdown of Ectotherms&quot;,&quot;URL&quot;:&quot;https://www.journals.uchicago.edu/doi/full/10.1086/705679&quot;,&quot;volume&quot;:&quot;194&quot;,&quot;author&quot;:[{&quot;family&quot;:&quot;Huey&quot;,&quot;given&quot;:&quot;Raymond B.&quot;},{&quot;family&quot;:&quot;Kingsolver&quot;,&quot;given&quot;:&quot;Joel G.&quot;}],&quot;accessed&quot;:{&quot;date-parts&quot;:[[&quot;2020&quot;,4,23]]},&quot;issued&quot;:{&quot;date-parts&quot;:[[&quot;2019&quot;,12,1]]}}}],&quot;schema&quot;:&quot;https://github.com/citation-style-language/schema/raw/master/csl-citation.json&quot;} RND85Xnt6rirA"/></text:p>
      <text:p text:style-name="P20"><text:span text:style-name="T1">3º paragraph</text:span> </text:p>
      <text:p text:style-name="Standard"><text:reference-mark-start text:name="ZOTERO_ITEM CSL_CITATION {&quot;citationID&quot;:&quot;Mw51yFSD&quot;,&quot;properties&quot;:{&quot;formattedCitation&quot;:&quot;(Feary et al. 2010; Longo et al. 2019)&quot;,&quot;plainCitation&quot;:&quot;(Feary et al. 2010; Longo et al. 2019)&quot;,&quot;noteIndex&quot;:0},&quot;citationItems&quot;:[{&quot;id&quot;:1220,&quot;uris&quot;:[&quot;http://zotero.org/users/5871544/items/NBQJ2CT6&quot;],&quot;uri&quot;:[&quot;http://zotero.org/users/5871544/items/NBQJ2CT6&quot;],&quot;itemData&quot;:{&quot;id&quot;:1220,&quot;type&quot;:&quot;article-journal&quot;,&quot;abstract&quot;:&quot;To examine the role of climatic extremes in structuring reef fish communities in the Arabian region, reef fish communities were visually surveyed at four sites within the southern Persian Gulf (also known as the Arabian Gulf and The Gulf), where sea-surface temperatures are extreme (range: 12-35° C annually), and these were compared with communities at four latitudinally similar sites in the biogeographically connected Gulf of Oman, where conditions are more moderate (range: 22-31° C annually). Although sites were relatively similar in the cover and composition of coral communities, substantial differences in the structure and composition of associated fish assemblages were apparent. Fish assemblages in the southern Persian Gulf held significantly lower estimates of abundance, richness and biomass, with significantly higher abundances of smaller sized individuals than Gulf of Oman assemblages. Functionally, southern Persian Gulf sites held significantly lower abundances of nearly all the common fish trophic guilds found on Gulf of Oman sites, although higher abundances of herbivorous grazers were apparent. These results suggest the potential for substantial changes in the structure of reef-associated fish communities, independent of changes in habitat within an environment of increasing fluctuations in oceanic climate.&quot;,&quot;container-title&quot;:&quot;Journal of Fish Biology&quot;,&quot;DOI&quot;:&quot;10.1111/j.1095-8649.2010.02777.x&quot;,&quot;ISSN&quot;:&quot;1095-8649&quot;,&quot;issue&quot;:&quot;8&quot;,&quot;journalAbbreviation&quot;:&quot;J. Fish Biol.&quot;,&quot;language&quot;:&quot;eng&quot;,&quot;note&quot;:&quot;PMID: 21078099&quot;,&quot;page&quot;:&quot;1931-1947&quot;,&quot;source&quot;:&quot;PubMed&quot;,&quot;title&quot;:&quot;Fish communities on the world's warmest reefs: what can they tell us about the effects of climate change in the future?&quot;,&quot;title-short&quot;:&quot;Fish communities on the world's warmest reefs&quot;,&quot;volume&quot;:&quot;77&quot;,&quot;author&quot;:[{&quot;family&quot;:&quot;Feary&quot;,&quot;given&quot;:&quot;D. A.&quot;},{&quot;family&quot;:&quot;Burt&quot;,&quot;given&quot;:&quot;J. A.&quot;},{&quot;family&quot;:&quot;Bauman&quot;,&quot;given&quot;:&quot;A. G.&quot;},{&quot;family&quot;:&quot;Usseglio&quot;,&quot;given&quot;:&quot;P.&quot;},{&quot;family&quot;:&quot;Sale&quot;,&quot;given&quot;:&quot;P. F.&quot;},{&quot;family&quot;:&quot;Cavalcante&quot;,&quot;given&quot;:&quot;G. H.&quot;}],&quot;issued&quot;:{&quot;date-parts&quot;:[[&quot;2010&quot;,11]]}}},{&quot;id&quot;:1222,&quot;uris&quot;:[&quot;http://zotero.org/users/5871544/items/B4697NEJ&quot;],&quot;uri&quot;:[&quot;http://zotero.org/users/5871544/items/B4697NEJ&quot;],&quot;itemData&quot;:{&quot;id&quot;:1222,&quot;type&quot;:&quot;article-journal&quot;,&quot;abstract&quot;:&quot;Aim The aim was to evaluate the hypothesis that biotic interactions are more intense in the tropics using reef fishes (from both functional and taxonomic perspectives), the crucial consumers on most reefs. Location Fifteen reef locations between 34°N and 27°S in the Western Atlantic. Time period 2011–2014. Major taxa studied Reef fishes. Methods We quantified fish feeding pressure on the benthos across 61° of latitude in the Western Atlantic via 1,038 10 min videos of 2 m2 reef areas, where every fish feeding on the benthos was identified, had its total length estimated, and the number of bites on the reef substratum was counted. Fish were assigned to functional groups based on diet and feeding modes. Benthic cover estimates were also obtained through visual assessments from the videos. Results We documented feeding rates that were 2- to 22-fold higher in tropical versus extratropical locations. This pattern was driven mainly by an interaction between fish functional group and temperature, with herbivory dominating in tropical regions (c. 20-fold higher), shifting to omnivory in temperate regions of both Hemispheres. Feeding by invertivores was common across all latitudes. Consumer species composition differed between Northern and Southern Hemispheres, but functional groups were similar, and their feeding changed in a similar manner with temperature regardless of Hemisphere. Main conclusions Our results support the hypothesis that biotic interactions, especially plant–herbivore interactions, are more intense in the tropics. These findings help to explain the lower palatability of tropical versus extratropical seaweeds and suggest that herbivory is favoured in warm conditions but omnivory in colder waters. The functional approach indicated that factors associated with latitude or temperature have selected for similar feeding functions among the different species occupying these geographical regions. Understanding the shifting trophic interactions across latitudes might help to predict the impacts of global changes on ecosystem function as tropical species move polewards and contact temperate systems.&quot;,&quot;container-title&quot;:&quot;Global Ecology and Biogeography&quot;,&quot;DOI&quot;:&quot;10.1111/geb.12806&quot;,&quot;ISSN&quot;:&quot;1466-8238&quot;,&quot;issue&quot;:&quot;2&quot;,&quot;language&quot;:&quot;en&quot;,&quot;note&quot;:&quot;_eprint: https://onlinelibrary.wiley.com/doi/pdf/10.1111/geb.12806&quot;,&quot;page&quot;:&quot;107-117&quot;,&quot;source&quot;:&quot;Wiley Online Library&quot;,&quot;title&quot;:&quot;Trophic interactions across 61 degrees of latitude in the Western Atlantic&quot;,&quot;URL&quot;:&quot;https://onlinelibrary.wiley.com/doi/abs/10.1111/geb.12806&quot;,&quot;volume&quot;:&quot;28&quot;,&quot;author&quot;:[{&quot;family&quot;:&quot;Longo&quot;,&quot;given&quot;:&quot;Guilherme O.&quot;},{&quot;family&quot;:&quot;Hay&quot;,&quot;given&quot;:&quot;Mark E.&quot;},{&quot;family&quot;:&quot;Ferreira&quot;,&quot;given&quot;:&quot;Carlos E. L.&quot;},{&quot;family&quot;:&quot;Floeter&quot;,&quot;given&quot;:&quot;Sergio R.&quot;}],&quot;accessed&quot;:{&quot;date-parts&quot;:[[&quot;2020&quot;,4,23]]},&quot;issued&quot;:{&quot;date-parts&quot;:[[&quot;2019&quot;]]}}}],&quot;schema&quot;:&quot;https://github.com/citation-style-language/schema/raw/master/csl-citation.json&quot;} RNDBABCH0zA3h"/>(Feary et al. 2010; Longo et al. 2019)<text:reference-mark-end text:name="ZOTERO_ITEM CSL_CITATION {&quot;citationID&quot;:&quot;Mw51yFSD&quot;,&quot;properties&quot;:{&quot;formattedCitation&quot;:&quot;(Feary et al. 2010; Longo et al. 2019)&quot;,&quot;plainCitation&quot;:&quot;(Feary et al. 2010; Longo et al. 2019)&quot;,&quot;noteIndex&quot;:0},&quot;citationItems&quot;:[{&quot;id&quot;:1220,&quot;uris&quot;:[&quot;http://zotero.org/users/5871544/items/NBQJ2CT6&quot;],&quot;uri&quot;:[&quot;http://zotero.org/users/5871544/items/NBQJ2CT6&quot;],&quot;itemData&quot;:{&quot;id&quot;:1220,&quot;type&quot;:&quot;article-journal&quot;,&quot;abstract&quot;:&quot;To examine the role of climatic extremes in structuring reef fish communities in the Arabian region, reef fish communities were visually surveyed at four sites within the southern Persian Gulf (also known as the Arabian Gulf and The Gulf), where sea-surface temperatures are extreme (range: 12-35° C annually), and these were compared with communities at four latitudinally similar sites in the biogeographically connected Gulf of Oman, where conditions are more moderate (range: 22-31° C annually). Although sites were relatively similar in the cover and composition of coral communities, substantial differences in the structure and composition of associated fish assemblages were apparent. Fish assemblages in the southern Persian Gulf held significantly lower estimates of abundance, richness and biomass, with significantly higher abundances of smaller sized individuals than Gulf of Oman assemblages. Functionally, southern Persian Gulf sites held significantly lower abundances of nearly all the common fish trophic guilds found on Gulf of Oman sites, although higher abundances of herbivorous grazers were apparent. These results suggest the potential for substantial changes in the structure of reef-associated fish communities, independent of changes in habitat within an environment of increasing fluctuations in oceanic climate.&quot;,&quot;container-title&quot;:&quot;Journal of Fish Biology&quot;,&quot;DOI&quot;:&quot;10.1111/j.1095-8649.2010.02777.x&quot;,&quot;ISSN&quot;:&quot;1095-8649&quot;,&quot;issue&quot;:&quot;8&quot;,&quot;journalAbbreviation&quot;:&quot;J. Fish Biol.&quot;,&quot;language&quot;:&quot;eng&quot;,&quot;note&quot;:&quot;PMID: 21078099&quot;,&quot;page&quot;:&quot;1931-1947&quot;,&quot;source&quot;:&quot;PubMed&quot;,&quot;title&quot;:&quot;Fish communities on the world's warmest reefs: what can they tell us about the effects of climate change in the future?&quot;,&quot;title-short&quot;:&quot;Fish communities on the world's warmest reefs&quot;,&quot;volume&quot;:&quot;77&quot;,&quot;author&quot;:[{&quot;family&quot;:&quot;Feary&quot;,&quot;given&quot;:&quot;D. A.&quot;},{&quot;family&quot;:&quot;Burt&quot;,&quot;given&quot;:&quot;J. A.&quot;},{&quot;family&quot;:&quot;Bauman&quot;,&quot;given&quot;:&quot;A. G.&quot;},{&quot;family&quot;:&quot;Usseglio&quot;,&quot;given&quot;:&quot;P.&quot;},{&quot;family&quot;:&quot;Sale&quot;,&quot;given&quot;:&quot;P. F.&quot;},{&quot;family&quot;:&quot;Cavalcante&quot;,&quot;given&quot;:&quot;G. H.&quot;}],&quot;issued&quot;:{&quot;date-parts&quot;:[[&quot;2010&quot;,11]]}}},{&quot;id&quot;:1222,&quot;uris&quot;:[&quot;http://zotero.org/users/5871544/items/B4697NEJ&quot;],&quot;uri&quot;:[&quot;http://zotero.org/users/5871544/items/B4697NEJ&quot;],&quot;itemData&quot;:{&quot;id&quot;:1222,&quot;type&quot;:&quot;article-journal&quot;,&quot;abstract&quot;:&quot;Aim The aim was to evaluate the hypothesis that biotic interactions are more intense in the tropics using reef fishes (from both functional and taxonomic perspectives), the crucial consumers on most reefs. Location Fifteen reef locations between 34°N and 27°S in the Western Atlantic. Time period 2011–2014. Major taxa studied Reef fishes. Methods We quantified fish feeding pressure on the benthos across 61° of latitude in the Western Atlantic via 1,038 10 min videos of 2 m2 reef areas, where every fish feeding on the benthos was identified, had its total length estimated, and the number of bites on the reef substratum was counted. Fish were assigned to functional groups based on diet and feeding modes. Benthic cover estimates were also obtained through visual assessments from the videos. Results We documented feeding rates that were 2- to 22-fold higher in tropical versus extratropical locations. This pattern was driven mainly by an interaction between fish functional group and temperature, with herbivory dominating in tropical regions (c. 20-fold higher), shifting to omnivory in temperate regions of both Hemispheres. Feeding by invertivores was common across all latitudes. Consumer species composition differed between Northern and Southern Hemispheres, but functional groups were similar, and their feeding changed in a similar manner with temperature regardless of Hemisphere. Main conclusions Our results support the hypothesis that biotic interactions, especially plant–herbivore interactions, are more intense in the tropics. These findings help to explain the lower palatability of tropical versus extratropical seaweeds and suggest that herbivory is favoured in warm conditions but omnivory in colder waters. The functional approach indicated that factors associated with latitude or temperature have selected for similar feeding functions among the different species occupying these geographical regions. Understanding the shifting trophic interactions across latitudes might help to predict the impacts of global changes on ecosystem function as tropical species move polewards and contact temperate systems.&quot;,&quot;container-title&quot;:&quot;Global Ecology and Biogeography&quot;,&quot;DOI&quot;:&quot;10.1111/geb.12806&quot;,&quot;ISSN&quot;:&quot;1466-8238&quot;,&quot;issue&quot;:&quot;2&quot;,&quot;language&quot;:&quot;en&quot;,&quot;note&quot;:&quot;_eprint: https://onlinelibrary.wiley.com/doi/pdf/10.1111/geb.12806&quot;,&quot;page&quot;:&quot;107-117&quot;,&quot;source&quot;:&quot;Wiley Online Library&quot;,&quot;title&quot;:&quot;Trophic interactions across 61 degrees of latitude in the Western Atlantic&quot;,&quot;URL&quot;:&quot;https://onlinelibrary.wiley.com/doi/abs/10.1111/geb.12806&quot;,&quot;volume&quot;:&quot;28&quot;,&quot;author&quot;:[{&quot;family&quot;:&quot;Longo&quot;,&quot;given&quot;:&quot;Guilherme O.&quot;},{&quot;family&quot;:&quot;Hay&quot;,&quot;given&quot;:&quot;Mark E.&quot;},{&quot;family&quot;:&quot;Ferreira&quot;,&quot;given&quot;:&quot;Carlos E. L.&quot;},{&quot;family&quot;:&quot;Floeter&quot;,&quot;given&quot;:&quot;Sergio R.&quot;}],&quot;accessed&quot;:{&quot;date-parts&quot;:[[&quot;2020&quot;,4,23]]},&quot;issued&quot;:{&quot;date-parts&quot;:[[&quot;2019&quot;]]}}}],&quot;schema&quot;:&quot;https://github.com/citation-style-language/schema/raw/master/csl-citation.json&quot;} RNDBABCH0zA3h"/></text:p>
      <text:p text:style-name="Standard"><text:reference-mark-start text:name="ZOTERO_ITEM CSL_CITATION {&quot;citationID&quot;:&quot;BZcgp2GT&quot;,&quot;properties&quot;:{&quot;formattedCitation&quot;:&quot;(P\\uc0\\u246{}rtner et al. 2019)&quot;,&quot;plainCitation&quot;:&quot;(Pörtner et al. 2019)&quot;,&quot;noteIndex&quot;:0},&quot;citationItems&quot;:[{&quot;id&quot;:345,&quot;uris&quot;:[&quot;http://zotero.org/users/5871544/items/YSBRLFZ5&quot;],&quot;uri&quot;:[&quot;http://zotero.org/users/5871544/items/YSBRLFZ5&quot;],&quot;itemData&quot;:{&quot;id&quot;:345,&quot;type&quot;:&quot;report&quot;,&quot;abstract&quot;:&quot;Weyer&quot;,&quot;genre&quot;:&quot;Summary for Policymakers&quot;,&quot;number&quot;:&quot;N.&quot;,&quot;page&quot;:&quot;42&quot;,&quot;title&quot;:&quot;Summary for Policymakers. In: IPCC Special Report on the Ocean and Cryosphere in a Changing Climate&quot;,&quot;URL&quot;:&quot;https://report.ipcc.ch/srocc/pdf/SROCC_FinalDraft_FullReport.pdf&quot;,&quot;author&quot;:[{&quot;family&quot;:&quot;Pörtner&quot;,&quot;given&quot;:&quot;H.-O.&quot;},{&quot;family&quot;:&quot;Roberts&quot;,&quot;given&quot;:&quot;D.C.&quot;},{&quot;family&quot;:&quot;Masson-Delmotte&quot;,&quot;given&quot;:&quot;V.&quot;},{&quot;family&quot;:&quot;Zhai&quot;,&quot;given&quot;:&quot;P.&quot;},{&quot;family&quot;:&quot;Tignor&quot;,&quot;given&quot;:&quot;M.&quot;},{&quot;family&quot;:&quot;Poloczanska&quot;,&quot;given&quot;:&quot;E.&quot;},{&quot;family&quot;:&quot;Mintenbeck&quot;,&quot;given&quot;:&quot;K.&quot;},{&quot;family&quot;:&quot;Nicolai&quot;,&quot;given&quot;:&quot;M.&quot;},{&quot;family&quot;:&quot;Okem&quot;,&quot;given&quot;:&quot;A.&quot;},{&quot;family&quot;:&quot;Petzold&quot;,&quot;given&quot;:&quot;J.&quot;},{&quot;family&quot;:&quot;Rama&quot;,&quot;given&quot;:&quot;B.&quot;}],&quot;accessed&quot;:{&quot;date-parts&quot;:[[&quot;2019&quot;,11,25]]},&quot;issued&quot;:{&quot;date-parts&quot;:[[&quot;2019&quot;]]}}}],&quot;schema&quot;:&quot;https://github.com/citation-style-language/schema/raw/master/csl-citation.json&quot;} RNDt7lJ06TLLp"/><text:span text:style-name="T8">(Pörtner et al. 2019)</text:span><text:reference-mark-end text:name="ZOTERO_ITEM CSL_CITATION {&quot;citationID&quot;:&quot;BZcgp2GT&quot;,&quot;properties&quot;:{&quot;formattedCitation&quot;:&quot;(P\\uc0\\u246{}rtner et al. 2019)&quot;,&quot;plainCitation&quot;:&quot;(Pörtner et al. 2019)&quot;,&quot;noteIndex&quot;:0},&quot;citationItems&quot;:[{&quot;id&quot;:345,&quot;uris&quot;:[&quot;http://zotero.org/users/5871544/items/YSBRLFZ5&quot;],&quot;uri&quot;:[&quot;http://zotero.org/users/5871544/items/YSBRLFZ5&quot;],&quot;itemData&quot;:{&quot;id&quot;:345,&quot;type&quot;:&quot;report&quot;,&quot;abstract&quot;:&quot;Weyer&quot;,&quot;genre&quot;:&quot;Summary for Policymakers&quot;,&quot;number&quot;:&quot;N.&quot;,&quot;page&quot;:&quot;42&quot;,&quot;title&quot;:&quot;Summary for Policymakers. In: IPCC Special Report on the Ocean and Cryosphere in a Changing Climate&quot;,&quot;URL&quot;:&quot;https://report.ipcc.ch/srocc/pdf/SROCC_FinalDraft_FullReport.pdf&quot;,&quot;author&quot;:[{&quot;family&quot;:&quot;Pörtner&quot;,&quot;given&quot;:&quot;H.-O.&quot;},{&quot;family&quot;:&quot;Roberts&quot;,&quot;given&quot;:&quot;D.C.&quot;},{&quot;family&quot;:&quot;Masson-Delmotte&quot;,&quot;given&quot;:&quot;V.&quot;},{&quot;family&quot;:&quot;Zhai&quot;,&quot;given&quot;:&quot;P.&quot;},{&quot;family&quot;:&quot;Tignor&quot;,&quot;given&quot;:&quot;M.&quot;},{&quot;family&quot;:&quot;Poloczanska&quot;,&quot;given&quot;:&quot;E.&quot;},{&quot;family&quot;:&quot;Mintenbeck&quot;,&quot;given&quot;:&quot;K.&quot;},{&quot;family&quot;:&quot;Nicolai&quot;,&quot;given&quot;:&quot;M.&quot;},{&quot;family&quot;:&quot;Okem&quot;,&quot;given&quot;:&quot;A.&quot;},{&quot;family&quot;:&quot;Petzold&quot;,&quot;given&quot;:&quot;J.&quot;},{&quot;family&quot;:&quot;Rama&quot;,&quot;given&quot;:&quot;B.&quot;}],&quot;accessed&quot;:{&quot;date-parts&quot;:[[&quot;2019&quot;,11,25]]},&quot;issued&quot;:{&quot;date-parts&quot;:[[&quot;2019&quot;]]}}}],&quot;schema&quot;:&quot;https://github.com/citation-style-language/schema/raw/master/csl-citation.json&quot;} RNDt7lJ06TLLp"/></text:p>
      <text:p text:style-name="Standard"><text:reference-mark-start text:name="ZOTERO_ITEM CSL_CITATION {&quot;citationID&quot;:&quot;N1EH9OM5&quot;,&quot;properties&quot;:{&quot;formattedCitation&quot;:&quot;(Bellwood et al. 2014; Bellwood et al. 2017)&quot;,&quot;plainCitation&quot;:&quot;(Bellwood et al. 2014; Bellwood et al. 2017)&quot;,&quot;noteIndex&quot;:0},&quot;citationItems&quot;:[{&quot;id&quot;:1227,&quot;uris&quot;:[&quot;http://zotero.org/users/5871544/items/HM7IRVEA&quot;],&quot;uri&quot;:[&quot;http://zotero.org/users/5871544/items/HM7IRVEA&quot;],&quot;itemData&quot;:{&quot;id&quot;:1227,&quot;type&quot;:&quot;article-journal&quot;,&quot;abstract&quot;:&quot;The evolution of ecological processes on coral reefs was examined based on Eocene fossil fishes from Monte Bolca, Italy and extant species from the Great Barrier Reef, Australia. Using ecologically relevant morphological metrics, we investigated the evolution of herbivory in surgeonfishes (Acanthuridae) and rabbitfishes (Siganidae). Eocene and Recent surgeonfishes showed remarkable similarities, with grazers, browsers and even specialized, long-snouted forms having Eocene analogues. These long-snouted Eocene species were probably pair-forming, crevice-feeding forms like their Recent counterparts. Although Eocene surgeonfishes likely played a critical role as herbivores during the origins of modern coral reefs, they lacked the novel morphologies seen in modern Acanthurus and Siganus (including eyes positioned high above their low-set mouths). Today, these forms dominate coral reefs in both abundance and species richness and are associated with feeding on shallow, exposed algal turfs. The radiation of these new forms, and their expansion into new habitats in the Oligocene–Miocene, reflects the second phase in the development of fish herbivory on coral reefs that is closely associated with the exploitation of highly productive short algal turfs.&quot;,&quot;container-title&quot;:&quot;Proceedings of the Royal Society B: Biological Sciences&quot;,&quot;DOI&quot;:&quot;10.1098/rspb.2013.3046&quot;,&quot;issue&quot;:&quot;1781&quot;,&quot;journalAbbreviation&quot;:&quot;Proceedings of the Royal Society B: Biological Sciences&quot;,&quot;note&quot;:&quot;publisher: Royal Society&quot;,&quot;page&quot;:&quot;20133046&quot;,&quot;source&quot;:&quot;royalsocietypublishing.org (Atypon)&quot;,&quot;title&quot;:&quot;Fifty million years of herbivory on coral reefs: fossils, fish and functional innovations&quot;,&quot;title-short&quot;:&quot;Fifty million years of herbivory on coral reefs&quot;,&quot;URL&quot;:&quot;https://royalsocietypublishing.org/doi/full/10.1098/rspb.2013.3046&quot;,&quot;volume&quot;:&quot;281&quot;,&quot;author&quot;:[{&quot;family&quot;:&quot;Bellwood&quot;,&quot;given&quot;:&quot;D. R.&quot;},{&quot;family&quot;:&quot;Goatley&quot;,&quot;given&quot;:&quot;C. H. R.&quot;},{&quot;family&quot;:&quot;Brandl&quot;,&quot;given&quot;:&quot;S. J.&quot;},{&quot;family&quot;:&quot;Bellwood&quot;,&quot;given&quot;:&quot;O.&quot;}],&quot;accessed&quot;:{&quot;date-parts&quot;:[[&quot;2020&quot;,4,23]]},&quot;issued&quot;:{&quot;date-parts&quot;:[[&quot;2014&quot;,4,22]]}}},{&quot;id&quot;:1224,&quot;uris&quot;:[&quot;http://zotero.org/users/5871544/items/39ZQFTFA&quot;],&quot;uri&quot;:[&quot;http://zotero.org/users/5871544/items/39ZQFTFA&quot;],&quot;itemData&quot;:{&quot;id&quot;:1224,&quot;type&quot;:&quot;article-journal&quot;,&quot;abstract&quot;:&quot;Coral reefs are renowned for their spectacular biodiversity and the close links between fishes and corals. Despite extensive fossil records and common biogeographic histories, the evolution of these two key groups has rarely been considered together. We therefore examine recent advances in molecular phylogenetics and palaeoecology, and place the evolution of fishes and corals in a functional context. In critically reviewing the available fossil and phylogenetic evidence, we reveal a marked congruence in the evolution of the two groups. Despite one group consisting of swimming vertebrates and the other colonial symbiotic invertebrates, fishes and corals have remarkably similar evolutionary histories. In the Paleocene and Eocene [66–34 million years ago (Ma)] most modern fish and coral families were present, and both were represented by a wide range of functional morphotypes. However, there is little evidence of diversification at this time. By contrast, in the Oligocene and Miocene (34–5.3 Ma), both groups exhibited rapid lineage diversification. There is also evidence of increasing reef area, occupation of new habitats, increasing coral cover, and potentially, increasing fish abundance. Functionally, the Oligocene–Miocene is marked by the appearance of new fish and coral taxa associated with high-turnover fast-growth ecosystems and the colonization of reef flats. It is in this period that the functional characteristics of modern coral reefs were established. Most species, however, only arose in the last 5.3 million years (Myr; Plio–Pleistocene), with the average age of fish species being 5.3 Myr, and corals just 1.9 Myr. While these species are genetically distinct, phenotypic differences are often limited to variation in colour or minor morphological features. This suggests that the rapid increase in biodiversity during the last 5.3 Myr was not matched by changes in ecosystem function. For reef fishes, colour appears to be central to recent diversification. However, the presence of pigment patterns in the Eocene suggests that colour may not have driven recent diversification. Furthermore, the lack of functional changes in fishes or corals over the last 5 Myr raises questions over the role and importance of biodiversity in shaping the future of coral reefs.&quot;,&quot;container-title&quot;:&quot;Biological Reviews&quot;,&quot;DOI&quot;:&quot;10.1111/brv.12259&quot;,&quot;ISSN&quot;:&quot;1469-185X&quot;,&quot;issue&quot;:&quot;2&quot;,&quot;language&quot;:&quot;en&quot;,&quot;note&quot;:&quot;_eprint: https://onlinelibrary.wiley.com/doi/pdf/10.1111/brv.12259&quot;,&quot;page&quot;:&quot;878-901&quot;,&quot;source&quot;:&quot;Wiley Online Library&quot;,&quot;title&quot;:&quot;The evolution of fishes and corals on reefs: form, function and interdependence&quot;,&quot;title-short&quot;:&quot;The evolution of fishes and corals on reefs&quot;,&quot;URL&quot;:&quot;https://onlinelibrary.wiley.com/doi/abs/10.1111/brv.12259&quot;,&quot;volume&quot;:&quot;92&quot;,&quot;author&quot;:[{&quot;family&quot;:&quot;Bellwood&quot;,&quot;given&quot;:&quot;David R.&quot;},{&quot;family&quot;:&quot;Goatley&quot;,&quot;given&quot;:&quot;Christopher H. R.&quot;},{&quot;family&quot;:&quot;Bellwood&quot;,&quot;given&quot;:&quot;Orpha&quot;}],&quot;accessed&quot;:{&quot;date-parts&quot;:[[&quot;2020&quot;,4,23]]},&quot;issued&quot;:{&quot;date-parts&quot;:[[&quot;2017&quot;]]}}}],&quot;schema&quot;:&quot;https://github.com/citation-style-language/schema/raw/master/csl-citation.json&quot;} RNDVi8i7TSFUR"/>(Bellwood et al. 2014; Bellwood et al. 2017)<text:reference-mark-end text:name="ZOTERO_ITEM CSL_CITATION {&quot;citationID&quot;:&quot;N1EH9OM5&quot;,&quot;properties&quot;:{&quot;formattedCitation&quot;:&quot;(Bellwood et al. 2014; Bellwood et al. 2017)&quot;,&quot;plainCitation&quot;:&quot;(Bellwood et al. 2014; Bellwood et al. 2017)&quot;,&quot;noteIndex&quot;:0},&quot;citationItems&quot;:[{&quot;id&quot;:1227,&quot;uris&quot;:[&quot;http://zotero.org/users/5871544/items/HM7IRVEA&quot;],&quot;uri&quot;:[&quot;http://zotero.org/users/5871544/items/HM7IRVEA&quot;],&quot;itemData&quot;:{&quot;id&quot;:1227,&quot;type&quot;:&quot;article-journal&quot;,&quot;abstract&quot;:&quot;The evolution of ecological processes on coral reefs was examined based on Eocene fossil fishes from Monte Bolca, Italy and extant species from the Great Barrier Reef, Australia. Using ecologically relevant morphological metrics, we investigated the evolution of herbivory in surgeonfishes (Acanthuridae) and rabbitfishes (Siganidae). Eocene and Recent surgeonfishes showed remarkable similarities, with grazers, browsers and even specialized, long-snouted forms having Eocene analogues. These long-snouted Eocene species were probably pair-forming, crevice-feeding forms like their Recent counterparts. Although Eocene surgeonfishes likely played a critical role as herbivores during the origins of modern coral reefs, they lacked the novel morphologies seen in modern Acanthurus and Siganus (including eyes positioned high above their low-set mouths). Today, these forms dominate coral reefs in both abundance and species richness and are associated with feeding on shallow, exposed algal turfs. The radiation of these new forms, and their expansion into new habitats in the Oligocene–Miocene, reflects the second phase in the development of fish herbivory on coral reefs that is closely associated with the exploitation of highly productive short algal turfs.&quot;,&quot;container-title&quot;:&quot;Proceedings of the Royal Society B: Biological Sciences&quot;,&quot;DOI&quot;:&quot;10.1098/rspb.2013.3046&quot;,&quot;issue&quot;:&quot;1781&quot;,&quot;journalAbbreviation&quot;:&quot;Proceedings of the Royal Society B: Biological Sciences&quot;,&quot;note&quot;:&quot;publisher: Royal Society&quot;,&quot;page&quot;:&quot;20133046&quot;,&quot;source&quot;:&quot;royalsocietypublishing.org (Atypon)&quot;,&quot;title&quot;:&quot;Fifty million years of herbivory on coral reefs: fossils, fish and functional innovations&quot;,&quot;title-short&quot;:&quot;Fifty million years of herbivory on coral reefs&quot;,&quot;URL&quot;:&quot;https://royalsocietypublishing.org/doi/full/10.1098/rspb.2013.3046&quot;,&quot;volume&quot;:&quot;281&quot;,&quot;author&quot;:[{&quot;family&quot;:&quot;Bellwood&quot;,&quot;given&quot;:&quot;D. R.&quot;},{&quot;family&quot;:&quot;Goatley&quot;,&quot;given&quot;:&quot;C. H. R.&quot;},{&quot;family&quot;:&quot;Brandl&quot;,&quot;given&quot;:&quot;S. J.&quot;},{&quot;family&quot;:&quot;Bellwood&quot;,&quot;given&quot;:&quot;O.&quot;}],&quot;accessed&quot;:{&quot;date-parts&quot;:[[&quot;2020&quot;,4,23]]},&quot;issued&quot;:{&quot;date-parts&quot;:[[&quot;2014&quot;,4,22]]}}},{&quot;id&quot;:1224,&quot;uris&quot;:[&quot;http://zotero.org/users/5871544/items/39ZQFTFA&quot;],&quot;uri&quot;:[&quot;http://zotero.org/users/5871544/items/39ZQFTFA&quot;],&quot;itemData&quot;:{&quot;id&quot;:1224,&quot;type&quot;:&quot;article-journal&quot;,&quot;abstract&quot;:&quot;Coral reefs are renowned for their spectacular biodiversity and the close links between fishes and corals. Despite extensive fossil records and common biogeographic histories, the evolution of these two key groups has rarely been considered together. We therefore examine recent advances in molecular phylogenetics and palaeoecology, and place the evolution of fishes and corals in a functional context. In critically reviewing the available fossil and phylogenetic evidence, we reveal a marked congruence in the evolution of the two groups. Despite one group consisting of swimming vertebrates and the other colonial symbiotic invertebrates, fishes and corals have remarkably similar evolutionary histories. In the Paleocene and Eocene [66–34 million years ago (Ma)] most modern fish and coral families were present, and both were represented by a wide range of functional morphotypes. However, there is little evidence of diversification at this time. By contrast, in the Oligocene and Miocene (34–5.3 Ma), both groups exhibited rapid lineage diversification. There is also evidence of increasing reef area, occupation of new habitats, increasing coral cover, and potentially, increasing fish abundance. Functionally, the Oligocene–Miocene is marked by the appearance of new fish and coral taxa associated with high-turnover fast-growth ecosystems and the colonization of reef flats. It is in this period that the functional characteristics of modern coral reefs were established. Most species, however, only arose in the last 5.3 million years (Myr; Plio–Pleistocene), with the average age of fish species being 5.3 Myr, and corals just 1.9 Myr. While these species are genetically distinct, phenotypic differences are often limited to variation in colour or minor morphological features. This suggests that the rapid increase in biodiversity during the last 5.3 Myr was not matched by changes in ecosystem function. For reef fishes, colour appears to be central to recent diversification. However, the presence of pigment patterns in the Eocene suggests that colour may not have driven recent diversification. Furthermore, the lack of functional changes in fishes or corals over the last 5 Myr raises questions over the role and importance of biodiversity in shaping the future of coral reefs.&quot;,&quot;container-title&quot;:&quot;Biological Reviews&quot;,&quot;DOI&quot;:&quot;10.1111/brv.12259&quot;,&quot;ISSN&quot;:&quot;1469-185X&quot;,&quot;issue&quot;:&quot;2&quot;,&quot;language&quot;:&quot;en&quot;,&quot;note&quot;:&quot;_eprint: https://onlinelibrary.wiley.com/doi/pdf/10.1111/brv.12259&quot;,&quot;page&quot;:&quot;878-901&quot;,&quot;source&quot;:&quot;Wiley Online Library&quot;,&quot;title&quot;:&quot;The evolution of fishes and corals on reefs: form, function and interdependence&quot;,&quot;title-short&quot;:&quot;The evolution of fishes and corals on reefs&quot;,&quot;URL&quot;:&quot;https://onlinelibrary.wiley.com/doi/abs/10.1111/brv.12259&quot;,&quot;volume&quot;:&quot;92&quot;,&quot;author&quot;:[{&quot;family&quot;:&quot;Bellwood&quot;,&quot;given&quot;:&quot;David R.&quot;},{&quot;family&quot;:&quot;Goatley&quot;,&quot;given&quot;:&quot;Christopher H. R.&quot;},{&quot;family&quot;:&quot;Bellwood&quot;,&quot;given&quot;:&quot;Orpha&quot;}],&quot;accessed&quot;:{&quot;date-parts&quot;:[[&quot;2020&quot;,4,23]]},&quot;issued&quot;:{&quot;date-parts&quot;:[[&quot;2017&quot;]]}}}],&quot;schema&quot;:&quot;https://github.com/citation-style-language/schema/raw/master/csl-citation.json&quot;} RNDVi8i7TSFUR"/></text:p>
      <text:p text:style-name="Standard"><text:reference-mark-start text:name="ZOTERO_ITEM CSL_CITATION {&quot;citationID&quot;:&quot;IAp447hf&quot;,&quot;properties&quot;:{&quot;formattedCitation&quot;:&quot;(Stillman 2003)&quot;,&quot;plainCitation&quot;:&quot;(Stillman 2003)&quot;,&quot;noteIndex&quot;:0},&quot;citationItems&quot;:[{&quot;id&quot;:1230,&quot;uris&quot;:[&quot;http://zotero.org/users/5871544/items/4V6NH9P8&quot;],&quot;uri&quot;:[&quot;http://zotero.org/users/5871544/items/4V6NH9P8&quot;],&quot;itemData&quot;:{&quot;id&quot;:1230,&quot;type&quot;:&quot;article-journal&quot;,&quot;abstract&quot;:&quot;Recent reports have presented meta-analyses of global biological impacts of climate change ( [1][1], [2][2] ). However, there is debate as to the level of confidence ascribed to the certainty that global climate change has caused the observed biological changes ( [3][3] ). Two important considerations in the assessment of how climate change will impact organisms are (i) how close organisms are to their thermal limits in nature and (ii) an understanding of how organisms respond to increasing habitat temperatures, especially the degree to which organisms are able to adjust, or acclimatize, their thermal sensitivity.\n\nHere, I report the effects of thermal acclimation on thermal limits of cardiac function in four congeneric species of marine invertebrates (Porcelain crabs, genus Petrolisthes ) from different thermal habitats. Crabs in this genus are distributed throughout the eastern Pacific, from Alaska to Chile, and at all sites in this latitudinal range sympatric species have discrete patterns of vertical intertidal zonation ( [4][4] ). During low tide, these crabs remain under stones, where temperatures during hot, low tide periods have been shown to change over 20°C in 6 hours ( [4][4],[5][5] ). Two of the species ( P. gracilis and P. hirtipes ) are endemic to the Northern Gulf of California, and the other two ( P. cinctipes and P. eriomerus ) are distributed in the cold-temperate zone of the northeastern Pacific ( [4][4] ). P. gracilis and P. cinctipes are upper intertidal zone species, P. hirtipes is a middle intertidal zone species, and P. eriomerus is found in and below the low intertidal zone ( [4][4] ). P. gracilis and P. hirtipes are in one phylogenetic clade that diverged ∼6 million years ago (Ma), and P. cinctipes and P. eriomerus are in a different clade with a divergence time of ∼13 Ma ( [4][4] ).\n\nThe upper and lower thermal limits of heart function (defined as CTmax and CTmin, respectively) (fig. S1) ( [5][5] ) were determined in specimens acclimated to 10°C temperature ranges ([Fig. 1, A and B][6]) ( [5][5] ). CTmax ([Fig. 1A][6]) and CTmin ([Fig. 1B][6]) values at either acclimation temperature were generally consistent with thermal microhabitat. CTmax values are at or near maximal habitat temperatures ([Fig. 1, A and C][6]) ( [4][4] ) in all species except for P. eriomerus . The striking result of this experiment is shown in [Fig. 1C][6]. The change in CTmax over the 10°C acclimation temperature range (ΔCTmax) decreased linearly among species in an inverse relation with maximal microhabitat temperature. In other words, the species that have evolved the greatest tolerance to high temperatures have done so at the expense of acclimation capacity of CTmax, and it is these species that will be the most susceptible to the smallest increases in microhabitat temperatures. The opposite effect was apparent for CTmin, where there was a positive correlation between ΔCTmin and maximal habitat temperature. These trends remained apparent after phylogenetic transformation of the data by independent contrasts analysis ( [5][5] ).\n\n![  Fig. 1. ][7]&lt;/img&gt;\n\n Fig. 1.  \n( A ) Upper thermallimits (CT-max, fig. S1A) and ( B ) lower thermal limits (CTmin, fig. S1B) of cardiac function at two acclimation temperatures separated by 10°C. Low acclimation temperatures (T) were set to normalwintertime sea surface temperatures at the respective collection locations ( [4][4] ); T = 8°C for the two temperate species, P. cinctipes and P. eriomerus ; T = 15°C for the two species from the Northern Gulf of California, P. gracilis and P. hirtipes . Acclimations were ≥4 weeks in each case. Each data point is the mean ± 1 SE; n = 5 to 6 individuals. Asterisks indicate significant differences between T and T+10 values for each species ( t test, P &lt; 0.05). ( C ) The change in CTmax and CTmin over the 10°C acclimation range for each species, plotted as a function of maximal habitat temperatures ( [4][4] ). Each data point is the difference in means of CTmax or CTmin for one species. Linear regression (dashed lines) was significant ( P = 0.0044) for CTmax but not for CTmin ( P = 0.11).\n\n\n\nThe prediction generated from these results is that the Petrolisthes species that would be impacted the most with increased warming would be those from the Northern Gulf of California. The capacity for acclimation of CTmax in P. gracilis is less than the estimated average amount of global warming that has already occurred ( [2][2] ), and thus this species may have already been impacted by climate change. There is evidence that P. cinctipes has been affected by climate-related increases in thermal microhabitat. An analysis of long-term changes in species composition of the intertidal invertebrate community in Monterey, California, reported that the abundance of P. cinctipes has dramatically declined during a period of 60 years associated with increasing thermal stress levels ( [6][8] ). If a relatively long-term set of data existed for P. gracilis and P. hirtipes in the Gulf of California, similar changes in abundance would have likely been observed. Thus, by understanding the biological bases that underlie the responses of organisms to increasing habitat temperature, we can increase our certainty of the direct impacts that climate change has on life in nature.\n\nSupporting Online Material \n\n[www.sciencemag.org/cgi/content/full/301/5629/65/DC1][9] \n\nMaterials and Methods\n\nFig. S1\n\nReferences\n\n1.  [↵][10] C. Parmesean, G. Yohe, Nature 421, 37 (2003).\n    \n    [OpenUrl][11][CrossRef][12][PubMed][13]\n\n2.  [↵][14] T. Root et al ., Nature 421, 57 (2003).\n    \n    [OpenUrl][15][CrossRef][16][PubMed][17]\n\n3.  [↵][18] M. Jensen, Science 299, 38 (2003).\n    \n    [OpenUrl][19][Abstract/FREE Full Text][20]\n\n4.  [↵][21] J. Stillman, Int. Comp. Biol. 42, 790 (2002).\n    \n    [OpenUrl][22][CrossRef][23]\n\n5.  [↵][24] Materials and methods are available as supporting material on Science Online.\n    \n    \n\n6.  [↵][25] R. Sagarin et al. , Ecol. Monogr. 69, 465 (1999).\n    \n    [OpenUrl][26][CrossRef][27][Web of Science][28]\n\n7.  This work was supported by grants from the NSF and the Packard Foundation (PISCO contribution no. 121).\n\n [1]: #ref-1\n [2]: #ref-2\n [3]: #ref-3\n [4]: #ref-4\n [5]: #ref-5\n [6]: #F1\n [7]: pending:yes\n [8]: #ref-6\n [9]: http://www.sciencemag.org/cgi/content/full/301/5629/65/DC1\n [10]: #xref-ref-1-1 \&quot;View reference 1 in text\&quot;\n [11]: {openurl}?query=rft.jtitle%253DNature%253B%2BPhysical%2BScience%2B%2528London%2529%26rft.stitle%253DNature%253B%2BPhysical%2BScience%2B%2528London%2529%26rft.aulast%253DParmesan%26rft.auinit1%253DC.%26rft.volume%253D421%26rft.issue%253D6918%26rft.spage%253D37%26rft.epage%253D42%26rft.atitle%253DA%2Bglobally%2Bcoherent%2Bfingerprint%2Bof%2Bclimate%2Bchange%2Bimpacts%2Bacross%2Bnatural%2Bsystems.%26rft_id%253Dinfo%253Adoi%252F10.1038%252Fnature01286%26rft_id%253Dinfo%253Apmid%252F12511946%26rft.genre%253Darticle%26rft_val_fmt%253Dinfo%253Aofi%252Ffmt%253Akev%253Amtx%253Ajournal%26ctx_ver%253DZ39.88-2004%26url_ver%253DZ39.88-2004%26url_ctx_fmt%253Dinfo%253Aofi%252Ffmt%253Akev%253Amtx%253Actx\n [12]: /lookup/external-ref?access_num=10.1038/nature01286&amp;link_type=DOI\n [13]: /lookup/external-ref?access_num=12511946&amp;link_type=MED&amp;atom=%2Fsci%2F301%2F5629%2F65.atom\n [14]: #xref-ref-2-1 \&quot;View reference 2 in text\&quot;\n [15]: {openurl}?query=rft.jtitle%253DNature%253B%2BPhysical%2BScience%2B%2528London%2529%26rft.stitle%253DNature%253B%2BPhysical%2BScience%2B%2528London%2529%26rft.aulast%253DRoot%26rft.auinit1%253DT.%2BL.%26rft.volume%253D421%26rft.issue%253D6918%26rft.spage%253D57%26rft.epage%253D60%26rft.atitle%253DFingerprints%2Bof%2Bglobal%2Bwarming%2Bon%2Bwild%2Banimals%2Band%2Bplants.%26rft_id%253Dinfo%253Adoi%252F10.1038%252Fnature01333%26rft_id%253Dinfo%253Apmid%252F12511952%26rft.genre%253Darticle%26rft_val_fmt%253Dinfo%253Aofi%252Ffmt%253Akev%253Amtx%253Ajournal%26ctx_ver%253DZ39.88-2004%26url_ver%253DZ39.88-2004%26url_ctx_fmt%253Dinfo%253Aofi%252Ffmt%253Akev%253Amtx%253Actx\n [16]: /lookup/external-ref?access_num=10.1038/nature01333&amp;link_type=DOI\n [17]: /lookup/external-ref?access_num=12511952&amp;link_type=MED&amp;atom=%2Fsci%2F301%2F5629%2F65.atom\n [18]: #xref-ref-3-1 \&quot;View reference 3 in text\&quot;\n [19]: {openurl}?query=rft.jtitle%253DScience%26rft.stitle%253DScience%26rft.issn%253D0036-8075%26rft.aulast%253DJensen%26rft.auinit1%253DM.%2BN.%26rft.volume%253D299%26rft.issue%253D5603%26rft.spage%253D38%26rft.epage%253D38%26rft.atitle%253DCLIMATE%2BCHANGE%253A%2BConsensus%2Bon%2BEcological%2BImpacts%2BRemains%2BElusive%26rft_id%253Dinfo%253Adoi%252F10.1126%252Fscience.299.5603.38%26rft_id%253Dinfo%253Apmid%252F12511629%26rft.genre%253Darticle%26rft_val_fmt%253Dinfo%253Aofi%252Ffmt%253Akev%253Amtx%253Ajournal%26ctx_ver%253DZ39.88-2004%26url_ver%253DZ39.88-2004%26url_ctx_fmt%253Dinfo%253Aofi%252Ffmt%253Akev%253Amtx%253Actx\n [20]: /lookup/ijlink/YTozOntzOjQ6InBhdGgiO3M6MTQ6Ii9sb29rdXAvaWpsaW5rIjtzOjU6InF1ZXJ5IjthOjQ6e3M6ODoibGlua1R5cGUiO3M6NDoiQUJTVCI7czoxMToiam91cm5hbENvZGUiO3M6Mzoic2NpIjtzOjU6InJlc2lkIjtzOjExOiIyOTkvNTYwMy8zOCI7czo0OiJhdG9tIjtzOjIxOiIvc2NpLzMwMS81NjI5LzY1LmF0b20iO31zOjg6ImZyYWdtZW50IjtzOjA6IiI7fQ==\n [21]: #xref-ref-4-1 \&quot;View reference 4 in text\&quot;\n [22]: {openurl}?query=rft.jtitle%253DInt.%2BComp.%2BBiol.%26rft.volume%253D42%26rft.spage%253D790%26rft_id%253Dinfo%253Adoi%252F10.1093%252Ficb%252F42.4.790%26rft.genre%253Darticle%26rft_val_fmt%253Dinfo%253Aofi%252Ffmt%253Akev%253Amtx%253Ajournal%26ctx_ver%253DZ39.88-2004%26url_ver%253DZ39.88-2004%26url_ctx_fmt%253Dinfo%253Aofi%252Ffmt%253Akev%253Amtx%253Actx\n [23]: /lookup/external-ref?access_num=10.1093/icb/42.4.790&amp;link_type=DOI\n [24]: #xref-ref-5-1 \&quot;View reference 5 in text\&quot;\n [25]: #xref-ref-6-1 \&quot;View reference 6 in text\&quot;\n [26]: {openurl}?query=rft.jtitle%253DEcol.%2BMonogr.%26rft.volume%253D69%26rft.spage%253D465%26rft_id%253Dinfo%253Adoi%252F10.1890%252F0012-9615%25281999%2529069%255B0465%253ACRCIAI%255D2.0.CO%253B2%26rft.genre%253Darticle%26rft_val_fmt%253Dinfo%253Aofi%252Ffmt%253Akev%253Amtx%253Ajournal%26ctx_ver%253DZ39.88-2004%26url_ver%253DZ39.88-2004%26url_ctx_fmt%253Dinfo%253Aofi%252Ffmt%253Akev%253Amtx%253Actx\n [27]: /lookup/external-ref?access_num=10.1890/0012-9615(1999)069[0465:CRCIAI]2.0.CO;2&amp;link_type=DOI\n [28]: /lookup/external-ref?access_num=000083599400003&amp;link_type=ISI&quot;,&quot;container-title&quot;:&quot;Science&quot;,&quot;DOI&quot;:&quot;10.1126/science.1083073&quot;,&quot;ISSN&quot;:&quot;0036-8075, 1095-9203&quot;,&quot;issue&quot;:&quot;5629&quot;,&quot;language&quot;:&quot;en&quot;,&quot;note&quot;:&quot;publisher: American Association for the Advancement of Science\nsection: Brevia\nPMID: 12843385&quot;,&quot;page&quot;:&quot;65-65&quot;,&quot;source&quot;:&quot;science.sciencemag.org&quot;,&quot;title&quot;:&quot;Acclimation Capacity Underlies Susceptibility to Climate Change&quot;,&quot;URL&quot;:&quot;https://science.sciencemag.org/content/301/5629/65&quot;,&quot;volume&quot;:&quot;301&quot;,&quot;author&quot;:[{&quot;family&quot;:&quot;Stillman&quot;,&quot;given&quot;:&quot;Jonathon H.&quot;}],&quot;accessed&quot;:{&quot;date-parts&quot;:[[&quot;2020&quot;,4,23]]},&quot;issued&quot;:{&quot;date-parts&quot;:[[&quot;2003&quot;,7,4]]}}}],&quot;schema&quot;:&quot;https://github.com/citation-style-language/schema/raw/master/csl-citation.json&quot;} RNDGouzSAGRS2"/>(Stillman 2003)<text:reference-mark-end text:name="ZOTERO_ITEM CSL_CITATION {&quot;citationID&quot;:&quot;IAp447hf&quot;,&quot;properties&quot;:{&quot;formattedCitation&quot;:&quot;(Stillman 2003)&quot;,&quot;plainCitation&quot;:&quot;(Stillman 2003)&quot;,&quot;noteIndex&quot;:0},&quot;citationItems&quot;:[{&quot;id&quot;:1230,&quot;uris&quot;:[&quot;http://zotero.org/users/5871544/items/4V6NH9P8&quot;],&quot;uri&quot;:[&quot;http://zotero.org/users/5871544/items/4V6NH9P8&quot;],&quot;itemData&quot;:{&quot;id&quot;:1230,&quot;type&quot;:&quot;article-journal&quot;,&quot;abstract&quot;:&quot;Recent reports have presented meta-analyses of global biological impacts of climate change ( [1][1], [2][2] ). However, there is debate as to the level of confidence ascribed to the certainty that global climate change has caused the observed biological changes ( [3][3] ). Two important considerations in the assessment of how climate change will impact organisms are (i) how close organisms are to their thermal limits in nature and (ii) an understanding of how organisms respond to increasing habitat temperatures, especially the degree to which organisms are able to adjust, or acclimatize, their thermal sensitivity.\n\nHere, I report the effects of thermal acclimation on thermal limits of cardiac function in four congeneric species of marine invertebrates (Porcelain crabs, genus Petrolisthes ) from different thermal habitats. Crabs in this genus are distributed throughout the eastern Pacific, from Alaska to Chile, and at all sites in this latitudinal range sympatric species have discrete patterns of vertical intertidal zonation ( [4][4] ). During low tide, these crabs remain under stones, where temperatures during hot, low tide periods have been shown to change over 20°C in 6 hours ( [4][4],[5][5] ). Two of the species ( P. gracilis and P. hirtipes ) are endemic to the Northern Gulf of California, and the other two ( P. cinctipes and P. eriomerus ) are distributed in the cold-temperate zone of the northeastern Pacific ( [4][4] ). P. gracilis and P. cinctipes are upper intertidal zone species, P. hirtipes is a middle intertidal zone species, and P. eriomerus is found in and below the low intertidal zone ( [4][4] ). P. gracilis and P. hirtipes are in one phylogenetic clade that diverged ∼6 million years ago (Ma), and P. cinctipes and P. eriomerus are in a different clade with a divergence time of ∼13 Ma ( [4][4] ).\n\nThe upper and lower thermal limits of heart function (defined as CTmax and CTmin, respectively) (fig. S1) ( [5][5] ) were determined in specimens acclimated to 10°C temperature ranges ([Fig. 1, A and B][6]) ( [5][5] ). CTmax ([Fig. 1A][6]) and CTmin ([Fig. 1B][6]) values at either acclimation temperature were generally consistent with thermal microhabitat. CTmax values are at or near maximal habitat temperatures ([Fig. 1, A and C][6]) ( [4][4] ) in all species except for P. eriomerus . The striking result of this experiment is shown in [Fig. 1C][6]. The change in CTmax over the 10°C acclimation temperature range (ΔCTmax) decreased linearly among species in an inverse relation with maximal microhabitat temperature. In other words, the species that have evolved the greatest tolerance to high temperatures have done so at the expense of acclimation capacity of CTmax, and it is these species that will be the most susceptible to the smallest increases in microhabitat temperatures. The opposite effect was apparent for CTmin, where there was a positive correlation between ΔCTmin and maximal habitat temperature. These trends remained apparent after phylogenetic transformation of the data by independent contrasts analysis ( [5][5] ).\n\n![  Fig. 1. ][7]&lt;/img&gt;\n\n Fig. 1.  \n( A ) Upper thermallimits (CT-max, fig. S1A) and ( B ) lower thermal limits (CTmin, fig. S1B) of cardiac function at two acclimation temperatures separated by 10°C. Low acclimation temperatures (T) were set to normalwintertime sea surface temperatures at the respective collection locations ( [4][4] ); T = 8°C for the two temperate species, P. cinctipes and P. eriomerus ; T = 15°C for the two species from the Northern Gulf of California, P. gracilis and P. hirtipes . Acclimations were ≥4 weeks in each case. Each data point is the mean ± 1 SE; n = 5 to 6 individuals. Asterisks indicate significant differences between T and T+10 values for each species ( t test, P &lt; 0.05). ( C ) The change in CTmax and CTmin over the 10°C acclimation range for each species, plotted as a function of maximal habitat temperatures ( [4][4] ). Each data point is the difference in means of CTmax or CTmin for one species. Linear regression (dashed lines) was significant ( P = 0.0044) for CTmax but not for CTmin ( P = 0.11).\n\n\n\nThe prediction generated from these results is that the Petrolisthes species that would be impacted the most with increased warming would be those from the Northern Gulf of California. The capacity for acclimation of CTmax in P. gracilis is less than the estimated average amount of global warming that has already occurred ( [2][2] ), and thus this species may have already been impacted by climate change. There is evidence that P. cinctipes has been affected by climate-related increases in thermal microhabitat. An analysis of long-term changes in species composition of the intertidal invertebrate community in Monterey, California, reported that the abundance of P. cinctipes has dramatically declined during a period of 60 years associated with increasing thermal stress levels ( [6][8] ). If a relatively long-term set of data existed for P. gracilis and P. hirtipes in the Gulf of California, similar changes in abundance would have likely been observed. Thus, by understanding the biological bases that underlie the responses of organisms to increasing habitat temperature, we can increase our certainty of the direct impacts that climate change has on life in nature.\n\nSupporting Online Material \n\n[www.sciencemag.org/cgi/content/full/301/5629/65/DC1][9] \n\nMaterials and Methods\n\nFig. S1\n\nReferences\n\n1.  [↵][10] C. Parmesean, G. Yohe, Nature 421, 37 (2003).\n    \n    [OpenUrl][11][CrossRef][12][PubMed][13]\n\n2.  [↵][14] T. Root et al ., Nature 421, 57 (2003).\n    \n    [OpenUrl][15][CrossRef][16][PubMed][17]\n\n3.  [↵][18] M. Jensen, Science 299, 38 (2003).\n    \n    [OpenUrl][19][Abstract/FREE Full Text][20]\n\n4.  [↵][21] J. Stillman, Int. Comp. Biol. 42, 790 (2002).\n    \n    [OpenUrl][22][CrossRef][23]\n\n5.  [↵][24] Materials and methods are available as supporting material on Science Online.\n    \n    \n\n6.  [↵][25] R. Sagarin et al. , Ecol. Monogr. 69, 465 (1999).\n    \n    [OpenUrl][26][CrossRef][27][Web of Science][28]\n\n7.  This work was supported by grants from the NSF and the Packard Foundation (PISCO contribution no. 121).\n\n [1]: #ref-1\n [2]: #ref-2\n [3]: #ref-3\n [4]: #ref-4\n [5]: #ref-5\n [6]: #F1\n [7]: pending:yes\n [8]: #ref-6\n [9]: http://www.sciencemag.org/cgi/content/full/301/5629/65/DC1\n [10]: #xref-ref-1-1 \&quot;View reference 1 in text\&quot;\n [11]: {openurl}?query=rft.jtitle%253DNature%253B%2BPhysical%2BScience%2B%2528London%2529%26rft.stitle%253DNature%253B%2BPhysical%2BScience%2B%2528London%2529%26rft.aulast%253DParmesan%26rft.auinit1%253DC.%26rft.volume%253D421%26rft.issue%253D6918%26rft.spage%253D37%26rft.epage%253D42%26rft.atitle%253DA%2Bglobally%2Bcoherent%2Bfingerprint%2Bof%2Bclimate%2Bchange%2Bimpacts%2Bacross%2Bnatural%2Bsystems.%26rft_id%253Dinfo%253Adoi%252F10.1038%252Fnature01286%26rft_id%253Dinfo%253Apmid%252F12511946%26rft.genre%253Darticle%26rft_val_fmt%253Dinfo%253Aofi%252Ffmt%253Akev%253Amtx%253Ajournal%26ctx_ver%253DZ39.88-2004%26url_ver%253DZ39.88-2004%26url_ctx_fmt%253Dinfo%253Aofi%252Ffmt%253Akev%253Amtx%253Actx\n [12]: /lookup/external-ref?access_num=10.1038/nature01286&amp;link_type=DOI\n [13]: /lookup/external-ref?access_num=12511946&amp;link_type=MED&amp;atom=%2Fsci%2F301%2F5629%2F65.atom\n [14]: #xref-ref-2-1 \&quot;View reference 2 in text\&quot;\n [15]: {openurl}?query=rft.jtitle%253DNature%253B%2BPhysical%2BScience%2B%2528London%2529%26rft.stitle%253DNature%253B%2BPhysical%2BScience%2B%2528London%2529%26rft.aulast%253DRoot%26rft.auinit1%253DT.%2BL.%26rft.volume%253D421%26rft.issue%253D6918%26rft.spage%253D57%26rft.epage%253D60%26rft.atitle%253DFingerprints%2Bof%2Bglobal%2Bwarming%2Bon%2Bwild%2Banimals%2Band%2Bplants.%26rft_id%253Dinfo%253Adoi%252F10.1038%252Fnature01333%26rft_id%253Dinfo%253Apmid%252F12511952%26rft.genre%253Darticle%26rft_val_fmt%253Dinfo%253Aofi%252Ffmt%253Akev%253Amtx%253Ajournal%26ctx_ver%253DZ39.88-2004%26url_ver%253DZ39.88-2004%26url_ctx_fmt%253Dinfo%253Aofi%252Ffmt%253Akev%253Amtx%253Actx\n [16]: /lookup/external-ref?access_num=10.1038/nature01333&amp;link_type=DOI\n [17]: /lookup/external-ref?access_num=12511952&amp;link_type=MED&amp;atom=%2Fsci%2F301%2F5629%2F65.atom\n [18]: #xref-ref-3-1 \&quot;View reference 3 in text\&quot;\n [19]: {openurl}?query=rft.jtitle%253DScience%26rft.stitle%253DScience%26rft.issn%253D0036-8075%26rft.aulast%253DJensen%26rft.auinit1%253DM.%2BN.%26rft.volume%253D299%26rft.issue%253D5603%26rft.spage%253D38%26rft.epage%253D38%26rft.atitle%253DCLIMATE%2BCHANGE%253A%2BConsensus%2Bon%2BEcological%2BImpacts%2BRemains%2BElusive%26rft_id%253Dinfo%253Adoi%252F10.1126%252Fscience.299.5603.38%26rft_id%253Dinfo%253Apmid%252F12511629%26rft.genre%253Darticle%26rft_val_fmt%253Dinfo%253Aofi%252Ffmt%253Akev%253Amtx%253Ajournal%26ctx_ver%253DZ39.88-2004%26url_ver%253DZ39.88-2004%26url_ctx_fmt%253Dinfo%253Aofi%252Ffmt%253Akev%253Amtx%253Actx\n [20]: /lookup/ijlink/YTozOntzOjQ6InBhdGgiO3M6MTQ6Ii9sb29rdXAvaWpsaW5rIjtzOjU6InF1ZXJ5IjthOjQ6e3M6ODoibGlua1R5cGUiO3M6NDoiQUJTVCI7czoxMToiam91cm5hbENvZGUiO3M6Mzoic2NpIjtzOjU6InJlc2lkIjtzOjExOiIyOTkvNTYwMy8zOCI7czo0OiJhdG9tIjtzOjIxOiIvc2NpLzMwMS81NjI5LzY1LmF0b20iO31zOjg6ImZyYWdtZW50IjtzOjA6IiI7fQ==\n [21]: #xref-ref-4-1 \&quot;View reference 4 in text\&quot;\n [22]: {openurl}?query=rft.jtitle%253DInt.%2BComp.%2BBiol.%26rft.volume%253D42%26rft.spage%253D790%26rft_id%253Dinfo%253Adoi%252F10.1093%252Ficb%252F42.4.790%26rft.genre%253Darticle%26rft_val_fmt%253Dinfo%253Aofi%252Ffmt%253Akev%253Amtx%253Ajournal%26ctx_ver%253DZ39.88-2004%26url_ver%253DZ39.88-2004%26url_ctx_fmt%253Dinfo%253Aofi%252Ffmt%253Akev%253Amtx%253Actx\n [23]: /lookup/external-ref?access_num=10.1093/icb/42.4.790&amp;link_type=DOI\n [24]: #xref-ref-5-1 \&quot;View reference 5 in text\&quot;\n [25]: #xref-ref-6-1 \&quot;View reference 6 in text\&quot;\n [26]: {openurl}?query=rft.jtitle%253DEcol.%2BMonogr.%26rft.volume%253D69%26rft.spage%253D465%26rft_id%253Dinfo%253Adoi%252F10.1890%252F0012-9615%25281999%2529069%255B0465%253ACRCIAI%255D2.0.CO%253B2%26rft.genre%253Darticle%26rft_val_fmt%253Dinfo%253Aofi%252Ffmt%253Akev%253Amtx%253Ajournal%26ctx_ver%253DZ39.88-2004%26url_ver%253DZ39.88-2004%26url_ctx_fmt%253Dinfo%253Aofi%252Ffmt%253Akev%253Amtx%253Actx\n [27]: /lookup/external-ref?access_num=10.1890/0012-9615(1999)069[0465:CRCIAI]2.0.CO;2&amp;link_type=DOI\n [28]: /lookup/external-ref?access_num=000083599400003&amp;link_type=ISI&quot;,&quot;container-title&quot;:&quot;Science&quot;,&quot;DOI&quot;:&quot;10.1126/science.1083073&quot;,&quot;ISSN&quot;:&quot;0036-8075, 1095-9203&quot;,&quot;issue&quot;:&quot;5629&quot;,&quot;language&quot;:&quot;en&quot;,&quot;note&quot;:&quot;publisher: American Association for the Advancement of Science\nsection: Brevia\nPMID: 12843385&quot;,&quot;page&quot;:&quot;65-65&quot;,&quot;source&quot;:&quot;science.sciencemag.org&quot;,&quot;title&quot;:&quot;Acclimation Capacity Underlies Susceptibility to Climate Change&quot;,&quot;URL&quot;:&quot;https://science.sciencemag.org/content/301/5629/65&quot;,&quot;volume&quot;:&quot;301&quot;,&quot;author&quot;:[{&quot;family&quot;:&quot;Stillman&quot;,&quot;given&quot;:&quot;Jonathon H.&quot;}],&quot;accessed&quot;:{&quot;date-parts&quot;:[[&quot;2020&quot;,4,23]]},&quot;issued&quot;:{&quot;date-parts&quot;:[[&quot;2003&quot;,7,4]]}}}],&quot;schema&quot;:&quot;https://github.com/citation-style-language/schema/raw/master/csl-citation.json&quot;} RNDGouzSAGRS2"/></text:p>
      <text:p text:style-name="Standard"><text:reference-mark-start text:name="ZOTERO_ITEM CSL_CITATION {&quot;citationID&quot;:&quot;cebJtHAp&quot;,&quot;properties&quot;:{&quot;formattedCitation&quot;:&quot;(Rummer and Munday 2017)&quot;,&quot;plainCitation&quot;:&quot;(Rummer and Munday 2017)&quot;,&quot;noteIndex&quot;:0},&quot;citationItems&quot;:[{&quot;id&quot;:1236,&quot;uris&quot;:[&quot;http://zotero.org/users/5871544/items/YGH6D4Y5&quot;],&quot;uri&quot;:[&quot;http://zotero.org/users/5871544/items/YGH6D4Y5&quot;],&quot;itemData&quot;:{&quot;id&quot;:1236,&quot;type&quot;:&quot;article-journal&quot;,&quot;abstract&quot;:&quot;Predicting the impacts of ocean warming and acidification on marine ecosystems requires an evolutionary perspective because, for most marine species, these environmental changes will occur over a number of generations. Acclimation through phenotypic plasticity and adaptation through genetic selection could help populations of some species cope with future warmer and more acidic oceans. Coral reef species are predicted to be some of the most vulnerable to climate change because they live close to their thermal limits. Yet, their evolutionary history may indicate that they possess adaptations that enable them to cope with a high CO2 environment. Here, we first explore the evolutionary history of reef fishes and how their history has shaped their physiological adaptations to environmental temperatures and pCO2. We examine current-day thermal and CO2 environments experienced by coral reef fishes and summarize experimental studies that have tested how they respond to elevated temperatures and pCO2 levels. We then examine evidence for acclimation and adaptation to projected ocean warming and acidification. Indeed, new studies have demonstrated the potential for transgenerational plasticity and heritable genetic variation that would allow some fishes to maintain performance as the oceans warm and become more acidic. We conclude by outlining management approaches – specifically those that can help preserve genetic variation by maintaining population size – to enhance the potential for genetic adaptation to climate change.&quot;,&quot;container-title&quot;:&quot;Fish and Fisheries&quot;,&quot;DOI&quot;:&quot;10.1111/faf.12164&quot;,&quot;ISSN&quot;:&quot;1467-2979&quot;,&quot;issue&quot;:&quot;1&quot;,&quot;language&quot;:&quot;en&quot;,&quot;note&quot;:&quot;_eprint: https://onlinelibrary.wiley.com/doi/pdf/10.1111/faf.12164&quot;,&quot;page&quot;:&quot;22-39&quot;,&quot;source&quot;:&quot;Wiley Online Library&quot;,&quot;title&quot;:&quot;Climate change and the evolution of reef fishes: past and future&quot;,&quot;title-short&quot;:&quot;Climate change and the evolution of reef fishes&quot;,&quot;URL&quot;:&quot;https://onlinelibrary.wiley.com/doi/abs/10.1111/faf.12164&quot;,&quot;volume&quot;:&quot;18&quot;,&quot;author&quot;:[{&quot;family&quot;:&quot;Rummer&quot;,&quot;given&quot;:&quot;Jodie L.&quot;},{&quot;family&quot;:&quot;Munday&quot;,&quot;given&quot;:&quot;Philip L.&quot;}],&quot;accessed&quot;:{&quot;date-parts&quot;:[[&quot;2020&quot;,4,23]]},&quot;issued&quot;:{&quot;date-parts&quot;:[[&quot;2017&quot;]]}}}],&quot;schema&quot;:&quot;https://github.com/citation-style-language/schema/raw/master/csl-citation.json&quot;} RNDOol3shvB9y"/>(Rummer and Munday 2017)<text:reference-mark-end text:name="ZOTERO_ITEM CSL_CITATION {&quot;citationID&quot;:&quot;cebJtHAp&quot;,&quot;properties&quot;:{&quot;formattedCitation&quot;:&quot;(Rummer and Munday 2017)&quot;,&quot;plainCitation&quot;:&quot;(Rummer and Munday 2017)&quot;,&quot;noteIndex&quot;:0},&quot;citationItems&quot;:[{&quot;id&quot;:1236,&quot;uris&quot;:[&quot;http://zotero.org/users/5871544/items/YGH6D4Y5&quot;],&quot;uri&quot;:[&quot;http://zotero.org/users/5871544/items/YGH6D4Y5&quot;],&quot;itemData&quot;:{&quot;id&quot;:1236,&quot;type&quot;:&quot;article-journal&quot;,&quot;abstract&quot;:&quot;Predicting the impacts of ocean warming and acidification on marine ecosystems requires an evolutionary perspective because, for most marine species, these environmental changes will occur over a number of generations. Acclimation through phenotypic plasticity and adaptation through genetic selection could help populations of some species cope with future warmer and more acidic oceans. Coral reef species are predicted to be some of the most vulnerable to climate change because they live close to their thermal limits. Yet, their evolutionary history may indicate that they possess adaptations that enable them to cope with a high CO2 environment. Here, we first explore the evolutionary history of reef fishes and how their history has shaped their physiological adaptations to environmental temperatures and pCO2. We examine current-day thermal and CO2 environments experienced by coral reef fishes and summarize experimental studies that have tested how they respond to elevated temperatures and pCO2 levels. We then examine evidence for acclimation and adaptation to projected ocean warming and acidification. Indeed, new studies have demonstrated the potential for transgenerational plasticity and heritable genetic variation that would allow some fishes to maintain performance as the oceans warm and become more acidic. We conclude by outlining management approaches – specifically those that can help preserve genetic variation by maintaining population size – to enhance the potential for genetic adaptation to climate change.&quot;,&quot;container-title&quot;:&quot;Fish and Fisheries&quot;,&quot;DOI&quot;:&quot;10.1111/faf.12164&quot;,&quot;ISSN&quot;:&quot;1467-2979&quot;,&quot;issue&quot;:&quot;1&quot;,&quot;language&quot;:&quot;en&quot;,&quot;note&quot;:&quot;_eprint: https://onlinelibrary.wiley.com/doi/pdf/10.1111/faf.12164&quot;,&quot;page&quot;:&quot;22-39&quot;,&quot;source&quot;:&quot;Wiley Online Library&quot;,&quot;title&quot;:&quot;Climate change and the evolution of reef fishes: past and future&quot;,&quot;title-short&quot;:&quot;Climate change and the evolution of reef fishes&quot;,&quot;URL&quot;:&quot;https://onlinelibrary.wiley.com/doi/abs/10.1111/faf.12164&quot;,&quot;volume&quot;:&quot;18&quot;,&quot;author&quot;:[{&quot;family&quot;:&quot;Rummer&quot;,&quot;given&quot;:&quot;Jodie L.&quot;},{&quot;family&quot;:&quot;Munday&quot;,&quot;given&quot;:&quot;Philip L.&quot;}],&quot;accessed&quot;:{&quot;date-parts&quot;:[[&quot;2020&quot;,4,23]]},&quot;issued&quot;:{&quot;date-parts&quot;:[[&quot;2017&quot;]]}}}],&quot;schema&quot;:&quot;https://github.com/citation-style-language/schema/raw/master/csl-citation.json&quot;} RNDOol3shvB9y"/></text:p>
      <text:p text:style-name="Standard"/>
      <text:p text:style-name="P21"><text:span text:style-name="T1">4º</text:span> <text:span text:style-name="T3">paragraph</text:span><text:span text:style-name="T15"> </text:span></text:p>
      <text:p text:style-name="Standard"><text:reference-mark-start text:name="ZOTERO_ITEM CSL_CITATION {&quot;citationID&quot;:&quot;tuM0GFQN&quot;,&quot;properties&quot;:{&quot;formattedCitation&quot;:&quot;(Komyakova et al. 2018; Samoilys et al. 2019)&quot;,&quot;plainCitation&quot;:&quot;(Komyakova et al. 2018; Samoilys et al. 2019)&quot;,&quot;noteIndex&quot;:0},&quot;citationItems&quot;:[{&quot;id&quot;:1242,&quot;uris&quot;:[&quot;http://zotero.org/users/5871544/items/GXICL4RH&quot;],&quot;uri&quot;:[&quot;http://zotero.org/users/5871544/items/GXICL4RH&quot;],&quot;itemData&quot;:{&quot;id&quot;:1242,&quot;type&quot;:&quot;article-journal&quot;,&quot;abstract&quot;:&quot;While there is increasing evidence for habitat specialization in coral reef fishes, the extent to which different corals support different fish communities is not well understood. Here we quantitatively assess the relative importance of different coral species in structuring fish communities and evaluate whether sampling scale and coral colony size affect the perceived strength of fish-habitat relationships. Fish communities present on colonies of eight coral species (Porites cylindrica, Echinopora horrida, Hydnophora rigida, Stylophora pistillata, Seriatopora hystrix, Acropora formosa, A. tenuis and A. millepora) were examined in the Lizard Island lagoon, Great Barrier Reef, Australia. Additionally, the differences in fish communities supported by three coral species (P. cylindrica, E. horrida, H. rigida) were investigated at three spatial scales of sampling (2x2 m, 1x1 m, 0.5x0.5 m). Substantial differences in fish communities were observed across the different coral species, with E. horrida and H. rigida supporting the most fish species and individuals. Coral species explained more of the variability in fish species richness (20.9–53.6%), than in fish abundance (0–15%). Most coral species supported distinctive fish communities, with dissimilarities ranging from 50 to 90%. For three focal coral species, a greater amount of total variation in fish species richness and fish abundance was evident at a larger scale of sampling. Together, these results indicate that the structure of reef fish communities is finely tuned to coral species. Loss of preferred coral species could have profound effects on reef fish biodiversity, potentially more so than would be predicted on the basis of declining coral cover alone.&quot;,&quot;container-title&quot;:&quot;PLOS ONE&quot;,&quot;DOI&quot;:&quot;10.1371/journal.pone.0202206&quot;,&quot;ISSN&quot;:&quot;1932-6203&quot;,&quot;issue&quot;:&quot;8&quot;,&quot;journalAbbreviation&quot;:&quot;PLOS ONE&quot;,&quot;language&quot;:&quot;en&quot;,&quot;note&quot;:&quot;publisher: Public Library of Science&quot;,&quot;page&quot;:&quot;e0202206&quot;,&quot;source&quot;:&quot;PLoS Journals&quot;,&quot;title&quot;:&quot;Strong effects of coral species on the diversity and structure of reef fish communities: A multi-scale analysis&quot;,&quot;title-short&quot;:&quot;Strong effects of coral species on the diversity and structure of reef fish communities&quot;,&quot;URL&quot;:&quot;https://journals.plos.org/plosone/article?id=10.1371/journal.pone.0202206&quot;,&quot;volume&quot;:&quot;13&quot;,&quot;author&quot;:[{&quot;family&quot;:&quot;Komyakova&quot;,&quot;given&quot;:&quot;Valeriya&quot;},{&quot;family&quot;:&quot;Jones&quot;,&quot;given&quot;:&quot;Geoffrey P.&quot;},{&quot;family&quot;:&quot;Munday&quot;,&quot;given&quot;:&quot;Philip L.&quot;}],&quot;accessed&quot;:{&quot;date-parts&quot;:[[&quot;2020&quot;,4,23]]},&quot;issued&quot;:{&quot;date-parts&quot;:[[&quot;2018&quot;]],&quot;season&quot;:&quot;ago&quot;}}},{&quot;id&quot;:1245,&quot;uris&quot;:[&quot;http://zotero.org/users/5871544/items/BMX7C4NV&quot;],&quot;uri&quot;:[&quot;http://zotero.org/users/5871544/items/BMX7C4NV&quot;],&quot;itemData&quot;:{&quot;id&quot;:1245,&quot;type&quot;:&quot;article-journal&quot;,&quot;abstract&quot;:&quot;Aim Understanding the drivers of the structure of coral reef fish assemblages is vital for their future conservation. Quantifying the separate roles of natural drivers from the increasing influence of anthropogenic factors, such as fishing and climate change, is a key component of this understanding. It follows that the intrinsic role of historical biogeographical and geomorphological factors must be accounted for when trying to understand the effects of contemporary disturbances such as fishing. Location Comoros, Madagascar, Mozambique and Tanzania, Western Indian Ocean (WIO). Methods We modeled patterns in the density and biomass of an assemblage of reef-associated fish species from 11 families, and their association with 16 biophysical variables. Results Canonical analysis of principal coordinates revealed strong country affiliations of reef fish assemblages and distance-based linear modeling confirmed geographic location and reef geomorphology were the most significant correlates, explaining 32% of the observed variation in fish assemblage structure. Another 6%–8% of variation was explained by productivity gradients (chl_a), and reef exposure or slope. Where spatial effects were not significant between mainland continental locations, fishing effects became evident explaining 6% of the variation in data. No correlation with live coral was detected. Only 37 species, predominantly lower trophic level taxa, were significant in explaining differences in assemblages between sites. Main Conclusions Spatial and geomorphological histories remain a major influence on the structure of reef fish assemblages in the WIO. Reef geomorphology was closely linked to standing biomass, with “ocean-exposed” fringing reefs supporting high average biomass of 1,000 kg/ha, while “lagoon-exposed fringing” reefs and “inner seas patch complex” reefs yielded substantially less at 500kg/ha. Further, the results indicate the influence of benthic communities on fish assemblages is scale dependent. Such insights will be pivotal for managers seeking to balance long-term sustainability of artisanal reef fisheries with conservation of coral reef systems.&quot;,&quot;container-title&quot;:&quot;Ecology and Evolution&quot;,&quot;DOI&quot;:&quot;10.1002/ece3.5044&quot;,&quot;ISSN&quot;:&quot;2045-7758&quot;,&quot;issue&quot;:&quot;7&quot;,&quot;language&quot;:&quot;en&quot;,&quot;note&quot;:&quot;_eprint: https://onlinelibrary.wiley.com/doi/pdf/10.1002/ece3.5044&quot;,&quot;page&quot;:&quot;4149-4167&quot;,&quot;source&quot;:&quot;Wiley Online Library&quot;,&quot;title&quot;:&quot;Disentangling drivers of the abundance of coral reef fishes in the Western Indian Ocean&quot;,&quot;URL&quot;:&quot;https://onlinelibrary.wiley.com/doi/abs/10.1002/ece3.5044&quot;,&quot;volume&quot;:&quot;9&quot;,&quot;author&quot;:[{&quot;family&quot;:&quot;Samoilys&quot;,&quot;given&quot;:&quot;Melita A.&quot;},{&quot;family&quot;:&quot;Halford&quot;,&quot;given&quot;:&quot;Andrew&quot;},{&quot;family&quot;:&quot;Osuka&quot;,&quot;given&quot;:&quot;Kennedy&quot;}],&quot;accessed&quot;:{&quot;date-parts&quot;:[[&quot;2020&quot;,4,23]]},&quot;issued&quot;:{&quot;date-parts&quot;:[[&quot;2019&quot;]]}}}],&quot;schema&quot;:&quot;https://github.com/citation-style-language/schema/raw/master/csl-citation.json&quot;} RNDKr1w667LdV"/>(Komyakova et al. 2018; Samoilys et al. 2019)<text:reference-mark-end text:name="ZOTERO_ITEM CSL_CITATION {&quot;citationID&quot;:&quot;tuM0GFQN&quot;,&quot;properties&quot;:{&quot;formattedCitation&quot;:&quot;(Komyakova et al. 2018; Samoilys et al. 2019)&quot;,&quot;plainCitation&quot;:&quot;(Komyakova et al. 2018; Samoilys et al. 2019)&quot;,&quot;noteIndex&quot;:0},&quot;citationItems&quot;:[{&quot;id&quot;:1242,&quot;uris&quot;:[&quot;http://zotero.org/users/5871544/items/GXICL4RH&quot;],&quot;uri&quot;:[&quot;http://zotero.org/users/5871544/items/GXICL4RH&quot;],&quot;itemData&quot;:{&quot;id&quot;:1242,&quot;type&quot;:&quot;article-journal&quot;,&quot;abstract&quot;:&quot;While there is increasing evidence for habitat specialization in coral reef fishes, the extent to which different corals support different fish communities is not well understood. Here we quantitatively assess the relative importance of different coral species in structuring fish communities and evaluate whether sampling scale and coral colony size affect the perceived strength of fish-habitat relationships. Fish communities present on colonies of eight coral species (Porites cylindrica, Echinopora horrida, Hydnophora rigida, Stylophora pistillata, Seriatopora hystrix, Acropora formosa, A. tenuis and A. millepora) were examined in the Lizard Island lagoon, Great Barrier Reef, Australia. Additionally, the differences in fish communities supported by three coral species (P. cylindrica, E. horrida, H. rigida) were investigated at three spatial scales of sampling (2x2 m, 1x1 m, 0.5x0.5 m). Substantial differences in fish communities were observed across the different coral species, with E. horrida and H. rigida supporting the most fish species and individuals. Coral species explained more of the variability in fish species richness (20.9–53.6%), than in fish abundance (0–15%). Most coral species supported distinctive fish communities, with dissimilarities ranging from 50 to 90%. For three focal coral species, a greater amount of total variation in fish species richness and fish abundance was evident at a larger scale of sampling. Together, these results indicate that the structure of reef fish communities is finely tuned to coral species. Loss of preferred coral species could have profound effects on reef fish biodiversity, potentially more so than would be predicted on the basis of declining coral cover alone.&quot;,&quot;container-title&quot;:&quot;PLOS ONE&quot;,&quot;DOI&quot;:&quot;10.1371/journal.pone.0202206&quot;,&quot;ISSN&quot;:&quot;1932-6203&quot;,&quot;issue&quot;:&quot;8&quot;,&quot;journalAbbreviation&quot;:&quot;PLOS ONE&quot;,&quot;language&quot;:&quot;en&quot;,&quot;note&quot;:&quot;publisher: Public Library of Science&quot;,&quot;page&quot;:&quot;e0202206&quot;,&quot;source&quot;:&quot;PLoS Journals&quot;,&quot;title&quot;:&quot;Strong effects of coral species on the diversity and structure of reef fish communities: A multi-scale analysis&quot;,&quot;title-short&quot;:&quot;Strong effects of coral species on the diversity and structure of reef fish communities&quot;,&quot;URL&quot;:&quot;https://journals.plos.org/plosone/article?id=10.1371/journal.pone.0202206&quot;,&quot;volume&quot;:&quot;13&quot;,&quot;author&quot;:[{&quot;family&quot;:&quot;Komyakova&quot;,&quot;given&quot;:&quot;Valeriya&quot;},{&quot;family&quot;:&quot;Jones&quot;,&quot;given&quot;:&quot;Geoffrey P.&quot;},{&quot;family&quot;:&quot;Munday&quot;,&quot;given&quot;:&quot;Philip L.&quot;}],&quot;accessed&quot;:{&quot;date-parts&quot;:[[&quot;2020&quot;,4,23]]},&quot;issued&quot;:{&quot;date-parts&quot;:[[&quot;2018&quot;]],&quot;season&quot;:&quot;ago&quot;}}},{&quot;id&quot;:1245,&quot;uris&quot;:[&quot;http://zotero.org/users/5871544/items/BMX7C4NV&quot;],&quot;uri&quot;:[&quot;http://zotero.org/users/5871544/items/BMX7C4NV&quot;],&quot;itemData&quot;:{&quot;id&quot;:1245,&quot;type&quot;:&quot;article-journal&quot;,&quot;abstract&quot;:&quot;Aim Understanding the drivers of the structure of coral reef fish assemblages is vital for their future conservation. Quantifying the separate roles of natural drivers from the increasing influence of anthropogenic factors, such as fishing and climate change, is a key component of this understanding. It follows that the intrinsic role of historical biogeographical and geomorphological factors must be accounted for when trying to understand the effects of contemporary disturbances such as fishing. Location Comoros, Madagascar, Mozambique and Tanzania, Western Indian Ocean (WIO). Methods We modeled patterns in the density and biomass of an assemblage of reef-associated fish species from 11 families, and their association with 16 biophysical variables. Results Canonical analysis of principal coordinates revealed strong country affiliations of reef fish assemblages and distance-based linear modeling confirmed geographic location and reef geomorphology were the most significant correlates, explaining 32% of the observed variation in fish assemblage structure. Another 6%–8% of variation was explained by productivity gradients (chl_a), and reef exposure or slope. Where spatial effects were not significant between mainland continental locations, fishing effects became evident explaining 6% of the variation in data. No correlation with live coral was detected. Only 37 species, predominantly lower trophic level taxa, were significant in explaining differences in assemblages between sites. Main Conclusions Spatial and geomorphological histories remain a major influence on the structure of reef fish assemblages in the WIO. Reef geomorphology was closely linked to standing biomass, with “ocean-exposed” fringing reefs supporting high average biomass of 1,000 kg/ha, while “lagoon-exposed fringing” reefs and “inner seas patch complex” reefs yielded substantially less at 500kg/ha. Further, the results indicate the influence of benthic communities on fish assemblages is scale dependent. Such insights will be pivotal for managers seeking to balance long-term sustainability of artisanal reef fisheries with conservation of coral reef systems.&quot;,&quot;container-title&quot;:&quot;Ecology and Evolution&quot;,&quot;DOI&quot;:&quot;10.1002/ece3.5044&quot;,&quot;ISSN&quot;:&quot;2045-7758&quot;,&quot;issue&quot;:&quot;7&quot;,&quot;language&quot;:&quot;en&quot;,&quot;note&quot;:&quot;_eprint: https://onlinelibrary.wiley.com/doi/pdf/10.1002/ece3.5044&quot;,&quot;page&quot;:&quot;4149-4167&quot;,&quot;source&quot;:&quot;Wiley Online Library&quot;,&quot;title&quot;:&quot;Disentangling drivers of the abundance of coral reef fishes in the Western Indian Ocean&quot;,&quot;URL&quot;:&quot;https://onlinelibrary.wiley.com/doi/abs/10.1002/ece3.5044&quot;,&quot;volume&quot;:&quot;9&quot;,&quot;author&quot;:[{&quot;family&quot;:&quot;Samoilys&quot;,&quot;given&quot;:&quot;Melita A.&quot;},{&quot;family&quot;:&quot;Halford&quot;,&quot;given&quot;:&quot;Andrew&quot;},{&quot;family&quot;:&quot;Osuka&quot;,&quot;given&quot;:&quot;Kennedy&quot;}],&quot;accessed&quot;:{&quot;date-parts&quot;:[[&quot;2020&quot;,4,23]]},&quot;issued&quot;:{&quot;date-parts&quot;:[[&quot;2019&quot;]]}}}],&quot;schema&quot;:&quot;https://github.com/citation-style-language/schema/raw/master/csl-citation.json&quot;} RNDKr1w667LdV"/></text:p>
      <text:p text:style-name="Standard"><text:reference-mark-start text:name="ZOTERO_ITEM CSL_CITATION {&quot;citationID&quot;:&quot;6XN238X7&quot;,&quot;properties&quot;:{&quot;formattedCitation&quot;:&quot;(Jones et al. 2004; Wilson et al. 2006)&quot;,&quot;plainCitation&quot;:&quot;(Jones et al. 2004; Wilson et al. 2006)&quot;,&quot;noteIndex&quot;:0},&quot;citationItems&quot;:[{&quot;id&quot;:1238,&quot;uris&quot;:[&quot;http://zotero.org/users/5871544/items/9YHURAC6&quot;],&quot;uri&quot;:[&quot;http://zotero.org/users/5871544/items/9YHURAC6&quot;],&quot;itemData&quot;:{&quot;id&quot;:1238,&quot;type&quot;:&quot;article-journal&quot;,&quot;abstract&quot;:&quot;The worldwide decline in coral cover has serious implications for the health of coral reefs. But what is the future of reef fish assemblages? Marine reserves can protect fish from exploitation, but do they protect fish biodiversity in degrading environments? The answer appears to be no, as indicated by our 8-year study in Papua New Guinea. A devastating decline in coral cover caused a parallel decline in fish biodiversity, both in marine reserves and in areas open to fishing. Over 75% of reef fish species declined in abundance, and 50% declined to less than half of their original numbers. The greater the dependence species have on living coral as juvenile recruitment sites, the greater the observed decline in abundance. Several rare coral-specialists became locally extinct. We suggest that fish biodiversity is threatened wherever permanent reef degradation occurs and warn that marine reserves will not always be sufficient to ensure their survival.&quot;,&quot;container-title&quot;:&quot;Proceedings of the National Academy of Sciences&quot;,&quot;DOI&quot;:&quot;10.1073/pnas.0401277101&quot;,&quot;ISSN&quot;:&quot;0027-8424, 1091-6490&quot;,&quot;issue&quot;:&quot;21&quot;,&quot;journalAbbreviation&quot;:&quot;PNAS&quot;,&quot;language&quot;:&quot;en&quot;,&quot;note&quot;:&quot;publisher: National Academy of Sciences\nsection: Biological Sciences\nPMID: 15150414&quot;,&quot;page&quot;:&quot;8251-8253&quot;,&quot;source&quot;:&quot;www.pnas.org&quot;,&quot;title&quot;:&quot;Coral decline threatens fish biodiversity in marine reserves&quot;,&quot;URL&quot;:&quot;https://www.pnas.org/content/101/21/8251&quot;,&quot;volume&quot;:&quot;101&quot;,&quot;author&quot;:[{&quot;family&quot;:&quot;Jones&quot;,&quot;given&quot;:&quot;Geoffrey P.&quot;},{&quot;family&quot;:&quot;McCormick&quot;,&quot;given&quot;:&quot;Mark I.&quot;},{&quot;family&quot;:&quot;Srinivasan&quot;,&quot;given&quot;:&quot;Maya&quot;},{&quot;family&quot;:&quot;Eagle&quot;,&quot;given&quot;:&quot;Janelle V.&quot;}],&quot;accessed&quot;:{&quot;date-parts&quot;:[[&quot;2020&quot;,4,23]]},&quot;issued&quot;:{&quot;date-parts&quot;:[[&quot;2004&quot;,5,25]]}}},{&quot;id&quot;:1254,&quot;uris&quot;:[&quot;http://zotero.org/users/5871544/items/YW756IHP&quot;],&quot;uri&quot;:[&quot;http://zotero.org/users/5871544/items/YW756IHP&quot;],&quot;itemData&quot;:{&quot;id&quot;:1254,&quot;type&quot;:&quot;article-journal&quot;,&quot;abstract&quot;:&quot;Increased frequency of disturbances and anthropogenic activities are predicted to have a devastating impact on coral reefs that will ultimately change the composition of reef associated fish communities. We reviewed and analysed studies that document the effects of disturbance-mediated coral loss on coral reef fishes. Meta-analysis of 17 independent studies revealed that 62% of fish species declined in abundance within 3 years of disturbances that resulted in &gt;10% decline in coral cover. Abundances of species reliant on live coral for food and shelter consistently declined during this time frame, while abundance of some species that feed on invertebrates, algae and/or detritus increased. The response of species, particularly those expected to benefit from the immediate loss of coral, is, however, variable and is attributed to erratic replenishment of stocks, ecological versatility of species and sublethal responses, such as changes in growth, body condition and feeding rates. The diversity of fish communities was found to be negatively and linearly correlated to disturbance-mediated coral loss. Coral loss &gt;20% typically resulted in a decline in species richness of fish communities, although diversity may initially increase following small declines in coral cover from high coverage. Disturbances that result in an immediate loss of habitat complexity (e.g. severe tropical storms), have a greater impact on fishes from all trophic levels, compared with disturbances that kill corals, but leave the reef framework intact (e.g. coral bleaching and outbreaks of Acanthaster planci). This is most evident among small bodied species and suggests the long-term consequences of coral loss through coral bleaching and crown-of-thorn starfish outbreaks may be much more substantial than the short-term effects currently documented.&quot;,&quot;container-title&quot;:&quot;Global Change Biology&quot;,&quot;DOI&quot;:&quot;10.1111/j.1365-2486.2006.01252.x&quot;,&quot;ISSN&quot;:&quot;1365-2486&quot;,&quot;issue&quot;:&quot;11&quot;,&quot;language&quot;:&quot;en&quot;,&quot;note&quot;:&quot;_eprint: https://onlinelibrary.wiley.com/doi/pdf/10.1111/j.1365-2486.2006.01252.x&quot;,&quot;page&quot;:&quot;2220-2234&quot;,&quot;source&quot;:&quot;Wiley Online Library&quot;,&quot;title&quot;:&quot;Multiple disturbances and the global degradation of coral reefs: are reef fishes at risk or resilient?&quot;,&quot;title-short&quot;:&quot;Multiple disturbances and the global degradation of coral reefs&quot;,&quot;URL&quot;:&quot;https://onlinelibrary.wiley.com/doi/abs/10.1111/j.1365-2486.2006.01252.x&quot;,&quot;volume&quot;:&quot;12&quot;,&quot;author&quot;:[{&quot;family&quot;:&quot;Wilson&quot;,&quot;given&quot;:&quot;Shaun K.&quot;},{&quot;family&quot;:&quot;Graham&quot;,&quot;given&quot;:&quot;Nicholas a. J.&quot;},{&quot;family&quot;:&quot;Pratchett&quot;,&quot;given&quot;:&quot;Morgan S.&quot;},{&quot;family&quot;:&quot;Jones&quot;,&quot;given&quot;:&quot;Geoffrey P.&quot;},{&quot;family&quot;:&quot;Polunin&quot;,&quot;given&quot;:&quot;Nicholas V. C.&quot;}],&quot;accessed&quot;:{&quot;date-parts&quot;:[[&quot;2020&quot;,4,23]]},&quot;issued&quot;:{&quot;date-parts&quot;:[[&quot;2006&quot;]]}}}],&quot;schema&quot;:&quot;https://github.com/citation-style-language/schema/raw/master/csl-citation.json&quot;} RNDFWxEZUOpPy"/>(Jones et al. 2004; Wilson et al. 2006)<text:reference-mark-end text:name="ZOTERO_ITEM CSL_CITATION {&quot;citationID&quot;:&quot;6XN238X7&quot;,&quot;properties&quot;:{&quot;formattedCitation&quot;:&quot;(Jones et al. 2004; Wilson et al. 2006)&quot;,&quot;plainCitation&quot;:&quot;(Jones et al. 2004; Wilson et al. 2006)&quot;,&quot;noteIndex&quot;:0},&quot;citationItems&quot;:[{&quot;id&quot;:1238,&quot;uris&quot;:[&quot;http://zotero.org/users/5871544/items/9YHURAC6&quot;],&quot;uri&quot;:[&quot;http://zotero.org/users/5871544/items/9YHURAC6&quot;],&quot;itemData&quot;:{&quot;id&quot;:1238,&quot;type&quot;:&quot;article-journal&quot;,&quot;abstract&quot;:&quot;The worldwide decline in coral cover has serious implications for the health of coral reefs. But what is the future of reef fish assemblages? Marine reserves can protect fish from exploitation, but do they protect fish biodiversity in degrading environments? The answer appears to be no, as indicated by our 8-year study in Papua New Guinea. A devastating decline in coral cover caused a parallel decline in fish biodiversity, both in marine reserves and in areas open to fishing. Over 75% of reef fish species declined in abundance, and 50% declined to less than half of their original numbers. The greater the dependence species have on living coral as juvenile recruitment sites, the greater the observed decline in abundance. Several rare coral-specialists became locally extinct. We suggest that fish biodiversity is threatened wherever permanent reef degradation occurs and warn that marine reserves will not always be sufficient to ensure their survival.&quot;,&quot;container-title&quot;:&quot;Proceedings of the National Academy of Sciences&quot;,&quot;DOI&quot;:&quot;10.1073/pnas.0401277101&quot;,&quot;ISSN&quot;:&quot;0027-8424, 1091-6490&quot;,&quot;issue&quot;:&quot;21&quot;,&quot;journalAbbreviation&quot;:&quot;PNAS&quot;,&quot;language&quot;:&quot;en&quot;,&quot;note&quot;:&quot;publisher: National Academy of Sciences\nsection: Biological Sciences\nPMID: 15150414&quot;,&quot;page&quot;:&quot;8251-8253&quot;,&quot;source&quot;:&quot;www.pnas.org&quot;,&quot;title&quot;:&quot;Coral decline threatens fish biodiversity in marine reserves&quot;,&quot;URL&quot;:&quot;https://www.pnas.org/content/101/21/8251&quot;,&quot;volume&quot;:&quot;101&quot;,&quot;author&quot;:[{&quot;family&quot;:&quot;Jones&quot;,&quot;given&quot;:&quot;Geoffrey P.&quot;},{&quot;family&quot;:&quot;McCormick&quot;,&quot;given&quot;:&quot;Mark I.&quot;},{&quot;family&quot;:&quot;Srinivasan&quot;,&quot;given&quot;:&quot;Maya&quot;},{&quot;family&quot;:&quot;Eagle&quot;,&quot;given&quot;:&quot;Janelle V.&quot;}],&quot;accessed&quot;:{&quot;date-parts&quot;:[[&quot;2020&quot;,4,23]]},&quot;issued&quot;:{&quot;date-parts&quot;:[[&quot;2004&quot;,5,25]]}}},{&quot;id&quot;:1254,&quot;uris&quot;:[&quot;http://zotero.org/users/5871544/items/YW756IHP&quot;],&quot;uri&quot;:[&quot;http://zotero.org/users/5871544/items/YW756IHP&quot;],&quot;itemData&quot;:{&quot;id&quot;:1254,&quot;type&quot;:&quot;article-journal&quot;,&quot;abstract&quot;:&quot;Increased frequency of disturbances and anthropogenic activities are predicted to have a devastating impact on coral reefs that will ultimately change the composition of reef associated fish communities. We reviewed and analysed studies that document the effects of disturbance-mediated coral loss on coral reef fishes. Meta-analysis of 17 independent studies revealed that 62% of fish species declined in abundance within 3 years of disturbances that resulted in &gt;10% decline in coral cover. Abundances of species reliant on live coral for food and shelter consistently declined during this time frame, while abundance of some species that feed on invertebrates, algae and/or detritus increased. The response of species, particularly those expected to benefit from the immediate loss of coral, is, however, variable and is attributed to erratic replenishment of stocks, ecological versatility of species and sublethal responses, such as changes in growth, body condition and feeding rates. The diversity of fish communities was found to be negatively and linearly correlated to disturbance-mediated coral loss. Coral loss &gt;20% typically resulted in a decline in species richness of fish communities, although diversity may initially increase following small declines in coral cover from high coverage. Disturbances that result in an immediate loss of habitat complexity (e.g. severe tropical storms), have a greater impact on fishes from all trophic levels, compared with disturbances that kill corals, but leave the reef framework intact (e.g. coral bleaching and outbreaks of Acanthaster planci). This is most evident among small bodied species and suggests the long-term consequences of coral loss through coral bleaching and crown-of-thorn starfish outbreaks may be much more substantial than the short-term effects currently documented.&quot;,&quot;container-title&quot;:&quot;Global Change Biology&quot;,&quot;DOI&quot;:&quot;10.1111/j.1365-2486.2006.01252.x&quot;,&quot;ISSN&quot;:&quot;1365-2486&quot;,&quot;issue&quot;:&quot;11&quot;,&quot;language&quot;:&quot;en&quot;,&quot;note&quot;:&quot;_eprint: https://onlinelibrary.wiley.com/doi/pdf/10.1111/j.1365-2486.2006.01252.x&quot;,&quot;page&quot;:&quot;2220-2234&quot;,&quot;source&quot;:&quot;Wiley Online Library&quot;,&quot;title&quot;:&quot;Multiple disturbances and the global degradation of coral reefs: are reef fishes at risk or resilient?&quot;,&quot;title-short&quot;:&quot;Multiple disturbances and the global degradation of coral reefs&quot;,&quot;URL&quot;:&quot;https://onlinelibrary.wiley.com/doi/abs/10.1111/j.1365-2486.2006.01252.x&quot;,&quot;volume&quot;:&quot;12&quot;,&quot;author&quot;:[{&quot;family&quot;:&quot;Wilson&quot;,&quot;given&quot;:&quot;Shaun K.&quot;},{&quot;family&quot;:&quot;Graham&quot;,&quot;given&quot;:&quot;Nicholas a. J.&quot;},{&quot;family&quot;:&quot;Pratchett&quot;,&quot;given&quot;:&quot;Morgan S.&quot;},{&quot;family&quot;:&quot;Jones&quot;,&quot;given&quot;:&quot;Geoffrey P.&quot;},{&quot;family&quot;:&quot;Polunin&quot;,&quot;given&quot;:&quot;Nicholas V. C.&quot;}],&quot;accessed&quot;:{&quot;date-parts&quot;:[[&quot;2020&quot;,4,23]]},&quot;issued&quot;:{&quot;date-parts&quot;:[[&quot;2006&quot;]]}}}],&quot;schema&quot;:&quot;https://github.com/citation-style-language/schema/raw/master/csl-citation.json&quot;} RNDFWxEZUOpPy"/></text:p>
      <text:p text:style-name="Standard"><text:reference-mark-start text:name="ZOTERO_ITEM CSL_CITATION {&quot;citationID&quot;:&quot;lkGeQBWB&quot;,&quot;properties&quot;:{&quot;formattedCitation&quot;:&quot;(Hoegh-Guldberg et al. 2018; Schoepf et al. 2019)&quot;,&quot;plainCitation&quot;:&quot;(Hoegh-Guldberg et al. 2018; Schoepf et al. 2019)&quot;,&quot;noteIndex&quot;:0},&quot;citationItems&quot;:[{&quot;id&quot;:1251,&quot;uris&quot;:[&quot;http://zotero.org/users/5871544/items/M87KANSY&quot;],&quot;uri&quot;:[&quot;http://zotero.org/users/5871544/items/M87KANSY&quot;],&quot;itemData&quot;:{&quot;id&quot;:1251,&quot;type&quot;:&quot;article-journal&quot;,&quot;abstract&quot;:&quot;Rapid ocean warming as a result of climate change poses a key risk for coral reefs. Even if the goals of the Paris Climate Agreement are achieved, coral reefs are likely to decline by 70–90% relative to their current abundance by midcentury. Although alarming, coral communities that survive will play a key role in the regeneration of reefs by mid-to-late century. Here, we argue for a coordinated, global coral reef conservation strategy that is centred on 50 large (500km2) regions that are the least vulnerable to climate change and which are positioned to facilitate future coral reef regeneration. The proposed strategy and actions should strengthen and expand existing conservation efforts for coral reefs as we face the long-term consequences of intensifying climate change.&quot;,&quot;container-title&quot;:&quot;Trends in Ecology &amp; Evolution&quot;,&quot;DOI&quot;:&quot;10.1016/j.tree.2018.09.006&quot;,&quot;ISSN&quot;:&quot;0169-5347&quot;,&quot;issue&quot;:&quot;12&quot;,&quot;journalAbbreviation&quot;:&quot;Trends in Ecology &amp; Evolution&quot;,&quot;language&quot;:&quot;en&quot;,&quot;page&quot;:&quot;936-944&quot;,&quot;source&quot;:&quot;ScienceDirect&quot;,&quot;title&quot;:&quot;Securing a Long-term Future for Coral Reefs&quot;,&quot;URL&quot;:&quot;http://www.sciencedirect.com/science/article/pii/S016953471830226X&quot;,&quot;volume&quot;:&quot;33&quot;,&quot;author&quot;:[{&quot;family&quot;:&quot;Hoegh-Guldberg&quot;,&quot;given&quot;:&quot;Ove&quot;},{&quot;family&quot;:&quot;Kennedy&quot;,&quot;given&quot;:&quot;Emma V.&quot;},{&quot;family&quot;:&quot;Beyer&quot;,&quot;given&quot;:&quot;Hawthorne L.&quot;},{&quot;family&quot;:&quot;McClennen&quot;,&quot;given&quot;:&quot;Caleb&quot;},{&quot;family&quot;:&quot;Possingham&quot;,&quot;given&quot;:&quot;Hugh P.&quot;}],&quot;accessed&quot;:{&quot;date-parts&quot;:[[&quot;2020&quot;,4,23]]},&quot;issued&quot;:{&quot;date-parts&quot;:[[&quot;2018&quot;,12,1]]}}},{&quot;id&quot;:1248,&quot;uris&quot;:[&quot;http://zotero.org/users/5871544/items/3DKN5MN4&quot;],&quot;uri&quot;:[&quot;http://zotero.org/users/5871544/items/3DKN5MN4&quot;],&quot;itemData&quot;:{&quot;id&quot;:1248,&quot;type&quot;:&quot;article-journal&quot;,&quot;abstract&quot;:&quot;Coral populations from thermally extreme conditions may help restore reefs degraded by bleaching. Here, the authors show that these corals can maintain their heat tolerance despite acclimation to colder temperatures but have a limited capacity to acclimatize to ocean warming.&quot;,&quot;container-title&quot;:&quot;Nature Communications&quot;,&quot;DOI&quot;:&quot;10.1038/s41467-019-12065-0&quot;,&quot;ISSN&quot;:&quot;2041-1723&quot;,&quot;issue&quot;:&quot;1&quot;,&quot;language&quot;:&quot;en&quot;,&quot;note&quot;:&quot;number: 1\npublisher: Nature Publishing Group&quot;,&quot;page&quot;:&quot;1-10&quot;,&quot;source&quot;:&quot;www.nature.com&quot;,&quot;title&quot;:&quot;Stress-resistant corals may not acclimatize to ocean warming but maintain heat tolerance under cooler temperatures&quot;,&quot;URL&quot;:&quot;https://www.nature.com/articles/s41467-019-12065-0&quot;,&quot;volume&quot;:&quot;10&quot;,&quot;author&quot;:[{&quot;family&quot;:&quot;Schoepf&quot;,&quot;given&quot;:&quot;Verena&quot;},{&quot;family&quot;:&quot;Carrion&quot;,&quot;given&quot;:&quot;Steven A.&quot;},{&quot;family&quot;:&quot;Pfeifer&quot;,&quot;given&quot;:&quot;Svenja M.&quot;},{&quot;family&quot;:&quot;Naugle&quot;,&quot;given&quot;:&quot;Melissa&quot;},{&quot;family&quot;:&quot;Dugal&quot;,&quot;given&quot;:&quot;Laurence&quot;},{&quot;family&quot;:&quot;Bruyn&quot;,&quot;given&quot;:&quot;Jennifer&quot;},{&quot;family&quot;:&quot;McCulloch&quot;,&quot;given&quot;:&quot;Malcolm T.&quot;}],&quot;accessed&quot;:{&quot;date-parts&quot;:[[&quot;2020&quot;,4,23]]},&quot;issued&quot;:{&quot;date-parts&quot;:[[&quot;2019&quot;,9,17]]}}}],&quot;schema&quot;:&quot;https://github.com/citation-style-language/schema/raw/master/csl-citation.json&quot;} RNDKbHv4d7pVd"/>(Hoegh-Guldberg et al. 2018; Schoepf et al. 2019)<text:reference-mark-end text:name="ZOTERO_ITEM CSL_CITATION {&quot;citationID&quot;:&quot;lkGeQBWB&quot;,&quot;properties&quot;:{&quot;formattedCitation&quot;:&quot;(Hoegh-Guldberg et al. 2018; Schoepf et al. 2019)&quot;,&quot;plainCitation&quot;:&quot;(Hoegh-Guldberg et al. 2018; Schoepf et al. 2019)&quot;,&quot;noteIndex&quot;:0},&quot;citationItems&quot;:[{&quot;id&quot;:1251,&quot;uris&quot;:[&quot;http://zotero.org/users/5871544/items/M87KANSY&quot;],&quot;uri&quot;:[&quot;http://zotero.org/users/5871544/items/M87KANSY&quot;],&quot;itemData&quot;:{&quot;id&quot;:1251,&quot;type&quot;:&quot;article-journal&quot;,&quot;abstract&quot;:&quot;Rapid ocean warming as a result of climate change poses a key risk for coral reefs. Even if the goals of the Paris Climate Agreement are achieved, coral reefs are likely to decline by 70–90% relative to their current abundance by midcentury. Although alarming, coral communities that survive will play a key role in the regeneration of reefs by mid-to-late century. Here, we argue for a coordinated, global coral reef conservation strategy that is centred on 50 large (500km2) regions that are the least vulnerable to climate change and which are positioned to facilitate future coral reef regeneration. The proposed strategy and actions should strengthen and expand existing conservation efforts for coral reefs as we face the long-term consequences of intensifying climate change.&quot;,&quot;container-title&quot;:&quot;Trends in Ecology &amp; Evolution&quot;,&quot;DOI&quot;:&quot;10.1016/j.tree.2018.09.006&quot;,&quot;ISSN&quot;:&quot;0169-5347&quot;,&quot;issue&quot;:&quot;12&quot;,&quot;journalAbbreviation&quot;:&quot;Trends in Ecology &amp; Evolution&quot;,&quot;language&quot;:&quot;en&quot;,&quot;page&quot;:&quot;936-944&quot;,&quot;source&quot;:&quot;ScienceDirect&quot;,&quot;title&quot;:&quot;Securing a Long-term Future for Coral Reefs&quot;,&quot;URL&quot;:&quot;http://www.sciencedirect.com/science/article/pii/S016953471830226X&quot;,&quot;volume&quot;:&quot;33&quot;,&quot;author&quot;:[{&quot;family&quot;:&quot;Hoegh-Guldberg&quot;,&quot;given&quot;:&quot;Ove&quot;},{&quot;family&quot;:&quot;Kennedy&quot;,&quot;given&quot;:&quot;Emma V.&quot;},{&quot;family&quot;:&quot;Beyer&quot;,&quot;given&quot;:&quot;Hawthorne L.&quot;},{&quot;family&quot;:&quot;McClennen&quot;,&quot;given&quot;:&quot;Caleb&quot;},{&quot;family&quot;:&quot;Possingham&quot;,&quot;given&quot;:&quot;Hugh P.&quot;}],&quot;accessed&quot;:{&quot;date-parts&quot;:[[&quot;2020&quot;,4,23]]},&quot;issued&quot;:{&quot;date-parts&quot;:[[&quot;2018&quot;,12,1]]}}},{&quot;id&quot;:1248,&quot;uris&quot;:[&quot;http://zotero.org/users/5871544/items/3DKN5MN4&quot;],&quot;uri&quot;:[&quot;http://zotero.org/users/5871544/items/3DKN5MN4&quot;],&quot;itemData&quot;:{&quot;id&quot;:1248,&quot;type&quot;:&quot;article-journal&quot;,&quot;abstract&quot;:&quot;Coral populations from thermally extreme conditions may help restore reefs degraded by bleaching. Here, the authors show that these corals can maintain their heat tolerance despite acclimation to colder temperatures but have a limited capacity to acclimatize to ocean warming.&quot;,&quot;container-title&quot;:&quot;Nature Communications&quot;,&quot;DOI&quot;:&quot;10.1038/s41467-019-12065-0&quot;,&quot;ISSN&quot;:&quot;2041-1723&quot;,&quot;issue&quot;:&quot;1&quot;,&quot;language&quot;:&quot;en&quot;,&quot;note&quot;:&quot;number: 1\npublisher: Nature Publishing Group&quot;,&quot;page&quot;:&quot;1-10&quot;,&quot;source&quot;:&quot;www.nature.com&quot;,&quot;title&quot;:&quot;Stress-resistant corals may not acclimatize to ocean warming but maintain heat tolerance under cooler temperatures&quot;,&quot;URL&quot;:&quot;https://www.nature.com/articles/s41467-019-12065-0&quot;,&quot;volume&quot;:&quot;10&quot;,&quot;author&quot;:[{&quot;family&quot;:&quot;Schoepf&quot;,&quot;given&quot;:&quot;Verena&quot;},{&quot;family&quot;:&quot;Carrion&quot;,&quot;given&quot;:&quot;Steven A.&quot;},{&quot;family&quot;:&quot;Pfeifer&quot;,&quot;given&quot;:&quot;Svenja M.&quot;},{&quot;family&quot;:&quot;Naugle&quot;,&quot;given&quot;:&quot;Melissa&quot;},{&quot;family&quot;:&quot;Dugal&quot;,&quot;given&quot;:&quot;Laurence&quot;},{&quot;family&quot;:&quot;Bruyn&quot;,&quot;given&quot;:&quot;Jennifer&quot;},{&quot;family&quot;:&quot;McCulloch&quot;,&quot;given&quot;:&quot;Malcolm T.&quot;}],&quot;accessed&quot;:{&quot;date-parts&quot;:[[&quot;2020&quot;,4,23]]},&quot;issued&quot;:{&quot;date-parts&quot;:[[&quot;2019&quot;,9,17]]}}}],&quot;schema&quot;:&quot;https://github.com/citation-style-language/schema/raw/master/csl-citation.json&quot;} RNDKbHv4d7pVd"/></text:p>
      <text:p text:style-name="Standard"><text:reference-mark-start text:name="ZOTERO_ITEM CSL_CITATION {&quot;citationID&quot;:&quot;B4oio0RE&quot;,&quot;properties&quot;:{&quot;formattedCitation&quot;:&quot;(Mumby and Steneck 2008; Burkepile and Hay 2008)&quot;,&quot;plainCitation&quot;:&quot;(Mumby and Steneck 2008; Burkepile and Hay 2008)&quot;,&quot;noteIndex&quot;:0},&quot;citationItems&quot;:[{&quot;id&quot;:1257,&quot;uris&quot;:[&quot;http://zotero.org/users/5871544/items/9QQTXHEM&quot;],&quot;uri&quot;:[&quot;http://zotero.org/users/5871544/items/9QQTXHEM&quot;],&quot;itemData&quot;:{&quot;id&quot;:1257,&quot;type&quot;:&quot;article-journal&quot;,&quot;abstract&quot;:&quot;The decline of many coral reef ecosystems in recent decades surprised experienced managers and researchers. It shattered old paradigms that these diverse ecosystems are spatially uniform and temporally stable on the scale of millennia. We now see reefs as heterogeneous, fragile, globally stressed ecosystems structured by strong positive or negative feedback processes. We review the causes and consequences of reef decline and ask whether management practices are addressing the problem at appropriate scales. We conclude that both science and management are currently failing to address the comanagement of extractive activities and ecological processes that drive ecosystems (e.g. productivity and herbivory). Most reef conservation efforts are directed toward reserve implementation, but new approaches are needed to sustain ecosystem function in exploited areas.&quot;,&quot;container-title&quot;:&quot;Trends in Ecology &amp; Evolution&quot;,&quot;DOI&quot;:&quot;10.1016/j.tree.2008.06.011&quot;,&quot;ISSN&quot;:&quot;0169-5347&quot;,&quot;issue&quot;:&quot;10&quot;,&quot;journalAbbreviation&quot;:&quot;Trends in Ecology &amp; Evolution&quot;,&quot;language&quot;:&quot;en&quot;,&quot;page&quot;:&quot;555-563&quot;,&quot;source&quot;:&quot;ScienceDirect&quot;,&quot;title&quot;:&quot;Coral reef management and conservation in light of rapidly evolving ecological paradigms&quot;,&quot;URL&quot;:&quot;http://www.sciencedirect.com/science/article/pii/S0169534708002504&quot;,&quot;volume&quot;:&quot;23&quot;,&quot;author&quot;:[{&quot;family&quot;:&quot;Mumby&quot;,&quot;given&quot;:&quot;Peter J.&quot;},{&quot;family&quot;:&quot;Steneck&quot;,&quot;given&quot;:&quot;Robert S.&quot;}],&quot;accessed&quot;:{&quot;date-parts&quot;:[[&quot;2020&quot;,4,23]]},&quot;issued&quot;:{&quot;date-parts&quot;:[[&quot;2008&quot;,10,1]]}}},{&quot;id&quot;:1105,&quot;uris&quot;:[&quot;http://zotero.org/users/5871544/items/FFLQUY8N&quot;],&quot;uri&quot;:[&quot;http://zotero.org/users/5871544/items/FFLQUY8N&quot;],&quot;itemData&quot;:{&quot;id&quot;:1105,&quot;type&quot;:&quot;article-journal&quot;,&quot;abstract&quot;:&quot;Consumer effects on prey are well known for cascading through food webs and producing dramatic top-down effects on community structure and ecosystem function. Bottom-up effects of prey (primary producer) biodiversity are also well known. However, the role of consumer diversity in affecting community structure or ecosystem function is not well understood. Here, we show that herbivore species richness can be critical for maintaining the structure and function of coral reefs. In two experiments over 2 years, we constructed large cages enclosing single herbivore species, equal densities of mixed species of herbivores, or excluding herbivores and assessed effects on both seaweeds and corals. When compared with single-herbivore treatments, mixed-herbivore treatments lowered macroalgal abundance by 54–76%, enhanced cover of crustose coralline algae (preferred recruitment sites for corals) by 52–64%, increased coral cover by 22%, and prevented coral mortality. Complementary feeding by herbivorous fishes drove the herbivore richness effects, because macroalgae were unable to effectively deter fishes with different feeding strategies. Maintaining herbivore species richness appears critical for preserving coral reefs, because complementary feeding by diverse herbivores produces positive, but indirect, effects on corals, the foundation species for the ecosystem.&quot;,&quot;container-title&quot;:&quot;Proceedings of the National Academy of Sciences&quot;,&quot;DOI&quot;:&quot;10.1073/pnas.0801946105&quot;,&quot;ISSN&quot;:&quot;0027-8424, 1091-6490&quot;,&quot;issue&quot;:&quot;42&quot;,&quot;journalAbbreviation&quot;:&quot;PNAS&quot;,&quot;language&quot;:&quot;en&quot;,&quot;note&quot;:&quot;publisher: National Academy of Sciences\nsection: Biological Sciences\nPMID: 18845686&quot;,&quot;page&quot;:&quot;16201-16206&quot;,&quot;source&quot;:&quot;www.pnas.org&quot;,&quot;title&quot;:&quot;Herbivore species richness and feeding complementarity affect community structure and function on a coral reef&quot;,&quot;URL&quot;:&quot;https://www.pnas.org/content/105/42/16201&quot;,&quot;volume&quot;:&quot;105&quot;,&quot;author&quot;:[{&quot;family&quot;:&quot;Burkepile&quot;,&quot;given&quot;:&quot;Deron E.&quot;},{&quot;family&quot;:&quot;Hay&quot;,&quot;given&quot;:&quot;Mark E.&quot;}],&quot;accessed&quot;:{&quot;date-parts&quot;:[[&quot;2020&quot;,4,8]]},&quot;issued&quot;:{&quot;date-parts&quot;:[[&quot;2008&quot;,10,21]]}}}],&quot;schema&quot;:&quot;https://github.com/citation-style-language/schema/raw/master/csl-citation.json&quot;} RNDzNkRVJlm0O"/>(Mumby and Steneck 2008; Burkepile and Hay 2008)<text:reference-mark-end text:name="ZOTERO_ITEM CSL_CITATION {&quot;citationID&quot;:&quot;B4oio0RE&quot;,&quot;properties&quot;:{&quot;formattedCitation&quot;:&quot;(Mumby and Steneck 2008; Burkepile and Hay 2008)&quot;,&quot;plainCitation&quot;:&quot;(Mumby and Steneck 2008; Burkepile and Hay 2008)&quot;,&quot;noteIndex&quot;:0},&quot;citationItems&quot;:[{&quot;id&quot;:1257,&quot;uris&quot;:[&quot;http://zotero.org/users/5871544/items/9QQTXHEM&quot;],&quot;uri&quot;:[&quot;http://zotero.org/users/5871544/items/9QQTXHEM&quot;],&quot;itemData&quot;:{&quot;id&quot;:1257,&quot;type&quot;:&quot;article-journal&quot;,&quot;abstract&quot;:&quot;The decline of many coral reef ecosystems in recent decades surprised experienced managers and researchers. It shattered old paradigms that these diverse ecosystems are spatially uniform and temporally stable on the scale of millennia. We now see reefs as heterogeneous, fragile, globally stressed ecosystems structured by strong positive or negative feedback processes. We review the causes and consequences of reef decline and ask whether management practices are addressing the problem at appropriate scales. We conclude that both science and management are currently failing to address the comanagement of extractive activities and ecological processes that drive ecosystems (e.g. productivity and herbivory). Most reef conservation efforts are directed toward reserve implementation, but new approaches are needed to sustain ecosystem function in exploited areas.&quot;,&quot;container-title&quot;:&quot;Trends in Ecology &amp; Evolution&quot;,&quot;DOI&quot;:&quot;10.1016/j.tree.2008.06.011&quot;,&quot;ISSN&quot;:&quot;0169-5347&quot;,&quot;issue&quot;:&quot;10&quot;,&quot;journalAbbreviation&quot;:&quot;Trends in Ecology &amp; Evolution&quot;,&quot;language&quot;:&quot;en&quot;,&quot;page&quot;:&quot;555-563&quot;,&quot;source&quot;:&quot;ScienceDirect&quot;,&quot;title&quot;:&quot;Coral reef management and conservation in light of rapidly evolving ecological paradigms&quot;,&quot;URL&quot;:&quot;http://www.sciencedirect.com/science/article/pii/S0169534708002504&quot;,&quot;volume&quot;:&quot;23&quot;,&quot;author&quot;:[{&quot;family&quot;:&quot;Mumby&quot;,&quot;given&quot;:&quot;Peter J.&quot;},{&quot;family&quot;:&quot;Steneck&quot;,&quot;given&quot;:&quot;Robert S.&quot;}],&quot;accessed&quot;:{&quot;date-parts&quot;:[[&quot;2020&quot;,4,23]]},&quot;issued&quot;:{&quot;date-parts&quot;:[[&quot;2008&quot;,10,1]]}}},{&quot;id&quot;:1105,&quot;uris&quot;:[&quot;http://zotero.org/users/5871544/items/FFLQUY8N&quot;],&quot;uri&quot;:[&quot;http://zotero.org/users/5871544/items/FFLQUY8N&quot;],&quot;itemData&quot;:{&quot;id&quot;:1105,&quot;type&quot;:&quot;article-journal&quot;,&quot;abstract&quot;:&quot;Consumer effects on prey are well known for cascading through food webs and producing dramatic top-down effects on community structure and ecosystem function. Bottom-up effects of prey (primary producer) biodiversity are also well known. However, the role of consumer diversity in affecting community structure or ecosystem function is not well understood. Here, we show that herbivore species richness can be critical for maintaining the structure and function of coral reefs. In two experiments over 2 years, we constructed large cages enclosing single herbivore species, equal densities of mixed species of herbivores, or excluding herbivores and assessed effects on both seaweeds and corals. When compared with single-herbivore treatments, mixed-herbivore treatments lowered macroalgal abundance by 54–76%, enhanced cover of crustose coralline algae (preferred recruitment sites for corals) by 52–64%, increased coral cover by 22%, and prevented coral mortality. Complementary feeding by herbivorous fishes drove the herbivore richness effects, because macroalgae were unable to effectively deter fishes with different feeding strategies. Maintaining herbivore species richness appears critical for preserving coral reefs, because complementary feeding by diverse herbivores produces positive, but indirect, effects on corals, the foundation species for the ecosystem.&quot;,&quot;container-title&quot;:&quot;Proceedings of the National Academy of Sciences&quot;,&quot;DOI&quot;:&quot;10.1073/pnas.0801946105&quot;,&quot;ISSN&quot;:&quot;0027-8424, 1091-6490&quot;,&quot;issue&quot;:&quot;42&quot;,&quot;journalAbbreviation&quot;:&quot;PNAS&quot;,&quot;language&quot;:&quot;en&quot;,&quot;note&quot;:&quot;publisher: National Academy of Sciences\nsection: Biological Sciences\nPMID: 18845686&quot;,&quot;page&quot;:&quot;16201-16206&quot;,&quot;source&quot;:&quot;www.pnas.org&quot;,&quot;title&quot;:&quot;Herbivore species richness and feeding complementarity affect community structure and function on a coral reef&quot;,&quot;URL&quot;:&quot;https://www.pnas.org/content/105/42/16201&quot;,&quot;volume&quot;:&quot;105&quot;,&quot;author&quot;:[{&quot;family&quot;:&quot;Burkepile&quot;,&quot;given&quot;:&quot;Deron E.&quot;},{&quot;family&quot;:&quot;Hay&quot;,&quot;given&quot;:&quot;Mark E.&quot;}],&quot;accessed&quot;:{&quot;date-parts&quot;:[[&quot;2020&quot;,4,8]]},&quot;issued&quot;:{&quot;date-parts&quot;:[[&quot;2008&quot;,10,21]]}}}],&quot;schema&quot;:&quot;https://github.com/citation-style-language/schema/raw/master/csl-citation.json&quot;} RNDzNkRVJlm0O"/></text:p>
      <text:p text:style-name="P21"/>
      <text:p text:style-name="P13"><text:span text:style-name="T17">5</text:span>º paragraph</text:p>
      <text:p text:style-name="Standard"><text:reference-mark-start text:name="ZOTERO_ITEM CSL_CITATION {&quot;citationID&quot;:&quot;EDit2fqj&quot;,&quot;properties&quot;:{&quot;formattedCitation&quot;:&quot;(Wernberg et al. 2016; Booth 2020; Vanwonterghem and Webster 2020)&quot;,&quot;plainCitation&quot;:&quot;(Wernberg et al. 2016; Booth 2020; Vanwonterghem and Webster 2020)&quot;,&quot;noteIndex&quot;:0},&quot;citationItems&quot;:[{&quot;id&quot;:1180,&quot;uris&quot;:[&quot;http://zotero.org/users/5871544/items/96C68YMB&quot;],&quot;uri&quot;:[&quot;http://zotero.org/users/5871544/items/96C68YMB&quot;],&quot;itemData&quot;:{&quot;id&quot;:1180,&quot;type&quot;:&quot;article-journal&quot;,&quot;abstract&quot;:&quot;No turning back?\nEcosystems over time have endured much disturbance, yet they tend to remain intact, a characteristic we call resilience. Though many systems have been lost and destroyed, for systems that remain physically intact, there is debate as to whether changing temperatures will result in shifts or collapses. Wernburg et al. show that extreme warming of a temperate kelp forest off Australia resulted not only in its collapse, but also in a shift in community composition that brought about an increase in herbivorous tropical fishes that prevent the reestablishment of kelp. Thus, many systems may not be resilient to the rapid climate change that we face.\nScience, this issue p. 169\nEcosystem reconfigurations arising from climate-driven changes in species distributions are expected to have profound ecological, social, and economic implications. Here we reveal a rapid climate-driven regime shift of Australian temperate reef communities, which lost their defining kelp forests and became dominated by persistent seaweed turfs. After decades of ocean warming, extreme marine heat waves forced a 100-kilometer range contraction of extensive kelp forests and saw temperate species replaced by seaweeds, invertebrates, corals, and fishes characteristic of subtropical and tropical waters. This community-wide tropicalization fundamentally altered key ecological processes, suppressing the recovery of kelp forests.\nRapid warming tropicalizes a temperate kelp forest.\nRapid warming tropicalizes a temperate kelp forest.&quot;,&quot;container-title&quot;:&quot;Science&quot;,&quot;DOI&quot;:&quot;10.1126/science.aad8745&quot;,&quot;ISSN&quot;:&quot;0036-8075, 1095-9203&quot;,&quot;issue&quot;:&quot;6295&quot;,&quot;language&quot;:&quot;en&quot;,&quot;note&quot;:&quot;publisher: American Association for the Advancement of Science\nsection: Reports\nPMID: 27387951&quot;,&quot;page&quot;:&quot;169-172&quot;,&quot;source&quot;:&quot;science.sciencemag.org&quot;,&quot;title&quot;:&quot;Climate-driven regime shift of a temperate marine ecosystem&quot;,&quot;URL&quot;:&quot;https://science.sciencemag.org/content/353/6295/169&quot;,&quot;volume&quot;:&quot;353&quot;,&quot;author&quot;:[{&quot;family&quot;:&quot;Wernberg&quot;,&quot;given&quot;:&quot;Thomas&quot;},{&quot;family&quot;:&quot;Bennett&quot;,&quot;given&quot;:&quot;Scott&quot;},{&quot;family&quot;:&quot;Babcock&quot;,&quot;given&quot;:&quot;Russell C.&quot;},{&quot;family&quot;:&quot;Bettignies&quot;,&quot;given&quot;:&quot;Thibaut&quot;,&quot;dropping-particle&quot;:&quot;de&quot;},{&quot;family&quot;:&quot;Cure&quot;,&quot;given&quot;:&quot;Katherine&quot;},{&quot;family&quot;:&quot;Depczynski&quot;,&quot;given&quot;:&quot;Martial&quot;},{&quot;family&quot;:&quot;Dufois&quot;,&quot;given&quot;:&quot;Francois&quot;},{&quot;family&quot;:&quot;Fromont&quot;,&quot;given&quot;:&quot;Jane&quot;},{&quot;family&quot;:&quot;Fulton&quot;,&quot;given&quot;:&quot;Christopher J.&quot;},{&quot;family&quot;:&quot;Hovey&quot;,&quot;given&quot;:&quot;Renae K.&quot;},{&quot;family&quot;:&quot;Harvey&quot;,&quot;given&quot;:&quot;Euan S.&quot;},{&quot;family&quot;:&quot;Holmes&quot;,&quot;given&quot;:&quot;Thomas H.&quot;},{&quot;family&quot;:&quot;Kendrick&quot;,&quot;given&quot;:&quot;Gary A.&quot;},{&quot;family&quot;:&quot;Radford&quot;,&quot;given&quot;:&quot;Ben&quot;},{&quot;family&quot;:&quot;Santana-Garcon&quot;,&quot;given&quot;:&quot;Julia&quot;},{&quot;family&quot;:&quot;Saunders&quot;,&quot;given&quot;:&quot;Benjamin J.&quot;},{&quot;family&quot;:&quot;Smale&quot;,&quot;given&quot;:&quot;Dan A.&quot;},{&quot;family&quot;:&quot;Thomsen&quot;,&quot;given&quot;:&quot;Mads S.&quot;},{&quot;family&quot;:&quot;Tuckett&quot;,&quot;given&quot;:&quot;Chenae A.&quot;},{&quot;family&quot;:&quot;Tuya&quot;,&quot;given&quot;:&quot;Fernando&quot;},{&quot;family&quot;:&quot;Vanderklift&quot;,&quot;given&quot;:&quot;Mathew A.&quot;},{&quot;family&quot;:&quot;Wilson&quot;,&quot;given&quot;:&quot;Shaun&quot;}],&quot;accessed&quot;:{&quot;date-parts&quot;:[[&quot;2020&quot;,4,16]]},&quot;issued&quot;:{&quot;date-parts&quot;:[[&quot;2016&quot;,7,8]]}}},{&quot;id&quot;:1184,&quot;uris&quot;:[&quot;http://zotero.org/users/5871544/items/8ZG2U6UQ&quot;],&quot;uri&quot;:[&quot;http://zotero.org/users/5871544/items/8ZG2U6UQ&quot;],&quot;itemData&quot;:{&quot;id&quot;:1184,&quot;type&quot;:&quot;article-journal&quot;,&quot;abstract&quot;:&quot;Poleward expatriation of tropical marine organisms is occurring globally, linked to climate change via strengthening of Western Boundary Currents (WBCs). In summer 2016, there was an unprecedented (in 18 years of monitoring) influx of coral-reef fish juveniles (“vagrants”) in temperate SE Australia. However, a large climate change-linked storm event (“East Coast low”) in June 2016 wiped out large numbers of these fishes over several days, as well as severely altering coastal habitat. Some taxa (e.g. Acanthuridae: surgeonfishes, key habitat modifiers) were decimated with up to 95% loss, while others (e.g. Pomacentridae: damselfishes, under 5% loss) fared better. The storm altered habitat (boulder “barens” were exposed by large-scale removal of macroalgae) with new barrens supporting over fifty times more tropical fish recruits in the following year (2017) than surrounding kelp-dominated areas. Fish were more vulnerable to storm effects in exposed habitats, and some species exhibited size-selective losses. Such climate-related storms can decouple links between poleward fish shifts and more predictable climate effects such as sea temperature rise.&quot;,&quot;container-title&quot;:&quot;Coral Reefs&quot;,&quot;DOI&quot;:&quot;10.1007/s00338-020-01919-5&quot;,&quot;ISSN&quot;:&quot;1432-0975&quot;,&quot;journalAbbreviation&quot;:&quot;Coral Reefs&quot;,&quot;language&quot;:&quot;en&quot;,&quot;source&quot;:&quot;Springer Link&quot;,&quot;title&quot;:&quot;Opposing climate-change impacts on poleward-shifting coral-reef fishes&quot;,&quot;URL&quot;:&quot;https://doi.org/10.1007/s00338-020-01919-5&quot;,&quot;author&quot;:[{&quot;family&quot;:&quot;Booth&quot;,&quot;given&quot;:&quot;David J.&quot;}],&quot;accessed&quot;:{&quot;date-parts&quot;:[[&quot;2020&quot;,4,16]]},&quot;issued&quot;:{&quot;date-parts&quot;:[[&quot;2020&quot;,3,17]]}}},{&quot;id&quot;:1186,&quot;uris&quot;:[&quot;http://zotero.org/users/5871544/items/IJNC8HTJ&quot;],&quot;uri&quot;:[&quot;http://zotero.org/users/5871544/items/IJNC8HTJ&quot;],&quot;itemData&quot;:{&quot;id&quot;:1186,&quot;type&quot;:&quot;article-journal&quot;,&quot;abstract&quot;:&quot;Coral reefs are one of the most diverse and productive ecosystems on the planet, yet they have suffered tremendous losses due to anthropogenic disturbances and are predicted to be one of the most adversely affected habitats under future climate change conditions. Coral reefs can be viewed as microbially driven ecosystems that rely on the efficient capture, retention, and recycling of nutrients in order to thrive in oligotrophic waters. Microorganisms play vital roles in maintaining holobiont health and ecosystem resilience under environmental stress; however, they are also key players in positive feedback loops that intensify coral reef decline, with cascading effects on biogeochemical cycles and marine food webs. There is an urgent need to develop a fundamental understanding of the complex microbial interactions within coral reefs and their role in ecosystem acclimatization, and it is important to include microorganisms in reef conservation in order to secure a future for these unique environments.&quot;,&quot;container-title&quot;:&quot;iScience&quot;,&quot;DOI&quot;:&quot;10.1016/j.isci.2020.100972&quot;,&quot;ISSN&quot;:&quot;2589-0042&quot;,&quot;issue&quot;:&quot;4&quot;,&quot;journalAbbreviation&quot;:&quot;iScience&quot;,&quot;language&quot;:&quot;en&quot;,&quot;page&quot;:&quot;100972&quot;,&quot;source&quot;:&quot;ScienceDirect&quot;,&quot;title&quot;:&quot;Coral Reef Microorganisms in a Changing Climate&quot;,&quot;URL&quot;:&quot;http://www.sciencedirect.com/science/article/pii/S2589004220301565&quot;,&quot;volume&quot;:&quot;23&quot;,&quot;author&quot;:[{&quot;family&quot;:&quot;Vanwonterghem&quot;,&quot;given&quot;:&quot;Inka&quot;},{&quot;family&quot;:&quot;Webster&quot;,&quot;given&quot;:&quot;Nicole S.&quot;}],&quot;accessed&quot;:{&quot;date-parts&quot;:[[&quot;2020&quot;,4,16]]},&quot;issued&quot;:{&quot;date-parts&quot;:[[&quot;2020&quot;,4,24]]}}}],&quot;schema&quot;:&quot;https://github.com/citation-style-language/schema/raw/master/csl-citation.json&quot;} RNDNsfvjAGh1L"/>(Wernberg et al. 2016; Booth 2020; Vanwonterghem and Webster 2020)<text:reference-mark-end text:name="ZOTERO_ITEM CSL_CITATION {&quot;citationID&quot;:&quot;EDit2fqj&quot;,&quot;properties&quot;:{&quot;formattedCitation&quot;:&quot;(Wernberg et al. 2016; Booth 2020; Vanwonterghem and Webster 2020)&quot;,&quot;plainCitation&quot;:&quot;(Wernberg et al. 2016; Booth 2020; Vanwonterghem and Webster 2020)&quot;,&quot;noteIndex&quot;:0},&quot;citationItems&quot;:[{&quot;id&quot;:1180,&quot;uris&quot;:[&quot;http://zotero.org/users/5871544/items/96C68YMB&quot;],&quot;uri&quot;:[&quot;http://zotero.org/users/5871544/items/96C68YMB&quot;],&quot;itemData&quot;:{&quot;id&quot;:1180,&quot;type&quot;:&quot;article-journal&quot;,&quot;abstract&quot;:&quot;No turning back?\nEcosystems over time have endured much disturbance, yet they tend to remain intact, a characteristic we call resilience. Though many systems have been lost and destroyed, for systems that remain physically intact, there is debate as to whether changing temperatures will result in shifts or collapses. Wernburg et al. show that extreme warming of a temperate kelp forest off Australia resulted not only in its collapse, but also in a shift in community composition that brought about an increase in herbivorous tropical fishes that prevent the reestablishment of kelp. Thus, many systems may not be resilient to the rapid climate change that we face.\nScience, this issue p. 169\nEcosystem reconfigurations arising from climate-driven changes in species distributions are expected to have profound ecological, social, and economic implications. Here we reveal a rapid climate-driven regime shift of Australian temperate reef communities, which lost their defining kelp forests and became dominated by persistent seaweed turfs. After decades of ocean warming, extreme marine heat waves forced a 100-kilometer range contraction of extensive kelp forests and saw temperate species replaced by seaweeds, invertebrates, corals, and fishes characteristic of subtropical and tropical waters. This community-wide tropicalization fundamentally altered key ecological processes, suppressing the recovery of kelp forests.\nRapid warming tropicalizes a temperate kelp forest.\nRapid warming tropicalizes a temperate kelp forest.&quot;,&quot;container-title&quot;:&quot;Science&quot;,&quot;DOI&quot;:&quot;10.1126/science.aad8745&quot;,&quot;ISSN&quot;:&quot;0036-8075, 1095-9203&quot;,&quot;issue&quot;:&quot;6295&quot;,&quot;language&quot;:&quot;en&quot;,&quot;note&quot;:&quot;publisher: American Association for the Advancement of Science\nsection: Reports\nPMID: 27387951&quot;,&quot;page&quot;:&quot;169-172&quot;,&quot;source&quot;:&quot;science.sciencemag.org&quot;,&quot;title&quot;:&quot;Climate-driven regime shift of a temperate marine ecosystem&quot;,&quot;URL&quot;:&quot;https://science.sciencemag.org/content/353/6295/169&quot;,&quot;volume&quot;:&quot;353&quot;,&quot;author&quot;:[{&quot;family&quot;:&quot;Wernberg&quot;,&quot;given&quot;:&quot;Thomas&quot;},{&quot;family&quot;:&quot;Bennett&quot;,&quot;given&quot;:&quot;Scott&quot;},{&quot;family&quot;:&quot;Babcock&quot;,&quot;given&quot;:&quot;Russell C.&quot;},{&quot;family&quot;:&quot;Bettignies&quot;,&quot;given&quot;:&quot;Thibaut&quot;,&quot;dropping-particle&quot;:&quot;de&quot;},{&quot;family&quot;:&quot;Cure&quot;,&quot;given&quot;:&quot;Katherine&quot;},{&quot;family&quot;:&quot;Depczynski&quot;,&quot;given&quot;:&quot;Martial&quot;},{&quot;family&quot;:&quot;Dufois&quot;,&quot;given&quot;:&quot;Francois&quot;},{&quot;family&quot;:&quot;Fromont&quot;,&quot;given&quot;:&quot;Jane&quot;},{&quot;family&quot;:&quot;Fulton&quot;,&quot;given&quot;:&quot;Christopher J.&quot;},{&quot;family&quot;:&quot;Hovey&quot;,&quot;given&quot;:&quot;Renae K.&quot;},{&quot;family&quot;:&quot;Harvey&quot;,&quot;given&quot;:&quot;Euan S.&quot;},{&quot;family&quot;:&quot;Holmes&quot;,&quot;given&quot;:&quot;Thomas H.&quot;},{&quot;family&quot;:&quot;Kendrick&quot;,&quot;given&quot;:&quot;Gary A.&quot;},{&quot;family&quot;:&quot;Radford&quot;,&quot;given&quot;:&quot;Ben&quot;},{&quot;family&quot;:&quot;Santana-Garcon&quot;,&quot;given&quot;:&quot;Julia&quot;},{&quot;family&quot;:&quot;Saunders&quot;,&quot;given&quot;:&quot;Benjamin J.&quot;},{&quot;family&quot;:&quot;Smale&quot;,&quot;given&quot;:&quot;Dan A.&quot;},{&quot;family&quot;:&quot;Thomsen&quot;,&quot;given&quot;:&quot;Mads S.&quot;},{&quot;family&quot;:&quot;Tuckett&quot;,&quot;given&quot;:&quot;Chenae A.&quot;},{&quot;family&quot;:&quot;Tuya&quot;,&quot;given&quot;:&quot;Fernando&quot;},{&quot;family&quot;:&quot;Vanderklift&quot;,&quot;given&quot;:&quot;Mathew A.&quot;},{&quot;family&quot;:&quot;Wilson&quot;,&quot;given&quot;:&quot;Shaun&quot;}],&quot;accessed&quot;:{&quot;date-parts&quot;:[[&quot;2020&quot;,4,16]]},&quot;issued&quot;:{&quot;date-parts&quot;:[[&quot;2016&quot;,7,8]]}}},{&quot;id&quot;:1184,&quot;uris&quot;:[&quot;http://zotero.org/users/5871544/items/8ZG2U6UQ&quot;],&quot;uri&quot;:[&quot;http://zotero.org/users/5871544/items/8ZG2U6UQ&quot;],&quot;itemData&quot;:{&quot;id&quot;:1184,&quot;type&quot;:&quot;article-journal&quot;,&quot;abstract&quot;:&quot;Poleward expatriation of tropical marine organisms is occurring globally, linked to climate change via strengthening of Western Boundary Currents (WBCs). In summer 2016, there was an unprecedented (in 18 years of monitoring) influx of coral-reef fish juveniles (“vagrants”) in temperate SE Australia. However, a large climate change-linked storm event (“East Coast low”) in June 2016 wiped out large numbers of these fishes over several days, as well as severely altering coastal habitat. Some taxa (e.g. Acanthuridae: surgeonfishes, key habitat modifiers) were decimated with up to 95% loss, while others (e.g. Pomacentridae: damselfishes, under 5% loss) fared better. The storm altered habitat (boulder “barens” were exposed by large-scale removal of macroalgae) with new barrens supporting over fifty times more tropical fish recruits in the following year (2017) than surrounding kelp-dominated areas. Fish were more vulnerable to storm effects in exposed habitats, and some species exhibited size-selective losses. Such climate-related storms can decouple links between poleward fish shifts and more predictable climate effects such as sea temperature rise.&quot;,&quot;container-title&quot;:&quot;Coral Reefs&quot;,&quot;DOI&quot;:&quot;10.1007/s00338-020-01919-5&quot;,&quot;ISSN&quot;:&quot;1432-0975&quot;,&quot;journalAbbreviation&quot;:&quot;Coral Reefs&quot;,&quot;language&quot;:&quot;en&quot;,&quot;source&quot;:&quot;Springer Link&quot;,&quot;title&quot;:&quot;Opposing climate-change impacts on poleward-shifting coral-reef fishes&quot;,&quot;URL&quot;:&quot;https://doi.org/10.1007/s00338-020-01919-5&quot;,&quot;author&quot;:[{&quot;family&quot;:&quot;Booth&quot;,&quot;given&quot;:&quot;David J.&quot;}],&quot;accessed&quot;:{&quot;date-parts&quot;:[[&quot;2020&quot;,4,16]]},&quot;issued&quot;:{&quot;date-parts&quot;:[[&quot;2020&quot;,3,17]]}}},{&quot;id&quot;:1186,&quot;uris&quot;:[&quot;http://zotero.org/users/5871544/items/IJNC8HTJ&quot;],&quot;uri&quot;:[&quot;http://zotero.org/users/5871544/items/IJNC8HTJ&quot;],&quot;itemData&quot;:{&quot;id&quot;:1186,&quot;type&quot;:&quot;article-journal&quot;,&quot;abstract&quot;:&quot;Coral reefs are one of the most diverse and productive ecosystems on the planet, yet they have suffered tremendous losses due to anthropogenic disturbances and are predicted to be one of the most adversely affected habitats under future climate change conditions. Coral reefs can be viewed as microbially driven ecosystems that rely on the efficient capture, retention, and recycling of nutrients in order to thrive in oligotrophic waters. Microorganisms play vital roles in maintaining holobiont health and ecosystem resilience under environmental stress; however, they are also key players in positive feedback loops that intensify coral reef decline, with cascading effects on biogeochemical cycles and marine food webs. There is an urgent need to develop a fundamental understanding of the complex microbial interactions within coral reefs and their role in ecosystem acclimatization, and it is important to include microorganisms in reef conservation in order to secure a future for these unique environments.&quot;,&quot;container-title&quot;:&quot;iScience&quot;,&quot;DOI&quot;:&quot;10.1016/j.isci.2020.100972&quot;,&quot;ISSN&quot;:&quot;2589-0042&quot;,&quot;issue&quot;:&quot;4&quot;,&quot;journalAbbreviation&quot;:&quot;iScience&quot;,&quot;language&quot;:&quot;en&quot;,&quot;page&quot;:&quot;100972&quot;,&quot;source&quot;:&quot;ScienceDirect&quot;,&quot;title&quot;:&quot;Coral Reef Microorganisms in a Changing Climate&quot;,&quot;URL&quot;:&quot;http://www.sciencedirect.com/science/article/pii/S2589004220301565&quot;,&quot;volume&quot;:&quot;23&quot;,&quot;author&quot;:[{&quot;family&quot;:&quot;Vanwonterghem&quot;,&quot;given&quot;:&quot;Inka&quot;},{&quot;family&quot;:&quot;Webster&quot;,&quot;given&quot;:&quot;Nicole S.&quot;}],&quot;accessed&quot;:{&quot;date-parts&quot;:[[&quot;2020&quot;,4,16]]},&quot;issued&quot;:{&quot;date-parts&quot;:[[&quot;2020&quot;,4,24]]}}}],&quot;schema&quot;:&quot;https://github.com/citation-style-language/schema/raw/master/csl-citation.json&quot;} RNDNsfvjAGh1L"/></text:p>
      <text:p text:style-name="Standard"><text:reference-mark-start text:name="ZOTERO_ITEM CSL_CITATION {&quot;citationID&quot;:&quot;DG06x69O&quot;,&quot;properties&quot;:{&quot;formattedCitation&quot;:&quot;(Petchey et al. 1999)&quot;,&quot;plainCitation&quot;:&quot;(Petchey et al. 1999)&quot;,&quot;noteIndex&quot;:0},&quot;citationItems&quot;:[{&quot;id&quot;:685,&quot;uris&quot;:[&quot;http://zotero.org/users/5871544/items/HK22IZED&quot;],&quot;uri&quot;:[&quot;http://zotero.org/users/5871544/items/HK22IZED&quot;],&quot;itemData&quot;:{&quot;id&quot;:685,&quot;type&quot;:&quot;article-journal&quot;,&quot;abstract&quot;:&quot;We know little about how ecosystems of different complexity will respond to global warming1,2,3,4,5. Microcosms permit experimental control over species composition and rates of environmental change. Here we show using microcosm experiments that extinction risk in warming environments depends on trophic position but remains unaffected by biodiversity. Warmed communities disproportionately lose top predators and herbivores, and become increasingly dominated by autotrophs and bacterivores. Changes in the relative distribution of organisms among trophically defined functional groups lead to differences in ecosystem function beyond those expected from temperature-dependent physiological rates. Diverse communities retain more species than depauperate ones, as predicted by the insurance hypothesis, which suggests that high biodiversity buffers against the effects of environmental variation because tolerant species are more likely to be found6,7. Studies of single trophic levels clearly show that warming can affect the distribution and abundance of species2,4,5, but complex responses generated in entire food webs greatly complicate inferences based on single functional groups.&quot;,&quot;container-title&quot;:&quot;Nature&quot;,&quot;DOI&quot;:&quot;10.1038/47023&quot;,&quot;ISSN&quot;:&quot;1476-4687&quot;,&quot;issue&quot;:&quot;6757&quot;,&quot;language&quot;:&quot;en&quot;,&quot;page&quot;:&quot;69-72&quot;,&quot;source&quot;:&quot;www.nature.com&quot;,&quot;title&quot;:&quot;Environmental warming alters food-web structure and ecosystem function&quot;,&quot;URL&quot;:&quot;https://www.nature.com/articles/47023&quot;,&quot;volume&quot;:&quot;402&quot;,&quot;author&quot;:[{&quot;family&quot;:&quot;Petchey&quot;,&quot;given&quot;:&quot;Owen L.&quot;},{&quot;family&quot;:&quot;McPhearson&quot;,&quot;given&quot;:&quot;P. Timon&quot;},{&quot;family&quot;:&quot;Casey&quot;,&quot;given&quot;:&quot;Timothy M.&quot;},{&quot;family&quot;:&quot;Morin&quot;,&quot;given&quot;:&quot;Peter J.&quot;}],&quot;accessed&quot;:{&quot;date-parts&quot;:[[&quot;2020&quot;,1,13]]},&quot;issued&quot;:{&quot;date-parts&quot;:[[&quot;1999&quot;,11]]}}}],&quot;schema&quot;:&quot;https://github.com/citation-style-language/schema/raw/master/csl-citation.json&quot;} RNDwlBsIP5M5V"/>(Petchey et al. 1999)<text:reference-mark-end text:name="ZOTERO_ITEM CSL_CITATION {&quot;citationID&quot;:&quot;DG06x69O&quot;,&quot;properties&quot;:{&quot;formattedCitation&quot;:&quot;(Petchey et al. 1999)&quot;,&quot;plainCitation&quot;:&quot;(Petchey et al. 1999)&quot;,&quot;noteIndex&quot;:0},&quot;citationItems&quot;:[{&quot;id&quot;:685,&quot;uris&quot;:[&quot;http://zotero.org/users/5871544/items/HK22IZED&quot;],&quot;uri&quot;:[&quot;http://zotero.org/users/5871544/items/HK22IZED&quot;],&quot;itemData&quot;:{&quot;id&quot;:685,&quot;type&quot;:&quot;article-journal&quot;,&quot;abstract&quot;:&quot;We know little about how ecosystems of different complexity will respond to global warming1,2,3,4,5. Microcosms permit experimental control over species composition and rates of environmental change. Here we show using microcosm experiments that extinction risk in warming environments depends on trophic position but remains unaffected by biodiversity. Warmed communities disproportionately lose top predators and herbivores, and become increasingly dominated by autotrophs and bacterivores. Changes in the relative distribution of organisms among trophically defined functional groups lead to differences in ecosystem function beyond those expected from temperature-dependent physiological rates. Diverse communities retain more species than depauperate ones, as predicted by the insurance hypothesis, which suggests that high biodiversity buffers against the effects of environmental variation because tolerant species are more likely to be found6,7. Studies of single trophic levels clearly show that warming can affect the distribution and abundance of species2,4,5, but complex responses generated in entire food webs greatly complicate inferences based on single functional groups.&quot;,&quot;container-title&quot;:&quot;Nature&quot;,&quot;DOI&quot;:&quot;10.1038/47023&quot;,&quot;ISSN&quot;:&quot;1476-4687&quot;,&quot;issue&quot;:&quot;6757&quot;,&quot;language&quot;:&quot;en&quot;,&quot;page&quot;:&quot;69-72&quot;,&quot;source&quot;:&quot;www.nature.com&quot;,&quot;title&quot;:&quot;Environmental warming alters food-web structure and ecosystem function&quot;,&quot;URL&quot;:&quot;https://www.nature.com/articles/47023&quot;,&quot;volume&quot;:&quot;402&quot;,&quot;author&quot;:[{&quot;family&quot;:&quot;Petchey&quot;,&quot;given&quot;:&quot;Owen L.&quot;},{&quot;family&quot;:&quot;McPhearson&quot;,&quot;given&quot;:&quot;P. Timon&quot;},{&quot;family&quot;:&quot;Casey&quot;,&quot;given&quot;:&quot;Timothy M.&quot;},{&quot;family&quot;:&quot;Morin&quot;,&quot;given&quot;:&quot;Peter J.&quot;}],&quot;accessed&quot;:{&quot;date-parts&quot;:[[&quot;2020&quot;,1,13]]},&quot;issued&quot;:{&quot;date-parts&quot;:[[&quot;1999&quot;,11]]}}}],&quot;schema&quot;:&quot;https://github.com/citation-style-language/schema/raw/master/csl-citation.json&quot;} RNDwlBsIP5M5V"/></text:p>
      <text:p text:style-name="Standard"><text:reference-mark-start text:name="ZOTERO_ITEM CSL_CITATION {&quot;citationID&quot;:&quot;PpfnmNAh&quot;,&quot;properties&quot;:{&quot;formattedCitation&quot;:&quot;(Zaneveld et al. 2016)&quot;,&quot;plainCitation&quot;:&quot;(Zaneveld et al. 2016)&quot;,&quot;noteIndex&quot;:0},&quot;citationItems&quot;:[{&quot;id&quot;:1127,&quot;uris&quot;:[&quot;http://zotero.org/users/5871544/items/96A32SES&quot;],&quot;uri&quot;:[&quot;http://zotero.org/users/5871544/items/96A32SES&quot;],&quot;itemData&quot;:{&quot;id&quot;:1127,&quot;type&quot;:&quot;article-journal&quot;,&quot;abstract&quot;:&quot;Overfishing and nutrient pollution can damage coral reefs in part by increasing coral-algal competition. Here the authors simulate these stressors in a three year field experiment, and show that they interact to enhance sensitivity to temperature, predation and bacterial opportunism.&quot;,&quot;container-title&quot;:&quot;Nature Communications&quot;,&quot;DOI&quot;:&quot;10.1038/ncomms11833&quot;,&quot;ISSN&quot;:&quot;2041-1723&quot;,&quot;issue&quot;:&quot;1&quot;,&quot;language&quot;:&quot;en&quot;,&quot;note&quot;:&quot;number: 1\npublisher: Nature Publishing Group&quot;,&quot;page&quot;:&quot;1-12&quot;,&quot;source&quot;:&quot;www.nature.com&quot;,&quot;title&quot;:&quot;Overfishing and nutrient pollution interact with temperature to disrupt coral reefs down to microbial scales&quot;,&quot;URL&quot;:&quot;https://www.nature.com/articles/ncomms11833&quot;,&quot;volume&quot;:&quot;7&quot;,&quot;author&quot;:[{&quot;family&quot;:&quot;Zaneveld&quot;,&quot;given&quot;:&quot;Jesse R.&quot;},{&quot;family&quot;:&quot;Burkepile&quot;,&quot;given&quot;:&quot;Deron E.&quot;},{&quot;family&quot;:&quot;Shantz&quot;,&quot;given&quot;:&quot;Andrew A.&quot;},{&quot;family&quot;:&quot;Pritchard&quot;,&quot;given&quot;:&quot;Catharine E.&quot;},{&quot;family&quot;:&quot;McMinds&quot;,&quot;given&quot;:&quot;Ryan&quot;},{&quot;family&quot;:&quot;Payet&quot;,&quot;given&quot;:&quot;Jérôme P.&quot;},{&quot;family&quot;:&quot;Welsh&quot;,&quot;given&quot;:&quot;Rory&quot;},{&quot;family&quot;:&quot;Correa&quot;,&quot;given&quot;:&quot;Adrienne M. S.&quot;},{&quot;family&quot;:&quot;Lemoine&quot;,&quot;given&quot;:&quot;Nathan P.&quot;},{&quot;family&quot;:&quot;Rosales&quot;,&quot;given&quot;:&quot;Stephanie&quot;},{&quot;family&quot;:&quot;Fuchs&quot;,&quot;given&quot;:&quot;Corinne&quot;},{&quot;family&quot;:&quot;Maynard&quot;,&quot;given&quot;:&quot;Jeffrey A.&quot;},{&quot;family&quot;:&quot;Thurber&quot;,&quot;given&quot;:&quot;Rebecca Vega&quot;}],&quot;accessed&quot;:{&quot;date-parts&quot;:[[&quot;2020&quot;,4,8]]},&quot;issued&quot;:{&quot;date-parts&quot;:[[&quot;2016&quot;,6,7]]}}}],&quot;schema&quot;:&quot;https://github.com/citation-style-language/schema/raw/master/csl-citation.json&quot;} RND0BhHa9IVuK"/>(Zaneveld et al. 2016)<text:reference-mark-end text:name="ZOTERO_ITEM CSL_CITATION {&quot;citationID&quot;:&quot;PpfnmNAh&quot;,&quot;properties&quot;:{&quot;formattedCitation&quot;:&quot;(Zaneveld et al. 2016)&quot;,&quot;plainCitation&quot;:&quot;(Zaneveld et al. 2016)&quot;,&quot;noteIndex&quot;:0},&quot;citationItems&quot;:[{&quot;id&quot;:1127,&quot;uris&quot;:[&quot;http://zotero.org/users/5871544/items/96A32SES&quot;],&quot;uri&quot;:[&quot;http://zotero.org/users/5871544/items/96A32SES&quot;],&quot;itemData&quot;:{&quot;id&quot;:1127,&quot;type&quot;:&quot;article-journal&quot;,&quot;abstract&quot;:&quot;Overfishing and nutrient pollution can damage coral reefs in part by increasing coral-algal competition. Here the authors simulate these stressors in a three year field experiment, and show that they interact to enhance sensitivity to temperature, predation and bacterial opportunism.&quot;,&quot;container-title&quot;:&quot;Nature Communications&quot;,&quot;DOI&quot;:&quot;10.1038/ncomms11833&quot;,&quot;ISSN&quot;:&quot;2041-1723&quot;,&quot;issue&quot;:&quot;1&quot;,&quot;language&quot;:&quot;en&quot;,&quot;note&quot;:&quot;number: 1\npublisher: Nature Publishing Group&quot;,&quot;page&quot;:&quot;1-12&quot;,&quot;source&quot;:&quot;www.nature.com&quot;,&quot;title&quot;:&quot;Overfishing and nutrient pollution interact with temperature to disrupt coral reefs down to microbial scales&quot;,&quot;URL&quot;:&quot;https://www.nature.com/articles/ncomms11833&quot;,&quot;volume&quot;:&quot;7&quot;,&quot;author&quot;:[{&quot;family&quot;:&quot;Zaneveld&quot;,&quot;given&quot;:&quot;Jesse R.&quot;},{&quot;family&quot;:&quot;Burkepile&quot;,&quot;given&quot;:&quot;Deron E.&quot;},{&quot;family&quot;:&quot;Shantz&quot;,&quot;given&quot;:&quot;Andrew A.&quot;},{&quot;family&quot;:&quot;Pritchard&quot;,&quot;given&quot;:&quot;Catharine E.&quot;},{&quot;family&quot;:&quot;McMinds&quot;,&quot;given&quot;:&quot;Ryan&quot;},{&quot;family&quot;:&quot;Payet&quot;,&quot;given&quot;:&quot;Jérôme P.&quot;},{&quot;family&quot;:&quot;Welsh&quot;,&quot;given&quot;:&quot;Rory&quot;},{&quot;family&quot;:&quot;Correa&quot;,&quot;given&quot;:&quot;Adrienne M. S.&quot;},{&quot;family&quot;:&quot;Lemoine&quot;,&quot;given&quot;:&quot;Nathan P.&quot;},{&quot;family&quot;:&quot;Rosales&quot;,&quot;given&quot;:&quot;Stephanie&quot;},{&quot;family&quot;:&quot;Fuchs&quot;,&quot;given&quot;:&quot;Corinne&quot;},{&quot;family&quot;:&quot;Maynard&quot;,&quot;given&quot;:&quot;Jeffrey A.&quot;},{&quot;family&quot;:&quot;Thurber&quot;,&quot;given&quot;:&quot;Rebecca Vega&quot;}],&quot;accessed&quot;:{&quot;date-parts&quot;:[[&quot;2020&quot;,4,8]]},&quot;issued&quot;:{&quot;date-parts&quot;:[[&quot;2016&quot;,6,7]]}}}],&quot;schema&quot;:&quot;https://github.com/citation-style-language/schema/raw/master/csl-citation.json&quot;} RND0BhHa9IVuK"/></text:p>
      <text:p text:style-name="Standard"><text:reference-mark-start text:name="ZOTERO_ITEM CSL_CITATION {&quot;citationID&quot;:&quot;YZJKprYO&quot;,&quot;properties&quot;:{&quot;formattedCitation&quot;:&quot;(Ullah et al. 2018)&quot;,&quot;plainCitation&quot;:&quot;(Ullah et al. 2018)&quot;,&quot;noteIndex&quot;:0},&quot;citationItems&quot;:[{&quot;id&quot;:690,&quot;uris&quot;:[&quot;http://zotero.org/users/5871544/items/76JVXDIH&quot;],&quot;uri&quot;:[&quot;http://zotero.org/users/5871544/items/76JVXDIH&quot;],&quot;itemData&quot;:{&quot;id&quot;:690,&quot;type&quot;:&quot;article-journal&quot;,&quot;abstract&quot;:&quot;Global warming and ocean acidification are forecast to exert significant impacts on marine ecosystems worldwide. However, most of these projections are based on ecological proxies or experiments on single species or simplified food webs. How energy fluxes are likely to change in marine food webs in response to future climates remains unclear, hampering forecasts of ecosystem functioning. Using a sophisticated mesocosm experiment, we model energy flows through a species-rich multilevel food web, with live habitats, natural abiotic variability, and the potential for intra- and intergenerational adaptation. We show experimentally that the combined stress of acidification and warming reduced energy flows from the first trophic level (primary producers and detritus) to the second (herbivores), and from the second to the third trophic level (carnivores). Warming in isolation also reduced the energy flow from herbivores to carnivores, the efficiency of energy transfer from primary producers and detritus to herbivores and detritivores, and the living biomass of detritivores, herbivores, and carnivores. Whilst warming and acidification jointly boosted primary producer biomass through an expansion of cyanobacteria, this biomass was converted to detritus rather than to biomass at higher trophic levels—i.e., production was constrained to the base of the food web. In contrast, ocean acidification affected the food web positively by enhancing trophic flow from detritus and primary producers to herbivores, and by increasing the biomass of carnivores. Our results show how future climate change can potentially weaken marine food webs through reduced energy flow to higher trophic levels and a shift towards a more detritus-based system, leading to food web simplification and altered producer–consumer dynamics, both of which have important implications for the structuring of benthic communities.&quot;,&quot;container-title&quot;:&quot;PLOS Biology&quot;,&quot;DOI&quot;:&quot;10.1371/journal.pbio.2003446&quot;,&quot;ISSN&quot;:&quot;1545-7885&quot;,&quot;issue&quot;:&quot;1&quot;,&quot;journalAbbreviation&quot;:&quot;PLOS Biology&quot;,&quot;language&quot;:&quot;en&quot;,&quot;page&quot;:&quot;e2003446&quot;,&quot;source&quot;:&quot;PLoS Journals&quot;,&quot;title&quot;:&quot;Climate change could drive marine food web collapse through altered trophic flows and cyanobacterial proliferation&quot;,&quot;URL&quot;:&quot;https://journals.plos.org/plosbiology/article?id=10.1371/journal.pbio.2003446&quot;,&quot;volume&quot;:&quot;16&quot;,&quot;author&quot;:[{&quot;family&quot;:&quot;Ullah&quot;,&quot;given&quot;:&quot;Hadayet&quot;},{&quot;family&quot;:&quot;Nagelkerken&quot;,&quot;given&quot;:&quot;Ivan&quot;},{&quot;family&quot;:&quot;Goldenberg&quot;,&quot;given&quot;:&quot;Silvan U.&quot;},{&quot;family&quot;:&quot;Fordham&quot;,&quot;given&quot;:&quot;Damien A.&quot;}],&quot;accessed&quot;:{&quot;date-parts&quot;:[[&quot;2020&quot;,1,13]]},&quot;issued&quot;:{&quot;date-parts&quot;:[[&quot;2018&quot;]],&quot;season&quot;:&quot;gen&quot;}}}],&quot;schema&quot;:&quot;https://github.com/citation-style-language/schema/raw/master/csl-citation.json&quot;} RNDFEWnhavDEi"/>(Ullah et al. 2018)<text:reference-mark-end text:name="ZOTERO_ITEM CSL_CITATION {&quot;citationID&quot;:&quot;YZJKprYO&quot;,&quot;properties&quot;:{&quot;formattedCitation&quot;:&quot;(Ullah et al. 2018)&quot;,&quot;plainCitation&quot;:&quot;(Ullah et al. 2018)&quot;,&quot;noteIndex&quot;:0},&quot;citationItems&quot;:[{&quot;id&quot;:690,&quot;uris&quot;:[&quot;http://zotero.org/users/5871544/items/76JVXDIH&quot;],&quot;uri&quot;:[&quot;http://zotero.org/users/5871544/items/76JVXDIH&quot;],&quot;itemData&quot;:{&quot;id&quot;:690,&quot;type&quot;:&quot;article-journal&quot;,&quot;abstract&quot;:&quot;Global warming and ocean acidification are forecast to exert significant impacts on marine ecosystems worldwide. However, most of these projections are based on ecological proxies or experiments on single species or simplified food webs. How energy fluxes are likely to change in marine food webs in response to future climates remains unclear, hampering forecasts of ecosystem functioning. Using a sophisticated mesocosm experiment, we model energy flows through a species-rich multilevel food web, with live habitats, natural abiotic variability, and the potential for intra- and intergenerational adaptation. We show experimentally that the combined stress of acidification and warming reduced energy flows from the first trophic level (primary producers and detritus) to the second (herbivores), and from the second to the third trophic level (carnivores). Warming in isolation also reduced the energy flow from herbivores to carnivores, the efficiency of energy transfer from primary producers and detritus to herbivores and detritivores, and the living biomass of detritivores, herbivores, and carnivores. Whilst warming and acidification jointly boosted primary producer biomass through an expansion of cyanobacteria, this biomass was converted to detritus rather than to biomass at higher trophic levels—i.e., production was constrained to the base of the food web. In contrast, ocean acidification affected the food web positively by enhancing trophic flow from detritus and primary producers to herbivores, and by increasing the biomass of carnivores. Our results show how future climate change can potentially weaken marine food webs through reduced energy flow to higher trophic levels and a shift towards a more detritus-based system, leading to food web simplification and altered producer–consumer dynamics, both of which have important implications for the structuring of benthic communities.&quot;,&quot;container-title&quot;:&quot;PLOS Biology&quot;,&quot;DOI&quot;:&quot;10.1371/journal.pbio.2003446&quot;,&quot;ISSN&quot;:&quot;1545-7885&quot;,&quot;issue&quot;:&quot;1&quot;,&quot;journalAbbreviation&quot;:&quot;PLOS Biology&quot;,&quot;language&quot;:&quot;en&quot;,&quot;page&quot;:&quot;e2003446&quot;,&quot;source&quot;:&quot;PLoS Journals&quot;,&quot;title&quot;:&quot;Climate change could drive marine food web collapse through altered trophic flows and cyanobacterial proliferation&quot;,&quot;URL&quot;:&quot;https://journals.plos.org/plosbiology/article?id=10.1371/journal.pbio.2003446&quot;,&quot;volume&quot;:&quot;16&quot;,&quot;author&quot;:[{&quot;family&quot;:&quot;Ullah&quot;,&quot;given&quot;:&quot;Hadayet&quot;},{&quot;family&quot;:&quot;Nagelkerken&quot;,&quot;given&quot;:&quot;Ivan&quot;},{&quot;family&quot;:&quot;Goldenberg&quot;,&quot;given&quot;:&quot;Silvan U.&quot;},{&quot;family&quot;:&quot;Fordham&quot;,&quot;given&quot;:&quot;Damien A.&quot;}],&quot;accessed&quot;:{&quot;date-parts&quot;:[[&quot;2020&quot;,1,13]]},&quot;issued&quot;:{&quot;date-parts&quot;:[[&quot;2018&quot;]],&quot;season&quot;:&quot;gen&quot;}}}],&quot;schema&quot;:&quot;https://github.com/citation-style-language/schema/raw/master/csl-citation.json&quot;} RNDFEWnhavDEi"/></text:p>
      <text:p text:style-name="Standard"><text:reference-mark-start text:name="ZOTERO_ITEM CSL_CITATION {&quot;citationID&quot;:&quot;ghClhrpk&quot;,&quot;properties&quot;:{&quot;formattedCitation&quot;:&quot;(Pawlik et al. 2016; Bell et al. 2018)&quot;,&quot;plainCitation&quot;:&quot;(Pawlik et al. 2016; Bell et al. 2018)&quot;,&quot;noteIndex&quot;:0},&quot;citationItems&quot;:[{&quot;id&quot;:1133,&quot;uris&quot;:[&quot;http://zotero.org/users/5871544/items/SADL3FWK&quot;],&quot;uri&quot;:[&quot;http://zotero.org/users/5871544/items/SADL3FWK&quot;],&quot;itemData&quot;:{&quot;id&quot;:1133,&quot;type&quot;:&quot;article-journal&quot;,&quot;abstract&quot;:&quot;Coral reefs are economically important ecosystems that have suffered unprecedented losses of corals in the recent past. Why have Caribbean reefs in particular t&quot;,&quot;container-title&quot;:&quot;BioScience&quot;,&quot;DOI&quot;:&quot;10.1093/biosci/biw047&quot;,&quot;ISSN&quot;:&quot;0006-3568&quot;,&quot;issue&quot;:&quot;6&quot;,&quot;journalAbbreviation&quot;:&quot;BioScience&quot;,&quot;language&quot;:&quot;en&quot;,&quot;note&quot;:&quot;publisher: Oxford Academic&quot;,&quot;page&quot;:&quot;470-476&quot;,&quot;source&quot;:&quot;academic.oup.com&quot;,&quot;title&quot;:&quot;A Vicious Circle? Altered Carbon and Nutrient Cycling May Explain the Low Resilience of Caribbean Coral Reefs&quot;,&quot;title-short&quot;:&quot;A Vicious Circle?&quot;,&quot;URL&quot;:&quot;https://academic.oup.com/bioscience/article/66/6/470/2754308&quot;,&quot;volume&quot;:&quot;66&quot;,&quot;author&quot;:[{&quot;family&quot;:&quot;Pawlik&quot;,&quot;given&quot;:&quot;Joseph R.&quot;},{&quot;family&quot;:&quot;Burkepile&quot;,&quot;given&quot;:&quot;Deron E.&quot;},{&quot;family&quot;:&quot;Thurber&quot;,&quot;given&quot;:&quot;Rebecca Vega&quot;}],&quot;accessed&quot;:{&quot;date-parts&quot;:[[&quot;2020&quot;,4,8]]},&quot;issued&quot;:{&quot;date-parts&quot;:[[&quot;2016&quot;,6,1]]}}},{&quot;id&quot;:1096,&quot;uris&quot;:[&quot;http://zotero.org/users/5871544/items/LXKDY24J&quot;],&quot;uri&quot;:[&quot;http://zotero.org/users/5871544/items/LXKDY24J&quot;],&quot;itemData&quot;:{&quot;id&quot;:1096,&quot;type&quot;:&quot;article-journal&quot;,&quot;abstract&quot;:&quot;Anthropogenic stressors are impacting ecological systems across the world. Of particular concern are the recent rapid changes occurring in coral reef systems. With ongoing degradation from both local and global stressors, future reefs are likely to function differently from current coral-dominated ecosystems. Determining key attributes of future reef states is critical to reliably predict outcomes for ecosystem service provision. Here we explore the impacts of changing sponge dominance on coral reefs. Qualitative modelling of reef futures suggests that changing sponge dominance due to increased sponge abundance will have different outcomes for other trophic levels compared with increased sponge dominance as a result of declining coral abundance. By exploring uncertainty in the model outcomes we identify the need to (1) quantify changes in carbon flow through sponges, (2) determine the importance of food limitation for sponges, (3) assess the ubiquity of the recently described “sponge loop,” (4) determine the competitive relationships between sponges and other benthic taxa, particularly algae, and (5) understand how changing dominance of other organisms alters trophic pathways and energy flows through ecosystems. Addressing these knowledge gaps will facilitate development of more complex models that assess functional attributes of sponge-dominated reef ecosystems.&quot;,&quot;container-title&quot;:&quot;Ecology&quot;,&quot;DOI&quot;:&quot;10.1002/ecy.2446&quot;,&quot;ISSN&quot;:&quot;1939-9170&quot;,&quot;issue&quot;:&quot;9&quot;,&quot;language&quot;:&quot;en&quot;,&quot;note&quot;:&quot;_eprint: https://esajournals.onlinelibrary.wiley.com/doi/pdf/10.1002/ecy.2446&quot;,&quot;page&quot;:&quot;1920-1931&quot;,&quot;source&quot;:&quot;Wiley Online Library&quot;,&quot;title&quot;:&quot;Climate change alterations to ecosystem dominance: how might sponge-dominated reefs function?&quot;,&quot;title-short&quot;:&quot;Climate change alterations to ecosystem dominance&quot;,&quot;URL&quot;:&quot;https://esajournals.onlinelibrary.wiley.com/doi/abs/10.1002/ecy.2446&quot;,&quot;volume&quot;:&quot;99&quot;,&quot;author&quot;:[{&quot;family&quot;:&quot;Bell&quot;,&quot;given&quot;:&quot;James J.&quot;},{&quot;family&quot;:&quot;Rovellini&quot;,&quot;given&quot;:&quot;Alberto&quot;},{&quot;family&quot;:&quot;Davy&quot;,&quot;given&quot;:&quot;Simon K.&quot;},{&quot;family&quot;:&quot;Taylor&quot;,&quot;given&quot;:&quot;Michael W.&quot;},{&quot;family&quot;:&quot;Fulton&quot;,&quot;given&quot;:&quot;Elizabeth A.&quot;},{&quot;family&quot;:&quot;Dunn&quot;,&quot;given&quot;:&quot;Matthew R.&quot;},{&quot;family&quot;:&quot;Bennett&quot;,&quot;given&quot;:&quot;Holly M.&quot;},{&quot;family&quot;:&quot;Kandler&quot;,&quot;given&quot;:&quot;Nora M.&quot;},{&quot;family&quot;:&quot;Luter&quot;,&quot;given&quot;:&quot;Heidi M.&quot;},{&quot;family&quot;:&quot;Webster&quot;,&quot;given&quot;:&quot;Nicole S.&quot;}],&quot;accessed&quot;:{&quot;date-parts&quot;:[[&quot;2020&quot;,4,8]]},&quot;issued&quot;:{&quot;date-parts&quot;:[[&quot;2018&quot;]]}}}],&quot;schema&quot;:&quot;https://github.com/citation-style-language/schema/raw/master/csl-citation.json&quot;} RNDwN0l7oHmIJ"/>(Pawlik et al. 2016; Bell et al. 2018)<text:reference-mark-end text:name="ZOTERO_ITEM CSL_CITATION {&quot;citationID&quot;:&quot;ghClhrpk&quot;,&quot;properties&quot;:{&quot;formattedCitation&quot;:&quot;(Pawlik et al. 2016; Bell et al. 2018)&quot;,&quot;plainCitation&quot;:&quot;(Pawlik et al. 2016; Bell et al. 2018)&quot;,&quot;noteIndex&quot;:0},&quot;citationItems&quot;:[{&quot;id&quot;:1133,&quot;uris&quot;:[&quot;http://zotero.org/users/5871544/items/SADL3FWK&quot;],&quot;uri&quot;:[&quot;http://zotero.org/users/5871544/items/SADL3FWK&quot;],&quot;itemData&quot;:{&quot;id&quot;:1133,&quot;type&quot;:&quot;article-journal&quot;,&quot;abstract&quot;:&quot;Coral reefs are economically important ecosystems that have suffered unprecedented losses of corals in the recent past. Why have Caribbean reefs in particular t&quot;,&quot;container-title&quot;:&quot;BioScience&quot;,&quot;DOI&quot;:&quot;10.1093/biosci/biw047&quot;,&quot;ISSN&quot;:&quot;0006-3568&quot;,&quot;issue&quot;:&quot;6&quot;,&quot;journalAbbreviation&quot;:&quot;BioScience&quot;,&quot;language&quot;:&quot;en&quot;,&quot;note&quot;:&quot;publisher: Oxford Academic&quot;,&quot;page&quot;:&quot;470-476&quot;,&quot;source&quot;:&quot;academic.oup.com&quot;,&quot;title&quot;:&quot;A Vicious Circle? Altered Carbon and Nutrient Cycling May Explain the Low Resilience of Caribbean Coral Reefs&quot;,&quot;title-short&quot;:&quot;A Vicious Circle?&quot;,&quot;URL&quot;:&quot;https://academic.oup.com/bioscience/article/66/6/470/2754308&quot;,&quot;volume&quot;:&quot;66&quot;,&quot;author&quot;:[{&quot;family&quot;:&quot;Pawlik&quot;,&quot;given&quot;:&quot;Joseph R.&quot;},{&quot;family&quot;:&quot;Burkepile&quot;,&quot;given&quot;:&quot;Deron E.&quot;},{&quot;family&quot;:&quot;Thurber&quot;,&quot;given&quot;:&quot;Rebecca Vega&quot;}],&quot;accessed&quot;:{&quot;date-parts&quot;:[[&quot;2020&quot;,4,8]]},&quot;issued&quot;:{&quot;date-parts&quot;:[[&quot;2016&quot;,6,1]]}}},{&quot;id&quot;:1096,&quot;uris&quot;:[&quot;http://zotero.org/users/5871544/items/LXKDY24J&quot;],&quot;uri&quot;:[&quot;http://zotero.org/users/5871544/items/LXKDY24J&quot;],&quot;itemData&quot;:{&quot;id&quot;:1096,&quot;type&quot;:&quot;article-journal&quot;,&quot;abstract&quot;:&quot;Anthropogenic stressors are impacting ecological systems across the world. Of particular concern are the recent rapid changes occurring in coral reef systems. With ongoing degradation from both local and global stressors, future reefs are likely to function differently from current coral-dominated ecosystems. Determining key attributes of future reef states is critical to reliably predict outcomes for ecosystem service provision. Here we explore the impacts of changing sponge dominance on coral reefs. Qualitative modelling of reef futures suggests that changing sponge dominance due to increased sponge abundance will have different outcomes for other trophic levels compared with increased sponge dominance as a result of declining coral abundance. By exploring uncertainty in the model outcomes we identify the need to (1) quantify changes in carbon flow through sponges, (2) determine the importance of food limitation for sponges, (3) assess the ubiquity of the recently described “sponge loop,” (4) determine the competitive relationships between sponges and other benthic taxa, particularly algae, and (5) understand how changing dominance of other organisms alters trophic pathways and energy flows through ecosystems. Addressing these knowledge gaps will facilitate development of more complex models that assess functional attributes of sponge-dominated reef ecosystems.&quot;,&quot;container-title&quot;:&quot;Ecology&quot;,&quot;DOI&quot;:&quot;10.1002/ecy.2446&quot;,&quot;ISSN&quot;:&quot;1939-9170&quot;,&quot;issue&quot;:&quot;9&quot;,&quot;language&quot;:&quot;en&quot;,&quot;note&quot;:&quot;_eprint: https://esajournals.onlinelibrary.wiley.com/doi/pdf/10.1002/ecy.2446&quot;,&quot;page&quot;:&quot;1920-1931&quot;,&quot;source&quot;:&quot;Wiley Online Library&quot;,&quot;title&quot;:&quot;Climate change alterations to ecosystem dominance: how might sponge-dominated reefs function?&quot;,&quot;title-short&quot;:&quot;Climate change alterations to ecosystem dominance&quot;,&quot;URL&quot;:&quot;https://esajournals.onlinelibrary.wiley.com/doi/abs/10.1002/ecy.2446&quot;,&quot;volume&quot;:&quot;99&quot;,&quot;author&quot;:[{&quot;family&quot;:&quot;Bell&quot;,&quot;given&quot;:&quot;James J.&quot;},{&quot;family&quot;:&quot;Rovellini&quot;,&quot;given&quot;:&quot;Alberto&quot;},{&quot;family&quot;:&quot;Davy&quot;,&quot;given&quot;:&quot;Simon K.&quot;},{&quot;family&quot;:&quot;Taylor&quot;,&quot;given&quot;:&quot;Michael W.&quot;},{&quot;family&quot;:&quot;Fulton&quot;,&quot;given&quot;:&quot;Elizabeth A.&quot;},{&quot;family&quot;:&quot;Dunn&quot;,&quot;given&quot;:&quot;Matthew R.&quot;},{&quot;family&quot;:&quot;Bennett&quot;,&quot;given&quot;:&quot;Holly M.&quot;},{&quot;family&quot;:&quot;Kandler&quot;,&quot;given&quot;:&quot;Nora M.&quot;},{&quot;family&quot;:&quot;Luter&quot;,&quot;given&quot;:&quot;Heidi M.&quot;},{&quot;family&quot;:&quot;Webster&quot;,&quot;given&quot;:&quot;Nicole S.&quot;}],&quot;accessed&quot;:{&quot;date-parts&quot;:[[&quot;2020&quot;,4,8]]},&quot;issued&quot;:{&quot;date-parts&quot;:[[&quot;2018&quot;]]}}}],&quot;schema&quot;:&quot;https://github.com/citation-style-language/schema/raw/master/csl-citation.json&quot;} RNDwN0l7oHmIJ"/></text:p>
      <text:p text:style-name="P22"><text:reference-mark-start text:name="ZOTERO_ITEM CSL_CITATION {&quot;citationID&quot;:&quot;GAZ5gGaF&quot;,&quot;properties&quot;:{&quot;formattedCitation&quot;:&quot;(Haas et al. 2016; Roach et al. 2017)&quot;,&quot;plainCitation&quot;:&quot;(Haas et al. 2016; Roach et al. 2017)&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id&quot;:1130,&quot;uris&quot;:[&quot;http://zotero.org/users/5871544/items/JPSMXY39&quot;],&quot;uri&quot;:[&quot;http://zotero.org/users/5871544/items/JPSMXY39&quot;],&quot;itemData&quot;:{&quot;id&quot;:1130,&quot;type&quot;:&quot;article-journal&quot;,&quot;abstract&quot;:&quot;Human impacts are causing ecosystem phase shifts from coral- to algal-dominated reef systems on a global scale. As these ecosystems undergo transition, there is an increased incidence of coral-macroalgal interactions. Mounting evidence indicates that the outcome of these interaction events is, in part, governed by microbially mediated dynamics. The allocation of available energy through different trophic levels, including the microbial food web, determines the outcome of these interactions and ultimately shapes the benthic community structure. However, little is known about the underlying thermodynamic mechanisms involved in these trophic energy transfers. This study utilizes a novel combination of methods including calorimetry, flow cytometry, and optical oxygen measurements, to provide a bioenergetic analysis of coral-macroalgal interactions in a controlled aquarium setting. We demonstrate that the energetic demands of microbial communities at the coral-algal interaction interface are higher than in the communities associated with either of the macroorganisms alone. This was evident through higher microbial power output (energy use per unit time) and lower oxygen concentrations at interaction zones compared to areas distal from the interface. Increases in microbial power output and lower oxygen concentrations were significantly correlated with the ratio of heterotrophic to autotrophic microbes but not the total microbial abundance. These results suggest that coral-algal interfaces harbor higher proportions of heterotrophic microbes that are optimizing maximal power output, as opposed to yield. This yield to power shift offers a possible thermodynamic mechanism underlying the transition from coral- to algal-dominated reef ecosystems currently being observed worldwide. As changes in the power output of an ecosystem are a significant indicator of the current state of the system, this analysis provides a novel and insightful means to quantify microbial impacts on reef health.&quot;,&quot;container-title&quot;:&quot;PeerJ&quot;,&quot;DOI&quot;:&quot;10.7717/peerj.3423&quot;,&quot;ISSN&quot;:&quot;2167-8359&quot;,&quot;journalAbbreviation&quot;:&quot;PeerJ&quot;,&quot;note&quot;:&quot;PMID: 28649468\nPMCID: PMC5482263&quot;,&quot;source&quot;:&quot;PubMed Central&quot;,&quot;title&quot;:&quot;Microbial bioenergetics of coral-algal interactions&quot;,&quot;URL&quot;:&quot;https://www.ncbi.nlm.nih.gov/pmc/articles/PMC5482263/&quot;,&quot;volume&quot;:&quot;5&quot;,&quot;author&quot;:[{&quot;family&quot;:&quot;Roach&quot;,&quot;given&quot;:&quot;Ty N.F.&quot;},{&quot;family&quot;:&quot;Abieri&quot;,&quot;given&quot;:&quot;Maria L.&quot;},{&quot;family&quot;:&quot;George&quot;,&quot;given&quot;:&quot;Emma E.&quot;},{&quot;family&quot;:&quot;Knowles&quot;,&quot;given&quot;:&quot;Ben&quot;},{&quot;family&quot;:&quot;Naliboff&quot;,&quot;given&quot;:&quot;Douglas S.&quot;},{&quot;family&quot;:&quot;Smurthwaite&quot;,&quot;given&quot;:&quot;Cameron A.&quot;},{&quot;family&quot;:&quot;Kelly&quot;,&quot;given&quot;:&quot;Linda Wegley&quot;},{&quot;family&quot;:&quot;Haas&quot;,&quot;given&quot;:&quot;Andreas F.&quot;},{&quot;family&quot;:&quot;Rohwer&quot;,&quot;given&quot;:&quot;Forest L.&quot;}],&quot;accessed&quot;:{&quot;date-parts&quot;:[[&quot;2020&quot;,4,8]]},&quot;issued&quot;:{&quot;date-parts&quot;:[[&quot;2017&quot;,6,21]]}}}],&quot;schema&quot;:&quot;https://github.com/citation-style-language/schema/raw/master/csl-citation.json&quot;} RNDotr6llv3DH"/><text:span text:style-name="T13">(Haas et al. 2016; Roach et al. 2017)</text:span><text:reference-mark-end text:name="ZOTERO_ITEM CSL_CITATION {&quot;citationID&quot;:&quot;GAZ5gGaF&quot;,&quot;properties&quot;:{&quot;formattedCitation&quot;:&quot;(Haas et al. 2016; Roach et al. 2017)&quot;,&quot;plainCitation&quot;:&quot;(Haas et al. 2016; Roach et al. 2017)&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id&quot;:1130,&quot;uris&quot;:[&quot;http://zotero.org/users/5871544/items/JPSMXY39&quot;],&quot;uri&quot;:[&quot;http://zotero.org/users/5871544/items/JPSMXY39&quot;],&quot;itemData&quot;:{&quot;id&quot;:1130,&quot;type&quot;:&quot;article-journal&quot;,&quot;abstract&quot;:&quot;Human impacts are causing ecosystem phase shifts from coral- to algal-dominated reef systems on a global scale. As these ecosystems undergo transition, there is an increased incidence of coral-macroalgal interactions. Mounting evidence indicates that the outcome of these interaction events is, in part, governed by microbially mediated dynamics. The allocation of available energy through different trophic levels, including the microbial food web, determines the outcome of these interactions and ultimately shapes the benthic community structure. However, little is known about the underlying thermodynamic mechanisms involved in these trophic energy transfers. This study utilizes a novel combination of methods including calorimetry, flow cytometry, and optical oxygen measurements, to provide a bioenergetic analysis of coral-macroalgal interactions in a controlled aquarium setting. We demonstrate that the energetic demands of microbial communities at the coral-algal interaction interface are higher than in the communities associated with either of the macroorganisms alone. This was evident through higher microbial power output (energy use per unit time) and lower oxygen concentrations at interaction zones compared to areas distal from the interface. Increases in microbial power output and lower oxygen concentrations were significantly correlated with the ratio of heterotrophic to autotrophic microbes but not the total microbial abundance. These results suggest that coral-algal interfaces harbor higher proportions of heterotrophic microbes that are optimizing maximal power output, as opposed to yield. This yield to power shift offers a possible thermodynamic mechanism underlying the transition from coral- to algal-dominated reef ecosystems currently being observed worldwide. As changes in the power output of an ecosystem are a significant indicator of the current state of the system, this analysis provides a novel and insightful means to quantify microbial impacts on reef health.&quot;,&quot;container-title&quot;:&quot;PeerJ&quot;,&quot;DOI&quot;:&quot;10.7717/peerj.3423&quot;,&quot;ISSN&quot;:&quot;2167-8359&quot;,&quot;journalAbbreviation&quot;:&quot;PeerJ&quot;,&quot;note&quot;:&quot;PMID: 28649468\nPMCID: PMC5482263&quot;,&quot;source&quot;:&quot;PubMed Central&quot;,&quot;title&quot;:&quot;Microbial bioenergetics of coral-algal interactions&quot;,&quot;URL&quot;:&quot;https://www.ncbi.nlm.nih.gov/pmc/articles/PMC5482263/&quot;,&quot;volume&quot;:&quot;5&quot;,&quot;author&quot;:[{&quot;family&quot;:&quot;Roach&quot;,&quot;given&quot;:&quot;Ty N.F.&quot;},{&quot;family&quot;:&quot;Abieri&quot;,&quot;given&quot;:&quot;Maria L.&quot;},{&quot;family&quot;:&quot;George&quot;,&quot;given&quot;:&quot;Emma E.&quot;},{&quot;family&quot;:&quot;Knowles&quot;,&quot;given&quot;:&quot;Ben&quot;},{&quot;family&quot;:&quot;Naliboff&quot;,&quot;given&quot;:&quot;Douglas S.&quot;},{&quot;family&quot;:&quot;Smurthwaite&quot;,&quot;given&quot;:&quot;Cameron A.&quot;},{&quot;family&quot;:&quot;Kelly&quot;,&quot;given&quot;:&quot;Linda Wegley&quot;},{&quot;family&quot;:&quot;Haas&quot;,&quot;given&quot;:&quot;Andreas F.&quot;},{&quot;family&quot;:&quot;Rohwer&quot;,&quot;given&quot;:&quot;Forest L.&quot;}],&quot;accessed&quot;:{&quot;date-parts&quot;:[[&quot;2020&quot;,4,8]]},&quot;issued&quot;:{&quot;date-parts&quot;:[[&quot;2017&quot;,6,21]]}}}],&quot;schema&quot;:&quot;https://github.com/citation-style-language/schema/raw/master/csl-citation.json&quot;} RNDotr6llv3DH"/></text:p>
      <text:p text:style-name="P22"><text:reference-mark-start text:name="ZOTERO_ITEM CSL_CITATION {&quot;citationID&quot;:&quot;2qdQdDee&quot;,&quot;properties&quot;:{&quot;formattedCitation&quot;:&quot;(Haas et al. 2016; Hughes et al. 2020)&quot;,&quot;plainCitation&quot;:&quot;(Haas et al. 2016; Hughes et al. 2020)&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id&quot;:1191,&quot;uris&quot;:[&quot;http://zotero.org/users/5871544/items/9Z6FDBXZ&quot;],&quot;uri&quot;:[&quot;http://zotero.org/users/5871544/items/9Z6FDBXZ&quot;],&quot;itemData&quot;:{&quot;id&quot;:1191,&quot;type&quot;:&quot;article-journal&quot;,&quot;abstract&quot;:&quot;Climate change and other human activities are decreasing ocean oxygen content. This Perspective considers the limited data on effects to coral reefs, including oxygen thresholds for lethal and sub-lethal effects in coral reef taxa, and proposes key research questions to address this critical issue.&quot;,&quot;container-title&quot;:&quot;Nature Climate Change&quot;,&quot;DOI&quot;:&quot;10.1038/s41558-020-0737-9&quot;,&quot;ISSN&quot;:&quot;1758-6798&quot;,&quot;issue&quot;:&quot;4&quot;,&quot;language&quot;:&quot;en&quot;,&quot;note&quot;:&quot;number: 4\npublisher: Nature Publishing Group&quot;,&quot;page&quot;:&quot;296-307&quot;,&quot;source&quot;:&quot;www.nature.com&quot;,&quot;title&quot;:&quot;Coral reef survival under accelerating ocean deoxygenation&quot;,&quot;URL&quot;:&quot;https://www.nature.com/articles/s41558-020-0737-9&quot;,&quot;volume&quot;:&quot;10&quot;,&quot;author&quot;:[{&quot;family&quot;:&quot;Hughes&quot;,&quot;given&quot;:&quot;David J.&quot;},{&quot;family&quot;:&quot;Alderdice&quot;,&quot;given&quot;:&quot;Rachel&quot;},{&quot;family&quot;:&quot;Cooney&quot;,&quot;given&quot;:&quot;Christopher&quot;},{&quot;family&quot;:&quot;Kühl&quot;,&quot;given&quot;:&quot;Michael&quot;},{&quot;family&quot;:&quot;Pernice&quot;,&quot;given&quot;:&quot;Mathieu&quot;},{&quot;family&quot;:&quot;Voolstra&quot;,&quot;given&quot;:&quot;Christian R.&quot;},{&quot;family&quot;:&quot;Suggett&quot;,&quot;given&quot;:&quot;David J.&quot;}],&quot;accessed&quot;:{&quot;date-parts&quot;:[[&quot;2020&quot;,4,16]]},&quot;issued&quot;:{&quot;date-parts&quot;:[[&quot;2020&quot;,4]]}}}],&quot;schema&quot;:&quot;https://github.com/citation-style-language/schema/raw/master/csl-citation.json&quot;} RNDfdOTXlKbpQ"/>(Haas et al. 2016; Hughes et al. 2020)<text:reference-mark-end text:name="ZOTERO_ITEM CSL_CITATION {&quot;citationID&quot;:&quot;2qdQdDee&quot;,&quot;properties&quot;:{&quot;formattedCitation&quot;:&quot;(Haas et al. 2016; Hughes et al. 2020)&quot;,&quot;plainCitation&quot;:&quot;(Haas et al. 2016; Hughes et al. 2020)&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id&quot;:1191,&quot;uris&quot;:[&quot;http://zotero.org/users/5871544/items/9Z6FDBXZ&quot;],&quot;uri&quot;:[&quot;http://zotero.org/users/5871544/items/9Z6FDBXZ&quot;],&quot;itemData&quot;:{&quot;id&quot;:1191,&quot;type&quot;:&quot;article-journal&quot;,&quot;abstract&quot;:&quot;Climate change and other human activities are decreasing ocean oxygen content. This Perspective considers the limited data on effects to coral reefs, including oxygen thresholds for lethal and sub-lethal effects in coral reef taxa, and proposes key research questions to address this critical issue.&quot;,&quot;container-title&quot;:&quot;Nature Climate Change&quot;,&quot;DOI&quot;:&quot;10.1038/s41558-020-0737-9&quot;,&quot;ISSN&quot;:&quot;1758-6798&quot;,&quot;issue&quot;:&quot;4&quot;,&quot;language&quot;:&quot;en&quot;,&quot;note&quot;:&quot;number: 4\npublisher: Nature Publishing Group&quot;,&quot;page&quot;:&quot;296-307&quot;,&quot;source&quot;:&quot;www.nature.com&quot;,&quot;title&quot;:&quot;Coral reef survival under accelerating ocean deoxygenation&quot;,&quot;URL&quot;:&quot;https://www.nature.com/articles/s41558-020-0737-9&quot;,&quot;volume&quot;:&quot;10&quot;,&quot;author&quot;:[{&quot;family&quot;:&quot;Hughes&quot;,&quot;given&quot;:&quot;David J.&quot;},{&quot;family&quot;:&quot;Alderdice&quot;,&quot;given&quot;:&quot;Rachel&quot;},{&quot;family&quot;:&quot;Cooney&quot;,&quot;given&quot;:&quot;Christopher&quot;},{&quot;family&quot;:&quot;Kühl&quot;,&quot;given&quot;:&quot;Michael&quot;},{&quot;family&quot;:&quot;Pernice&quot;,&quot;given&quot;:&quot;Mathieu&quot;},{&quot;family&quot;:&quot;Voolstra&quot;,&quot;given&quot;:&quot;Christian R.&quot;},{&quot;family&quot;:&quot;Suggett&quot;,&quot;given&quot;:&quot;David J.&quot;}],&quot;accessed&quot;:{&quot;date-parts&quot;:[[&quot;2020&quot;,4,16]]},&quot;issued&quot;:{&quot;date-parts&quot;:[[&quot;2020&quot;,4]]}}}],&quot;schema&quot;:&quot;https://github.com/citation-style-language/schema/raw/master/csl-citation.json&quot;} RNDfdOTXlKbpQ"/></text:p>
      <text:p text:style-name="P4"><text:span text:style-name="T18">6</text:span>º paragraph</text:p>
      <text:p text:style-name="Standard"><text:reference-mark-start text:name="ZOTERO_ITEM CSL_CITATION {&quot;citationID&quot;:&quot;lCU8a54l&quot;,&quot;properties&quot;:{&quot;formattedCitation&quot;:&quot;(Sydeman et al. 2015)&quot;,&quot;plainCitation&quot;:&quot;(Sydeman et al. 2015)&quot;,&quot;noteIndex&quot;:0},&quot;citationItems&quot;:[{&quot;id&quot;:313,&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schema&quot;:&quot;https://github.com/citation-style-language/schema/raw/master/csl-citation.json&quot;} RNDFAhTQIMne5"/>(Sydeman et al. 2015)<text:reference-mark-end text:name="ZOTERO_ITEM CSL_CITATION {&quot;citationID&quot;:&quot;lCU8a54l&quot;,&quot;properties&quot;:{&quot;formattedCitation&quot;:&quot;(Sydeman et al. 2015)&quot;,&quot;plainCitation&quot;:&quot;(Sydeman et al. 2015)&quot;,&quot;noteIndex&quot;:0},&quot;citationItems&quot;:[{&quot;id&quot;:313,&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schema&quot;:&quot;https://github.com/citation-style-language/schema/raw/master/csl-citation.json&quot;} RNDFAhTQIMne5"/></text:p>
      <text:p text:style-name="Standard"><text:reference-mark-start text:name="ZOTERO_ITEM CSL_CITATION {&quot;citationID&quot;:&quot;VUWEIeMu&quot;,&quot;properties&quot;:{&quot;formattedCitation&quot;:&quot;(Gruber 2011; Gallo et al. 2017)&quot;,&quot;plainCitation&quot;:&quot;(Gruber 2011; Gallo et al. 2017)&quot;,&quot;noteIndex&quot;:0},&quot;citationItems&quot;:[{&quot;id&quot;:862,&quot;uris&quot;:[&quot;http://zotero.org/users/5871544/items/FC7SAT2W&quot;],&quot;uri&quot;:[&quot;http://zotero.org/users/5871544/items/FC7SAT2W&quot;],&quot;itemData&quot;:{&quot;id&quot;:862,&quot;type&quot;:&quot;article-journal&quot;,&quot;abstract&quot;:&quot;In the coming decades and centuries, the ocean’s biogeochemical cycles and ecosystems will become increasingly stressed by at least three independent factors. Rising temperatures, ocean acidification and ocean deoxygenation will cause substantial changes in the physical, chemical and biological environment, which will then affect the ocean’s biogeochemical cycles and ecosystems in ways that we are only beginning to fathom. Ocean warming will not only affect organisms and biogeochemical cycles directly, but will also increase upper ocean stratification. The changes in the ocean’s carbonate chemistry induced by the uptake of anthropogenic carbon dioxide (CO2) (i.e. ocean acidification) will probably affect many organisms and processes, although in ways that are currently not well understood. Ocean deoxygenation, i.e. the loss of dissolved oxygen (O2) from the ocean, is bound to occur in a warming and more stratified ocean, causing stress to macro-organisms that critically depend on sufficient levels of oxygen. These three stressors—warming, acidification and deoxygenation—will tend to operate globally, although with distinct regional differences. The impacts of ocean acidification tend to be strongest in the high latitudes, whereas the low-oxygen regions of the low latitudes are most vulnerable to ocean deoxygenation. Specific regions, such as the eastern boundary upwelling systems, will be strongly affected by all three stressors, making them potential hotspots for change. Of additional concern are synergistic effects, such as ocean acidification-induced changes in the type and magnitude of the organic matter exported to the ocean’s interior, which then might cause substantial changes in the oxygen concentration there. Ocean warming, acidification and deoxygenation are essentially irreversible on centennial time scales, i.e. once these changes have occurred, it will take centuries for the ocean to recover. With the emission of CO2 being the primary driver behind all three stressors, the primary mitigation strategy is to reduce these emissions.&quot;,&quot;container-title&quot;:&quot;Philosophical Transactions of the Royal Society A: Mathematical, Physical and Engineering Sciences&quot;,&quot;DOI&quot;:&quot;10.1098/rsta.2011.0003&quot;,&quot;issue&quot;:&quot;1943&quot;,&quot;journalAbbreviation&quot;:&quot;Philosophical Transactions of the Royal Society A: Mathematical, Physical and Engineering Sciences&quot;,&quot;note&quot;:&quot;publisher: Royal Society&quot;,&quot;page&quot;:&quot;1980-1996&quot;,&quot;source&quot;:&quot;royalsocietypublishing.org (Atypon)&quot;,&quot;title&quot;:&quot;Warming up, turning sour, losing breath: ocean biogeochemistry under global change&quot;,&quot;title-short&quot;:&quot;Warming up, turning sour, losing breath&quot;,&quot;URL&quot;:&quot;https://royalsocietypublishing.org/doi/full/10.1098/rsta.2011.0003&quot;,&quot;volume&quot;:&quot;369&quot;,&quot;author&quot;:[{&quot;family&quot;:&quot;Gruber&quot;,&quot;given&quot;:&quot;Nicolas&quot;}],&quot;accessed&quot;:{&quot;date-parts&quot;:[[&quot;2020&quot;,3,9]]},&quot;issued&quot;:{&quot;date-parts&quot;:[[&quot;2011&quot;,5,28]]}}},{&quot;id&quot;:865,&quot;uris&quot;:[&quot;http://zotero.org/users/5871544/items/S8KS4TRU&quot;],&quot;uri&quot;:[&quot;http://zotero.org/users/5871544/items/S8KS4TRU&quot;],&quot;itemData&quot;:{&quot;id&quot;:865,&quot;type&quot;:&quot;article-journal&quot;,&quot;abstract&quot;:&quot;The ocean is a key part of the climate system but is often neglected in individual country priorities. Analysis of Nationally Determined Contributions reveals 70% include marine issues. The level of inclusion varies dependent on country factors including vulnerability to rising seas.&quot;,&quot;container-title&quot;:&quot;Nature Climate Change&quot;,&quot;DOI&quot;:&quot;10.1038/nclimate3422&quot;,&quot;ISSN&quot;:&quot;1758-6798&quot;,&quot;issue&quot;:&quot;11&quot;,&quot;language&quot;:&quot;en&quot;,&quot;note&quot;:&quot;number: 11\npublisher: Nature Publishing Group&quot;,&quot;page&quot;:&quot;833-838&quot;,&quot;source&quot;:&quot;www.nature.com&quot;,&quot;title&quot;:&quot;Ocean commitments under the Paris Agreement&quot;,&quot;URL&quot;:&quot;https://www.nature.com/articles/nclimate3422&quot;,&quot;volume&quot;:&quot;7&quot;,&quot;author&quot;:[{&quot;family&quot;:&quot;Gallo&quot;,&quot;given&quot;:&quot;Natalya D.&quot;},{&quot;family&quot;:&quot;Victor&quot;,&quot;given&quot;:&quot;David G.&quot;},{&quot;family&quot;:&quot;Levin&quot;,&quot;given&quot;:&quot;Lisa A.&quot;}],&quot;accessed&quot;:{&quot;date-parts&quot;:[[&quot;2020&quot;,3,9]]},&quot;issued&quot;:{&quot;date-parts&quot;:[[&quot;2017&quot;,11]]}}}],&quot;schema&quot;:&quot;https://github.com/citation-style-language/schema/raw/master/csl-citation.json&quot;} RND7K01ytdxQL"/>(Gruber 2011; Gallo et al. 2017)<text:reference-mark-end text:name="ZOTERO_ITEM CSL_CITATION {&quot;citationID&quot;:&quot;VUWEIeMu&quot;,&quot;properties&quot;:{&quot;formattedCitation&quot;:&quot;(Gruber 2011; Gallo et al. 2017)&quot;,&quot;plainCitation&quot;:&quot;(Gruber 2011; Gallo et al. 2017)&quot;,&quot;noteIndex&quot;:0},&quot;citationItems&quot;:[{&quot;id&quot;:862,&quot;uris&quot;:[&quot;http://zotero.org/users/5871544/items/FC7SAT2W&quot;],&quot;uri&quot;:[&quot;http://zotero.org/users/5871544/items/FC7SAT2W&quot;],&quot;itemData&quot;:{&quot;id&quot;:862,&quot;type&quot;:&quot;article-journal&quot;,&quot;abstract&quot;:&quot;In the coming decades and centuries, the ocean’s biogeochemical cycles and ecosystems will become increasingly stressed by at least three independent factors. Rising temperatures, ocean acidification and ocean deoxygenation will cause substantial changes in the physical, chemical and biological environment, which will then affect the ocean’s biogeochemical cycles and ecosystems in ways that we are only beginning to fathom. Ocean warming will not only affect organisms and biogeochemical cycles directly, but will also increase upper ocean stratification. The changes in the ocean’s carbonate chemistry induced by the uptake of anthropogenic carbon dioxide (CO2) (i.e. ocean acidification) will probably affect many organisms and processes, although in ways that are currently not well understood. Ocean deoxygenation, i.e. the loss of dissolved oxygen (O2) from the ocean, is bound to occur in a warming and more stratified ocean, causing stress to macro-organisms that critically depend on sufficient levels of oxygen. These three stressors—warming, acidification and deoxygenation—will tend to operate globally, although with distinct regional differences. The impacts of ocean acidification tend to be strongest in the high latitudes, whereas the low-oxygen regions of the low latitudes are most vulnerable to ocean deoxygenation. Specific regions, such as the eastern boundary upwelling systems, will be strongly affected by all three stressors, making them potential hotspots for change. Of additional concern are synergistic effects, such as ocean acidification-induced changes in the type and magnitude of the organic matter exported to the ocean’s interior, which then might cause substantial changes in the oxygen concentration there. Ocean warming, acidification and deoxygenation are essentially irreversible on centennial time scales, i.e. once these changes have occurred, it will take centuries for the ocean to recover. With the emission of CO2 being the primary driver behind all three stressors, the primary mitigation strategy is to reduce these emissions.&quot;,&quot;container-title&quot;:&quot;Philosophical Transactions of the Royal Society A: Mathematical, Physical and Engineering Sciences&quot;,&quot;DOI&quot;:&quot;10.1098/rsta.2011.0003&quot;,&quot;issue&quot;:&quot;1943&quot;,&quot;journalAbbreviation&quot;:&quot;Philosophical Transactions of the Royal Society A: Mathematical, Physical and Engineering Sciences&quot;,&quot;note&quot;:&quot;publisher: Royal Society&quot;,&quot;page&quot;:&quot;1980-1996&quot;,&quot;source&quot;:&quot;royalsocietypublishing.org (Atypon)&quot;,&quot;title&quot;:&quot;Warming up, turning sour, losing breath: ocean biogeochemistry under global change&quot;,&quot;title-short&quot;:&quot;Warming up, turning sour, losing breath&quot;,&quot;URL&quot;:&quot;https://royalsocietypublishing.org/doi/full/10.1098/rsta.2011.0003&quot;,&quot;volume&quot;:&quot;369&quot;,&quot;author&quot;:[{&quot;family&quot;:&quot;Gruber&quot;,&quot;given&quot;:&quot;Nicolas&quot;}],&quot;accessed&quot;:{&quot;date-parts&quot;:[[&quot;2020&quot;,3,9]]},&quot;issued&quot;:{&quot;date-parts&quot;:[[&quot;2011&quot;,5,28]]}}},{&quot;id&quot;:865,&quot;uris&quot;:[&quot;http://zotero.org/users/5871544/items/S8KS4TRU&quot;],&quot;uri&quot;:[&quot;http://zotero.org/users/5871544/items/S8KS4TRU&quot;],&quot;itemData&quot;:{&quot;id&quot;:865,&quot;type&quot;:&quot;article-journal&quot;,&quot;abstract&quot;:&quot;The ocean is a key part of the climate system but is often neglected in individual country priorities. Analysis of Nationally Determined Contributions reveals 70% include marine issues. The level of inclusion varies dependent on country factors including vulnerability to rising seas.&quot;,&quot;container-title&quot;:&quot;Nature Climate Change&quot;,&quot;DOI&quot;:&quot;10.1038/nclimate3422&quot;,&quot;ISSN&quot;:&quot;1758-6798&quot;,&quot;issue&quot;:&quot;11&quot;,&quot;language&quot;:&quot;en&quot;,&quot;note&quot;:&quot;number: 11\npublisher: Nature Publishing Group&quot;,&quot;page&quot;:&quot;833-838&quot;,&quot;source&quot;:&quot;www.nature.com&quot;,&quot;title&quot;:&quot;Ocean commitments under the Paris Agreement&quot;,&quot;URL&quot;:&quot;https://www.nature.com/articles/nclimate3422&quot;,&quot;volume&quot;:&quot;7&quot;,&quot;author&quot;:[{&quot;family&quot;:&quot;Gallo&quot;,&quot;given&quot;:&quot;Natalya D.&quot;},{&quot;family&quot;:&quot;Victor&quot;,&quot;given&quot;:&quot;David G.&quot;},{&quot;family&quot;:&quot;Levin&quot;,&quot;given&quot;:&quot;Lisa A.&quot;}],&quot;accessed&quot;:{&quot;date-parts&quot;:[[&quot;2020&quot;,3,9]]},&quot;issued&quot;:{&quot;date-parts&quot;:[[&quot;2017&quot;,11]]}}}],&quot;schema&quot;:&quot;https://github.com/citation-style-language/schema/raw/master/csl-citation.json&quot;} RND7K01ytdxQL"/></text:p>
      <text:p text:style-name="P8"><text:reference-mark-start text:name="ZOTERO_ITEM CSL_CITATION {&quot;citationID&quot;:&quot;gPhU1FuK&quot;,&quot;properties&quot;:{&quot;formattedCitation&quot;:&quot;(Bopp et al. 2013; Gu\\uc0\\u233{}nette et al. 2014; Henson et al. 2017)&quot;,&quot;plainCitation&quot;:&quot;(Bopp et al. 2013; Guénette et al. 2014; Henson et al. 2017)&quot;,&quot;noteIndex&quot;:0},&quot;citationItems&quot;:[{&quot;id&quot;:868,&quot;uris&quot;:[&quot;http://zotero.org/users/5871544/items/A2SN94V2&quot;],&quot;uri&quot;:[&quot;http://zotero.org/users/5871544/items/A2SN94V2&quot;],&quot;itemData&quot;:{&quot;id&quot;:868,&quot;type&quot;:&quot;article-journal&quot;,&quot;abstract&quot;:&quot;&lt;p&gt;&lt;strong&gt;Abstract.&lt;/strong&gt; Ocean ecosystems are increasingly stressed by human-induced changes of their physical, chemical and biological environment. Among these changes, warming, acidification, deoxygenation and changes in primary productivity by marine phytoplankton can be considered as four of the major stressors of open ocean ecosystems. Due to rising atmospheric CO&lt;sub&gt;2&lt;/sub&gt; in the coming decades, these changes will be amplified. Here, we use the most recent simulations performed in the framework of the Coupled Model Intercomparison Project 5 to assess how these stressors may evolve over the course of the 21st century. The 10 Earth system models used here project similar trends in ocean warming, acidification, deoxygenation and reduced primary productivity for each of the IPCC's representative concentration pathways (RCPs) over the 21st century. For the \&quot;business-as-usual\&quot; scenario RCP8.5, the model-mean changes in the 2090s (compared to the 1990s) for sea surface temperature, sea surface pH, global O&lt;sub&gt;2&lt;/sub&gt; content and integrated primary productivity amount to &amp;plus;2.73 (±0.72) °C, −0.33 (±0.003) pH unit, −3.45 (±0.44)% and −8.6 (±7.9)%, respectively. For the high mitigation scenario RCP2.6, corresponding changes are +0.71 (±0.45) °C, −0.07 (±0.001) pH unit, −1.81 (±0.31)% and −2.0 (±4.1)%, respectively, illustrating the effectiveness of extreme mitigation strategies. Although these stressors operate globally, they display distinct regional patterns and thus do not change coincidentally. Large decreases in O&lt;sub&gt;2&lt;/sub&gt; and in pH are simulated in global ocean intermediate and mode waters, whereas large reductions in primary production are simulated in the tropics and in the North Atlantic. Although temperature and pH projections are robust across models, the same does not hold for projections of subsurface O&lt;sub&gt;2&lt;/sub&gt; concentrations in the tropics and global and regional changes in net primary productivity. These high uncertainties in projections of primary productivity and subsurface oxygen prompt us to continue inter-model comparisons to understand these model differences, while calling for caution when using the CMIP5 models to force regional impact models.&lt;/p&gt;&quot;,&quot;container-title&quot;:&quot;Biogeosciences&quot;,&quot;DOI&quot;:&quot;https://doi.org/10.5194/bg-10-6225-2013&quot;,&quot;ISSN&quot;:&quot;1726-4170&quot;,&quot;issue&quot;:&quot;10&quot;,&quot;language&quot;:&quot;English&quot;,&quot;note&quot;:&quot;publisher: Copernicus GmbH&quot;,&quot;page&quot;:&quot;6225-6245&quot;,&quot;source&quot;:&quot;www.biogeosciences.net&quot;,&quot;title&quot;:&quot;Multiple stressors of ocean ecosystems in the 21st century: projections with CMIP5 models&quot;,&quot;title-short&quot;:&quot;Multiple stressors of ocean ecosystems in the 21st century&quot;,&quot;URL&quot;:&quot;https://www.biogeosciences.net/10/6225/2013/&quot;,&quot;volume&quot;:&quot;10&quot;,&quot;author&quot;:[{&quot;family&quot;:&quot;Bopp&quot;,&quot;given&quot;:&quot;L.&quot;},{&quot;family&quot;:&quot;Resplandy&quot;,&quot;given&quot;:&quot;L.&quot;},{&quot;family&quot;:&quot;Orr&quot;,&quot;given&quot;:&quot;J. C.&quot;},{&quot;family&quot;:&quot;Doney&quot;,&quot;given&quot;:&quot;S. C.&quot;},{&quot;family&quot;:&quot;Dunne&quot;,&quot;given&quot;:&quot;J. P.&quot;},{&quot;family&quot;:&quot;Gehlen&quot;,&quot;given&quot;:&quot;M.&quot;},{&quot;family&quot;:&quot;Halloran&quot;,&quot;given&quot;:&quot;P.&quot;},{&quot;family&quot;:&quot;Heinze&quot;,&quot;given&quot;:&quot;C.&quot;},{&quot;family&quot;:&quot;Ilyina&quot;,&quot;given&quot;:&quot;T.&quot;},{&quot;family&quot;:&quot;Séférian&quot;,&quot;given&quot;:&quot;R.&quot;},{&quot;family&quot;:&quot;Tjiputra&quot;,&quot;given&quot;:&quot;J.&quot;},{&quot;family&quot;:&quot;Vichi&quot;,&quot;given&quot;:&quot;M.&quot;}],&quot;accessed&quot;:{&quot;date-parts&quot;:[[&quot;2020&quot;,3,9]]},&quot;issued&quot;:{&quot;date-parts&quot;:[[&quot;2013&quot;,10,2]]}}},{&quot;id&quot;:874,&quot;uris&quot;:[&quot;http://zotero.org/users/5871544/items/HPH2PDVI&quot;],&quot;uri&quot;:[&quot;http://zotero.org/users/5871544/items/HPH2PDVI&quot;],&quot;itemData&quot;:{&quot;id&quot;:874,&quot;type&quot;:&quot;article-journal&quot;,&quot;abstract&quot;:&quot;Climate change is expected to cause profound changes in marine ecosystems that will vary in magnitude and effect among regions. We explore the potential effects of climate change on the western Scotian Shelf ecosystem in eastern Canada using an ecosystem model and two scenarios of climatic changes. The model includes the effects of temperature, pH, oxygen, decreased primary productivity and change in zooplankton size structure. These factors had differential, and sometimes opposing additive effects on the functional groups and species. The results also illustrate how the effects of climate change can be further enhanced or ameliorated by predator–prey interactions. At the individual species or functional group level, some effects were negligible, but at the ecosystem level, the combined predicted effect of climate change on the western Scotian Shelf led to a reduction in biomass of 19% to 29% with an associated decrease in catches of 20% and 22%. Dramatic declines in biomass due to climate drivers could be alleviated in part by a 50% decrease in exploitation rate.&quot;,&quot;container-title&quot;:&quot;Journal of Marine Systems&quot;,&quot;DOI&quot;:&quot;10.1016/j.jmarsys.2014.03.001&quot;,&quot;ISSN&quot;:&quot;0924-7963&quot;,&quot;journalAbbreviation&quot;:&quot;Journal of Marine Systems&quot;,&quot;language&quot;:&quot;en&quot;,&quot;page&quot;:&quot;89-100&quot;,&quot;source&quot;:&quot;ScienceDirect&quot;,&quot;title&quot;:&quot;Exploring the potential effects of climate change on the Western Scotian Shelf ecosystem, Canada&quot;,&quot;URL&quot;:&quot;http://www.sciencedirect.com/science/article/pii/S0924796314000529&quot;,&quot;volume&quot;:&quot;134&quot;,&quot;author&quot;:[{&quot;family&quot;:&quot;Guénette&quot;,&quot;given&quot;:&quot;Sylvie&quot;},{&quot;family&quot;:&quot;Araújo&quot;,&quot;given&quot;:&quot;Julio N.&quot;},{&quot;family&quot;:&quot;Bundy&quot;,&quot;given&quot;:&quot;Alida&quot;}],&quot;accessed&quot;:{&quot;date-parts&quot;:[[&quot;2020&quot;,3,9]]},&quot;issued&quot;:{&quot;date-parts&quot;:[[&quot;2014&quot;,6,1]]}}},{&quot;id&quot;:871,&quot;uris&quot;:[&quot;http://zotero.org/users/5871544/items/2BLD28H6&quot;],&quot;uri&quot;:[&quot;http://zotero.org/users/5871544/items/2BLD28H6&quot;],&quot;itemData&quot;:{&quot;id&quot;:871,&quot;type&quot;:&quot;article-journal&quot;,&quot;abstract&quot;:&quot;Climate change is expected to alter ocean ecology, and to potentially impact the ecosystem services provided to humankind. Here, the authors address how rapidly multiple factors that affect marine ecosystems are likely to develop in the future ocean and the remedial effects climate mitigation might have.&quot;,&quot;container-title&quot;:&quot;Nature Communications&quot;,&quot;DOI&quot;:&quot;10.1038/ncomms14682&quot;,&quot;ISSN&quot;:&quot;2041-1723&quot;,&quot;issue&quot;:&quot;1&quot;,&quot;language&quot;:&quot;en&quot;,&quot;note&quot;:&quot;number: 1\npublisher: Nature Publishing Group&quot;,&quot;page&quot;:&quot;1-9&quot;,&quot;source&quot;:&quot;www.nature.com&quot;,&quot;title&quot;:&quot;Rapid emergence of climate change in environmental drivers of marine ecosystems&quot;,&quot;URL&quot;:&quot;https://www.nature.com/articles/ncomms14682&quot;,&quot;volume&quot;:&quot;8&quot;,&quot;author&quot;:[{&quot;family&quot;:&quot;Henson&quot;,&quot;given&quot;:&quot;Stephanie A.&quot;},{&quot;family&quot;:&quot;Beaulieu&quot;,&quot;given&quot;:&quot;Claudie&quot;},{&quot;family&quot;:&quot;Ilyina&quot;,&quot;given&quot;:&quot;Tatiana&quot;},{&quot;family&quot;:&quot;John&quot;,&quot;given&quot;:&quot;Jasmin G.&quot;},{&quot;family&quot;:&quot;Long&quot;,&quot;given&quot;:&quot;Matthew&quot;},{&quot;family&quot;:&quot;Séférian&quot;,&quot;given&quot;:&quot;Roland&quot;},{&quot;family&quot;:&quot;Tjiputra&quot;,&quot;given&quot;:&quot;Jerry&quot;},{&quot;family&quot;:&quot;Sarmiento&quot;,&quot;given&quot;:&quot;Jorge L.&quot;}],&quot;accessed&quot;:{&quot;date-parts&quot;:[[&quot;2020&quot;,3,9]]},&quot;issued&quot;:{&quot;date-parts&quot;:[[&quot;2017&quot;,3,7]]}}}],&quot;schema&quot;:&quot;https://github.com/citation-style-language/schema/raw/master/csl-citation.json&quot;} RNDeSwGHcjkCX"/>(Bopp et al. 2013; Guénette et al. 2014; Henson et al. 2017)<text:reference-mark-end text:name="ZOTERO_ITEM CSL_CITATION {&quot;citationID&quot;:&quot;gPhU1FuK&quot;,&quot;properties&quot;:{&quot;formattedCitation&quot;:&quot;(Bopp et al. 2013; Gu\\uc0\\u233{}nette et al. 2014; Henson et al. 2017)&quot;,&quot;plainCitation&quot;:&quot;(Bopp et al. 2013; Guénette et al. 2014; Henson et al. 2017)&quot;,&quot;noteIndex&quot;:0},&quot;citationItems&quot;:[{&quot;id&quot;:868,&quot;uris&quot;:[&quot;http://zotero.org/users/5871544/items/A2SN94V2&quot;],&quot;uri&quot;:[&quot;http://zotero.org/users/5871544/items/A2SN94V2&quot;],&quot;itemData&quot;:{&quot;id&quot;:868,&quot;type&quot;:&quot;article-journal&quot;,&quot;abstract&quot;:&quot;&lt;p&gt;&lt;strong&gt;Abstract.&lt;/strong&gt; Ocean ecosystems are increasingly stressed by human-induced changes of their physical, chemical and biological environment. Among these changes, warming, acidification, deoxygenation and changes in primary productivity by marine phytoplankton can be considered as four of the major stressors of open ocean ecosystems. Due to rising atmospheric CO&lt;sub&gt;2&lt;/sub&gt; in the coming decades, these changes will be amplified. Here, we use the most recent simulations performed in the framework of the Coupled Model Intercomparison Project 5 to assess how these stressors may evolve over the course of the 21st century. The 10 Earth system models used here project similar trends in ocean warming, acidification, deoxygenation and reduced primary productivity for each of the IPCC's representative concentration pathways (RCPs) over the 21st century. For the \&quot;business-as-usual\&quot; scenario RCP8.5, the model-mean changes in the 2090s (compared to the 1990s) for sea surface temperature, sea surface pH, global O&lt;sub&gt;2&lt;/sub&gt; content and integrated primary productivity amount to &amp;plus;2.73 (±0.72) °C, −0.33 (±0.003) pH unit, −3.45 (±0.44)% and −8.6 (±7.9)%, respectively. For the high mitigation scenario RCP2.6, corresponding changes are +0.71 (±0.45) °C, −0.07 (±0.001) pH unit, −1.81 (±0.31)% and −2.0 (±4.1)%, respectively, illustrating the effectiveness of extreme mitigation strategies. Although these stressors operate globally, they display distinct regional patterns and thus do not change coincidentally. Large decreases in O&lt;sub&gt;2&lt;/sub&gt; and in pH are simulated in global ocean intermediate and mode waters, whereas large reductions in primary production are simulated in the tropics and in the North Atlantic. Although temperature and pH projections are robust across models, the same does not hold for projections of subsurface O&lt;sub&gt;2&lt;/sub&gt; concentrations in the tropics and global and regional changes in net primary productivity. These high uncertainties in projections of primary productivity and subsurface oxygen prompt us to continue inter-model comparisons to understand these model differences, while calling for caution when using the CMIP5 models to force regional impact models.&lt;/p&gt;&quot;,&quot;container-title&quot;:&quot;Biogeosciences&quot;,&quot;DOI&quot;:&quot;https://doi.org/10.5194/bg-10-6225-2013&quot;,&quot;ISSN&quot;:&quot;1726-4170&quot;,&quot;issue&quot;:&quot;10&quot;,&quot;language&quot;:&quot;English&quot;,&quot;note&quot;:&quot;publisher: Copernicus GmbH&quot;,&quot;page&quot;:&quot;6225-6245&quot;,&quot;source&quot;:&quot;www.biogeosciences.net&quot;,&quot;title&quot;:&quot;Multiple stressors of ocean ecosystems in the 21st century: projections with CMIP5 models&quot;,&quot;title-short&quot;:&quot;Multiple stressors of ocean ecosystems in the 21st century&quot;,&quot;URL&quot;:&quot;https://www.biogeosciences.net/10/6225/2013/&quot;,&quot;volume&quot;:&quot;10&quot;,&quot;author&quot;:[{&quot;family&quot;:&quot;Bopp&quot;,&quot;given&quot;:&quot;L.&quot;},{&quot;family&quot;:&quot;Resplandy&quot;,&quot;given&quot;:&quot;L.&quot;},{&quot;family&quot;:&quot;Orr&quot;,&quot;given&quot;:&quot;J. C.&quot;},{&quot;family&quot;:&quot;Doney&quot;,&quot;given&quot;:&quot;S. C.&quot;},{&quot;family&quot;:&quot;Dunne&quot;,&quot;given&quot;:&quot;J. P.&quot;},{&quot;family&quot;:&quot;Gehlen&quot;,&quot;given&quot;:&quot;M.&quot;},{&quot;family&quot;:&quot;Halloran&quot;,&quot;given&quot;:&quot;P.&quot;},{&quot;family&quot;:&quot;Heinze&quot;,&quot;given&quot;:&quot;C.&quot;},{&quot;family&quot;:&quot;Ilyina&quot;,&quot;given&quot;:&quot;T.&quot;},{&quot;family&quot;:&quot;Séférian&quot;,&quot;given&quot;:&quot;R.&quot;},{&quot;family&quot;:&quot;Tjiputra&quot;,&quot;given&quot;:&quot;J.&quot;},{&quot;family&quot;:&quot;Vichi&quot;,&quot;given&quot;:&quot;M.&quot;}],&quot;accessed&quot;:{&quot;date-parts&quot;:[[&quot;2020&quot;,3,9]]},&quot;issued&quot;:{&quot;date-parts&quot;:[[&quot;2013&quot;,10,2]]}}},{&quot;id&quot;:874,&quot;uris&quot;:[&quot;http://zotero.org/users/5871544/items/HPH2PDVI&quot;],&quot;uri&quot;:[&quot;http://zotero.org/users/5871544/items/HPH2PDVI&quot;],&quot;itemData&quot;:{&quot;id&quot;:874,&quot;type&quot;:&quot;article-journal&quot;,&quot;abstract&quot;:&quot;Climate change is expected to cause profound changes in marine ecosystems that will vary in magnitude and effect among regions. We explore the potential effects of climate change on the western Scotian Shelf ecosystem in eastern Canada using an ecosystem model and two scenarios of climatic changes. The model includes the effects of temperature, pH, oxygen, decreased primary productivity and change in zooplankton size structure. These factors had differential, and sometimes opposing additive effects on the functional groups and species. The results also illustrate how the effects of climate change can be further enhanced or ameliorated by predator–prey interactions. At the individual species or functional group level, some effects were negligible, but at the ecosystem level, the combined predicted effect of climate change on the western Scotian Shelf led to a reduction in biomass of 19% to 29% with an associated decrease in catches of 20% and 22%. Dramatic declines in biomass due to climate drivers could be alleviated in part by a 50% decrease in exploitation rate.&quot;,&quot;container-title&quot;:&quot;Journal of Marine Systems&quot;,&quot;DOI&quot;:&quot;10.1016/j.jmarsys.2014.03.001&quot;,&quot;ISSN&quot;:&quot;0924-7963&quot;,&quot;journalAbbreviation&quot;:&quot;Journal of Marine Systems&quot;,&quot;language&quot;:&quot;en&quot;,&quot;page&quot;:&quot;89-100&quot;,&quot;source&quot;:&quot;ScienceDirect&quot;,&quot;title&quot;:&quot;Exploring the potential effects of climate change on the Western Scotian Shelf ecosystem, Canada&quot;,&quot;URL&quot;:&quot;http://www.sciencedirect.com/science/article/pii/S0924796314000529&quot;,&quot;volume&quot;:&quot;134&quot;,&quot;author&quot;:[{&quot;family&quot;:&quot;Guénette&quot;,&quot;given&quot;:&quot;Sylvie&quot;},{&quot;family&quot;:&quot;Araújo&quot;,&quot;given&quot;:&quot;Julio N.&quot;},{&quot;family&quot;:&quot;Bundy&quot;,&quot;given&quot;:&quot;Alida&quot;}],&quot;accessed&quot;:{&quot;date-parts&quot;:[[&quot;2020&quot;,3,9]]},&quot;issued&quot;:{&quot;date-parts&quot;:[[&quot;2014&quot;,6,1]]}}},{&quot;id&quot;:871,&quot;uris&quot;:[&quot;http://zotero.org/users/5871544/items/2BLD28H6&quot;],&quot;uri&quot;:[&quot;http://zotero.org/users/5871544/items/2BLD28H6&quot;],&quot;itemData&quot;:{&quot;id&quot;:871,&quot;type&quot;:&quot;article-journal&quot;,&quot;abstract&quot;:&quot;Climate change is expected to alter ocean ecology, and to potentially impact the ecosystem services provided to humankind. Here, the authors address how rapidly multiple factors that affect marine ecosystems are likely to develop in the future ocean and the remedial effects climate mitigation might have.&quot;,&quot;container-title&quot;:&quot;Nature Communications&quot;,&quot;DOI&quot;:&quot;10.1038/ncomms14682&quot;,&quot;ISSN&quot;:&quot;2041-1723&quot;,&quot;issue&quot;:&quot;1&quot;,&quot;language&quot;:&quot;en&quot;,&quot;note&quot;:&quot;number: 1\npublisher: Nature Publishing Group&quot;,&quot;page&quot;:&quot;1-9&quot;,&quot;source&quot;:&quot;www.nature.com&quot;,&quot;title&quot;:&quot;Rapid emergence of climate change in environmental drivers of marine ecosystems&quot;,&quot;URL&quot;:&quot;https://www.nature.com/articles/ncomms14682&quot;,&quot;volume&quot;:&quot;8&quot;,&quot;author&quot;:[{&quot;family&quot;:&quot;Henson&quot;,&quot;given&quot;:&quot;Stephanie A.&quot;},{&quot;family&quot;:&quot;Beaulieu&quot;,&quot;given&quot;:&quot;Claudie&quot;},{&quot;family&quot;:&quot;Ilyina&quot;,&quot;given&quot;:&quot;Tatiana&quot;},{&quot;family&quot;:&quot;John&quot;,&quot;given&quot;:&quot;Jasmin G.&quot;},{&quot;family&quot;:&quot;Long&quot;,&quot;given&quot;:&quot;Matthew&quot;},{&quot;family&quot;:&quot;Séférian&quot;,&quot;given&quot;:&quot;Roland&quot;},{&quot;family&quot;:&quot;Tjiputra&quot;,&quot;given&quot;:&quot;Jerry&quot;},{&quot;family&quot;:&quot;Sarmiento&quot;,&quot;given&quot;:&quot;Jorge L.&quot;}],&quot;accessed&quot;:{&quot;date-parts&quot;:[[&quot;2020&quot;,3,9]]},&quot;issued&quot;:{&quot;date-parts&quot;:[[&quot;2017&quot;,3,7]]}}}],&quot;schema&quot;:&quot;https://github.com/citation-style-language/schema/raw/master/csl-citation.json&quot;} RNDeSwGHcjkCX"/></text:p>
      <text:p text:style-name="P8"><text:reference-mark-start text:name="ZOTERO_ITEM CSL_CITATION {&quot;citationID&quot;:&quot;EEOUP0GS&quot;,&quot;properties&quot;:{&quot;formattedCitation&quot;:&quot;(Essington 2007; Essington and Plag\\uc0\\u225{}nyi 2014)&quot;,&quot;plainCitation&quot;:&quot;(Essington 2007; Essington and Plagányi 2014)&quot;,&quot;noteIndex&quot;:0},&quot;citationItems&quot;:[{&quot;id&quot;:57,&quot;uris&quot;:[&quot;http://zotero.org/users/5871544/items/6YKYC748&quot;],&quot;uri&quot;:[&quot;http://zotero.org/users/5871544/items/6YKYC748&quot;],&quot;itemData&quot;:{&quot;id&quot;:57,&quot;type&quot;:&quot;article-journal&quot;,&quot;container-title&quot;:&quot;Canadian Journal of Fisheries and Aquatic Sciences&quot;,&quot;DOI&quot;:&quot;https://doi.org/10.1139/cjfas-2014-0561&quot;,&quot;ISSN&quot;:&quot;0706-652X&quot;,&quot;issue&quot;:&quot;4&quot;,&quot;journalAbbreviation&quot;:&quot;Can. J. Fish. Aquat. Sci.&quot;,&quot;page&quot;:&quot;628-637&quot;,&quot;title&quot;:&quot;Evaluating the sensitivity of a trophic mass-balance model (Ecopath) to imprecise data inputs&quot;,&quot;volume&quot;:&quot;64&quot;,&quot;author&quot;:[{&quot;family&quot;:&quot;Essington&quot;,&quot;given&quot;:&quot;Timothy E.&quot;}],&quot;issued&quot;:{&quot;date-parts&quot;:[[&quot;2007&quot;]]}}},{&quot;id&quot;:1102,&quot;uris&quot;:[&quot;http://zotero.org/users/5871544/items/QICNPCGW&quot;],&quot;uri&quot;:[&quot;http://zotero.org/users/5871544/items/QICNPCGW&quot;],&quot;itemData&quot;:{&quot;id&quot;:1102,&quot;type&quot;:&quot;article-journal&quot;,&quot;abstract&quot;:&quot;Abstract.  Essington, T. E., and Plagányi, É. E. Pitfalls and guidelines for “recycling” models for ecosystem-based fisheries management. – ICES Journal of Mari&quot;,&quot;container-title&quot;:&quot;ICES Journal of Marine Science&quot;,&quot;DOI&quot;:&quot;10.1093/icesjms/fst047&quot;,&quot;ISSN&quot;:&quot;1054-3139&quot;,&quot;issue&quot;:&quot;1&quot;,&quot;journalAbbreviation&quot;:&quot;ICES J Mar Sci&quot;,&quot;language&quot;:&quot;en&quot;,&quot;note&quot;:&quot;publisher: Oxford Academic&quot;,&quot;page&quot;:&quot;118-127&quot;,&quot;source&quot;:&quot;academic.oup.com&quot;,&quot;title&quot;:&quot;Pitfalls and guidelines for “recycling” models for ecosystem-based fisheries management: evaluating model suitability for forage fish fisheries&quot;,&quot;title-short&quot;:&quot;Pitfalls and guidelines for “recycling” models for ecosystem-based fisheries management&quot;,&quot;URL&quot;:&quot;https://academic.oup.com/icesjms/article/71/1/118/641481&quot;,&quot;volume&quot;:&quot;71&quot;,&quot;author&quot;:[{&quot;family&quot;:&quot;Essington&quot;,&quot;given&quot;:&quot;Timothy E.&quot;},{&quot;family&quot;:&quot;Plagányi&quot;,&quot;given&quot;:&quot;Éva E.&quot;}],&quot;accessed&quot;:{&quot;date-parts&quot;:[[&quot;2020&quot;,4,8]]},&quot;issued&quot;:{&quot;date-parts&quot;:[[&quot;2014&quot;,1,1]]}}}],&quot;schema&quot;:&quot;https://github.com/citation-style-language/schema/raw/master/csl-citation.json&quot;} RNDZz5JeSPinn"/>(Essington 2007; Essington and Plagányi 2014)<text:reference-mark-end text:name="ZOTERO_ITEM CSL_CITATION {&quot;citationID&quot;:&quot;EEOUP0GS&quot;,&quot;properties&quot;:{&quot;formattedCitation&quot;:&quot;(Essington 2007; Essington and Plag\\uc0\\u225{}nyi 2014)&quot;,&quot;plainCitation&quot;:&quot;(Essington 2007; Essington and Plagányi 2014)&quot;,&quot;noteIndex&quot;:0},&quot;citationItems&quot;:[{&quot;id&quot;:57,&quot;uris&quot;:[&quot;http://zotero.org/users/5871544/items/6YKYC748&quot;],&quot;uri&quot;:[&quot;http://zotero.org/users/5871544/items/6YKYC748&quot;],&quot;itemData&quot;:{&quot;id&quot;:57,&quot;type&quot;:&quot;article-journal&quot;,&quot;container-title&quot;:&quot;Canadian Journal of Fisheries and Aquatic Sciences&quot;,&quot;DOI&quot;:&quot;https://doi.org/10.1139/cjfas-2014-0561&quot;,&quot;ISSN&quot;:&quot;0706-652X&quot;,&quot;issue&quot;:&quot;4&quot;,&quot;journalAbbreviation&quot;:&quot;Can. J. Fish. Aquat. Sci.&quot;,&quot;page&quot;:&quot;628-637&quot;,&quot;title&quot;:&quot;Evaluating the sensitivity of a trophic mass-balance model (Ecopath) to imprecise data inputs&quot;,&quot;volume&quot;:&quot;64&quot;,&quot;author&quot;:[{&quot;family&quot;:&quot;Essington&quot;,&quot;given&quot;:&quot;Timothy E.&quot;}],&quot;issued&quot;:{&quot;date-parts&quot;:[[&quot;2007&quot;]]}}},{&quot;id&quot;:1102,&quot;uris&quot;:[&quot;http://zotero.org/users/5871544/items/QICNPCGW&quot;],&quot;uri&quot;:[&quot;http://zotero.org/users/5871544/items/QICNPCGW&quot;],&quot;itemData&quot;:{&quot;id&quot;:1102,&quot;type&quot;:&quot;article-journal&quot;,&quot;abstract&quot;:&quot;Abstract.  Essington, T. E., and Plagányi, É. E. Pitfalls and guidelines for “recycling” models for ecosystem-based fisheries management. – ICES Journal of Mari&quot;,&quot;container-title&quot;:&quot;ICES Journal of Marine Science&quot;,&quot;DOI&quot;:&quot;10.1093/icesjms/fst047&quot;,&quot;ISSN&quot;:&quot;1054-3139&quot;,&quot;issue&quot;:&quot;1&quot;,&quot;journalAbbreviation&quot;:&quot;ICES J Mar Sci&quot;,&quot;language&quot;:&quot;en&quot;,&quot;note&quot;:&quot;publisher: Oxford Academic&quot;,&quot;page&quot;:&quot;118-127&quot;,&quot;source&quot;:&quot;academic.oup.com&quot;,&quot;title&quot;:&quot;Pitfalls and guidelines for “recycling” models for ecosystem-based fisheries management: evaluating model suitability for forage fish fisheries&quot;,&quot;title-short&quot;:&quot;Pitfalls and guidelines for “recycling” models for ecosystem-based fisheries management&quot;,&quot;URL&quot;:&quot;https://academic.oup.com/icesjms/article/71/1/118/641481&quot;,&quot;volume&quot;:&quot;71&quot;,&quot;author&quot;:[{&quot;family&quot;:&quot;Essington&quot;,&quot;given&quot;:&quot;Timothy E.&quot;},{&quot;family&quot;:&quot;Plagányi&quot;,&quot;given&quot;:&quot;Éva E.&quot;}],&quot;accessed&quot;:{&quot;date-parts&quot;:[[&quot;2020&quot;,4,8]]},&quot;issued&quot;:{&quot;date-parts&quot;:[[&quot;2014&quot;,1,1]]}}}],&quot;schema&quot;:&quot;https://github.com/citation-style-language/schema/raw/master/csl-citation.json&quot;} RNDZz5JeSPinn"/></text:p>
      <text:p text:style-name="Standard"/>
      <text:p text:style-name="Standard"><text:reference-mark-start text:name="ZOTERO_ITEM CSL_CITATION {&quot;citationID&quot;:&quot;PPcIAppU&quot;,&quot;properties&quot;:{&quot;formattedCitation&quot;:&quot;(Williams et al. 2019; Jouffray et al. 2019)&quot;,&quot;plainCitation&quot;:&quot;(Williams et al. 2019; Jouffray et al. 2019)&quot;,&quot;noteIndex&quot;:0},&quot;citationItems&quot;:[{&quot;id&quot;:803,&quot;uris&quot;:[&quot;http://zotero.org/users/5871544/items/H2PW4WD9&quot;],&quot;uri&quot;:[&quot;http://zotero.org/users/5871544/items/H2PW4WD9&quot;],&quot;itemData&quot;:{&quot;id&quot;:803,&quot;type&quot;:&quot;article-journal&quot;,&quot;abstract&quot;:&quot;We are in the Anthropocene—an epoch where humans are the dominant force of planetary change. Ecosystems increasingly reflect rapid human-induced, socioeconomic and cultural selection rather than being a product of their surrounding natural biophysical setting. This poses the intriguing question: To what extent do existing ecological paradigms capture and explain the current ecological patterns and processes we observe? We argue that, although biophysical drivers still influence ecosystem structure and function at particular scales, their ability to offer predictive capacity over coupled social–ecological systems is increasingly compromised as we move further into the Anthropocene. Traditionally, the dynamics of coral reefs have been studied in response to their proximate drivers of change rather than their underlying socioeconomic and cultural drivers. We hypothesise this is limiting our ability to accurately predict spatial and temporal changes in coral reef ecosystem structure and function. We propose “social–ecological macroecology” as a novel approach within the field of coral reef ecology to a) identify the interactive effects of biophysical and socioeconomic and cultural drivers of coral reef ecosystems across spatial and temporal scales; b) test the robustness of existing coral reef paradigms; c) explore whether existing paradigms can be adapted to capture the dynamics of contemporary coral reefs; and d) if they cannot, develop novel coral reef social–ecological paradigms, where human dynamics are part of the paradigms rather than the drivers of them. Human socioeconomic and cultural processes must become embedded in coral reef ecological theory and practice as much as biophysical processes are today if we are to predict and manage these systems successfully in this era of rapid change. This necessary shift in our approach to coral reef ecology will be challenging and will require truly interdisciplinary collaborations between the natural and social sciences. A plain language summary is available for this article.&quot;,&quot;container-title&quot;:&quot;Functional Ecology&quot;,&quot;DOI&quot;:&quot;10.1111/1365-2435.13290&quot;,&quot;ISSN&quot;:&quot;1365-2435&quot;,&quot;issue&quot;:&quot;6&quot;,&quot;language&quot;:&quot;en&quot;,&quot;note&quot;:&quot;_eprint: https://besjournals.onlinelibrary.wiley.com/doi/pdf/10.1111/1365-2435.13290&quot;,&quot;page&quot;:&quot;1014-1022&quot;,&quot;source&quot;:&quot;Wiley Online Library&quot;,&quot;title&quot;:&quot;Coral reef ecology in the Anthropocene&quot;,&quot;URL&quot;:&quot;https://besjournals.onlinelibrary.wiley.com/doi/abs/10.1111/1365-2435.13290&quot;,&quot;volume&quot;:&quot;33&quot;,&quot;author&quot;:[{&quot;family&quot;:&quot;Williams&quot;,&quot;given&quot;:&quot;Gareth J.&quot;},{&quot;family&quot;:&quot;Graham&quot;,&quot;given&quot;:&quot;Nicholas A. J.&quot;},{&quot;family&quot;:&quot;Jouffray&quot;,&quot;given&quot;:&quot;Jean-Baptiste&quot;},{&quot;family&quot;:&quot;Norström&quot;,&quot;given&quot;:&quot;Albert V.&quot;},{&quot;family&quot;:&quot;Nyström&quot;,&quot;given&quot;:&quot;Magnus&quot;},{&quot;family&quot;:&quot;Gove&quot;,&quot;given&quot;:&quot;Jamison M.&quot;},{&quot;family&quot;:&quot;Heenan&quot;,&quot;given&quot;:&quot;Adel&quot;},{&quot;family&quot;:&quot;Wedding&quot;,&quot;given&quot;:&quot;Lisa M.&quot;}],&quot;accessed&quot;:{&quot;date-parts&quot;:[[&quot;2020&quot;,3,7]]},&quot;issued&quot;:{&quot;date-parts&quot;:[[&quot;2019&quot;]]}}},{&quot;id&quot;:1213,&quot;uris&quot;:[&quot;http://zotero.org/users/5871544/items/95HRSKSK&quot;],&quot;uri&quot;:[&quot;http://zotero.org/users/5871544/items/95HRSKSK&quot;],&quot;itemData&quot;:{&quot;id&quot;:1213,&quot;type&quot;:&quot;article-journal&quot;,&quot;abstract&quot;:&quot;Coral reefs worldwide face unprecedented cumulative anthropogenic effects of interacting local human pressures, global climate change and distal social processes. Reefs are also bound by the natural biophysical environment within which they exist. In this context, a key challenge for effective management is understanding how anthropogenic and biophysical conditions interact to drive distinct coral reef configurations. Here, we use machine learning to conduct explanatory predictions on reef ecosystems defined by both fish and benthic communities. Drawing on the most spatially extensive dataset available across the Hawaiian archipelago—20 anthropogenic and biophysical predictors over 620 survey sites—we model the occurrence of four distinct reef regimes and provide a novel approach to quantify the relative influence of human and environmental variables in shaping reef ecosystems. Our findings highlight the nuances of what underpins different coral reef regimes, the overwhelming importance of biophysical predictors and how a reef's natural setting may either expand or narrow the opportunity space for management interventions. The methods developed through this study can help inform reef practitioners and hold promises for replication across a broad range of ecosystems.&quot;,&quot;container-title&quot;:&quot;Proceedings of the Royal Society B: Biological Sciences&quot;,&quot;DOI&quot;:&quot;10.1098/rspb.2018.2544&quot;,&quot;issue&quot;:&quot;1896&quot;,&quot;journalAbbreviation&quot;:&quot;Proceedings of the Royal Society B: Biological Sciences&quot;,&quot;note&quot;:&quot;publisher: Royal Society&quot;,&quot;page&quot;:&quot;20182544&quot;,&quot;source&quot;:&quot;royalsocietypublishing.org (Atypon)&quot;,&quot;title&quot;:&quot;Parsing human and biophysical drivers of coral reef regimes&quot;,&quot;URL&quot;:&quot;https://royalsocietypublishing.org/doi/full/10.1098/rspb.2018.2544&quot;,&quot;volume&quot;:&quot;286&quot;,&quot;author&quot;:[{&quot;family&quot;:&quot;Jouffray&quot;,&quot;given&quot;:&quot;Jean-Baptiste&quot;},{&quot;family&quot;:&quot;Wedding&quot;,&quot;given&quot;:&quot;Lisa M.&quot;},{&quot;family&quot;:&quot;Norström&quot;,&quot;given&quot;:&quot;Albert V.&quot;},{&quot;family&quot;:&quot;Donovan&quot;,&quot;given&quot;:&quot;Mary K.&quot;},{&quot;family&quot;:&quot;Williams&quot;,&quot;given&quot;:&quot;Gareth J.&quot;},{&quot;family&quot;:&quot;Crowder&quot;,&quot;given&quot;:&quot;Larry B.&quot;},{&quot;family&quot;:&quot;Erickson&quot;,&quot;given&quot;:&quot;Ashley L.&quot;},{&quot;family&quot;:&quot;Friedlander&quot;,&quot;given&quot;:&quot;Alan M.&quot;},{&quot;family&quot;:&quot;Graham&quot;,&quot;given&quot;:&quot;Nicholas A. J.&quot;},{&quot;family&quot;:&quot;Gove&quot;,&quot;given&quot;:&quot;Jamison M.&quot;},{&quot;family&quot;:&quot;Kappel&quot;,&quot;given&quot;:&quot;Carrie V.&quot;},{&quot;family&quot;:&quot;Kittinger&quot;,&quot;given&quot;:&quot;John N.&quot;},{&quot;family&quot;:&quot;Lecky&quot;,&quot;given&quot;:&quot;Joey&quot;},{&quot;family&quot;:&quot;Oleson&quot;,&quot;given&quot;:&quot;Kirsten L. L.&quot;},{&quot;family&quot;:&quot;Selkoe&quot;,&quot;given&quot;:&quot;Kimberly A.&quot;},{&quot;family&quot;:&quot;White&quot;,&quot;given&quot;:&quot;Crow&quot;},{&quot;family&quot;:&quot;Williams&quot;,&quot;given&quot;:&quot;Ivor D.&quot;},{&quot;family&quot;:&quot;Nyström&quot;,&quot;given&quot;:&quot;Magnus&quot;}],&quot;accessed&quot;:{&quot;date-parts&quot;:[[&quot;2020&quot;,4,18]]},&quot;issued&quot;:{&quot;date-parts&quot;:[[&quot;2019&quot;,2,13]]}}}],&quot;schema&quot;:&quot;https://github.com/citation-style-language/schema/raw/master/csl-citation.json&quot;} RNDp2aAP83zkV"/>(Williams et al. 2019; Jouffray et al. 2019)<text:reference-mark-end text:name="ZOTERO_ITEM CSL_CITATION {&quot;citationID&quot;:&quot;PPcIAppU&quot;,&quot;properties&quot;:{&quot;formattedCitation&quot;:&quot;(Williams et al. 2019; Jouffray et al. 2019)&quot;,&quot;plainCitation&quot;:&quot;(Williams et al. 2019; Jouffray et al. 2019)&quot;,&quot;noteIndex&quot;:0},&quot;citationItems&quot;:[{&quot;id&quot;:803,&quot;uris&quot;:[&quot;http://zotero.org/users/5871544/items/H2PW4WD9&quot;],&quot;uri&quot;:[&quot;http://zotero.org/users/5871544/items/H2PW4WD9&quot;],&quot;itemData&quot;:{&quot;id&quot;:803,&quot;type&quot;:&quot;article-journal&quot;,&quot;abstract&quot;:&quot;We are in the Anthropocene—an epoch where humans are the dominant force of planetary change. Ecosystems increasingly reflect rapid human-induced, socioeconomic and cultural selection rather than being a product of their surrounding natural biophysical setting. This poses the intriguing question: To what extent do existing ecological paradigms capture and explain the current ecological patterns and processes we observe? We argue that, although biophysical drivers still influence ecosystem structure and function at particular scales, their ability to offer predictive capacity over coupled social–ecological systems is increasingly compromised as we move further into the Anthropocene. Traditionally, the dynamics of coral reefs have been studied in response to their proximate drivers of change rather than their underlying socioeconomic and cultural drivers. We hypothesise this is limiting our ability to accurately predict spatial and temporal changes in coral reef ecosystem structure and function. We propose “social–ecological macroecology” as a novel approach within the field of coral reef ecology to a) identify the interactive effects of biophysical and socioeconomic and cultural drivers of coral reef ecosystems across spatial and temporal scales; b) test the robustness of existing coral reef paradigms; c) explore whether existing paradigms can be adapted to capture the dynamics of contemporary coral reefs; and d) if they cannot, develop novel coral reef social–ecological paradigms, where human dynamics are part of the paradigms rather than the drivers of them. Human socioeconomic and cultural processes must become embedded in coral reef ecological theory and practice as much as biophysical processes are today if we are to predict and manage these systems successfully in this era of rapid change. This necessary shift in our approach to coral reef ecology will be challenging and will require truly interdisciplinary collaborations between the natural and social sciences. A plain language summary is available for this article.&quot;,&quot;container-title&quot;:&quot;Functional Ecology&quot;,&quot;DOI&quot;:&quot;10.1111/1365-2435.13290&quot;,&quot;ISSN&quot;:&quot;1365-2435&quot;,&quot;issue&quot;:&quot;6&quot;,&quot;language&quot;:&quot;en&quot;,&quot;note&quot;:&quot;_eprint: https://besjournals.onlinelibrary.wiley.com/doi/pdf/10.1111/1365-2435.13290&quot;,&quot;page&quot;:&quot;1014-1022&quot;,&quot;source&quot;:&quot;Wiley Online Library&quot;,&quot;title&quot;:&quot;Coral reef ecology in the Anthropocene&quot;,&quot;URL&quot;:&quot;https://besjournals.onlinelibrary.wiley.com/doi/abs/10.1111/1365-2435.13290&quot;,&quot;volume&quot;:&quot;33&quot;,&quot;author&quot;:[{&quot;family&quot;:&quot;Williams&quot;,&quot;given&quot;:&quot;Gareth J.&quot;},{&quot;family&quot;:&quot;Graham&quot;,&quot;given&quot;:&quot;Nicholas A. J.&quot;},{&quot;family&quot;:&quot;Jouffray&quot;,&quot;given&quot;:&quot;Jean-Baptiste&quot;},{&quot;family&quot;:&quot;Norström&quot;,&quot;given&quot;:&quot;Albert V.&quot;},{&quot;family&quot;:&quot;Nyström&quot;,&quot;given&quot;:&quot;Magnus&quot;},{&quot;family&quot;:&quot;Gove&quot;,&quot;given&quot;:&quot;Jamison M.&quot;},{&quot;family&quot;:&quot;Heenan&quot;,&quot;given&quot;:&quot;Adel&quot;},{&quot;family&quot;:&quot;Wedding&quot;,&quot;given&quot;:&quot;Lisa M.&quot;}],&quot;accessed&quot;:{&quot;date-parts&quot;:[[&quot;2020&quot;,3,7]]},&quot;issued&quot;:{&quot;date-parts&quot;:[[&quot;2019&quot;]]}}},{&quot;id&quot;:1213,&quot;uris&quot;:[&quot;http://zotero.org/users/5871544/items/95HRSKSK&quot;],&quot;uri&quot;:[&quot;http://zotero.org/users/5871544/items/95HRSKSK&quot;],&quot;itemData&quot;:{&quot;id&quot;:1213,&quot;type&quot;:&quot;article-journal&quot;,&quot;abstract&quot;:&quot;Coral reefs worldwide face unprecedented cumulative anthropogenic effects of interacting local human pressures, global climate change and distal social processes. Reefs are also bound by the natural biophysical environment within which they exist. In this context, a key challenge for effective management is understanding how anthropogenic and biophysical conditions interact to drive distinct coral reef configurations. Here, we use machine learning to conduct explanatory predictions on reef ecosystems defined by both fish and benthic communities. Drawing on the most spatially extensive dataset available across the Hawaiian archipelago—20 anthropogenic and biophysical predictors over 620 survey sites—we model the occurrence of four distinct reef regimes and provide a novel approach to quantify the relative influence of human and environmental variables in shaping reef ecosystems. Our findings highlight the nuances of what underpins different coral reef regimes, the overwhelming importance of biophysical predictors and how a reef's natural setting may either expand or narrow the opportunity space for management interventions. The methods developed through this study can help inform reef practitioners and hold promises for replication across a broad range of ecosystems.&quot;,&quot;container-title&quot;:&quot;Proceedings of the Royal Society B: Biological Sciences&quot;,&quot;DOI&quot;:&quot;10.1098/rspb.2018.2544&quot;,&quot;issue&quot;:&quot;1896&quot;,&quot;journalAbbreviation&quot;:&quot;Proceedings of the Royal Society B: Biological Sciences&quot;,&quot;note&quot;:&quot;publisher: Royal Society&quot;,&quot;page&quot;:&quot;20182544&quot;,&quot;source&quot;:&quot;royalsocietypublishing.org (Atypon)&quot;,&quot;title&quot;:&quot;Parsing human and biophysical drivers of coral reef regimes&quot;,&quot;URL&quot;:&quot;https://royalsocietypublishing.org/doi/full/10.1098/rspb.2018.2544&quot;,&quot;volume&quot;:&quot;286&quot;,&quot;author&quot;:[{&quot;family&quot;:&quot;Jouffray&quot;,&quot;given&quot;:&quot;Jean-Baptiste&quot;},{&quot;family&quot;:&quot;Wedding&quot;,&quot;given&quot;:&quot;Lisa M.&quot;},{&quot;family&quot;:&quot;Norström&quot;,&quot;given&quot;:&quot;Albert V.&quot;},{&quot;family&quot;:&quot;Donovan&quot;,&quot;given&quot;:&quot;Mary K.&quot;},{&quot;family&quot;:&quot;Williams&quot;,&quot;given&quot;:&quot;Gareth J.&quot;},{&quot;family&quot;:&quot;Crowder&quot;,&quot;given&quot;:&quot;Larry B.&quot;},{&quot;family&quot;:&quot;Erickson&quot;,&quot;given&quot;:&quot;Ashley L.&quot;},{&quot;family&quot;:&quot;Friedlander&quot;,&quot;given&quot;:&quot;Alan M.&quot;},{&quot;family&quot;:&quot;Graham&quot;,&quot;given&quot;:&quot;Nicholas A. J.&quot;},{&quot;family&quot;:&quot;Gove&quot;,&quot;given&quot;:&quot;Jamison M.&quot;},{&quot;family&quot;:&quot;Kappel&quot;,&quot;given&quot;:&quot;Carrie V.&quot;},{&quot;family&quot;:&quot;Kittinger&quot;,&quot;given&quot;:&quot;John N.&quot;},{&quot;family&quot;:&quot;Lecky&quot;,&quot;given&quot;:&quot;Joey&quot;},{&quot;family&quot;:&quot;Oleson&quot;,&quot;given&quot;:&quot;Kirsten L. L.&quot;},{&quot;family&quot;:&quot;Selkoe&quot;,&quot;given&quot;:&quot;Kimberly A.&quot;},{&quot;family&quot;:&quot;White&quot;,&quot;given&quot;:&quot;Crow&quot;},{&quot;family&quot;:&quot;Williams&quot;,&quot;given&quot;:&quot;Ivor D.&quot;},{&quot;family&quot;:&quot;Nyström&quot;,&quot;given&quot;:&quot;Magnus&quot;}],&quot;accessed&quot;:{&quot;date-parts&quot;:[[&quot;2020&quot;,4,18]]},&quot;issued&quot;:{&quot;date-parts&quot;:[[&quot;2019&quot;,2,13]]}}}],&quot;schema&quot;:&quot;https://github.com/citation-style-language/schema/raw/master/csl-citation.json&quot;} RNDp2aAP83zkV"/></text:p>
      <text:p text:style-name="Standard"/>
      <text:section text:style-name="Sect1" text:name="ZOTERO_BIBL {&quot;uncited&quot;:[],&quot;omitted&quot;:[],&quot;custom&quot;:[]} CSL_BIBLIOGRAPHY RNDPqEFCmozET">
        <text:p text:style-name="P9">Akaike H (1974) A new look at the statistical model identification. IEEE Transactions on Automatic Control 19:716–723 . https://doi.org/10.1109/TAC.1974.1100705</text:p>
        <text:p text:style-name="P9">Andrades RC (2018) Nicho e endemismo em ambientes entremarés recifais: uma abordagem utilizando isótopos estáveis. Doctoral Thesis, Federal University of Espirito Santo</text:p>
        <text:p text:style-name="P9">Araújo JN, Martins AS, Bonecker ACT, Esteves AM, Tenenbaum DR, Gonzalez-rodriguez E, Reis ER, Lavrado HP, Lima LM, Costa PAS, Paranhos R, Bonecker SLC, Disaró ST, Rodrigues SV (2017) Modelos Ecopath da plataforma continental e do talude da Bacia de Campos: análise das propriedades ecossistêmicas e do efeito da <text:soft-page-break/>sazonalidade. In: Modelagem Ecossistêmica para integração e manejo na Bacia de Campos (Atlântico sudoeste). Elsevier Brazil, Rio de janeiro, pp 131–187</text:p>
        <text:p text:style-name="P9">Barlow J, França F, Gardner TA, Hicks CC, Lennox GD, Berenguer E, Castello L, Economo EP, Ferreira J, Guénard B, Gontijo Leal C, Isaac V, Lees AC, Parr CL, Wilson SK, Young PJ, Graham NAJ (2018) The future of hyperdiverse tropical ecosystems. Nature 559:517–526 . https://doi.org/10.1038/s41586-018-0301-1</text:p>
        <text:p text:style-name="P9">Bell JJ, Rovellini A, Davy SK, Taylor MW, Fulton EA, Dunn MR, Bennett HM, Kandler NM, Luter HM, Webster NS (2018) Climate change alterations to ecosystem dominance: how might sponge-dominated reefs function? Ecology 99:1920–1931 . https://doi.org/10.1002/ecy.2446</text:p>
        <text:p text:style-name="P9">Bellwood DR, Goatley CHR, Bellwood O (2017) The evolution of fishes and corals on reefs: form, function and interdependence. Biological Reviews 92:878–901 . https://doi.org/10.1111/brv.12259</text:p>
        <text:p text:style-name="P9">Bellwood DR, Goatley CHR, Brandl SJ, Bellwood O (2014) Fifty million years of herbivory on coral reefs: fossils, fish and functional innovations. Proceedings of the Royal Society B: Biological Sciences 281:20133046 . https://doi.org/10.1098/rspb.2013.3046</text:p>
        <text:p text:style-name="P9">Bentley JW, Serpetti N, Heymans JJ (2017) Investigating the potential impacts of ocean warming on the Norwegian and Barents Seas ecosystem using a time-dynamic food-web model. Ecological Modelling 360:94–107 . https://doi.org/10.1016/j.ecolmodel.2017.07.002</text:p>
        <text:p text:style-name="P9">Betini GS, Avgar T, McCann KS, Fryxell JM (2019) Temperature triggers a non-linear response in resource–consumer interaction strength. Ecosphere 10:e02787 . https://doi.org/10.1002/ecs2.2787</text:p>
        <text:p text:style-name="P9">Beyer HL, Kennedy EV, Beger M, Chen CA, Cinner JE, Darling ES, Eakin CM, Gates RD, Heron SF, Knowlton N, Obura DO, Palumbi SR, Possingham HP, Puotinen M, Runting RK, Skirving WJ, Spalding M, Wilson KA, Wood S, Veron JE, Hoegh-Guldberg O (2018) Risk-sensitive planning for conserving coral reefs under rapid climate change. Conservation Letters 11:e12587 . https://doi.org/10.1111/conl.12587</text:p>
        <text:p text:style-name="P9">Blanchard JL, Jennings S, Holmes R, Harle J, Merino G, Allen JI, Holt J, Dulvy NK, Barange M (2012) Potential consequences of climate change for primary production and fish production in large marine ecosystems. Philosophical Transactions of the Royal Society B: Biological Sciences 367:2979–2989 . https://doi.org/10.1098/rstb.2012.0231</text:p>
        <text:p text:style-name="P9">Blowes SA, Supp SR, Antão LH, Bates A, Bruelheide H, Chase JM, Moyes F, Magurran A, McGill B, Myers-Smith IH, Winter M, Bjorkman AD, Bowler DE, Byrnes JEK, Gonzalez A, Hines J, Isbell F, Jones HP, Navarro LM, Thompson PL, Vellend M, Waldock C, Dornelas M (2019) The geography of biodiversity change in marine and terrestrial assemblages. Science 366:339–345 . https://doi.org/10.1126/science.aaw1620</text:p>
        <text:p text:style-name="P9">Booth DJ (2020) Opposing climate-change impacts on poleward-shifting coral-reef fishes. Coral Reefs. https://doi.org/10.1007/s00338-020-01919-5</text:p>
        <text:p text:style-name="P9">Bopp L, Resplandy L, Orr JC, Doney SC, Dunne JP, Gehlen M, Halloran P, Heinze C, Ilyina T, Séférian R, Tjiputra J, Vichi M (2013) Multiple stressors of ocean ecosystems in the 21st century: projections with CMIP5 models. Biogeosciences 10:6225–6245 . https://doi.org/10.5194/bg-10-6225-2013</text:p>
        <text:p text:style-name="P9">Bryndum‐Buchholz A, Tittensor DP, Blanchard JL, Cheung WWL, Coll M, Galbraith ED, Jennings S, Maury O, Lotze HK (2019) Twenty-first-century climate change impacts on marine animal biomass and ecosystem structure across ocean basins. Global Change Biology 25:459–472 . https://doi.org/10.1111/gcb.14512</text:p>
        <text:p text:style-name="P9">Burkepile DE, Hay ME (2008) Herbivore species richness and feeding complementarity affect community structure and function on a coral reef. PNAS 105:16201–16206 . https://doi.org/10.1073/pnas.0801946105</text:p>
        <text:p text:style-name="P9">Burrows MT, Schoeman DS, Buckley LB, Moore P, Poloczanska ES, Brander KM, Brown C, Bruno JF, Duarte CM, Halpern BS, Holding J, Kappel CV, Kiessling W, O’Connor MI, Pandolfi JM, Parmesan C, Schwing FB, Sydeman WJ, Richardson AJ (2011) The Pace of Shifting Climate in Marine and Terrestrial Ecosystems. Science 334:652–655 . https://doi.org/10.1126/science.1210288</text:p>
        <text:p text:style-name="P9"><text:soft-page-break/>Butcher JC (2000) Numerical methods for ordinary differential equations in the 20th century. Journal of Computational and Applied Mathematics 125:1–29 . https://doi.org/10.1016/S0377-0427(00)00455-6</text:p>
        <text:p text:style-name="P9">Cheung WWL, Lam VWY, Sarmiento JL, Kearney K, Watson R, Pauly D (2009) Projecting global marine biodiversity impacts under climate change scenarios. Fish and Fisheries 10:235–251 . https://doi.org/10.1111/j.1467-2979.2008.00315.x</text:p>
        <text:p text:style-name="P9">Christensen V, Walters CJ (2004) Ecopath with Ecosim: methods, capabilities and limitations. Ecol Model 172:109–139 . https://doi.org/10.1016/j.ecolmodel.2003.09.003</text:p>
        <text:p text:style-name="P9">Corrales X, Coll M, Ofir E, Heymans JJ, Steenbeek J, Goren M, Edelist D, Gal G (2018) Future scenarios of marine resources and ecosystem conditions in the Eastern Mediterranean under the impacts of fishing, alien species and sea warming. Scientific Reports 8:1–16 . https://doi.org/10.1038/s41598-018-32666-x</text:p>
        <text:p text:style-name="P9">Essington TE (2007) Evaluating the sensitivity of a trophic mass-balance model (Ecopath) to imprecise data inputs. Can J Fish Aquat Sci 64:628–637 . https://doi.org/10.1139/cjfas-2014-0561</text:p>
        <text:p text:style-name="P9">Essington TE, Plagányi ÉE (2014) Pitfalls and guidelines for “recycling” models for ecosystem-based fisheries management: evaluating model suitability for forage fish fisheries. ICES J Mar Sci 71:118–127 . https://doi.org/10.1093/icesjms/fst047</text:p>
        <text:p text:style-name="P9">Feary DA, Burt JA, Bauman AG, Usseglio P, Sale PF, Cavalcante GH (2010) Fish communities on the world’s warmest reefs: what can they tell us about the effects of climate change in the future? J Fish Biol 77:1931–1947 . https://doi.org/10.1111/j.1095-8649.2010.02777.x</text:p>
        <text:p text:style-name="P9">Froese R, Pauly D (2019) FishBase. World Wide Web electronic publication.</text:p>
        <text:p text:style-name="P9">Fung T, Seymour RM, Johnson CR (2011) Alternative stable states and phase shifts in coral reefs under anthropogenic stress. Ecology 92:967–982</text:p>
        <text:p text:style-name="P9">Gallo ND, Victor DG, Levin LA (2017) Ocean commitments under the Paris Agreement. Nature Climate Change 7:833–838 . https://doi.org/10.1038/nclimate3422</text:p>
        <text:p text:style-name="P9">Gibert JP (2019) Temperature directly and indirectly influences food web structure. Scientific Reports 9:1–8 . https://doi.org/10.1038/s41598-019-41783-0</text:p>
        <text:p text:style-name="P9">Graham NAJ, Nash KL (2013) The importance of structural complexity in coral reef ecosystems. Coral Reefs 32:315–326 . https://doi.org/10.1007/s00338-012-0984-y</text:p>
        <text:p text:style-name="P9">Gruber N (2011) Warming up, turning sour, losing breath: ocean biogeochemistry under global change. Philosophical Transactions of the Royal Society A: Mathematical, Physical and Engineering Sciences 369:1980–1996 . https://doi.org/10.1098/rsta.2011.0003</text:p>
        <text:p text:style-name="P9">Guénette S, Araújo JN, Bundy A (2014) Exploring the potential effects of climate change on the Western Scotian Shelf ecosystem, Canada. Journal of Marine Systems 134:89–100 . https://doi.org/10.1016/j.jmarsys.2014.03.001</text:p>
        <text:p text:style-name="P9">Haas AF, Fairoz MFM, Kelly LW, Nelson CE, Dinsdale EA, Edwards RA, Giles S, Hatay M, Hisakawa N, Knowles B, Lim YW, Maughan H, Pantos O, Roach TNF, Sanchez SE, Silveira CB, Sandin S, Smith JE, Rohwer F (2016) Global microbialization of coral reefs. Nature Microbiology 1:1–7 . https://doi.org/10.1038/nmicrobiol.2016.42</text:p>
        <text:p text:style-name="P9">Henson SA, Beaulieu C, Ilyina T, John JG, Long M, Séférian R, Tjiputra J, Sarmiento JL (2017) Rapid emergence of climate change in environmental drivers of marine ecosystems. Nature Communications 8:1–9 . https://doi.org/10.1038/ncomms14682</text:p>
        <text:p text:style-name="P9">Heymans JJ, Coll M, Link JS, Mackinson S, Steenbeek J, Walters C, Christensen V (2016) Best practice in Ecopath with Ecosim food-web models for ecosystem-based management. Ecol Model 331:173–184 . https://doi.org/10.1016/j.ecolmodel.2015.12.007</text:p>
        <text:p text:style-name="P9"><text:soft-page-break/>Hoegh-Guldberg O, Kennedy EV, Beyer HL, McClennen C, Possingham HP (2018) Securing a Long-term Future for Coral Reefs. Trends in Ecology &amp; Evolution 33:936–944 . https://doi.org/10.1016/j.tree.2018.09.006</text:p>
        <text:p text:style-name="P9">Houk P, Cuetos‐Bueno J, Kerr AM, McCann K (2018) Linking fishing pressure with ecosystem thresholds and food web stability on coral reefs. Ecological Monographs 88:109–119 . https://doi.org/10.1002/ecm.1278</text:p>
        <text:p text:style-name="P9">Huey RB, Kingsolver JG (2019) Climate Warming, Resource Availability, and the Metabolic Meltdown of Ectotherms. The American Naturalist 194:E140–E150 . https://doi.org/10.1086/705679</text:p>
        <text:p text:style-name="P9">Hughes DJ, Alderdice R, Cooney C, Kühl M, Pernice M, Voolstra CR, Suggett DJ (2020) Coral reef survival under accelerating ocean deoxygenation. Nature Climate Change 10:296–307 . https://doi.org/10.1038/s41558-020-0737-9</text:p>
        <text:p text:style-name="P9">Hughes TP, Anderson KD, Connolly SR, Heron SF, Kerry JT, Lough JM, Baird AH, Baum JK, Berumen ML, Bridge TC, Claar DC, Eakin CM, Gilmour JP, Graham NAJ, Harrison H, Hobbs J-PA, Hoey AS, Hoogenboom M, Lowe RJ, McCulloch MT, Pandolfi JM, Pratchett M, Schoepf V, Torda G, Wilson SK (2018) Spatial and temporal patterns of mass bleaching of corals in the Anthropocene. Science 359:80–83 . https://doi.org/10.1126/science.aan8048</text:p>
        <text:p text:style-name="P9">Hughes TP, Barnes ML, Bellwood DR, Cinner JE, Cumming GS, Jackson JBC, Kleypas J, van de Leemput IA, Lough JM, Morrison TH, Palumbi SR, van Nes EH, Scheffer M (2017) Coral reefs in the Anthropocene. Nature 546:82–90 . https://doi.org/10.1038/nature22901</text:p>
        <text:p text:style-name="P9">Jones GP, McCormick MI, Srinivasan M, Eagle JV (2004) Coral decline threatens fish biodiversity in marine reserves. PNAS 101:8251–8253 . https://doi.org/10.1073/pnas.0401277101</text:p>
        <text:p text:style-name="P9">Jouffray J-B, Wedding LM, Norström AV, Donovan MK, Williams GJ, Crowder LB, Erickson AL, Friedlander AM, Graham NAJ, Gove JM, Kappel CV, Kittinger JN, Lecky J, Oleson KLL, Selkoe KA, White C, Williams ID, Nyström M (2019) Parsing human and biophysical drivers of coral reef regimes. Proceedings of the Royal Society B: Biological Sciences 286:20182544 . https://doi.org/10.1098/rspb.2018.2544</text:p>
        <text:p text:style-name="P9">Kaschner K, Kesner-reyes K, Garilao C, Rius-Barile J, Rees T, Froese R (2019) AquaMaps: Predicted range maps for aquatic species. World wide web electronic publication</text:p>
        <text:p text:style-name="P9">Komyakova V, Jones GP, Munday PL (2018) Strong effects of coral species on the diversity and structure of reef fish communities: A multi-scale analysis. PLOS ONE 13:e0202206 . https://doi.org/10.1371/journal.pone.0202206</text:p>
        <text:p text:style-name="P9">Longo GO, Hay ME, Ferreira CEL, Floeter SR (2019) Trophic interactions across 61 degrees of latitude in the Western Atlantic. Global Ecology and Biogeography 28:107–117 . https://doi.org/10.1111/geb.12806</text:p>
        <text:p text:style-name="P9">Longo GO, Morais RA, Martins CDL, Mendes TC, Aued AW, Cândido DV, Oliveira JC de, Nunes LT, Fontoura L, Sissini MN, Teschima MM, Silva MB, Ramlov F, Gouvea LP, Ferreira CEL, Segal B, Horta PA, Floeter SR (2015) Between-Habitat Variation of Benthic Cover, Reef Fish Assemblage and Feeding Pressure on the Benthos at the Only Atoll in South Atlantic: Rocas Atoll, NE Brazil. PLOS ONE 10:e0127176 . https://doi.org/10.1371/journal.pone.0127176</text:p>
        <text:p text:style-name="P9">Lotze HK, Tittensor DP, Bryndum-Buchholz A, Eddy TD, Cheung WWL, Galbraith ED, Barange M, Barrier N, Bianchi D, Blanchard JL, Bopp L, Büchner M, Bulman CM, Carozza DA, Christensen V, Coll M, Dunne JP, Fulton EA, Jennings S, Jones MC, Mackinson S, Maury O, Niiranen S, Oliveros-Ramos R, Roy T, Fernandes JA, Schewe J, Shin Y-J, Silva TAM, Steenbeek J, Stock CA, Verley P, Volkholz J, Walker ND, Worm B (2019) Global ensemble projections reveal trophic amplification of ocean biomass declines with climate change. PNAS 116:12907–12912 . https://doi.org/10.1073/pnas.1900194116</text:p>
        <text:p text:style-name="P9">Madin JS, Hoogenboom MO, Connolly SR, Darling ES, Falster DS, Huang D, Keith SA, Mizerek T, Pandolfi JM, Putnam HM, Baird AH (2016) A Trait-Based Approach to Advance Coral Reef Science. Trends in Ecology &amp; Evolution 31:419–428 . https://doi.org/10.1016/j.tree.2016.02.012</text:p>
        <text:p text:style-name="P9">Magel JMT, Burns JHR, Gates RD, Baum JK (2019) Effects of bleaching-associated mass coral mortality on reef structural complexity across a gradient of local disturbance. Scientific Reports 9:1–12 . https://doi.org/10.1038/s41598-018-37713-1</text:p>
        <text:p text:style-name="P9"><text:soft-page-break/>McCauley DJ, Pinsky ML, Palumbi SR, Estes JA, Joyce FH, Warner RR (2015) Marine defaunation: Animal loss in the global ocean. Science 347: . https://doi.org/10.1126/science.1255641</text:p>
        <text:p text:style-name="P9">McDole Somera T, Bailey B, Barott K, Grasis J, Hatay M, Hilton BJ, Hisakawa N, Nosrat B, Nulton J, Silveira CB, Sullivan C, Brainard RE, Rohwer F (2016) Energetic differences between bacterioplankton trophic groups and coral reef resistance. Proceedings of the Royal Society B: Biological Sciences 283:20160467 . https://doi.org/10.1098/rspb.2016.0467</text:p>
        <text:p text:style-name="P9">Mouillot D, Villéger S, Parravicini V, Kulbicki M, Arias-González JE, Bender M, Chabanet P, Floeter SR, Friedlander A, Vigliola L, Bellwood DR (2014) Functional over-redundancy and high functional vulnerability in global fish faunas on tropical reefs. PNAS 111:13757–13762 . https://doi.org/10.1073/pnas.1317625111</text:p>
        <text:p text:style-name="P9">Mumby PJ, Steneck RS (2008) Coral reef management and conservation in light of rapidly evolving ecological paradigms. Trends in Ecology &amp; Evolution 23:555–563 . https://doi.org/10.1016/j.tree.2008.06.011</text:p>
        <text:p text:style-name="P9">Nguyen KDT, Morley SA, Lai C-H, Clark MS, Tan KS, Bates AE, Peck LS (2011) Upper Temperature Limits of Tropical Marine Ectotherms: Global Warming Implications. PLOS ONE 6:e29340 . https://doi.org/10.1371/journal.pone.0029340</text:p>
        <text:p text:style-name="P9">Nolan C, Overpeck JT, Allen JRM, Anderson PM, Betancourt JL, Binney HA, Brewer S, Bush MB, Chase BM, Cheddadi R, Djamali M, Dodson J, Edwards ME, Gosling WD, Haberle S, Hotchkiss SC, Huntley B, Ivory SJ, Kershaw AP, Kim S-H, Latorre C, Leydet M, Lézine A-M, Liu K-B, Liu Y, Lozhkin AV, McGlone MS, Marchant RA, Momohara A, Moreno PI, Müller S, Otto-Bliesner BL, Shen C, Stevenson J, Takahara H, Tarasov PE, Tipton J, Vincens A, Weng C, Xu Q, Zheng Z, Jackson ST (2018) Past and future global transformation of terrestrial ecosystems under climate change. Science 361:920–923 . https://doi.org/10.1126/science.aan5360</text:p>
        <text:p text:style-name="P9">O’Gorman EJ, Zhao L, Pichler DE, Adams G, Friberg N, Rall BC, Seeney A, Zhang H, Reuman DC, Woodward G (2017) Unexpected changes in community size structure in a natural warming experiment. Nature Climate Change 7:659–663 . https://doi.org/10.1038/nclimate3368</text:p>
        <text:p text:style-name="P9">Palomares MLD, Pauly D (1998) Predicting food consumption of fish populations as functions of mortality, food type, morphometrics, temperature and salinity. Mar Freshwat Res 49:447–453</text:p>
        <text:p text:style-name="P9">Pauly D (1980) On the interrelationships between natural mortality, growth parameters, and mean environmental temperature in 175 fish stocks. ICES J Mar Sci 39:175–192 . https://doi.org/10.1093/icesjms/39.2.175</text:p>
        <text:p text:style-name="P9">Pawlik JR, Burkepile DE, Thurber RV (2016) A Vicious Circle? Altered Carbon and Nutrient Cycling May Explain the Low Resilience of Caribbean Coral Reefs. BioScience 66:470–476 . https://doi.org/10.1093/biosci/biw047</text:p>
        <text:p text:style-name="P9">Pecl GT, Araújo MB, Bell JD, Blanchard J, Bonebrake TC, Chen I-C, Clark TD, Colwell RK, Danielsen F, Evengård B, Falconi L, Ferrier S, Frusher S, Garcia RA, Griffis RB, Hobday AJ, Janion-Scheepers C, Jarzyna MA, Jennings S, Lenoir J, Linnetved HI, Martin VY, McCormack PC, McDonald J, Mitchell NJ, Mustonen T, Pandolfi JM, Pettorelli N, Popova E, Robinson SA, Scheffers BR, Shaw JD, Sorte CJB, Strugnell JM, Sunday JM, Tuanmu M-N, Vergés A, Villanueva C, Wernberg T, Wapstra E, Williams SE (2017) Biodiversity redistribution under climate change: Impacts on ecosystems and human well-being. Science 355: . https://doi.org/10.1126/science.aai9214</text:p>
        <text:p text:style-name="P9">Petchey OL, McPhearson PT, Casey TM, Morin PJ (1999) Environmental warming alters food-web structure and ecosystem function. Nature 402:69–72 . https://doi.org/10.1038/47023</text:p>
        <text:p text:style-name="P9">Polovina JJ (1984) Model of a coral reef ecosystem. Coral Reefs 3:1–11 . https://doi.org/10.1007/BF00306135</text:p>
        <text:p text:style-name="P9">Pörtner H-O, Roberts DC, Masson-Delmotte V, Zhai P, Tignor M, Poloczanska E, Mintenbeck K, Nicolai M, Okem A, Petzold J, Rama B (2019) Summary for Policymakers. In: IPCC Special Report on the Ocean and Cryosphere in a Changing Climate</text:p>
        <text:p text:style-name="P9">Pratchett MS, Hoey AS, Wilson SK (2014) Reef degradation and the loss of critical ecosystem goods and services provided by coral reef fishes. Current Opinion in Environmental Sustainability 7:37–43 . https://doi.org/10.1016/j.cosust.2013.11.022</text:p>
        <text:p text:style-name="P9"><text:soft-page-break/>R Core Team (2020) R: A Language and Environment for Statistical Computing. R Foundation for Statistical Computing, Vienna, Austria</text:p>
        <text:p text:style-name="P9">Roach TNF, Abieri ML, George EE, Knowles B, Naliboff DS, Smurthwaite CA, Kelly LW, Haas AF, Rohwer FL (2017) Microbial bioenergetics of coral-algal interactions. PeerJ 5: . https://doi.org/10.7717/peerj.3423</text:p>
        <text:p text:style-name="P9">Rummer JL, Couturier CS, Stecyk JAW, Gardiner NM, Kinch JP, Nilsson GE, Munday PL (2014) Life on the edge: thermal optima for aerobic scope of equatorial reef fishes are close to current day temperatures. Global Change Biology 20:1055–1066 . https://doi.org/10.1111/gcb.12455</text:p>
        <text:p text:style-name="P9">Rummer JL, Munday PL (2017) Climate change and the evolution of reef fishes: past and future. Fish and Fisheries 18:22–39 . https://doi.org/10.1111/faf.12164</text:p>
        <text:p text:style-name="P9">Samoilys MA, Halford A, Osuka K (2019) Disentangling drivers of the abundance of coral reef fishes in the Western Indian Ocean. Ecology and Evolution 9:4149–4167 . https://doi.org/10.1002/ece3.5044</text:p>
        <text:p text:style-name="P9">Schoepf V, Carrion SA, Pfeifer SM, Naugle M, Dugal L, Bruyn J, McCulloch MT (2019) Stress-resistant corals may not acclimatize to ocean warming but maintain heat tolerance under cooler temperatures. Nature Communications 10:1–10 . https://doi.org/10.1038/s41467-019-12065-0</text:p>
        <text:p text:style-name="P9">Scott E, Serpetti N, Steenbeek J, Heymans JJ (2016) A Stepwise Fitting Procedure for automated fitting of Ecopath with Ecosim models. SoftwareX 5:25–30 . https://doi.org/10.1016/j.softx.2016.02.002</text:p>
        <text:p text:style-name="P9">Serpetti N, Baudron AR, Burrows MT, Payne BL, Helaouët P, Fernandes PG, Heymans JJ (2017) Impact of ocean warming on sustainable fisheries management informs the Ecosystem Approach to Fisheries. Scientific Reports 7:1–15 . https://doi.org/10.1038/s41598-017-13220-7</text:p>
        <text:p text:style-name="P9">Steenbeek J, Corrales X, Platts M, Coll M (2018) Ecosampler: A new approach to assessing parameter uncertainty in Ecopath with Ecosim. SoftwareX 7:198–204 . https://doi.org/10.1016/j.softx.2018.06.004</text:p>
        <text:p text:style-name="P9">Stillman JH (2003) Acclimation Capacity Underlies Susceptibility to Climate Change. Science 301:65–65 . https://doi.org/10.1126/science.1083073</text:p>
        <text:p text:style-name="P9">Sully S, Burkepile DE, Donovan MK, Hodgson G, van Woesik R (2019) A global analysis of coral bleaching over the past two decades. Nature Communications 10:1–5 . https://doi.org/10.1038/s41467-019-09238-2</text:p>
        <text:p text:style-name="P9">Sunday JM, Bates AE, Dulvy NK (2012) Thermal tolerance and the global redistribution of animals. Nature Climate Change 2:686–690 . https://doi.org/10.1038/nclimate1539</text:p>
        <text:p text:style-name="P9">Sydeman WJ, Poloczanska E, Reed TE, Thompson SA (2015) Climate change and marine vertebrates. Science 350:772–777 . https://doi.org/10.1126/science.aac9874</text:p>
        <text:p text:style-name="P9">Trisos CH, Merow C, Pigot AL (2020) The projected timing of abrupt ecological disruption from climate change. Nature 1–6 . https://doi.org/10.1038/s41586-020-2189-9</text:p>
        <text:p text:style-name="P9">Ullah H, Nagelkerken I, Goldenberg SU, Fordham DA (2018) Climate change could drive marine food web collapse through altered trophic flows and cyanobacterial proliferation. PLOS Biology 16:e2003446 . https://doi.org/10.1371/journal.pbio.2003446</text:p>
        <text:p text:style-name="P9">van Vuuren DP, Edmonds J, Kainuma M, Riahi K, Thomson A, Hibbard K, Hurtt GC, Kram T, Krey V, Lamarque J-F, Masui T, Meinshausen M, Nakicenovic N, Smith SJ, Rose SK (2011) The representative concentration pathways: an overview. Climatic Change 109:5 . https://doi.org/10.1007/s10584-011-0148-z</text:p>
        <text:p text:style-name="P9">Vanwonterghem I, Webster NS (2020) Coral Reef Microorganisms in a Changing Climate. iScience 23:100972 . https://doi.org/10.1016/j.isci.2020.100972</text:p>
        <text:p text:style-name="P9">Walters C, Christensen V, Pauly D (1997) Structuring dynamic models of exploited ecosystems from trophic mass-balance assessments. Reviews in Fish Biology and Fisheries 7:139–172 . https://doi.org/10.1023/A:1018479526149</text:p>
        <text:p text:style-name="P9"><text:soft-page-break/>Walters C, Pauly D, Christensen V, Kitchell JF (2000) Representing Density Dependent Consequences of Life History Strategies in Aquatic Ecosystems: EcoSim II. Ecosystems 3:70–83 . https://doi.org/10.1007/s100210000011</text:p>
        <text:p text:style-name="P9">Ward-Paige C, Flemming JM, Lotze HK (2010) Overestimating Fish Counts by Non-Instantaneous Visual Censuses: Consequences for Population and Community Descriptions. PLOS ONE 5:e11722 . https://doi.org/10.1371/journal.pone.0011722</text:p>
        <text:p text:style-name="P9">Wernberg T, Bennett S, Babcock RC, Bettignies T de, Cure K, Depczynski M, Dufois F, Fromont J, Fulton CJ, Hovey RK, Harvey ES, Holmes TH, Kendrick GA, Radford B, Santana-Garcon J, Saunders BJ, Smale DA, Thomsen MS, Tuckett CA, Tuya F, Vanderklift MA, Wilson S (2016) Climate-driven regime shift of a temperate marine ecosystem. Science 353:169–172 . https://doi.org/10.1126/science.aad8745</text:p>
        <text:p text:style-name="P9">Williams GJ, Graham NAJ, Jouffray J-B, Norström AV, Nyström M, Gove JM, Heenan A, Wedding LM (2019) Coral reef ecology in the Anthropocene. Functional Ecology 33:1014–1022 . https://doi.org/10.1111/1365-2435.13290</text:p>
        <text:p text:style-name="P9">Wilson SK, Graham N a. J, Pratchett MS, Jones GP, Polunin NVC (2006) Multiple disturbances and the global degradation of coral reefs: are reef fishes at risk or resilient? Global Change Biology 12:2220–2234 . https://doi.org/10.1111/j.1365-2486.2006.01252.x</text:p>
        <text:p text:style-name="P9">Zaneveld JR, Burkepile DE, Shantz AA, Pritchard CE, McMinds R, Payet JP, Welsh R, Correa AMS, Lemoine NP, Rosales S, Fuchs C, Maynard JA, Thurber RV (2016) Overfishing and nutrient pollution interact with temperature to disrupt coral reefs down to microbial scales. Nature Communications 7:1–12 . https://doi.org/10.1038/ncomms11833</text:p>
        <text:p text:style-name="P9">Zhang L, Takahashi D, Hartvig M, Andersen KH (2017) Food-web dynamics under climate change. Proceedings of the Royal Society B: Biological Sciences 284:20171772 . https://doi.org/10.1098/rspb.2017.1772</text:p>
      </text:section>
      <text:p text:style-name="Bibliography_20_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1" style:display-name="Bibliography 1" style:family="paragraph" style:parent-style-name="Index" style:class="index">
      <style:paragraph-properties fo:margin-left="0.5in" fo:margin-right="0in" fo:margin-top="0in" fo:margin-bottom="0.1665in" loext:contextual-spacing="false" style:line-height-at-least="0.1665in" fo:text-indent="-0.5in" style:auto-text-indent="false">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Capitani</meta:initial-creator>
    <meta:creation-date>2020-04-08T11:49:44.299871033</meta:creation-date>
    <dc:date>2020-04-23T19:45:03.809990961</dc:date>
    <dc:creator>Leonardo Capitani</dc:creator>
    <meta:editing-duration>PT38M</meta:editing-duration>
    <meta:editing-cycles>7</meta:editing-cycles>
    <meta:generator>LibreOffice/6.3.2.2$MacOSX_X86_64 LibreOffice_project/98b30e735bda24bc04ab42594c85f7fd8be07b9c</meta:generator>
    <meta:document-statistic meta:table-count="0" meta:image-count="0" meta:object-count="0" meta:page-count="8" meta:paragraph-count="162" meta:word-count="3477" meta:character-count="24280" meta:non-whitespace-character-count="21025"/>
    <meta:user-defined meta:name="ZOTERO_PREF_1">&lt;data data-version="3" zotero-version="5.0.85"&gt;&lt;session id="TNzPJzc6"/&gt;&lt;style id="http://www.zotero.org/styles/springer-basic-author-date-no-et-al" hasBibliography="1" bibliographyStyleHasBeenSet="1"/&gt;&lt;prefs&gt;&lt;pref name="fieldType" value="ReferenceMark"/&gt;&lt;</meta:user-defined>
    <meta:user-defined meta:name="ZOTERO_PREF_2">pref name="dontAskDelayCitationUpdates" value="true"/&gt;&lt;/prefs&gt;&lt;/data&gt;</meta:user-defined>
  </office:meta>
</office:document-meta>
</file>